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0.7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BUREAU_DE_VOTE</text:p>
          </table:table-cell>
          <table:table-cell office:value-type="string">
            <text:p>IDBUREAU</text:p>
          </table:table-cell>
          <table:table-cell office:value-type="string">
            <text:p>INSCRITS</text:p>
          </table:table-cell>
          <table:table-cell office:value-type="string">
            <text:p>PROCURATIONS</text:p>
          </table:table-cell>
          <table:table-cell office:value-type="string">
            <text:p>VOTANTS</text:p>
          </table:table-cell>
          <table:table-cell office:value-type="string">
            <text:p>NULS</text:p>
          </table:table-cell>
          <table:table-cell office:value-type="string">
            <text:p>EXPRIMES</text:p>
          </table:table-cell>
          <table:table-cell office:value-type="string">
            <text:p>AYRAULT</text:p>
          </table:table-cell>
          <table:table-cell office:value-type="string">
            <text:p>DEFRANCE</text:p>
          </table:table-cell>
          <table:table-cell office:value-type="string">
            <text:p>PERALDI</text:p>
          </table:table-cell>
          <table:table-cell office:value-type="string">
            <text:p>HAROUSSEAU</text:p>
          </table:table-cell>
          <table:table-cell office:value-type="string">
            <text:p>BRUNEAU</text:p>
          </table:table-cell>
        </table:table-row>
        <table:table-row table:style-name="ro2">
          <table:table-cell office:value-type="string">
            <text:p><text:s/>0101 - Bureau de vote 0101</text:p>
          </table:table-cell>
          <table:table-cell table:formula="of:=TRIM(LEFT([.A2]; 5))" office:value-type="string" office:string-value="0101">
            <text:p>0101</text:p>
          </table:table-cell>
          <table:table-cell office:value-type="float" office:value="797">
            <text:p>797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13">
            <text:p>13</text:p>
          </table:table-cell>
          <table:table-cell office:value-type="float" office:value="322">
            <text:p>322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102 - Bureau de vote 0102</text:p>
          </table:table-cell>
          <table:table-cell table:formula="of:=TRIM(LEFT([.A3]; 5))" office:value-type="string" office:string-value="0102">
            <text:p>0102</text:p>
          </table:table-cell>
          <table:table-cell office:value-type="float" office:value="996">
            <text:p>996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office:value-type="float" office:value="478">
            <text:p>478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91">
            <text:p>19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103 - Bureau de vote 0103</text:p>
          </table:table-cell>
          <table:table-cell table:formula="of:=TRIM(LEFT([.A4]; 5))" office:value-type="string" office:string-value="0103">
            <text:p>0103</text:p>
          </table:table-cell>
          <table:table-cell office:value-type="float" office:value="777">
            <text:p>777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office:value-type="float" office:value="24">
            <text:p>24</text:p>
          </table:table-cell>
          <table:table-cell office:value-type="float" office:value="418">
            <text:p>418</text:p>
          </table:table-cell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104 - Bureau de vote 0104</text:p>
          </table:table-cell>
          <table:table-cell table:formula="of:=TRIM(LEFT([.A5]; 5))" office:value-type="string" office:string-value="0104">
            <text:p>0104</text:p>
          </table:table-cell>
          <table:table-cell office:value-type="float" office:value="913">
            <text:p>913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105 - Bureau de vote 0105</text:p>
          </table:table-cell>
          <table:table-cell table:formula="of:=TRIM(LEFT([.A6]; 5))" office:value-type="string" office:string-value="0105">
            <text:p>0105</text:p>
          </table:table-cell>
          <table:table-cell office:value-type="float" office:value="785">
            <text:p>785</text:p>
          </table:table-cell>
          <table:table-cell office:value-type="float" office:value="9">
            <text:p>9</text:p>
          </table:table-cell>
          <table:table-cell office:value-type="float" office:value="406">
            <text:p>406</text:p>
          </table:table-cell>
          <table:table-cell office:value-type="float" office:value="8">
            <text:p>8</text:p>
          </table:table-cell>
          <table:table-cell office:value-type="float" office:value="398">
            <text:p>398</text:p>
          </table:table-cell>
          <table:table-cell office:value-type="float" office:value="183">
            <text:p>18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106 - Bureau de vote 0106</text:p>
          </table:table-cell>
          <table:table-cell table:formula="of:=TRIM(LEFT([.A7]; 5))" office:value-type="string" office:string-value="0106">
            <text:p>010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16">
            <text:p>16</text:p>
          </table:table-cell>
          <table:table-cell office:value-type="float" office:value="414">
            <text:p>414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107 - Bureau de vote 0107</text:p>
          </table:table-cell>
          <table:table-cell table:formula="of:=TRIM(LEFT([.A8]; 5))" office:value-type="string" office:string-value="0107">
            <text:p>010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0">
            <text:p>10</text:p>
          </table:table-cell>
          <table:table-cell office:value-type="float" office:value="352">
            <text:p>352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108 - Bureau de vote 0108</text:p>
          </table:table-cell>
          <table:table-cell table:formula="of:=TRIM(LEFT([.A9]; 5))" office:value-type="string" office:string-value="0108">
            <text:p>0108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float" office:value="183">
            <text:p>183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109 - Bureau de vote 0109</text:p>
          </table:table-cell>
          <table:table-cell table:formula="of:=TRIM(LEFT([.A10]; 5))" office:value-type="string" office:string-value="0109">
            <text:p>0109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8">
            <text:p>8</text:p>
          </table:table-cell>
          <table:table-cell office:value-type="float" office:value="363">
            <text:p>363</text:p>
          </table:table-cell>
          <table:table-cell office:value-type="float" office:value="194">
            <text:p>194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110 - Bureau de vote 0110</text:p>
          </table:table-cell>
          <table:table-cell table:formula="of:=TRIM(LEFT([.A11]; 5))" office:value-type="string" office:string-value="0110">
            <text:p>0110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<text:s/>0111 - Bureau de vote 0111</text:p>
          </table:table-cell>
          <table:table-cell table:formula="of:=TRIM(LEFT([.A12]; 5))" office:value-type="string" office:string-value="0111">
            <text:p>0111</text:p>
          </table:table-cell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112 - Bureau de vote 0112</text:p>
          </table:table-cell>
          <table:table-cell table:formula="of:=TRIM(LEFT([.A13]; 5))" office:value-type="string" office:string-value="0112">
            <text:p>0112</text:p>
          </table:table-cell>
          <table:table-cell office:value-type="float" office:value="866">
            <text:p>866</text:p>
          </table:table-cell>
          <table:table-cell office:value-type="float" office:value="7">
            <text:p>7</text:p>
          </table:table-cell>
          <table:table-cell office:value-type="float" office:value="496">
            <text:p>496</text:p>
          </table:table-cell>
          <table:table-cell office:value-type="float" office:value="13">
            <text:p>13</text:p>
          </table:table-cell>
          <table:table-cell office:value-type="float" office:value="483">
            <text:p>483</text:p>
          </table:table-cell>
          <table:table-cell office:value-type="float" office:value="198">
            <text:p>19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113 - Bureau de vote 0113</text:p>
          </table:table-cell>
          <table:table-cell table:formula="of:=TRIM(LEFT([.A14]; 5))" office:value-type="string" office:string-value="0113">
            <text:p>0113</text:p>
          </table:table-cell>
          <table:table-cell office:value-type="float" office:value="855">
            <text:p>855</text:p>
          </table:table-cell>
          <table:table-cell office:value-type="float" office:value="11">
            <text:p>11</text:p>
          </table:table-cell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437">
            <text:p>437</text:p>
          </table:table-cell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114 - Bureau de vote 0114</text:p>
          </table:table-cell>
          <table:table-cell table:formula="of:=TRIM(LEFT([.A15]; 5))" office:value-type="string" office:string-value="0114">
            <text:p>0114</text:p>
          </table:table-cell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115 - Bureau de vote 0115</text:p>
          </table:table-cell>
          <table:table-cell table:formula="of:=TRIM(LEFT([.A16]; 5))" office:value-type="string" office:string-value="0115">
            <text:p>0115</text:p>
          </table:table-cell>
          <table:table-cell office:value-type="float" office:value="821">
            <text:p>821</text:p>
          </table:table-cell>
          <table:table-cell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34">
            <text:p>23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116 - Bureau de vote 0116</text:p>
          </table:table-cell>
          <table:table-cell table:formula="of:=TRIM(LEFT([.A17]; 5))" office:value-type="string" office:string-value="0116">
            <text:p>0116</text:p>
          </table:table-cell>
          <table:table-cell office:value-type="float" office:value="786">
            <text:p>786</text:p>
          </table:table-cell>
          <table:table-cell office:value-type="float" office:value="12">
            <text:p>12</text:p>
          </table:table-cell>
          <table:table-cell office:value-type="float" office:value="407">
            <text:p>407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117 - Bureau de vote 0117</text:p>
          </table:table-cell>
          <table:table-cell table:formula="of:=TRIM(LEFT([.A18]; 5))" office:value-type="string" office:string-value="0117">
            <text:p>0117</text:p>
          </table:table-cell>
          <table:table-cell office:value-type="float" office:value="899">
            <text:p>899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118 - Bureau de vote 0118</text:p>
          </table:table-cell>
          <table:table-cell table:formula="of:=TRIM(LEFT([.A19]; 5))" office:value-type="string" office:string-value="0118">
            <text:p>0118</text:p>
          </table:table-cell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119 - Bureau de vote 0119</text:p>
          </table:table-cell>
          <table:table-cell table:formula="of:=TRIM(LEFT([.A20]; 5))" office:value-type="string" office:string-value="0119">
            <text:p>0119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2">
            <text:p>12</text:p>
          </table:table-cell>
          <table:table-cell office:value-type="float" office:value="397">
            <text:p>397</text:p>
          </table:table-cell>
          <table:table-cell office:value-type="float" office:value="195">
            <text:p>19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120 - Bureau de vote 0120</text:p>
          </table:table-cell>
          <table:table-cell table:formula="of:=TRIM(LEFT([.A21]; 5))" office:value-type="string" office:string-value="0120">
            <text:p>0120</text:p>
          </table:table-cell>
          <table:table-cell office:value-type="float" office:value="707">
            <text:p>707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9">
            <text:p>9</text:p>
          </table:table-cell>
          <table:table-cell office:value-type="float" office:value="361">
            <text:p>361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121 - Bureau de vote 0121</text:p>
          </table:table-cell>
          <table:table-cell table:formula="of:=TRIM(LEFT([.A22]; 5))" office:value-type="string" office:string-value="0121">
            <text:p>0121</text:p>
          </table:table-cell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466">
            <text:p>466</text:p>
          </table:table-cell>
          <table:table-cell office:value-type="float" office:value="18">
            <text:p>18</text:p>
          </table:table-cell>
          <table:table-cell office:value-type="float" office:value="448">
            <text:p>448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201 - Bureau de vote 0201</text:p>
          </table:table-cell>
          <table:table-cell table:formula="of:=TRIM(LEFT([.A23]; 5))" office:value-type="string" office:string-value="0201">
            <text:p>0201</text:p>
          </table:table-cell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14">
            <text:p>14</text:p>
          </table:table-cell>
          <table:table-cell office:value-type="float" office:value="505">
            <text:p>505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202 - Bureau de vote 0202</text:p>
          </table:table-cell>
          <table:table-cell table:formula="of:=TRIM(LEFT([.A24]; 5))" office:value-type="string" office:string-value="0202">
            <text:p>0202</text:p>
          </table:table-cell>
          <table:table-cell office:value-type="float" office:value="864">
            <text:p>864</text:p>
          </table:table-cell>
          <table:table-cell office:value-type="float" office:value="30">
            <text:p>30</text:p>
          </table:table-cell>
          <table:table-cell office:value-type="float" office:value="404">
            <text:p>404</text:p>
          </table:table-cell>
          <table:table-cell office:value-type="float" office:value="11">
            <text:p>11</text:p>
          </table:table-cell>
          <table:table-cell office:value-type="float" office:value="393">
            <text:p>393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203 - Bureau de vote 0203</text:p>
          </table:table-cell>
          <table:table-cell table:formula="of:=TRIM(LEFT([.A25]; 5))" office:value-type="string" office:string-value="0203">
            <text:p>0203</text:p>
          </table:table-cell>
          <table:table-cell office:value-type="float" office:value="1044">
            <text:p>1044</text:p>
          </table:table-cell>
          <table:table-cell office:value-type="float" office:value="13">
            <text:p>13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 office:value-type="float" office:value="546">
            <text:p>546</text:p>
          </table:table-cell>
          <table:table-cell office:value-type="float" office:value="262">
            <text:p>26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204 - Bureau de vote 0204</text:p>
          </table:table-cell>
          <table:table-cell table:formula="of:=TRIM(LEFT([.A26]; 5))" office:value-type="string" office:string-value="0204">
            <text:p>0204</text:p>
          </table:table-cell>
          <table:table-cell office:value-type="float" office:value="885">
            <text:p>885</text:p>
          </table:table-cell>
          <table:table-cell office:value-type="float" office:value="9">
            <text:p>9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205 - Bureau de vote 0205</text:p>
          </table:table-cell>
          <table:table-cell table:formula="of:=TRIM(LEFT([.A27]; 5))" office:value-type="string" office:string-value="0205">
            <text:p>0205</text:p>
          </table:table-cell>
          <table:table-cell office:value-type="float" office:value="932">
            <text:p>932</text:p>
          </table:table-cell>
          <table:table-cell office:value-type="float" office:value="16">
            <text:p>16</text:p>
          </table:table-cell>
          <table:table-cell office:value-type="float" office:value="524">
            <text:p>524</text:p>
          </table:table-cell>
          <table:table-cell office:value-type="float" office:value="23">
            <text:p>23</text:p>
          </table:table-cell>
          <table:table-cell office:value-type="float" office:value="501">
            <text:p>501</text:p>
          </table:table-cell>
          <table:table-cell office:value-type="float" office:value="181">
            <text:p>18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206 - Bureau de vote 0206</text:p>
          </table:table-cell>
          <table:table-cell table:formula="of:=TRIM(LEFT([.A28]; 5))" office:value-type="string" office:string-value="0206">
            <text:p>0206</text:p>
          </table:table-cell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  <table:table-cell office:value-type="float" office:value="15">
            <text:p>15</text:p>
          </table:table-cell>
          <table:table-cell office:value-type="float" office:value="363">
            <text:p>363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207 - Bureau de vote 0207</text:p>
          </table:table-cell>
          <table:table-cell table:formula="of:=TRIM(LEFT([.A29]; 5))" office:value-type="string" office:string-value="0207">
            <text:p>0207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10">
            <text:p>10</text:p>
          </table:table-cell>
          <table:table-cell office:value-type="float" office:value="487">
            <text:p>487</text:p>
          </table:table-cell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208 - Bureau de vote 0208</text:p>
          </table:table-cell>
          <table:table-cell table:formula="of:=TRIM(LEFT([.A30]; 5))" office:value-type="string" office:string-value="0208">
            <text:p>0208</text:p>
          </table:table-cell>
          <table:table-cell office:value-type="float" office:value="722">
            <text:p>722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<text:s/>0209 - Bureau de vote 0209</text:p>
          </table:table-cell>
          <table:table-cell table:formula="of:=TRIM(LEFT([.A31]; 5))" office:value-type="string" office:string-value="0209">
            <text:p>020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1">
            <text:p>11</text:p>
          </table:table-cell>
          <table:table-cell office:value-type="float" office:value="354">
            <text:p>354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210 - Bureau de vote 0210</text:p>
          </table:table-cell>
          <table:table-cell table:formula="of:=TRIM(LEFT([.A32]; 5))" office:value-type="string" office:string-value="0210">
            <text:p>0210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211 - Bureau de vote 0211</text:p>
          </table:table-cell>
          <table:table-cell table:formula="of:=TRIM(LEFT([.A33]; 5))" office:value-type="string" office:string-value="0211">
            <text:p>0211</text:p>
          </table:table-cell>
          <table:table-cell office:value-type="float" office:value="748">
            <text:p>748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154">
            <text:p>15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212 - Bureau de vote 0212</text:p>
          </table:table-cell>
          <table:table-cell table:formula="of:=TRIM(LEFT([.A34]; 5))" office:value-type="string" office:string-value="0212">
            <text:p>0212</text:p>
          </table:table-cell>
          <table:table-cell office:value-type="float" office:value="843">
            <text:p>843</text:p>
          </table:table-cell>
          <table:table-cell office:value-type="float" office:value="10">
            <text:p>10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213 - Bureau de vote 0213</text:p>
          </table:table-cell>
          <table:table-cell table:formula="of:=TRIM(LEFT([.A35]; 5))" office:value-type="string" office:string-value="0213">
            <text:p>0213</text:p>
          </table:table-cell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3">
            <text:p>23</text:p>
          </table:table-cell>
          <table:table-cell office:value-type="float" office:value="371">
            <text:p>371</text:p>
          </table:table-cell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214 - Bureau de vote 0214</text:p>
          </table:table-cell>
          <table:table-cell table:formula="of:=TRIM(LEFT([.A36]; 5))" office:value-type="string" office:string-value="0214">
            <text:p>0214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23">
            <text:p>23</text:p>
          </table:table-cell>
          <table:table-cell office:value-type="float" office:value="391">
            <text:p>391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0215 - Bureau de vote 0215</text:p>
          </table:table-cell>
          <table:table-cell table:formula="of:=TRIM(LEFT([.A37]; 5))" office:value-type="string" office:string-value="0215">
            <text:p>0215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1">
            <text:p>21</text:p>
          </table:table-cell>
          <table:table-cell office:value-type="float" office:value="332">
            <text:p>332</text:p>
          </table:table-cell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216 - Bureau de vote 0216</text:p>
          </table:table-cell>
          <table:table-cell table:formula="of:=TRIM(LEFT([.A38]; 5))" office:value-type="string" office:string-value="0216">
            <text:p>0216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float" office:value="439">
            <text:p>439</text:p>
          </table:table-cell>
          <table:table-cell office:value-type="float" office:value="21">
            <text:p>21</text:p>
          </table:table-cell>
          <table:table-cell office:value-type="float" office:value="418">
            <text:p>418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217 - Bureau de vote 0217</text:p>
          </table:table-cell>
          <table:table-cell table:formula="of:=TRIM(LEFT([.A39]; 5))" office:value-type="string" office:string-value="0217">
            <text:p>0217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18">
            <text:p>18</text:p>
          </table:table-cell>
          <table:table-cell office:value-type="float" office:value="426">
            <text:p>426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218 - Bureau de vote 0218</text:p>
          </table:table-cell>
          <table:table-cell table:formula="of:=TRIM(LEFT([.A40]; 5))" office:value-type="string" office:string-value="0218">
            <text:p>021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481">
            <text:p>481</text:p>
          </table:table-cell>
          <table:table-cell office:value-type="float" office:value="18">
            <text:p>18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219 - Bureau de vote 0219</text:p>
          </table:table-cell>
          <table:table-cell table:formula="of:=TRIM(LEFT([.A41]; 5))" office:value-type="string" office:string-value="0219">
            <text:p>0219</text:p>
          </table:table-cell>
          <table:table-cell office:value-type="float" office:value="1141">
            <text:p>1141</text:p>
          </table:table-cell>
          <table:table-cell office:value-type="float" office:value="15">
            <text:p>15</text:p>
          </table:table-cell>
          <table:table-cell office:value-type="float" office:value="453">
            <text:p>453</text:p>
          </table:table-cell>
          <table:table-cell office:value-type="float" office:value="32">
            <text:p>32</text:p>
          </table:table-cell>
          <table:table-cell office:value-type="float" office:value="421">
            <text:p>421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<text:s/>0220 - Bureau de vote 0220</text:p>
          </table:table-cell>
          <table:table-cell table:formula="of:=TRIM(LEFT([.A42]; 5))" office:value-type="string" office:string-value="0220">
            <text:p>0220</text:p>
          </table:table-cell>
          <table:table-cell office:value-type="float" office:value="532">
            <text:p>532</text:p>
          </table:table-cell>
          <table:table-cell/>
          <table:table-cell office:value-type="float" office:value="230">
            <text:p>230</text:p>
          </table:table-cell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158">
            <text:p>15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221 - Bureau de vote 0221</text:p>
          </table:table-cell>
          <table:table-cell table:formula="of:=TRIM(LEFT([.A43]; 5))" office:value-type="string" office:string-value="0221">
            <text:p>022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222 - Bureau de vote 0222</text:p>
          </table:table-cell>
          <table:table-cell table:formula="of:=TRIM(LEFT([.A44]; 5))" office:value-type="string" office:string-value="0222">
            <text:p>0222</text:p>
          </table:table-cell>
          <table:table-cell office:value-type="float" office:value="456">
            <text:p>456</text:p>
          </table:table-cell>
          <table:table-cell/>
          <table:table-cell office:value-type="float" office:value="182">
            <text:p>182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<text:s/>0223 - Bureau de vote 0223</text:p>
          </table:table-cell>
          <table:table-cell table:formula="of:=TRIM(LEFT([.A45]; 5))" office:value-type="string" office:string-value="0223">
            <text:p>0223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224 - Bureau de vote 0224</text:p>
          </table:table-cell>
          <table:table-cell table:formula="of:=TRIM(LEFT([.A46]; 5))" office:value-type="string" office:string-value="0224">
            <text:p>0224</text:p>
          </table:table-cell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385">
            <text:p>385</text:p>
          </table:table-cell>
          <table:table-cell office:value-type="float" office:value="16">
            <text:p>16</text:p>
          </table:table-cell>
          <table:table-cell office:value-type="float" office:value="369">
            <text:p>369</text:p>
          </table:table-cell>
          <table:table-cell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225 - Bureau de vote 0225</text:p>
          </table:table-cell>
          <table:table-cell table:formula="of:=TRIM(LEFT([.A47]; 5))" office:value-type="string" office:string-value="0225">
            <text:p>0225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241">
            <text:p>241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226 - Bureau de vote 0226</text:p>
          </table:table-cell>
          <table:table-cell table:formula="of:=TRIM(LEFT([.A48]; 5))" office:value-type="string" office:string-value="0226">
            <text:p>0226</text:p>
          </table:table-cell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office:value-type="float" office:value="339">
            <text:p>339</text:p>
          </table:table-cell>
          <table:table-cell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301 - Bureau de vote 0301</text:p>
          </table:table-cell>
          <table:table-cell table:formula="of:=TRIM(LEFT([.A49]; 5))" office:value-type="string" office:string-value="0301">
            <text:p>0301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16">
            <text:p>16</text:p>
          </table:table-cell>
          <table:table-cell office:value-type="float" office:value="290">
            <text:p>290</text:p>
          </table:table-cell>
          <table:table-cell office:value-type="float" office:value="146">
            <text:p>14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302 - Bureau de vote 0302</text:p>
          </table:table-cell>
          <table:table-cell table:formula="of:=TRIM(LEFT([.A50]; 5))" office:value-type="string" office:string-value="0302">
            <text:p>0302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303 - Bureau de vote 0303</text:p>
          </table:table-cell>
          <table:table-cell table:formula="of:=TRIM(LEFT([.A51]; 5))" office:value-type="string" office:string-value="0303">
            <text:p>0303</text:p>
          </table:table-cell>
          <table:table-cell office:value-type="float" office:value="696">
            <text:p>696</text:p>
          </table:table-cell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286">
            <text:p>286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304 - Bureau de vote 0304</text:p>
          </table:table-cell>
          <table:table-cell table:formula="of:=TRIM(LEFT([.A52]; 5))" office:value-type="string" office:string-value="0304">
            <text:p>0304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318">
            <text:p>318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<text:s/>0305 - Bureau de vote 0305</text:p>
          </table:table-cell>
          <table:table-cell table:formula="of:=TRIM(LEFT([.A53]; 5))" office:value-type="string" office:string-value="0305">
            <text:p>0305</text:p>
          </table:table-cell>
          <table:table-cell office:value-type="float" office:value="722">
            <text:p>722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306 - Bureau de vote 0306</text:p>
          </table:table-cell>
          <table:table-cell table:formula="of:=TRIM(LEFT([.A54]; 5))" office:value-type="string" office:string-value="0306">
            <text:p>0306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8">
            <text:p>8</text:p>
          </table:table-cell>
          <table:table-cell office:value-type="float" office:value="411">
            <text:p>411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307 - Bureau de vote 0307</text:p>
          </table:table-cell>
          <table:table-cell table:formula="of:=TRIM(LEFT([.A55]; 5))" office:value-type="string" office:string-value="0307">
            <text:p>0307</text:p>
          </table:table-cell>
          <table:table-cell office:value-type="float" office:value="796">
            <text:p>796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10">
            <text:p>10</text:p>
          </table:table-cell>
          <table:table-cell office:value-type="float" office:value="413">
            <text:p>413</text:p>
          </table:table-cell>
          <table:table-cell office:value-type="float" office:value="189">
            <text:p>18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308 - Bureau de vote 0308</text:p>
          </table:table-cell>
          <table:table-cell table:formula="of:=TRIM(LEFT([.A56]; 5))" office:value-type="string" office:string-value="0308">
            <text:p>0308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375">
            <text:p>375</text:p>
          </table:table-cell>
          <table:table-cell office:value-type="float" office:value="223">
            <text:p>22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309 - Bureau de vote 0309</text:p>
          </table:table-cell>
          <table:table-cell table:formula="of:=TRIM(LEFT([.A57]; 5))" office:value-type="string" office:string-value="0309">
            <text:p>0309</text:p>
          </table:table-cell>
          <table:table-cell office:value-type="float" office:value="707">
            <text:p>707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310 - Bureau de vote 0310</text:p>
          </table:table-cell>
          <table:table-cell table:formula="of:=TRIM(LEFT([.A58]; 5))" office:value-type="string" office:string-value="0310">
            <text:p>0310</text:p>
          </table:table-cell>
          <table:table-cell office:value-type="float" office:value="1269">
            <text:p>1269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float" office:value="17">
            <text:p>17</text:p>
          </table:table-cell>
          <table:table-cell office:value-type="float" office:value="571">
            <text:p>571</text:p>
          </table:table-cell>
          <table:table-cell office:value-type="float" office:value="340">
            <text:p>34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311 - Bureau de vote 0311</text:p>
          </table:table-cell>
          <table:table-cell table:formula="of:=TRIM(LEFT([.A59]; 5))" office:value-type="string" office:string-value="0311">
            <text:p>0311</text:p>
          </table:table-cell>
          <table:table-cell office:value-type="float" office:value="1273">
            <text:p>1273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22">
            <text:p>22</text:p>
          </table:table-cell>
          <table:table-cell office:value-type="float" office:value="563">
            <text:p>563</text:p>
          </table:table-cell>
          <table:table-cell office:value-type="float" office:value="348">
            <text:p>348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<text:s/>0312 - Bureau de vote 0312</text:p>
          </table:table-cell>
          <table:table-cell table:formula="of:=TRIM(LEFT([.A60]; 5))" office:value-type="string" office:string-value="0312">
            <text:p>0312</text:p>
          </table:table-cell>
          <table:table-cell office:value-type="float" office:value="984">
            <text:p>984</text:p>
          </table:table-cell>
          <table:table-cell/>
          <table:table-cell office:value-type="float" office:value="534">
            <text:p>534</text:p>
          </table:table-cell>
          <table:table-cell office:value-type="float" office:value="11">
            <text:p>11</text:p>
          </table:table-cell>
          <table:table-cell office:value-type="float" office:value="523">
            <text:p>523</text:p>
          </table:table-cell>
          <table:table-cell office:value-type="float" office:value="317">
            <text:p>3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313 - Bureau de vote 0313</text:p>
          </table:table-cell>
          <table:table-cell table:formula="of:=TRIM(LEFT([.A61]; 5))" office:value-type="string" office:string-value="0313">
            <text:p>0313</text:p>
          </table:table-cell>
          <table:table-cell office:value-type="float" office:value="786">
            <text:p>786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379">
            <text:p>379</text:p>
          </table:table-cell>
          <table:table-cell office:value-type="float" office:value="203">
            <text:p>2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314 - Bureau de vote 0314</text:p>
          </table:table-cell>
          <table:table-cell table:formula="of:=TRIM(LEFT([.A62]; 5))" office:value-type="string" office:string-value="0314">
            <text:p>031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 office:value-type="float" office:value="215">
            <text:p>2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315 - Bureau de vote 0315</text:p>
          </table:table-cell>
          <table:table-cell table:formula="of:=TRIM(LEFT([.A63]; 5))" office:value-type="string" office:string-value="0315">
            <text:p>0315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1">
            <text:p>11</text:p>
          </table:table-cell>
          <table:table-cell office:value-type="float" office:value="339">
            <text:p>339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316 - Bureau de vote 0316</text:p>
          </table:table-cell>
          <table:table-cell table:formula="of:=TRIM(LEFT([.A64]; 5))" office:value-type="string" office:string-value="0316">
            <text:p>0316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  <table:table-cell office:value-type="float" office:value="217">
            <text:p>2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317 - Bureau de vote 0317</text:p>
          </table:table-cell>
          <table:table-cell table:formula="of:=TRIM(LEFT([.A65]; 5))" office:value-type="string" office:string-value="0317">
            <text:p>0317</text:p>
          </table:table-cell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2">
            <text:p>12</text:p>
          </table:table-cell>
          <table:table-cell office:value-type="float" office:value="379">
            <text:p>379</text:p>
          </table:table-cell>
          <table:table-cell office:value-type="float" office:value="268">
            <text:p>26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318 - Bureau de vote 0318</text:p>
          </table:table-cell>
          <table:table-cell table:formula="of:=TRIM(LEFT([.A66]; 5))" office:value-type="string" office:string-value="0318">
            <text:p>0318</text:p>
          </table:table-cell>
          <table:table-cell office:value-type="float" office:value="559">
            <text:p>559</text:p>
          </table:table-cell>
          <table:table-cell/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319 - Bureau de vote 0319</text:p>
          </table:table-cell>
          <table:table-cell table:formula="of:=TRIM(LEFT([.A67]; 5))" office:value-type="string" office:string-value="0319">
            <text:p>0319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203">
            <text:p>20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401 - Bureau de vote 0401</text:p>
          </table:table-cell>
          <table:table-cell table:formula="of:=TRIM(LEFT([.A68]; 5))" office:value-type="string" office:string-value="0401">
            <text:p>0401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402 - Bureau de vote 0402</text:p>
          </table:table-cell>
          <table:table-cell table:formula="of:=TRIM(LEFT([.A69]; 5))" office:value-type="string" office:string-value="0402">
            <text:p>0402</text:p>
          </table:table-cell>
          <table:table-cell office:value-type="float" office:value="848">
            <text:p>848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14">
            <text:p>14</text:p>
          </table:table-cell>
          <table:table-cell office:value-type="float" office:value="451">
            <text:p>451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0403 - Bureau de vote 0403</text:p>
          </table:table-cell>
          <table:table-cell table:formula="of:=TRIM(LEFT([.A70]; 5))" office:value-type="string" office:string-value="0403">
            <text:p>0403</text:p>
          </table:table-cell>
          <table:table-cell office:value-type="float" office:value="901">
            <text:p>901</text:p>
          </table:table-cell>
          <table:table-cell office:value-type="float" office:value="8">
            <text:p>8</text:p>
          </table:table-cell>
          <table:table-cell office:value-type="float" office:value="494">
            <text:p>494</text:p>
          </table:table-cell>
          <table:table-cell office:value-type="float" office:value="13">
            <text:p>13</text:p>
          </table:table-cell>
          <table:table-cell office:value-type="float" office:value="481">
            <text:p>481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03">
            <text:p>30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0404 - Bureau de vote 0404</text:p>
          </table:table-cell>
          <table:table-cell table:formula="of:=TRIM(LEFT([.A71]; 5))" office:value-type="string" office:string-value="0404">
            <text:p>0404</text:p>
          </table:table-cell>
          <table:table-cell office:value-type="float" office:value="879">
            <text:p>879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office:value-type="float" office:value="18">
            <text:p>18</text:p>
          </table:table-cell>
          <table:table-cell office:value-type="float" office:value="460">
            <text:p>460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405 - Bureau de vote 0405</text:p>
          </table:table-cell>
          <table:table-cell table:formula="of:=TRIM(LEFT([.A72]; 5))" office:value-type="string" office:string-value="0405">
            <text:p>0405</text:p>
          </table:table-cell>
          <table:table-cell office:value-type="float" office:value="1042">
            <text:p>1042</text:p>
          </table:table-cell>
          <table:table-cell office:value-type="float" office:value="10">
            <text:p>10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573">
            <text:p>573</text:p>
          </table:table-cell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74">
            <text:p>37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406 - Bureau de vote 0406</text:p>
          </table:table-cell>
          <table:table-cell table:formula="of:=TRIM(LEFT([.A73]; 5))" office:value-type="string" office:string-value="0406">
            <text:p>0406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456">
            <text:p>456</text:p>
          </table:table-cell>
          <table:table-cell office:value-type="float" office:value="10">
            <text:p>10</text:p>
          </table:table-cell>
          <table:table-cell office:value-type="float" office:value="446">
            <text:p>446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78">
            <text:p>27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407 - Bureau de vote 0407</text:p>
          </table:table-cell>
          <table:table-cell table:formula="of:=TRIM(LEFT([.A74]; 5))" office:value-type="string" office:string-value="0407">
            <text:p>0407</text:p>
          </table:table-cell>
          <table:table-cell office:value-type="float" office:value="973">
            <text:p>973</text:p>
          </table:table-cell>
          <table:table-cell office:value-type="float" office:value="3">
            <text:p>3</text:p>
          </table:table-cell>
          <table:table-cell office:value-type="float" office:value="499">
            <text:p>499</text:p>
          </table:table-cell>
          <table:table-cell office:value-type="float" office:value="21">
            <text:p>21</text:p>
          </table:table-cell>
          <table:table-cell office:value-type="float" office:value="478">
            <text:p>478</text:p>
          </table:table-cell>
          <table:table-cell office:value-type="float" office:value="273">
            <text:p>27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408 - Bureau de vote 0408</text:p>
          </table:table-cell>
          <table:table-cell table:formula="of:=TRIM(LEFT([.A75]; 5))" office:value-type="string" office:string-value="0408">
            <text:p>0408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float" office:value="541">
            <text:p>541</text:p>
          </table:table-cell>
          <table:table-cell office:value-type="float" office:value="15">
            <text:p>15</text:p>
          </table:table-cell>
          <table:table-cell office:value-type="float" office:value="526">
            <text:p>526</text:p>
          </table:table-cell>
          <table:table-cell office:value-type="float" office:value="311">
            <text:p>31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409 - Bureau de vote 0409</text:p>
          </table:table-cell>
          <table:table-cell table:formula="of:=TRIM(LEFT([.A76]; 5))" office:value-type="string" office:string-value="0409">
            <text:p>0409</text:p>
          </table:table-cell>
          <table:table-cell office:value-type="float" office:value="926">
            <text:p>926</text:p>
          </table:table-cell>
          <table:table-cell/>
          <table:table-cell office:value-type="float" office:value="487">
            <text:p>487</text:p>
          </table:table-cell>
          <table:table-cell office:value-type="float" office:value="11">
            <text:p>11</text:p>
          </table:table-cell>
          <table:table-cell office:value-type="float" office:value="476">
            <text:p>476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410 - Bureau de vote 0410</text:p>
          </table:table-cell>
          <table:table-cell table:formula="of:=TRIM(LEFT([.A77]; 5))" office:value-type="string" office:string-value="0410">
            <text:p>0410</text:p>
          </table:table-cell>
          <table:table-cell office:value-type="float" office:value="862">
            <text:p>862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office:value-type="float" office:value="12">
            <text:p>12</text:p>
          </table:table-cell>
          <table:table-cell office:value-type="float" office:value="423">
            <text:p>423</text:p>
          </table:table-cell>
          <table:table-cell office:value-type="float" office:value="247">
            <text:p>2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411 - Bureau de vote 0411</text:p>
          </table:table-cell>
          <table:table-cell table:formula="of:=TRIM(LEFT([.A78]; 5))" office:value-type="string" office:string-value="0411">
            <text:p>0411</text:p>
          </table:table-cell>
          <table:table-cell office:value-type="float" office:value="897">
            <text:p>897</text:p>
          </table:table-cell>
          <table:table-cell office:value-type="float" office:value="13">
            <text:p>13</text:p>
          </table:table-cell>
          <table:table-cell office:value-type="float" office:value="465">
            <text:p>465</text:p>
          </table:table-cell>
          <table:table-cell office:value-type="float" office:value="16">
            <text:p>16</text:p>
          </table:table-cell>
          <table:table-cell office:value-type="float" office:value="449">
            <text:p>449</text:p>
          </table:table-cell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412 - Bureau de vote 0412</text:p>
          </table:table-cell>
          <table:table-cell table:formula="of:=TRIM(LEFT([.A79]; 5))" office:value-type="string" office:string-value="0412">
            <text:p>0412</text:p>
          </table:table-cell>
          <table:table-cell office:value-type="float" office:value="853">
            <text:p>853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 office:value-type="float" office:value="205">
            <text:p>20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413 - Bureau de vote 0413</text:p>
          </table:table-cell>
          <table:table-cell table:formula="of:=TRIM(LEFT([.A80]; 5))" office:value-type="string" office:string-value="0413">
            <text:p>0413</text:p>
          </table:table-cell>
          <table:table-cell office:value-type="float" office:value="1084">
            <text:p>1084</text:p>
          </table:table-cell>
          <table:table-cell office:value-type="float" office:value="12">
            <text:p>12</text:p>
          </table:table-cell>
          <table:table-cell office:value-type="float" office:value="531">
            <text:p>531</text:p>
          </table:table-cell>
          <table:table-cell office:value-type="float" office:value="18">
            <text:p>18</text:p>
          </table:table-cell>
          <table:table-cell office:value-type="float" office:value="513">
            <text:p>513</text:p>
          </table:table-cell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414 - Bureau de vote 0414</text:p>
          </table:table-cell>
          <table:table-cell table:formula="of:=TRIM(LEFT([.A81]; 5))" office:value-type="string" office:string-value="0414">
            <text:p>0414</text:p>
          </table:table-cell>
          <table:table-cell office:value-type="float" office:value="838">
            <text:p>838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 office:value-type="float" office:value="143">
            <text:p>14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415 - Bureau de vote 0415</text:p>
          </table:table-cell>
          <table:table-cell table:formula="of:=TRIM(LEFT([.A82]; 5))" office:value-type="string" office:string-value="0415">
            <text:p>0415</text:p>
          </table:table-cell>
          <table:table-cell office:value-type="float" office:value="1012">
            <text:p>1012</text:p>
          </table:table-cell>
          <table:table-cell office:value-type="float" office:value="11">
            <text:p>11</text:p>
          </table:table-cell>
          <table:table-cell office:value-type="float" office:value="558">
            <text:p>558</text:p>
          </table:table-cell>
          <table:table-cell office:value-type="float" office:value="15">
            <text:p>15</text:p>
          </table:table-cell>
          <table:table-cell office:value-type="float" office:value="543">
            <text:p>543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">
            <text:p>10</text:p>
          </table:table-cell>
          <table:table-cell office:value-type="float" office:value="399">
            <text:p>39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416 - Bureau de vote 0416</text:p>
          </table:table-cell>
          <table:table-cell table:formula="of:=TRIM(LEFT([.A83]; 5))" office:value-type="string" office:string-value="0416">
            <text:p>0416</text:p>
          </table:table-cell>
          <table:table-cell office:value-type="float" office:value="977">
            <text:p>977</text:p>
          </table:table-cell>
          <table:table-cell office:value-type="float" office:value="9">
            <text:p>9</text:p>
          </table:table-cell>
          <table:table-cell office:value-type="float" office:value="475">
            <text:p>475</text:p>
          </table:table-cell>
          <table:table-cell office:value-type="float" office:value="19">
            <text:p>19</text:p>
          </table:table-cell>
          <table:table-cell office:value-type="float" office:value="456">
            <text:p>45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417 - Bureau de vote 0417</text:p>
          </table:table-cell>
          <table:table-cell table:formula="of:=TRIM(LEFT([.A84]; 5))" office:value-type="string" office:string-value="0417">
            <text:p>0417</text:p>
          </table:table-cell>
          <table:table-cell office:value-type="float" office:value="976">
            <text:p>976</text:p>
          </table:table-cell>
          <table:table-cell office:value-type="float" office:value="9">
            <text:p>9</text:p>
          </table:table-cell>
          <table:table-cell office:value-type="float" office:value="555">
            <text:p>555</text:p>
          </table:table-cell>
          <table:table-cell office:value-type="float" office:value="13">
            <text:p>13</text:p>
          </table:table-cell>
          <table:table-cell office:value-type="float" office:value="542">
            <text:p>542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418 - Bureau de vote 0418</text:p>
          </table:table-cell>
          <table:table-cell table:formula="of:=TRIM(LEFT([.A85]; 5))" office:value-type="string" office:string-value="0418">
            <text:p>0418</text:p>
          </table:table-cell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  <table:table-cell office:value-type="float" office:value="388">
            <text:p>388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419 - Bureau de vote 0419</text:p>
          </table:table-cell>
          <table:table-cell table:formula="of:=TRIM(LEFT([.A86]; 5))" office:value-type="string" office:string-value="0419">
            <text:p>0419</text:p>
          </table:table-cell>
          <table:table-cell office:value-type="float" office:value="1052">
            <text:p>1052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">
            <text:p>20</text:p>
          </table:table-cell>
          <table:table-cell office:value-type="float" office:value="444">
            <text:p>444</text:p>
          </table:table-cell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420 - Bureau de vote 0420</text:p>
          </table:table-cell>
          <table:table-cell table:formula="of:=TRIM(LEFT([.A87]; 5))" office:value-type="string" office:string-value="0420">
            <text:p>0420</text:p>
          </table:table-cell>
          <table:table-cell office:value-type="float" office:value="809">
            <text:p>809</text:p>
          </table:table-cell>
          <table:table-cell office:value-type="float" office:value="13">
            <text:p>13</text:p>
          </table:table-cell>
          <table:table-cell office:value-type="float" office:value="436">
            <text:p>436</text:p>
          </table:table-cell>
          <table:table-cell office:value-type="float" office:value="9">
            <text:p>9</text:p>
          </table:table-cell>
          <table:table-cell office:value-type="float" office:value="427">
            <text:p>427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421 - Bureau de vote 0421</text:p>
          </table:table-cell>
          <table:table-cell table:formula="of:=TRIM(LEFT([.A88]; 5))" office:value-type="string" office:string-value="0421">
            <text:p>0421</text:p>
          </table:table-cell>
          <table:table-cell office:value-type="float" office:value="959">
            <text:p>959</text:p>
          </table:table-cell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422 - Bureau de vote 0422</text:p>
          </table:table-cell>
          <table:table-cell table:formula="of:=TRIM(LEFT([.A89]; 5))" office:value-type="string" office:string-value="0422">
            <text:p>0422</text:p>
          </table:table-cell>
          <table:table-cell office:value-type="float" office:value="1349">
            <text:p>1349</text:p>
          </table:table-cell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  <table:table-cell office:value-type="float" office:value="24">
            <text:p>24</text:p>
          </table:table-cell>
          <table:table-cell office:value-type="float" office:value="585">
            <text:p>585</text:p>
          </table:table-cell>
          <table:table-cell office:value-type="float" office:value="345">
            <text:p>34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501 - Bureau de vote 0501</text:p>
          </table:table-cell>
          <table:table-cell table:formula="of:=TRIM(LEFT([.A90]; 5))" office:value-type="string" office:string-value="0501">
            <text:p>0501</text:p>
          </table:table-cell>
          <table:table-cell office:value-type="float" office:value="777">
            <text:p>777</text:p>
          </table:table-cell>
          <table:table-cell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office:value-type="float" office:value="234">
            <text:p>23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502 - Bureau de vote 0502</text:p>
          </table:table-cell>
          <table:table-cell table:formula="of:=TRIM(LEFT([.A91]; 5))" office:value-type="string" office:string-value="0502">
            <text:p>0502</text:p>
          </table:table-cell>
          <table:table-cell office:value-type="float" office:value="833">
            <text:p>833</text:p>
          </table:table-cell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10">
            <text:p>10</text:p>
          </table:table-cell>
          <table:table-cell office:value-type="float" office:value="423">
            <text:p>423</text:p>
          </table:table-cell>
          <table:table-cell office:value-type="float" office:value="287">
            <text:p>28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503 - Bureau de vote 0503</text:p>
          </table:table-cell>
          <table:table-cell table:formula="of:=TRIM(LEFT([.A92]; 5))" office:value-type="string" office:string-value="0503">
            <text:p>0503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office:value-type="float" office:value="20">
            <text:p>20</text:p>
          </table:table-cell>
          <table:table-cell office:value-type="float" office:value="435">
            <text:p>435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504 - Bureau de vote 0504</text:p>
          </table:table-cell>
          <table:table-cell table:formula="of:=TRIM(LEFT([.A93]; 5))" office:value-type="string" office:string-value="0504">
            <text:p>0504</text:p>
          </table:table-cell>
          <table:table-cell office:value-type="float" office:value="954">
            <text:p>954</text:p>
          </table:table-cell>
          <table:table-cell office:value-type="float" office:value="2">
            <text:p>2</text:p>
          </table:table-cell>
          <table:table-cell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float" office:value="482">
            <text:p>482</text:p>
          </table:table-cell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505 - Bureau de vote 0505</text:p>
          </table:table-cell>
          <table:table-cell table:formula="of:=TRIM(LEFT([.A94]; 5))" office:value-type="string" office:string-value="0505">
            <text:p>0505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17">
            <text:p>17</text:p>
          </table:table-cell>
          <table:table-cell office:value-type="float" office:value="519">
            <text:p>519</text:p>
          </table:table-cell>
          <table:table-cell office:value-type="float" office:value="325">
            <text:p>325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s/>0506 - Bureau de vote 0506</text:p>
          </table:table-cell>
          <table:table-cell table:formula="of:=TRIM(LEFT([.A95]; 5))" office:value-type="string" office:string-value="0506">
            <text:p>0506</text:p>
          </table:table-cell>
          <table:table-cell office:value-type="float" office:value="906">
            <text:p>906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250">
            <text:p>25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507 - Bureau de vote 0507</text:p>
          </table:table-cell>
          <table:table-cell table:formula="of:=TRIM(LEFT([.A96]; 5))" office:value-type="string" office:string-value="0507">
            <text:p>0507</text:p>
          </table:table-cell>
          <table:table-cell office:value-type="float" office:value="898">
            <text:p>898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508 - Bureau de vote 0508</text:p>
          </table:table-cell>
          <table:table-cell table:formula="of:=TRIM(LEFT([.A97]; 5))" office:value-type="string" office:string-value="0508">
            <text:p>0508</text:p>
          </table:table-cell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15">
            <text:p>15</text:p>
          </table:table-cell>
          <table:table-cell office:value-type="float" office:value="377">
            <text:p>377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509 - Bureau de vote 0509</text:p>
          </table:table-cell>
          <table:table-cell table:formula="of:=TRIM(LEFT([.A98]; 5))" office:value-type="string" office:string-value="0509">
            <text:p>0509</text:p>
          </table:table-cell>
          <table:table-cell office:value-type="float" office:value="887">
            <text:p>887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  <table:table-cell office:value-type="float" office:value="11">
            <text:p>11</text:p>
          </table:table-cell>
          <table:table-cell office:value-type="float" office:value="446">
            <text:p>446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510 - Bureau de vote 0510</text:p>
          </table:table-cell>
          <table:table-cell table:formula="of:=TRIM(LEFT([.A99]; 5))" office:value-type="string" office:string-value="0510">
            <text:p>0510</text:p>
          </table:table-cell>
          <table:table-cell office:value-type="float" office:value="1014">
            <text:p>1014</text:p>
          </table:table-cell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473">
            <text:p>473</text:p>
          </table:table-cell>
          <table:table-cell office:value-type="float" office:value="282">
            <text:p>282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511 - Bureau de vote 0511</text:p>
          </table:table-cell>
          <table:table-cell table:formula="of:=TRIM(LEFT([.A100]; 5))" office:value-type="string" office:string-value="0511">
            <text:p>0511</text:p>
          </table:table-cell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6">
            <text:p>16</text:p>
          </table:table-cell>
          <table:table-cell office:value-type="float" office:value="485">
            <text:p>485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<text:s/>0512 - Bureau de vote 0512</text:p>
          </table:table-cell>
          <table:table-cell table:formula="of:=TRIM(LEFT([.A101]; 5))" office:value-type="string" office:string-value="0512">
            <text:p>0512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262">
            <text:p>26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513 - Bureau de vote 0513</text:p>
          </table:table-cell>
          <table:table-cell table:formula="of:=TRIM(LEFT([.A102]; 5))" office:value-type="string" office:string-value="0513">
            <text:p>0513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18">
            <text:p>18</text:p>
          </table:table-cell>
          <table:table-cell office:value-type="float" office:value="448">
            <text:p>448</text:p>
          </table:table-cell>
          <table:table-cell office:value-type="float" office:value="311">
            <text:p>31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<text:s/>0514 - Bureau de vote 0514</text:p>
          </table:table-cell>
          <table:table-cell table:formula="of:=TRIM(LEFT([.A103]; 5))" office:value-type="string" office:string-value="0514">
            <text:p>0514</text:p>
          </table:table-cell>
          <table:table-cell office:value-type="float" office:value="744">
            <text:p>744</text:p>
          </table:table-cell>
          <table:table-cell/>
          <table:table-cell office:value-type="float" office:value="322">
            <text:p>322</text:p>
          </table:table-cell>
          <table:table-cell office:value-type="float" office:value="8">
            <text:p>8</text:p>
          </table:table-cell>
          <table:table-cell office:value-type="float" office:value="314">
            <text:p>314</text:p>
          </table:table-cell>
          <table:table-cell office:value-type="float" office:value="188">
            <text:p>18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<text:s/>0515 - Bureau de vote 0515</text:p>
          </table:table-cell>
          <table:table-cell table:formula="of:=TRIM(LEFT([.A104]; 5))" office:value-type="string" office:string-value="0515">
            <text:p>0515</text:p>
          </table:table-cell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516 - Bureau de vote 0516</text:p>
          </table:table-cell>
          <table:table-cell table:formula="of:=TRIM(LEFT([.A105]; 5))" office:value-type="string" office:string-value="0516">
            <text:p>0516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517 - Bureau de vote 0517</text:p>
          </table:table-cell>
          <table:table-cell table:formula="of:=TRIM(LEFT([.A106]; 5))" office:value-type="string" office:string-value="0517">
            <text:p>0517</text:p>
          </table:table-cell>
          <table:table-cell office:value-type="float" office:value="587">
            <text:p>587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518 - Bureau de vote 0518</text:p>
          </table:table-cell>
          <table:table-cell table:formula="of:=TRIM(LEFT([.A107]; 5))" office:value-type="string" office:string-value="0518">
            <text:p>0518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s/>0601 - Bureau de vote 0601</text:p>
          </table:table-cell>
          <table:table-cell table:formula="of:=TRIM(LEFT([.A108]; 5))" office:value-type="string" office:string-value="0601">
            <text:p>0601</text:p>
          </table:table-cell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<text:s/>0602 - Bureau de vote 0602</text:p>
          </table:table-cell>
          <table:table-cell table:formula="of:=TRIM(LEFT([.A109]; 5))" office:value-type="string" office:string-value="0602">
            <text:p>0602</text:p>
          </table:table-cell>
          <table:table-cell office:value-type="float" office:value="794">
            <text:p>794</text:p>
          </table:table-cell>
          <table:table-cell/>
          <table:table-cell office:value-type="float" office:value="372">
            <text:p>372</text:p>
          </table:table-cell>
          <table:table-cell office:value-type="float" office:value="15">
            <text:p>15</text:p>
          </table:table-cell>
          <table:table-cell office:value-type="float" office:value="357">
            <text:p>357</text:p>
          </table:table-cell>
          <table:table-cell office:value-type="float" office:value="241">
            <text:p>24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603 - Bureau de vote 0603</text:p>
          </table:table-cell>
          <table:table-cell table:formula="of:=TRIM(LEFT([.A110]; 5))" office:value-type="string" office:string-value="0603">
            <text:p>0603</text:p>
          </table:table-cell>
          <table:table-cell office:value-type="float" office:value="756">
            <text:p>756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604 - Bureau de vote 0604</text:p>
          </table:table-cell>
          <table:table-cell table:formula="of:=TRIM(LEFT([.A111]; 5))" office:value-type="string" office:string-value="0604">
            <text:p>0604</text:p>
          </table:table-cell>
          <table:table-cell office:value-type="float" office:value="819">
            <text:p>819</text:p>
          </table:table-cell>
          <table:table-cell/>
          <table:table-cell office:value-type="float" office:value="416">
            <text:p>416</text:p>
          </table:table-cell>
          <table:table-cell office:value-type="float" office:value="12">
            <text:p>12</text:p>
          </table:table-cell>
          <table:table-cell office:value-type="float" office:value="404">
            <text:p>404</text:p>
          </table:table-cell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605 - Bureau de vote 0605</text:p>
          </table:table-cell>
          <table:table-cell table:formula="of:=TRIM(LEFT([.A112]; 5))" office:value-type="string" office:string-value="0605">
            <text:p>0605</text:p>
          </table:table-cell>
          <table:table-cell office:value-type="float" office:value="853">
            <text:p>853</text:p>
          </table:table-cell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office:value-type="float" office:value="13">
            <text:p>13</text:p>
          </table:table-cell>
          <table:table-cell office:value-type="float" office:value="408">
            <text:p>40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606 - Bureau de vote 0606</text:p>
          </table:table-cell>
          <table:table-cell table:formula="of:=TRIM(LEFT([.A113]; 5))" office:value-type="string" office:string-value="0606">
            <text:p>0606</text:p>
          </table:table-cell>
          <table:table-cell office:value-type="float" office:value="920">
            <text:p>920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442">
            <text:p>442</text:p>
          </table:table-cell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607 - Bureau de vote 0607</text:p>
          </table:table-cell>
          <table:table-cell table:formula="of:=TRIM(LEFT([.A114]; 5))" office:value-type="string" office:string-value="0607">
            <text:p>0607</text:p>
          </table:table-cell>
          <table:table-cell office:value-type="float" office:value="916">
            <text:p>916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 office:value-type="float" office:value="261">
            <text:p>26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608 - Bureau de vote 0608</text:p>
          </table:table-cell>
          <table:table-cell table:formula="of:=TRIM(LEFT([.A115]; 5))" office:value-type="string" office:string-value="0608">
            <text:p>0608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17">
            <text:p>17</text:p>
          </table:table-cell>
          <table:table-cell office:value-type="float" office:value="478">
            <text:p>478</text:p>
          </table:table-cell>
          <table:table-cell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609 - Bureau de vote 0609</text:p>
          </table:table-cell>
          <table:table-cell table:formula="of:=TRIM(LEFT([.A116]; 5))" office:value-type="string" office:string-value="0609">
            <text:p>0609</text:p>
          </table:table-cell>
          <table:table-cell office:value-type="float" office:value="808">
            <text:p>808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14">
            <text:p>14</text:p>
          </table:table-cell>
          <table:table-cell office:value-type="float" office:value="408">
            <text:p>408</text:p>
          </table:table-cell>
          <table:table-cell office:value-type="float" office:value="213">
            <text:p>21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610 - Bureau de vote 0610</text:p>
          </table:table-cell>
          <table:table-cell table:formula="of:=TRIM(LEFT([.A117]; 5))" office:value-type="string" office:string-value="0610">
            <text:p>0610</text:p>
          </table:table-cell>
          <table:table-cell office:value-type="float" office:value="818">
            <text:p>818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10">
            <text:p>10</text:p>
          </table:table-cell>
          <table:table-cell office:value-type="float" office:value="409">
            <text:p>409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0611 - Bureau de vote 0611</text:p>
          </table:table-cell>
          <table:table-cell table:formula="of:=TRIM(LEFT([.A118]; 5))" office:value-type="string" office:string-value="0611">
            <text:p>0611</text:p>
          </table:table-cell>
          <table:table-cell office:value-type="float" office:value="962">
            <text:p>962</text:p>
          </table:table-cell>
          <table:table-cell office:value-type="float" office:value="7">
            <text:p>7</text:p>
          </table:table-cell>
          <table:table-cell office:value-type="float" office:value="521">
            <text:p>521</text:p>
          </table:table-cell>
          <table:table-cell office:value-type="float" office:value="20">
            <text:p>20</text:p>
          </table:table-cell>
          <table:table-cell office:value-type="float" office:value="501">
            <text:p>501</text:p>
          </table:table-cell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<text:s/>0612 - Bureau de vote 0612</text:p>
          </table:table-cell>
          <table:table-cell table:formula="of:=TRIM(LEFT([.A119]; 5))" office:value-type="string" office:string-value="0612">
            <text:p>0612</text:p>
          </table:table-cell>
          <table:table-cell office:value-type="float" office:value="891">
            <text:p>891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3">
            <text:p>13</text:p>
          </table:table-cell>
          <table:table-cell office:value-type="float" office:value="492">
            <text:p>492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613 - Bureau de vote 0613</text:p>
          </table:table-cell>
          <table:table-cell table:formula="of:=TRIM(LEFT([.A120]; 5))" office:value-type="string" office:string-value="0613">
            <text:p>0613</text:p>
          </table:table-cell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16">
            <text:p>16</text:p>
          </table:table-cell>
          <table:table-cell office:value-type="float" office:value="515">
            <text:p>515</text:p>
          </table:table-cell>
          <table:table-cell office:value-type="float" office:value="225">
            <text:p>22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614 - Bureau de vote 0614</text:p>
          </table:table-cell>
          <table:table-cell table:formula="of:=TRIM(LEFT([.A121]; 5))" office:value-type="string" office:string-value="0614">
            <text:p>0614</text:p>
          </table:table-cell>
          <table:table-cell office:value-type="float" office:value="958">
            <text:p>958</text:p>
          </table:table-cell>
          <table:table-cell office:value-type="float" office:value="6">
            <text:p>6</text:p>
          </table:table-cell>
          <table:table-cell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489">
            <text:p>489</text:p>
          </table:table-cell>
          <table:table-cell office:value-type="float" office:value="193">
            <text:p>19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<text:s/>0615 - Bureau de vote 0615</text:p>
          </table:table-cell>
          <table:table-cell table:formula="of:=TRIM(LEFT([.A122]; 5))" office:value-type="string" office:string-value="0615">
            <text:p>0615</text:p>
          </table:table-cell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616 - Bureau de vote 0616</text:p>
          </table:table-cell>
          <table:table-cell table:formula="of:=TRIM(LEFT([.A123]; 5))" office:value-type="string" office:string-value="0616">
            <text:p>0616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 office:value-type="float" office:value="17">
            <text:p>17</text:p>
          </table:table-cell>
          <table:table-cell office:value-type="float" office:value="465">
            <text:p>465</text:p>
          </table:table-cell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<text:s/>0617 - Bureau de vote 0617</text:p>
          </table:table-cell>
          <table:table-cell table:formula="of:=TRIM(LEFT([.A124]; 5))" office:value-type="string" office:string-value="0617">
            <text:p>0617</text:p>
          </table:table-cell>
          <table:table-cell office:value-type="float" office:value="943">
            <text:p>943</text:p>
          </table:table-cell>
          <table:table-cell office:value-type="float" office:value="10">
            <text:p>10</text:p>
          </table:table-cell>
          <table:table-cell office:value-type="float" office:value="529">
            <text:p>529</text:p>
          </table:table-cell>
          <table:table-cell office:value-type="float" office:value="14">
            <text:p>14</text:p>
          </table:table-cell>
          <table:table-cell office:value-type="float" office:value="515">
            <text:p>515</text:p>
          </table:table-cell>
          <table:table-cell office:value-type="float" office:value="259">
            <text:p>25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618 - Bureau de vote 0618</text:p>
          </table:table-cell>
          <table:table-cell table:formula="of:=TRIM(LEFT([.A125]; 5))" office:value-type="string" office:string-value="0618">
            <text:p>0618</text:p>
          </table:table-cell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office:value-type="float" office:value="15">
            <text:p>15</text:p>
          </table:table-cell>
          <table:table-cell office:value-type="float" office:value="488">
            <text:p>488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619 - Bureau de vote 0619</text:p>
          </table:table-cell>
          <table:table-cell table:formula="of:=TRIM(LEFT([.A126]; 5))" office:value-type="string" office:string-value="0619">
            <text:p>0619</text:p>
          </table:table-cell>
          <table:table-cell office:value-type="float" office:value="948">
            <text:p>948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8">
            <text:p>18</text:p>
          </table:table-cell>
          <table:table-cell office:value-type="float" office:value="493">
            <text:p>493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701 - Bureau de vote 0701</text:p>
          </table:table-cell>
          <table:table-cell table:formula="of:=TRIM(LEFT([.A127]; 5))" office:value-type="string" office:string-value="0701">
            <text:p>0701</text:p>
          </table:table-cell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float" office:value="438">
            <text:p>438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263">
            <text:p>26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702 - Bureau de vote 0702</text:p>
          </table:table-cell>
          <table:table-cell table:formula="of:=TRIM(LEFT([.A128]; 5))" office:value-type="string" office:string-value="0702">
            <text:p>0702</text:p>
          </table:table-cell>
          <table:table-cell office:value-type="float" office:value="1004">
            <text:p>1004</text:p>
          </table:table-cell>
          <table:table-cell/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311">
            <text:p>3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703 - Bureau de vote 0703</text:p>
          </table:table-cell>
          <table:table-cell table:formula="of:=TRIM(LEFT([.A129]; 5))" office:value-type="string" office:string-value="0703">
            <text:p>0703</text:p>
          </table:table-cell>
          <table:table-cell office:value-type="float" office:value="940">
            <text:p>940</text:p>
          </table:table-cell>
          <table:table-cell office:value-type="float" office:value="3">
            <text:p>3</text:p>
          </table:table-cell>
          <table:table-cell office:value-type="float" office:value="498">
            <text:p>498</text:p>
          </table:table-cell>
          <table:table-cell office:value-type="float" office:value="13">
            <text:p>13</text:p>
          </table:table-cell>
          <table:table-cell office:value-type="float" office:value="485">
            <text:p>485</text:p>
          </table:table-cell>
          <table:table-cell office:value-type="float" office:value="272">
            <text:p>27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4">
            <text:p>17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704 - Bureau de vote 0704</text:p>
          </table:table-cell>
          <table:table-cell table:formula="of:=TRIM(LEFT([.A130]; 5))" office:value-type="string" office:string-value="0704">
            <text:p>0704</text:p>
          </table:table-cell>
          <table:table-cell office:value-type="float" office:value="715">
            <text:p>715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8">
            <text:p>8</text:p>
          </table:table-cell>
          <table:table-cell office:value-type="float" office:value="308">
            <text:p>308</text:p>
          </table:table-cell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705 - Bureau de vote 0705</text:p>
          </table:table-cell>
          <table:table-cell table:formula="of:=TRIM(LEFT([.A131]; 5))" office:value-type="string" office:string-value="0705">
            <text:p>0705</text:p>
          </table:table-cell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7">
            <text:p>7</text:p>
          </table:table-cell>
          <table:table-cell office:value-type="float" office:value="409">
            <text:p>409</text:p>
          </table:table-cell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706 - Bureau de vote 0706</text:p>
          </table:table-cell>
          <table:table-cell table:formula="of:=TRIM(LEFT([.A132]; 5))" office:value-type="string" office:string-value="0706">
            <text:p>0706</text:p>
          </table:table-cell>
          <table:table-cell office:value-type="float" office:value="987">
            <text:p>987</text:p>
          </table:table-cell>
          <table:table-cell/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<text:s/>0707 - Bureau de vote 0707</text:p>
          </table:table-cell>
          <table:table-cell table:formula="of:=TRIM(LEFT([.A133]; 5))" office:value-type="string" office:string-value="0707">
            <text:p>0707</text:p>
          </table:table-cell>
          <table:table-cell office:value-type="float" office:value="1146">
            <text:p>1146</text:p>
          </table:table-cell>
          <table:table-cell/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office:value-type="float" office:value="466">
            <text:p>466</text:p>
          </table:table-cell>
          <table:table-cell office:value-type="float" office:value="308">
            <text:p>30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708 - Bureau de vote 0708</text:p>
          </table:table-cell>
          <table:table-cell table:formula="of:=TRIM(LEFT([.A134]; 5))" office:value-type="string" office:string-value="0708">
            <text:p>0708</text:p>
          </table:table-cell>
          <table:table-cell office:value-type="float" office:value="838">
            <text:p>838</text:p>
          </table:table-cell>
          <table:table-cell/>
          <table:table-cell office:value-type="float" office:value="387">
            <text:p>387</text:p>
          </table:table-cell>
          <table:table-cell office:value-type="float" office:value="10">
            <text:p>10</text:p>
          </table:table-cell>
          <table:table-cell office:value-type="float" office:value="377">
            <text:p>377</text:p>
          </table:table-cell>
          <table:table-cell office:value-type="float" office:value="252">
            <text:p>25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709 - Bureau de vote 0709</text:p>
          </table:table-cell>
          <table:table-cell table:formula="of:=TRIM(LEFT([.A135]; 5))" office:value-type="string" office:string-value="0709">
            <text:p>0709</text:p>
          </table:table-cell>
          <table:table-cell office:value-type="float" office:value="826">
            <text:p>826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office:value-type="float" office:value="252">
            <text:p>25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710 - Bureau de vote 0710</text:p>
          </table:table-cell>
          <table:table-cell table:formula="of:=TRIM(LEFT([.A136]; 5))" office:value-type="string" office:string-value="0710">
            <text:p>0710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711 - Bureau de vote 0711</text:p>
          </table:table-cell>
          <table:table-cell table:formula="of:=TRIM(LEFT([.A137]; 5))" office:value-type="string" office:string-value="0711">
            <text:p>0711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13">
            <text:p>13</text:p>
          </table:table-cell>
          <table:table-cell office:value-type="float" office:value="438">
            <text:p>438</text:p>
          </table:table-cell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712 - Bureau de vote 0712</text:p>
          </table:table-cell>
          <table:table-cell table:formula="of:=TRIM(LEFT([.A138]; 5))" office:value-type="string" office:string-value="0712">
            <text:p>0712</text:p>
          </table:table-cell>
          <table:table-cell office:value-type="float" office:value="835">
            <text:p>835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0713 - Bureau de vote 0713</text:p>
          </table:table-cell>
          <table:table-cell table:formula="of:=TRIM(LEFT([.A139]; 5))" office:value-type="string" office:string-value="0713">
            <text:p>0713</text:p>
          </table:table-cell>
          <table:table-cell office:value-type="float" office:value="1034">
            <text:p>1034</text:p>
          </table:table-cell>
          <table:table-cell office:value-type="float" office:value="6">
            <text:p>6</text:p>
          </table:table-cell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office:value-type="float" office:value="534">
            <text:p>534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<text:s/>0714 - Bureau de vote 0714</text:p>
          </table:table-cell>
          <table:table-cell table:formula="of:=TRIM(LEFT([.A140]; 5))" office:value-type="string" office:string-value="0714">
            <text:p>0714</text:p>
          </table:table-cell>
          <table:table-cell office:value-type="float" office:value="1312">
            <text:p>1312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office:value-type="float" office:value="17">
            <text:p>17</text:p>
          </table:table-cell>
          <table:table-cell office:value-type="float" office:value="674">
            <text:p>674</text:p>
          </table:table-cell>
          <table:table-cell office:value-type="float" office:value="427">
            <text:p>42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801 - Bureau de vote 0801</text:p>
          </table:table-cell>
          <table:table-cell table:formula="of:=TRIM(LEFT([.A141]; 5))" office:value-type="string" office:string-value="0801">
            <text:p>0801</text:p>
          </table:table-cell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802 - Bureau de vote 0802</text:p>
          </table:table-cell>
          <table:table-cell table:formula="of:=TRIM(LEFT([.A142]; 5))" office:value-type="string" office:string-value="0802">
            <text:p>0802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office:value-type="float" office:value="222">
            <text:p>22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803 - Bureau de vote 0803</text:p>
          </table:table-cell>
          <table:table-cell table:formula="of:=TRIM(LEFT([.A143]; 5))" office:value-type="string" office:string-value="0803">
            <text:p>0803</text:p>
          </table:table-cell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242">
            <text:p>24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804 - Bureau de vote 0804</text:p>
          </table:table-cell>
          <table:table-cell table:formula="of:=TRIM(LEFT([.A144]; 5))" office:value-type="string" office:string-value="0804">
            <text:p>0804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15">
            <text:p>15</text:p>
          </table:table-cell>
          <table:table-cell office:value-type="float" office:value="414">
            <text:p>414</text:p>
          </table:table-cell>
          <table:table-cell office:value-type="float" office:value="249">
            <text:p>24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<text:s/>0805 - Bureau de vote 0805</text:p>
          </table:table-cell>
          <table:table-cell table:formula="of:=TRIM(LEFT([.A145]; 5))" office:value-type="string" office:string-value="0805">
            <text:p>0805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9">
            <text:p>9</text:p>
          </table:table-cell>
          <table:table-cell office:value-type="float" office:value="371">
            <text:p>371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806 - Bureau de vote 0806</text:p>
          </table:table-cell>
          <table:table-cell table:formula="of:=TRIM(LEFT([.A146]; 5))" office:value-type="string" office:string-value="0806">
            <text:p>0806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807 - Bureau de vote 0807</text:p>
          </table:table-cell>
          <table:table-cell table:formula="of:=TRIM(LEFT([.A147]; 5))" office:value-type="string" office:string-value="0807">
            <text:p>0807</text:p>
          </table:table-cell>
          <table:table-cell office:value-type="float" office:value="741">
            <text:p>741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7">
            <text:p>7</text:p>
          </table:table-cell>
          <table:table-cell office:value-type="float" office:value="437">
            <text:p>437</text:p>
          </table:table-cell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<text:s/>0808 - Bureau de vote 0808</text:p>
          </table:table-cell>
          <table:table-cell table:formula="of:=TRIM(LEFT([.A148]; 5))" office:value-type="string" office:string-value="0808">
            <text:p>0808</text:p>
          </table:table-cell>
          <table:table-cell office:value-type="float" office:value="992">
            <text:p>992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8">
            <text:p>18</text:p>
          </table:table-cell>
          <table:table-cell office:value-type="float" office:value="574">
            <text:p>574</text:p>
          </table:table-cell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809 - Bureau de vote 0809</text:p>
          </table:table-cell>
          <table:table-cell table:formula="of:=TRIM(LEFT([.A149]; 5))" office:value-type="string" office:string-value="0809">
            <text:p>0809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810 - Bureau de vote 0810</text:p>
          </table:table-cell>
          <table:table-cell table:formula="of:=TRIM(LEFT([.A150]; 5))" office:value-type="string" office:string-value="0810">
            <text:p>0810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22">
            <text:p>22</text:p>
          </table:table-cell>
          <table:table-cell office:value-type="float" office:value="485">
            <text:p>485</text:p>
          </table:table-cell>
          <table:table-cell office:value-type="float" office:value="343">
            <text:p>34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811 - Bureau de vote 0811</text:p>
          </table:table-cell>
          <table:table-cell table:formula="of:=TRIM(LEFT([.A151]; 5))" office:value-type="string" office:string-value="0811">
            <text:p>0811</text:p>
          </table:table-cell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14">
            <text:p>14</text:p>
          </table:table-cell>
          <table:table-cell office:value-type="float" office:value="415">
            <text:p>415</text:p>
          </table:table-cell>
          <table:table-cell office:value-type="float" office:value="283">
            <text:p>28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812 - Bureau de vote 0812</text:p>
          </table:table-cell>
          <table:table-cell table:formula="of:=TRIM(LEFT([.A152]; 5))" office:value-type="string" office:string-value="0812">
            <text:p>0812</text:p>
          </table:table-cell>
          <table:table-cell office:value-type="float" office:value="965">
            <text:p>965</text:p>
          </table:table-cell>
          <table:table-cell office:value-type="float" office:value="4">
            <text:p>4</text:p>
          </table:table-cell>
          <table:table-cell office:value-type="float" office:value="554">
            <text:p>554</text:p>
          </table:table-cell>
          <table:table-cell office:value-type="float" office:value="29">
            <text:p>29</text:p>
          </table:table-cell>
          <table:table-cell office:value-type="float" office:value="525">
            <text:p>525</text:p>
          </table:table-cell>
          <table:table-cell office:value-type="float" office:value="323">
            <text:p>323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<text:s/>0813 - Bureau de vote 0813</text:p>
          </table:table-cell>
          <table:table-cell table:formula="of:=TRIM(LEFT([.A153]; 5))" office:value-type="string" office:string-value="0813">
            <text:p>0813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814 - Bureau de vote 0814</text:p>
          </table:table-cell>
          <table:table-cell table:formula="of:=TRIM(LEFT([.A154]; 5))" office:value-type="string" office:string-value="0814">
            <text:p>0814</text:p>
          </table:table-cell>
          <table:table-cell office:value-type="float" office:value="989">
            <text:p>989</text:p>
          </table:table-cell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office:value-type="float" office:value="527">
            <text:p>527</text:p>
          </table:table-cell>
          <table:table-cell office:value-type="float" office:value="315">
            <text:p>315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0815 - Bureau de vote 0815</text:p>
          </table:table-cell>
          <table:table-cell table:formula="of:=TRIM(LEFT([.A155]; 5))" office:value-type="string" office:string-value="0815">
            <text:p>0815</text:p>
          </table:table-cell>
          <table:table-cell office:value-type="float" office:value="1281">
            <text:p>1281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21">
            <text:p>21</text:p>
          </table:table-cell>
          <table:table-cell office:value-type="float" office:value="653">
            <text:p>653</text:p>
          </table:table-cell>
          <table:table-cell office:value-type="float" office:value="445">
            <text:p>44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s/>0816 - Bureau de vote 0816</text:p>
          </table:table-cell>
          <table:table-cell table:formula="of:=TRIM(LEFT([.A156]; 5))" office:value-type="string" office:string-value="0816">
            <text:p>0816</text:p>
          </table:table-cell>
          <table:table-cell office:value-type="float" office:value="993">
            <text:p>993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20">
            <text:p>20</text:p>
          </table:table-cell>
          <table:table-cell office:value-type="float" office:value="555">
            <text:p>555</text:p>
          </table:table-cell>
          <table:table-cell office:value-type="float" office:value="296">
            <text:p>29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817 - Bureau de vote 0817</text:p>
          </table:table-cell>
          <table:table-cell table:formula="of:=TRIM(LEFT([.A157]; 5))" office:value-type="string" office:string-value="0817">
            <text:p>0817</text:p>
          </table:table-cell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455">
            <text:p>455</text:p>
          </table:table-cell>
          <table:table-cell office:value-type="float" office:value="298">
            <text:p>29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818 - Bureau de vote 0818</text:p>
          </table:table-cell>
          <table:table-cell table:formula="of:=TRIM(LEFT([.A158]; 5))" office:value-type="string" office:string-value="0818">
            <text:p>0818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13">
            <text:p>13</text:p>
          </table:table-cell>
          <table:table-cell office:value-type="float" office:value="375">
            <text:p>375</text:p>
          </table:table-cell>
          <table:table-cell office:value-type="float" office:value="242">
            <text:p>24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0901 - Bureau de vote 0901</text:p>
          </table:table-cell>
          <table:table-cell table:formula="of:=TRIM(LEFT([.A159]; 5))" office:value-type="string" office:string-value="0901">
            <text:p>0901</text:p>
          </table:table-cell>
          <table:table-cell office:value-type="float" office:value="797">
            <text:p>797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226">
            <text:p>22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902 - Bureau de vote 0902</text:p>
          </table:table-cell>
          <table:table-cell table:formula="of:=TRIM(LEFT([.A160]; 5))" office:value-type="string" office:string-value="0902">
            <text:p>0902</text:p>
          </table:table-cell>
          <table:table-cell office:value-type="float" office:value="853">
            <text:p>853</text:p>
          </table:table-cell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office:value-type="float" office:value="9">
            <text:p>9</text:p>
          </table:table-cell>
          <table:table-cell office:value-type="float" office:value="470">
            <text:p>470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903 - Bureau de vote 0903</text:p>
          </table:table-cell>
          <table:table-cell table:formula="of:=TRIM(LEFT([.A161]; 5))" office:value-type="string" office:string-value="0903">
            <text:p>0903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904 - Bureau de vote 0904</text:p>
          </table:table-cell>
          <table:table-cell table:formula="of:=TRIM(LEFT([.A162]; 5))" office:value-type="string" office:string-value="0904">
            <text:p>0904</text:p>
          </table:table-cell>
          <table:table-cell office:value-type="float" office:value="845">
            <text:p>845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12">
            <text:p>12</text:p>
          </table:table-cell>
          <table:table-cell office:value-type="float" office:value="484">
            <text:p>484</text:p>
          </table:table-cell>
          <table:table-cell office:value-type="float" office:value="251">
            <text:p>25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905 - Bureau de vote 0905</text:p>
          </table:table-cell>
          <table:table-cell table:formula="of:=TRIM(LEFT([.A163]; 5))" office:value-type="string" office:string-value="0905">
            <text:p>0905</text:p>
          </table:table-cell>
          <table:table-cell office:value-type="float" office:value="753">
            <text:p>753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12">
            <text:p>12</text:p>
          </table:table-cell>
          <table:table-cell office:value-type="float" office:value="373">
            <text:p>373</text:p>
          </table:table-cell>
          <table:table-cell office:value-type="float" office:value="235">
            <text:p>2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0906 - Bureau de vote 0906</text:p>
          </table:table-cell>
          <table:table-cell table:formula="of:=TRIM(LEFT([.A164]; 5))" office:value-type="string" office:string-value="0906">
            <text:p>0906</text:p>
          </table:table-cell>
          <table:table-cell office:value-type="float" office:value="897">
            <text:p>897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13">
            <text:p>13</text:p>
          </table:table-cell>
          <table:table-cell office:value-type="float" office:value="375">
            <text:p>375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<text:s/>0907 - Bureau de vote 0907</text:p>
          </table:table-cell>
          <table:table-cell table:formula="of:=TRIM(LEFT([.A165]; 5))" office:value-type="string" office:string-value="0907">
            <text:p>0907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office:value-type="float" office:value="235">
            <text:p>23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908 - Bureau de vote 0908</text:p>
          </table:table-cell>
          <table:table-cell table:formula="of:=TRIM(LEFT([.A166]; 5))" office:value-type="string" office:string-value="0908">
            <text:p>090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2">
            <text:p>12</text:p>
          </table:table-cell>
          <table:table-cell office:value-type="float" office:value="280">
            <text:p>280</text:p>
          </table:table-cell>
          <table:table-cell office:value-type="float" office:value="186">
            <text:p>18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909 - Bureau de vote 0909</text:p>
          </table:table-cell>
          <table:table-cell table:formula="of:=TRIM(LEFT([.A167]; 5))" office:value-type="string" office:string-value="0909">
            <text:p>0909</text:p>
          </table:table-cell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0910 - Bureau de vote 0910</text:p>
          </table:table-cell>
          <table:table-cell table:formula="of:=TRIM(LEFT([.A168]; 5))" office:value-type="string" office:string-value="0910">
            <text:p>0910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0911 - Bureau de vote 0911</text:p>
          </table:table-cell>
          <table:table-cell table:formula="of:=TRIM(LEFT([.A169]; 5))" office:value-type="string" office:string-value="0911">
            <text:p>0911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13">
            <text:p>13</text:p>
          </table:table-cell>
          <table:table-cell office:value-type="float" office:value="495">
            <text:p>495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912 - Bureau de vote 0912</text:p>
          </table:table-cell>
          <table:table-cell table:formula="of:=TRIM(LEFT([.A170]; 5))" office:value-type="string" office:string-value="0912">
            <text:p>0912</text:p>
          </table:table-cell>
          <table:table-cell office:value-type="float" office:value="1196">
            <text:p>1196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office:value-type="float" office:value="21">
            <text:p>21</text:p>
          </table:table-cell>
          <table:table-cell office:value-type="float" office:value="622">
            <text:p>622</text:p>
          </table:table-cell>
          <table:table-cell office:value-type="float" office:value="385">
            <text:p>385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63">
            <text:p>163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913 - Bureau de vote 0913</text:p>
          </table:table-cell>
          <table:table-cell table:formula="of:=TRIM(LEFT([.A171]; 5))" office:value-type="string" office:string-value="0913">
            <text:p>0913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21">
            <text:p>21</text:p>
          </table:table-cell>
          <table:table-cell office:value-type="float" office:value="648">
            <text:p>648</text:p>
          </table:table-cell>
          <table:table-cell office:value-type="float" office:value="420">
            <text:p>4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<text:s/>0914 - Bureau de vote 0914</text:p>
          </table:table-cell>
          <table:table-cell table:formula="of:=TRIM(LEFT([.A172]; 5))" office:value-type="string" office:string-value="0914">
            <text:p>0914</text:p>
          </table:table-cell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14">
            <text:p>14</text:p>
          </table:table-cell>
          <table:table-cell office:value-type="float" office:value="482">
            <text:p>482</text:p>
          </table:table-cell>
          <table:table-cell office:value-type="float" office:value="310">
            <text:p>31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915 - Bureau de vote 0915</text:p>
          </table:table-cell>
          <table:table-cell table:formula="of:=TRIM(LEFT([.A173]; 5))" office:value-type="string" office:string-value="0915">
            <text:p>0915</text:p>
          </table:table-cell>
          <table:table-cell office:value-type="float" office:value="818">
            <text:p>818</text:p>
          </table:table-cell>
          <table:table-cell/>
          <table:table-cell office:value-type="float" office:value="427">
            <text:p>427</text:p>
          </table:table-cell>
          <table:table-cell office:value-type="float" office:value="10">
            <text:p>10</text:p>
          </table:table-cell>
          <table:table-cell office:value-type="float" office:value="417">
            <text:p>417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0916 - Bureau de vote 0916</text:p>
          </table:table-cell>
          <table:table-cell table:formula="of:=TRIM(LEFT([.A174]; 5))" office:value-type="string" office:string-value="0916">
            <text:p>0916</text:p>
          </table:table-cell>
          <table:table-cell office:value-type="float" office:value="1020">
            <text:p>1020</text:p>
          </table:table-cell>
          <table:table-cell office:value-type="float" office:value="5">
            <text:p>5</text:p>
          </table:table-cell>
          <table:table-cell office:value-type="float" office:value="629">
            <text:p>629</text:p>
          </table:table-cell>
          <table:table-cell office:value-type="float" office:value="10">
            <text:p>10</text:p>
          </table:table-cell>
          <table:table-cell office:value-type="float" office:value="619">
            <text:p>619</text:p>
          </table:table-cell>
          <table:table-cell office:value-type="float" office:value="366">
            <text:p>36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0917 - Bureau de vote 0917</text:p>
          </table:table-cell>
          <table:table-cell table:formula="of:=TRIM(LEFT([.A175]; 5))" office:value-type="string" office:string-value="0917">
            <text:p>0917</text:p>
          </table:table-cell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12">
            <text:p>12</text:p>
          </table:table-cell>
          <table:table-cell office:value-type="float" office:value="444">
            <text:p>444</text:p>
          </table:table-cell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0918 - Bureau de vote 0918</text:p>
          </table:table-cell>
          <table:table-cell table:formula="of:=TRIM(LEFT([.A176]; 5))" office:value-type="string" office:string-value="0918">
            <text:p>0918</text:p>
          </table:table-cell>
          <table:table-cell office:value-type="float" office:value="1028">
            <text:p>1028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float" office:value="20">
            <text:p>20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0919 - Bureau de vote 0919</text:p>
          </table:table-cell>
          <table:table-cell table:formula="of:=TRIM(LEFT([.A177]; 5))" office:value-type="string" office:string-value="0919">
            <text:p>0919</text:p>
          </table:table-cell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2">
            <text:p>12</text:p>
          </table:table-cell>
          <table:table-cell office:value-type="float" office:value="449">
            <text:p>449</text:p>
          </table:table-cell>
          <table:table-cell office:value-type="float" office:value="279">
            <text:p>279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0920 - Bureau de vote 0920</text:p>
          </table:table-cell>
          <table:table-cell table:formula="of:=TRIM(LEFT([.A178]; 5))" office:value-type="string" office:string-value="0920">
            <text:p>0920</text:p>
          </table:table-cell>
          <table:table-cell office:value-type="float" office:value="793">
            <text:p>793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12">
            <text:p>12</text:p>
          </table:table-cell>
          <table:table-cell office:value-type="float" office:value="437">
            <text:p>437</text:p>
          </table:table-cell>
          <table:table-cell office:value-type="float" office:value="315">
            <text:p>31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0921 - Bureau de vote 0921</text:p>
          </table:table-cell>
          <table:table-cell table:formula="of:=TRIM(LEFT([.A179]; 5))" office:value-type="string" office:string-value="0921">
            <text:p>092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18">
            <text:p>18</text:p>
          </table:table-cell>
          <table:table-cell office:value-type="float" office:value="445">
            <text:p>445</text:p>
          </table:table-cell>
          <table:table-cell office:value-type="float" office:value="282">
            <text:p>28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0922 - Bureau de vote 0922</text:p>
          </table:table-cell>
          <table:table-cell table:formula="of:=TRIM(LEFT([.A180]; 5))" office:value-type="string" office:string-value="0922">
            <text:p>0922</text:p>
          </table:table-cell>
          <table:table-cell office:value-type="float" office:value="1083">
            <text:p>1083</text:p>
          </table:table-cell>
          <table:table-cell office:value-type="float" office:value="7">
            <text:p>7</text:p>
          </table:table-cell>
          <table:table-cell office:value-type="float" office:value="690">
            <text:p>690</text:p>
          </table:table-cell>
          <table:table-cell office:value-type="float" office:value="23">
            <text:p>23</text:p>
          </table:table-cell>
          <table:table-cell office:value-type="float" office:value="667">
            <text:p>667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<text:s/>1001 - Bureau de vote 1001</text:p>
          </table:table-cell>
          <table:table-cell table:formula="of:=TRIM(LEFT([.A181]; 5))" office:value-type="string" office:string-value="1001">
            <text:p>1001</text:p>
          </table:table-cell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17">
            <text:p>17</text:p>
          </table:table-cell>
          <table:table-cell office:value-type="float" office:value="384">
            <text:p>384</text:p>
          </table:table-cell>
          <table:table-cell office:value-type="float" office:value="259">
            <text:p>25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<text:s/>1002 - Bureau de vote 1002</text:p>
          </table:table-cell>
          <table:table-cell table:formula="of:=TRIM(LEFT([.A182]; 5))" office:value-type="string" office:string-value="1002">
            <text:p>1002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16">
            <text:p>16</text:p>
          </table:table-cell>
          <table:table-cell office:value-type="float" office:value="346">
            <text:p>346</text:p>
          </table:table-cell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1003 - Bureau de vote 1003</text:p>
          </table:table-cell>
          <table:table-cell table:formula="of:=TRIM(LEFT([.A183]; 5))" office:value-type="string" office:string-value="1003">
            <text:p>1003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1004 - Bureau de vote 1004</text:p>
          </table:table-cell>
          <table:table-cell table:formula="of:=TRIM(LEFT([.A184]; 5))" office:value-type="string" office:string-value="1004">
            <text:p>1004</text:p>
          </table:table-cell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284">
            <text:p>28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1005 - Bureau de vote 1005</text:p>
          </table:table-cell>
          <table:table-cell table:formula="of:=TRIM(LEFT([.A185]; 5))" office:value-type="string" office:string-value="1005">
            <text:p>1005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4">
            <text:p>14</text:p>
          </table:table-cell>
          <table:table-cell office:value-type="float" office:value="361">
            <text:p>361</text:p>
          </table:table-cell>
          <table:table-cell office:value-type="float" office:value="222">
            <text:p>22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1006 - Bureau de vote 1006</text:p>
          </table:table-cell>
          <table:table-cell table:formula="of:=TRIM(LEFT([.A186]; 5))" office:value-type="string" office:string-value="1006">
            <text:p>1006</text:p>
          </table:table-cell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1007 - Bureau de vote 1007</text:p>
          </table:table-cell>
          <table:table-cell table:formula="of:=TRIM(LEFT([.A187]; 5))" office:value-type="string" office:string-value="1007">
            <text:p>1007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29">
            <text:p>29</text:p>
          </table:table-cell>
          <table:table-cell office:value-type="float" office:value="508">
            <text:p>508</text:p>
          </table:table-cell>
          <table:table-cell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<text:s/>1008 - Bureau de vote 1008</text:p>
          </table:table-cell>
          <table:table-cell table:formula="of:=TRIM(LEFT([.A188]; 5))" office:value-type="string" office:string-value="1008">
            <text:p>1008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2">
            <text:p>12</text:p>
          </table:table-cell>
          <table:table-cell office:value-type="float" office:value="316">
            <text:p>316</text:p>
          </table:table-cell>
          <table:table-cell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<text:s/>1101 - Bureau de vote 1101</text:p>
          </table:table-cell>
          <table:table-cell table:formula="of:=TRIM(LEFT([.A189]; 5))" office:value-type="string" office:string-value="1101">
            <text:p>11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<text:s/>1102 - Bureau de vote 1102</text:p>
          </table:table-cell>
          <table:table-cell table:formula="of:=TRIM(LEFT([.A190]; 5))" office:value-type="string" office:string-value="1102">
            <text:p>1102</text:p>
          </table:table-cell>
          <table:table-cell office:value-type="float" office:value="888">
            <text:p>888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411">
            <text:p>411</text:p>
          </table:table-cell>
          <table:table-cell office:value-type="float" office:value="257">
            <text:p>25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1103 - Bureau de vote 1103</text:p>
          </table:table-cell>
          <table:table-cell table:formula="of:=TRIM(LEFT([.A191]; 5))" office:value-type="string" office:string-value="1103">
            <text:p>1103</text:p>
          </table:table-cell>
          <table:table-cell office:value-type="float" office:value="779">
            <text:p>779</text:p>
          </table:table-cell>
          <table:table-cell/>
          <table:table-cell office:value-type="float" office:value="432">
            <text:p>432</text:p>
          </table:table-cell>
          <table:table-cell office:value-type="float" office:value="21">
            <text:p>21</text:p>
          </table:table-cell>
          <table:table-cell office:value-type="float" office:value="411">
            <text:p>411</text:p>
          </table:table-cell>
          <table:table-cell office:value-type="float" office:value="243">
            <text:p>24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<text:s/>1104 - Bureau de vote 1104</text:p>
          </table:table-cell>
          <table:table-cell table:formula="of:=TRIM(LEFT([.A192]; 5))" office:value-type="string" office:string-value="1104">
            <text:p>1104</text:p>
          </table:table-cell>
          <table:table-cell office:value-type="float" office:value="764">
            <text:p>764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18">
            <text:p>18</text:p>
          </table:table-cell>
          <table:table-cell office:value-type="float" office:value="420">
            <text:p>420</text:p>
          </table:table-cell>
          <table:table-cell office:value-type="float" office:value="237">
            <text:p>23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<text:s/>1105 - Bureau de vote 1105</text:p>
          </table:table-cell>
          <table:table-cell table:formula="of:=TRIM(LEFT([.A193]; 5))" office:value-type="string" office:string-value="1105">
            <text:p>1105</text:p>
          </table:table-cell>
          <table:table-cell office:value-type="float" office:value="683">
            <text:p>683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<text:s/>1106 - Bureau de vote 1106</text:p>
          </table:table-cell>
          <table:table-cell table:formula="of:=TRIM(LEFT([.A194]; 5))" office:value-type="string" office:string-value="1106">
            <text:p>1106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13">
            <text:p>13</text:p>
          </table:table-cell>
          <table:table-cell office:value-type="float" office:value="358">
            <text:p>35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1107 - Bureau de vote 1107</text:p>
          </table:table-cell>
          <table:table-cell table:formula="of:=TRIM(LEFT([.A195]; 5))" office:value-type="string" office:string-value="1107">
            <text:p>1107</text:p>
          </table:table-cell>
          <table:table-cell office:value-type="float" office:value="756">
            <text:p>756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256">
            <text:p>25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1108 - Bureau de vote 1108</text:p>
          </table:table-cell>
          <table:table-cell table:formula="of:=TRIM(LEFT([.A196]; 5))" office:value-type="string" office:string-value="1108">
            <text:p>1108</text:p>
          </table:table-cell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<text:s/>1109 - Bureau de vote 1109</text:p>
          </table:table-cell>
          <table:table-cell table:formula="of:=TRIM(LEFT([.A197]; 5))" office:value-type="string" office:string-value="1109">
            <text:p>1109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<text:s/>1110 - Bureau de vote 1110</text:p>
          </table:table-cell>
          <table:table-cell table:formula="of:=TRIM(LEFT([.A198]; 5))" office:value-type="string" office:string-value="1110">
            <text:p>1110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<text:s/>1111 - Bureau de vote 1111</text:p>
          </table:table-cell>
          <table:table-cell table:formula="of:=TRIM(LEFT([.A199]; 5))" office:value-type="string" office:string-value="1111">
            <text:p>1111</text:p>
          </table:table-cell>
          <table:table-cell office:value-type="float" office:value="717">
            <text:p>717</text:p>
          </table:table-cell>
          <table:table-cell/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192">
            <text:p>19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<text:s/>1112 - Bureau de vote 1112</text:p>
          </table:table-cell>
          <table:table-cell table:formula="of:=TRIM(LEFT([.A200]; 5))" office:value-type="string" office:string-value="1112">
            <text:p>1112</text:p>
          </table:table-cell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394">
            <text:p>394</text:p>
          </table:table-cell>
          <table:table-cell office:value-type="float" office:value="208">
            <text:p>20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<text:s/>1113 - Bureau de vote 1113</text:p>
          </table:table-cell>
          <table:table-cell table:formula="of:=TRIM(LEFT([.A201]; 5))" office:value-type="string" office:string-value="1113">
            <text:p>1113</text:p>
          </table:table-cell>
          <table:table-cell office:value-type="float" office:value="965">
            <text:p>965</text:p>
          </table:table-cell>
          <table:table-cell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6">
            <text:p>16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<text:s/>1114 - Bureau de vote 1114</text:p>
          </table:table-cell>
          <table:table-cell table:formula="of:=TRIM(LEFT([.A202]; 5))" office:value-type="string" office:string-value="1114">
            <text:p>1114</text:p>
          </table:table-cell>
          <table:table-cell office:value-type="float" office:value="756">
            <text:p>756</text:p>
          </table:table-cell>
          <table:table-cell/>
          <table:table-cell office:value-type="float" office:value="369">
            <text:p>369</text:p>
          </table:table-cell>
          <table:table-cell office:value-type="float" office:value="8">
            <text:p>8</text:p>
          </table:table-cell>
          <table:table-cell office:value-type="float" office:value="361">
            <text:p>361</text:p>
          </table:table-cell>
          <table:table-cell office:value-type="float" office:value="223">
            <text:p>22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<text:s/>1115 - Bureau de vote 1115</text:p>
          </table:table-cell>
          <table:table-cell table:formula="of:=TRIM(LEFT([.A203]; 5))" office:value-type="string" office:string-value="1115">
            <text:p>1115</text:p>
          </table:table-cell>
          <table:table-cell office:value-type="float" office:value="869">
            <text:p>869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float" office:value="467">
            <text:p>467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37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2" table:number-columns-repeated="17" table:default-cell-style-name="Default"/>
        <table:table-row table:style-name="ro1">
          <table:table-cell office:value-type="string">
            <text:p>BUREAU_DE_VOTE</text:p>
          </table:table-cell>
          <table:table-cell office:value-type="string">
            <text:p>IDBUREAU</text:p>
          </table:table-cell>
          <table:table-cell office:value-type="string">
            <text:p>INSCRITS</text:p>
          </table:table-cell>
          <table:table-cell office:value-type="string">
            <text:p>PROCURATIONS</text:p>
          </table:table-cell>
          <table:table-cell office:value-type="string">
            <text:p>VOTANTS</text:p>
          </table:table-cell>
          <table:table-cell office:value-type="string">
            <text:p>NULS</text:p>
          </table:table-cell>
          <table:table-cell office:value-type="string">
            <text:p>EXPRIMES</text:p>
          </table:table-cell>
          <table:table-cell office:value-type="string">
            <text:p>AYRAULT</text:p>
          </table:table-cell>
          <table:table-cell office:value-type="string">
            <text:p>DEFRANCE</text:p>
          </table:table-cell>
          <table:table-cell office:value-type="string">
            <text:p>PERALDI</text:p>
          </table:table-cell>
          <table:table-cell office:value-type="string">
            <text:p>HAROUSSEAU</text:p>
          </table:table-cell>
          <table:table-cell office:value-type="string">
            <text:p>BRUNEAU</text:p>
          </table:table-cell>
          <table:table-cell office:value-type="string">
            <text:p>AYRAULT_P</text:p>
          </table:table-cell>
          <table:table-cell office:value-type="string">
            <text:p>DEFRANCE_P</text:p>
          </table:table-cell>
          <table:table-cell office:value-type="string">
            <text:p>PERALDI_P</text:p>
          </table:table-cell>
          <table:table-cell office:value-type="string">
            <text:p>HAROUSSEAU_P</text:p>
          </table:table-cell>
          <table:table-cell office:value-type="string">
            <text:p>BRUNEAU_P</text:p>
          </table:table-cell>
        </table:table-row>
        <table:table-row table:style-name="ro2">
          <table:table-cell office:value-type="string">
            <text:p><text:s/>0101 - Bureau de vote 0101</text:p>
          </table:table-cell>
          <table:table-cell table:formula="of:=TRIM(LEFT([.A2]; 5))" office:value-type="string" office:string-value="0101">
            <text:p>0101</text:p>
          </table:table-cell>
          <table:table-cell office:value-type="float" office:value="797">
            <text:p>797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13">
            <text:p>13</text:p>
          </table:table-cell>
          <table:table-cell office:value-type="float" office:value="322">
            <text:p>322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table:formula="of:=[.H2]/[.$G2]*100" office:value-type="float" office:value="39.751552795031">
            <text:p>39.751552795</text:p>
          </table:table-cell>
          <table:table-cell table:formula="of:=[.I2]/[.$G2]*100" office:value-type="float" office:value="7.14285714285714">
            <text:p>7.1428571429</text:p>
          </table:table-cell>
          <table:table-cell table:formula="of:=[.J2]/[.$G2]*100" office:value-type="float" office:value="1.5527950310559">
            <text:p>1.5527950311</text:p>
          </table:table-cell>
          <table:table-cell table:formula="of:=[.K2]/[.$G2]*100" office:value-type="float" office:value="49.0683229813665">
            <text:p>49.0683229814</text:p>
          </table:table-cell>
          <table:table-cell table:formula="of:=[.L2]/[.$G2]*100" office:value-type="float" office:value="2.48447204968944">
            <text:p>2.4844720497</text:p>
          </table:table-cell>
        </table:table-row>
        <table:table-row table:style-name="ro2">
          <table:table-cell office:value-type="string">
            <text:p><text:s/>0102 - Bureau de vote 0102</text:p>
          </table:table-cell>
          <table:table-cell table:formula="of:=TRIM(LEFT([.A3]; 5))" office:value-type="string" office:string-value="0102">
            <text:p>0102</text:p>
          </table:table-cell>
          <table:table-cell office:value-type="float" office:value="996">
            <text:p>996</text:p>
          </table:table-cell>
          <table:table-cell office:value-type="float" office:value="5">
            <text:p>5</text:p>
          </table:table-cell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office:value-type="float" office:value="478">
            <text:p>478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91">
            <text:p>191</text:p>
          </table:table-cell>
          <table:table-cell office:value-type="float" office:value="11">
            <text:p>11</text:p>
          </table:table-cell>
          <table:table-cell table:formula="of:=[.H3]/[.$G3]*100" office:value-type="float" office:value="48.5355648535565">
            <text:p>48.5355648536</text:p>
          </table:table-cell>
          <table:table-cell table:formula="of:=[.I3]/[.$G3]*100" office:value-type="float" office:value="6.48535564853557">
            <text:p>6.4853556485</text:p>
          </table:table-cell>
          <table:table-cell table:formula="of:=[.J3]/[.$G3]*100" office:value-type="float" office:value="2.71966527196653">
            <text:p>2.719665272</text:p>
          </table:table-cell>
          <table:table-cell table:formula="of:=[.K3]/[.$G3]*100" office:value-type="float" office:value="39.9581589958159">
            <text:p>39.9581589958</text:p>
          </table:table-cell>
          <table:table-cell table:formula="of:=[.L3]/[.$G3]*100" office:value-type="float" office:value="2.30125523012552">
            <text:p>2.3012552301</text:p>
          </table:table-cell>
        </table:table-row>
        <table:table-row table:style-name="ro2">
          <table:table-cell office:value-type="string">
            <text:p><text:s/>0103 - Bureau de vote 0103</text:p>
          </table:table-cell>
          <table:table-cell table:formula="of:=TRIM(LEFT([.A4]; 5))" office:value-type="string" office:string-value="0103">
            <text:p>0103</text:p>
          </table:table-cell>
          <table:table-cell office:value-type="float" office:value="777">
            <text:p>777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office:value-type="float" office:value="24">
            <text:p>24</text:p>
          </table:table-cell>
          <table:table-cell office:value-type="float" office:value="418">
            <text:p>418</text:p>
          </table:table-cell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  <table:table-cell office:value-type="float" office:value="9">
            <text:p>9</text:p>
          </table:table-cell>
          <table:table-cell table:formula="of:=[.H4]/[.$G4]*100" office:value-type="float" office:value="45.4545454545455">
            <text:p>45.4545454545</text:p>
          </table:table-cell>
          <table:table-cell table:formula="of:=[.I4]/[.$G4]*100" office:value-type="float" office:value="6.9377990430622">
            <text:p>6.9377990431</text:p>
          </table:table-cell>
          <table:table-cell table:formula="of:=[.J4]/[.$G4]*100" office:value-type="float" office:value="1.67464114832536">
            <text:p>1.6746411483</text:p>
          </table:table-cell>
          <table:table-cell table:formula="of:=[.K4]/[.$G4]*100" office:value-type="float" office:value="43.7799043062201">
            <text:p>43.7799043062</text:p>
          </table:table-cell>
          <table:table-cell table:formula="of:=[.L4]/[.$G4]*100" office:value-type="float" office:value="2.15311004784689">
            <text:p>2.1531100478</text:p>
          </table:table-cell>
        </table:table-row>
        <table:table-row table:style-name="ro2">
          <table:table-cell office:value-type="string">
            <text:p><text:s/>0104 - Bureau de vote 0104</text:p>
          </table:table-cell>
          <table:table-cell table:formula="of:=TRIM(LEFT([.A5]; 5))" office:value-type="string" office:string-value="0104">
            <text:p>0104</text:p>
          </table:table-cell>
          <table:table-cell office:value-type="float" office:value="913">
            <text:p>913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office:value-type="float" office:value="5">
            <text:p>5</text:p>
          </table:table-cell>
          <table:table-cell table:formula="of:=[.H5]/[.$G5]*100" office:value-type="float" office:value="49.7512437810945">
            <text:p>49.7512437811</text:p>
          </table:table-cell>
          <table:table-cell table:formula="of:=[.I5]/[.$G5]*100" office:value-type="float" office:value="8.2089552238806">
            <text:p>8.2089552239</text:p>
          </table:table-cell>
          <table:table-cell table:formula="of:=[.J5]/[.$G5]*100" office:value-type="float" office:value="1.74129353233831">
            <text:p>1.7412935323</text:p>
          </table:table-cell>
          <table:table-cell table:formula="of:=[.K5]/[.$G5]*100" office:value-type="float" office:value="39.0547263681592">
            <text:p>39.0547263682</text:p>
          </table:table-cell>
          <table:table-cell table:formula="of:=[.L5]/[.$G5]*100" office:value-type="float" office:value="1.24378109452736">
            <text:p>1.2437810945</text:p>
          </table:table-cell>
        </table:table-row>
        <table:table-row table:style-name="ro2">
          <table:table-cell office:value-type="string">
            <text:p><text:s/>0105 - Bureau de vote 0105</text:p>
          </table:table-cell>
          <table:table-cell table:formula="of:=TRIM(LEFT([.A6]; 5))" office:value-type="string" office:string-value="0105">
            <text:p>0105</text:p>
          </table:table-cell>
          <table:table-cell office:value-type="float" office:value="785">
            <text:p>785</text:p>
          </table:table-cell>
          <table:table-cell office:value-type="float" office:value="9">
            <text:p>9</text:p>
          </table:table-cell>
          <table:table-cell office:value-type="float" office:value="406">
            <text:p>406</text:p>
          </table:table-cell>
          <table:table-cell office:value-type="float" office:value="8">
            <text:p>8</text:p>
          </table:table-cell>
          <table:table-cell office:value-type="float" office:value="398">
            <text:p>398</text:p>
          </table:table-cell>
          <table:table-cell office:value-type="float" office:value="183">
            <text:p>18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table:formula="of:=[.H6]/[.$G6]*100" office:value-type="float" office:value="45.9798994974874">
            <text:p>45.9798994975</text:p>
          </table:table-cell>
          <table:table-cell table:formula="of:=[.I6]/[.$G6]*100" office:value-type="float" office:value="3.76884422110553">
            <text:p>3.7688442211</text:p>
          </table:table-cell>
          <table:table-cell table:formula="of:=[.J6]/[.$G6]*100" office:value-type="float" office:value="2.76381909547739">
            <text:p>2.7638190955</text:p>
          </table:table-cell>
          <table:table-cell table:formula="of:=[.K6]/[.$G6]*100" office:value-type="float" office:value="45.2261306532663">
            <text:p>45.2261306533</text:p>
          </table:table-cell>
          <table:table-cell table:formula="of:=[.L6]/[.$G6]*100" office:value-type="float" office:value="2.26130653266332">
            <text:p>2.2613065327</text:p>
          </table:table-cell>
        </table:table-row>
        <table:table-row table:style-name="ro2">
          <table:table-cell office:value-type="string">
            <text:p><text:s/>0106 - Bureau de vote 0106</text:p>
          </table:table-cell>
          <table:table-cell table:formula="of:=TRIM(LEFT([.A7]; 5))" office:value-type="string" office:string-value="0106">
            <text:p>0106</text:p>
          </table:table-cell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16">
            <text:p>16</text:p>
          </table:table-cell>
          <table:table-cell office:value-type="float" office:value="414">
            <text:p>414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  <table:table-cell table:formula="of:=[.H7]/[.$G7]*100" office:value-type="float" office:value="37.6811594202899">
            <text:p>37.6811594203</text:p>
          </table:table-cell>
          <table:table-cell table:formula="of:=[.I7]/[.$G7]*100" office:value-type="float" office:value="3.86473429951691">
            <text:p>3.8647342995</text:p>
          </table:table-cell>
          <table:table-cell table:formula="of:=[.J7]/[.$G7]*100" office:value-type="float" office:value="1.69082125603865">
            <text:p>1.690821256</text:p>
          </table:table-cell>
          <table:table-cell table:formula="of:=[.K7]/[.$G7]*100" office:value-type="float" office:value="54.8309178743961">
            <text:p>54.8309178744</text:p>
          </table:table-cell>
          <table:table-cell table:formula="of:=[.L7]/[.$G7]*100" office:value-type="float" office:value="1.93236714975845">
            <text:p>1.9323671498</text:p>
          </table:table-cell>
        </table:table-row>
        <table:table-row table:style-name="ro2">
          <table:table-cell office:value-type="string">
            <text:p><text:s/>0107 - Bureau de vote 0107</text:p>
          </table:table-cell>
          <table:table-cell table:formula="of:=TRIM(LEFT([.A8]; 5))" office:value-type="string" office:string-value="0107">
            <text:p>0107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10">
            <text:p>10</text:p>
          </table:table-cell>
          <table:table-cell office:value-type="float" office:value="352">
            <text:p>352</text:p>
          </table:table-cell>
          <table:table-cell office:value-type="float" office:value="155">
            <text:p>15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  <table:table-cell table:formula="of:=[.H8]/[.$G8]*100" office:value-type="float" office:value="44.0340909090909">
            <text:p>44.0340909091</text:p>
          </table:table-cell>
          <table:table-cell table:formula="of:=[.I8]/[.$G8]*100" office:value-type="float" office:value="6.53409090909091">
            <text:p>6.5340909091</text:p>
          </table:table-cell>
          <table:table-cell table:formula="of:=[.J8]/[.$G8]*100" office:value-type="float" office:value="2.55681818181818">
            <text:p>2.5568181818</text:p>
          </table:table-cell>
          <table:table-cell table:formula="of:=[.K8]/[.$G8]*100" office:value-type="float" office:value="44.8863636363636">
            <text:p>44.8863636364</text:p>
          </table:table-cell>
          <table:table-cell table:formula="of:=[.L8]/[.$G8]*100" office:value-type="float" office:value="1.98863636363636">
            <text:p>1.9886363636</text:p>
          </table:table-cell>
        </table:table-row>
        <table:table-row table:style-name="ro2">
          <table:table-cell office:value-type="string">
            <text:p><text:s/>0108 - Bureau de vote 0108</text:p>
          </table:table-cell>
          <table:table-cell table:formula="of:=TRIM(LEFT([.A9]; 5))" office:value-type="string" office:string-value="0108">
            <text:p>0108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14">
            <text:p>14</text:p>
          </table:table-cell>
          <table:table-cell office:value-type="float" office:value="319">
            <text:p>319</text:p>
          </table:table-cell>
          <table:table-cell office:value-type="float" office:value="183">
            <text:p>183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table:formula="of:=[.H9]/[.$G9]*100" office:value-type="float" office:value="57.3667711598746">
            <text:p>57.3667711599</text:p>
          </table:table-cell>
          <table:table-cell table:formula="of:=[.I9]/[.$G9]*100" office:value-type="float" office:value="10.9717868338558">
            <text:p>10.9717868339</text:p>
          </table:table-cell>
          <table:table-cell table:formula="of:=[.J9]/[.$G9]*100" office:value-type="float" office:value="3.13479623824451">
            <text:p>3.1347962382</text:p>
          </table:table-cell>
          <table:table-cell table:formula="of:=[.K9]/[.$G9]*100" office:value-type="float" office:value="25.3918495297806">
            <text:p>25.3918495298</text:p>
          </table:table-cell>
          <table:table-cell table:formula="of:=[.L9]/[.$G9]*100" office:value-type="float" office:value="3.13479623824451">
            <text:p>3.1347962382</text:p>
          </table:table-cell>
        </table:table-row>
        <table:table-row table:style-name="ro2">
          <table:table-cell office:value-type="string">
            <text:p><text:s/>0109 - Bureau de vote 0109</text:p>
          </table:table-cell>
          <table:table-cell table:formula="of:=TRIM(LEFT([.A10]; 5))" office:value-type="string" office:string-value="0109">
            <text:p>0109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8">
            <text:p>8</text:p>
          </table:table-cell>
          <table:table-cell office:value-type="float" office:value="363">
            <text:p>363</text:p>
          </table:table-cell>
          <table:table-cell office:value-type="float" office:value="194">
            <text:p>194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table:formula="of:=[.H10]/[.$G10]*100" office:value-type="float" office:value="53.4435261707989">
            <text:p>53.4435261708</text:p>
          </table:table-cell>
          <table:table-cell table:formula="of:=[.I10]/[.$G10]*100" office:value-type="float" office:value="7.98898071625344">
            <text:p>7.9889807163</text:p>
          </table:table-cell>
          <table:table-cell table:formula="of:=[.J10]/[.$G10]*100" office:value-type="float" office:value="2.75482093663912">
            <text:p>2.7548209366</text:p>
          </table:table-cell>
          <table:table-cell table:formula="of:=[.K10]/[.$G10]*100" office:value-type="float" office:value="32.5068870523416">
            <text:p>32.5068870523</text:p>
          </table:table-cell>
          <table:table-cell table:formula="of:=[.L10]/[.$G10]*100" office:value-type="float" office:value="3.30578512396694">
            <text:p>3.305785124</text:p>
          </table:table-cell>
        </table:table-row>
        <table:table-row table:style-name="ro2">
          <table:table-cell office:value-type="string">
            <text:p><text:s/>0110 - Bureau de vote 0110</text:p>
          </table:table-cell>
          <table:table-cell table:formula="of:=TRIM(LEFT([.A11]; 5))" office:value-type="string" office:string-value="0110">
            <text:p>0110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 office:value-type="float" office:value="214">
            <text:p>21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table:formula="of:=[.H11]/[.$G11]*100" office:value-type="float" office:value="51.4423076923077">
            <text:p>51.4423076923</text:p>
          </table:table-cell>
          <table:table-cell table:formula="of:=[.I11]/[.$G11]*100" office:value-type="float" office:value="6.73076923076923">
            <text:p>6.7307692308</text:p>
          </table:table-cell>
          <table:table-cell table:formula="of:=[.J11]/[.$G11]*100" office:value-type="float" office:value="2.64423076923077">
            <text:p>2.6442307692</text:p>
          </table:table-cell>
          <table:table-cell table:formula="of:=[.K11]/[.$G11]*100" office:value-type="float" office:value="38.2211538461538">
            <text:p>38.2211538462</text:p>
          </table:table-cell>
          <table:table-cell table:formula="of:=[.L11]/[.$G11]*100" office:value-type="float" office:value="0.961538461538462">
            <text:p>0.9615384615</text:p>
          </table:table-cell>
        </table:table-row>
        <table:table-row table:style-name="ro2">
          <table:table-cell office:value-type="string">
            <text:p><text:s/>0111 - Bureau de vote 0111</text:p>
          </table:table-cell>
          <table:table-cell table:formula="of:=TRIM(LEFT([.A12]; 5))" office:value-type="string" office:string-value="0111">
            <text:p>0111</text:p>
          </table:table-cell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office:value-type="float" office:value="139">
            <text:p>13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office:value-type="float" office:value="14">
            <text:p>14</text:p>
          </table:table-cell>
          <table:table-cell table:formula="of:=[.H12]/[.$G12]*100" office:value-type="float" office:value="39.1549295774648">
            <text:p>39.1549295775</text:p>
          </table:table-cell>
          <table:table-cell table:formula="of:=[.I12]/[.$G12]*100" office:value-type="float" office:value="4.7887323943662">
            <text:p>4.7887323944</text:p>
          </table:table-cell>
          <table:table-cell table:formula="of:=[.J12]/[.$G12]*100" office:value-type="float" office:value="3.09859154929577">
            <text:p>3.0985915493</text:p>
          </table:table-cell>
          <table:table-cell table:formula="of:=[.K12]/[.$G12]*100" office:value-type="float" office:value="49.0140845070423">
            <text:p>49.014084507</text:p>
          </table:table-cell>
          <table:table-cell table:formula="of:=[.L12]/[.$G12]*100" office:value-type="float" office:value="3.94366197183099">
            <text:p>3.9436619718</text:p>
          </table:table-cell>
        </table:table-row>
        <table:table-row table:style-name="ro2">
          <table:table-cell office:value-type="string">
            <text:p><text:s/>0112 - Bureau de vote 0112</text:p>
          </table:table-cell>
          <table:table-cell table:formula="of:=TRIM(LEFT([.A13]; 5))" office:value-type="string" office:string-value="0112">
            <text:p>0112</text:p>
          </table:table-cell>
          <table:table-cell office:value-type="float" office:value="866">
            <text:p>866</text:p>
          </table:table-cell>
          <table:table-cell office:value-type="float" office:value="7">
            <text:p>7</text:p>
          </table:table-cell>
          <table:table-cell office:value-type="float" office:value="496">
            <text:p>496</text:p>
          </table:table-cell>
          <table:table-cell office:value-type="float" office:value="13">
            <text:p>13</text:p>
          </table:table-cell>
          <table:table-cell office:value-type="float" office:value="483">
            <text:p>483</text:p>
          </table:table-cell>
          <table:table-cell office:value-type="float" office:value="198">
            <text:p>19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49">
            <text:p>249</text:p>
          </table:table-cell>
          <table:table-cell office:value-type="float" office:value="6">
            <text:p>6</text:p>
          </table:table-cell>
          <table:table-cell table:formula="of:=[.H13]/[.$G13]*100" office:value-type="float" office:value="40.9937888198758">
            <text:p>40.9937888199</text:p>
          </table:table-cell>
          <table:table-cell table:formula="of:=[.I13]/[.$G13]*100" office:value-type="float" office:value="5.38302277432712">
            <text:p>5.3830227743</text:p>
          </table:table-cell>
          <table:table-cell table:formula="of:=[.J13]/[.$G13]*100" office:value-type="float" office:value="0.82815734989648">
            <text:p>0.8281573499</text:p>
          </table:table-cell>
          <table:table-cell table:formula="of:=[.K13]/[.$G13]*100" office:value-type="float" office:value="51.5527950310559">
            <text:p>51.5527950311</text:p>
          </table:table-cell>
          <table:table-cell table:formula="of:=[.L13]/[.$G13]*100" office:value-type="float" office:value="1.24223602484472">
            <text:p>1.2422360248</text:p>
          </table:table-cell>
        </table:table-row>
        <table:table-row table:style-name="ro2">
          <table:table-cell office:value-type="string">
            <text:p><text:s/>0113 - Bureau de vote 0113</text:p>
          </table:table-cell>
          <table:table-cell table:formula="of:=TRIM(LEFT([.A14]; 5))" office:value-type="string" office:string-value="0113">
            <text:p>0113</text:p>
          </table:table-cell>
          <table:table-cell office:value-type="float" office:value="855">
            <text:p>855</text:p>
          </table:table-cell>
          <table:table-cell office:value-type="float" office:value="11">
            <text:p>11</text:p>
          </table:table-cell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437">
            <text:p>437</text:p>
          </table:table-cell>
          <table:table-cell office:value-type="float" office:value="149">
            <text:p>14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table:formula="of:=[.H14]/[.$G14]*100" office:value-type="float" office:value="34.0961098398169">
            <text:p>34.0961098398</text:p>
          </table:table-cell>
          <table:table-cell table:formula="of:=[.I14]/[.$G14]*100" office:value-type="float" office:value="2.2883295194508">
            <text:p>2.2883295195</text:p>
          </table:table-cell>
          <table:table-cell table:formula="of:=[.J14]/[.$G14]*100" office:value-type="float" office:value="1.83066361556064">
            <text:p>1.8306636156</text:p>
          </table:table-cell>
          <table:table-cell table:formula="of:=[.K14]/[.$G14]*100" office:value-type="float" office:value="59.4965675057208">
            <text:p>59.4965675057</text:p>
          </table:table-cell>
          <table:table-cell table:formula="of:=[.L14]/[.$G14]*100" office:value-type="float" office:value="2.2883295194508">
            <text:p>2.2883295195</text:p>
          </table:table-cell>
        </table:table-row>
        <table:table-row table:style-name="ro2">
          <table:table-cell office:value-type="string">
            <text:p><text:s/>0114 - Bureau de vote 0114</text:p>
          </table:table-cell>
          <table:table-cell table:formula="of:=TRIM(LEFT([.A15]; 5))" office:value-type="string" office:string-value="0114">
            <text:p>0114</text:p>
          </table:table-cell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78">
            <text:p>378</text:p>
          </table:table-cell>
          <table:table-cell office:value-type="float" office:value="147">
            <text:p>14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table:formula="of:=[.H15]/[.$G15]*100" office:value-type="float" office:value="38.8888888888889">
            <text:p>38.8888888889</text:p>
          </table:table-cell>
          <table:table-cell table:formula="of:=[.I15]/[.$G15]*100" office:value-type="float" office:value="4.23280423280423">
            <text:p>4.2328042328</text:p>
          </table:table-cell>
          <table:table-cell table:formula="of:=[.J15]/[.$G15]*100" office:value-type="float" office:value="1.58730158730159">
            <text:p>1.5873015873</text:p>
          </table:table-cell>
          <table:table-cell table:formula="of:=[.K15]/[.$G15]*100" office:value-type="float" office:value="52.6455026455027">
            <text:p>52.6455026455</text:p>
          </table:table-cell>
          <table:table-cell table:formula="of:=[.L15]/[.$G15]*100" office:value-type="float" office:value="2.64550264550265">
            <text:p>2.6455026455</text:p>
          </table:table-cell>
        </table:table-row>
        <table:table-row table:style-name="ro2">
          <table:table-cell office:value-type="string">
            <text:p><text:s/>0115 - Bureau de vote 0115</text:p>
          </table:table-cell>
          <table:table-cell table:formula="of:=TRIM(LEFT([.A16]; 5))" office:value-type="string" office:string-value="0115">
            <text:p>0115</text:p>
          </table:table-cell>
          <table:table-cell office:value-type="float" office:value="821">
            <text:p>821</text:p>
          </table:table-cell>
          <table:table-cell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8">
            <text:p>8</text:p>
          </table:table-cell>
          <table:table-cell office:value-type="float" office:value="446">
            <text:p>446</text:p>
          </table:table-cell>
          <table:table-cell office:value-type="float" office:value="171">
            <text:p>17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34">
            <text:p>234</text:p>
          </table:table-cell>
          <table:table-cell office:value-type="float" office:value="13">
            <text:p>13</text:p>
          </table:table-cell>
          <table:table-cell table:formula="of:=[.H16]/[.$G16]*100" office:value-type="float" office:value="38.3408071748879">
            <text:p>38.3408071749</text:p>
          </table:table-cell>
          <table:table-cell table:formula="of:=[.I16]/[.$G16]*100" office:value-type="float" office:value="3.81165919282511">
            <text:p>3.8116591928</text:p>
          </table:table-cell>
          <table:table-cell table:formula="of:=[.J16]/[.$G16]*100" office:value-type="float" office:value="2.46636771300448">
            <text:p>2.466367713</text:p>
          </table:table-cell>
          <table:table-cell table:formula="of:=[.K16]/[.$G16]*100" office:value-type="float" office:value="52.4663677130045">
            <text:p>52.466367713</text:p>
          </table:table-cell>
          <table:table-cell table:formula="of:=[.L16]/[.$G16]*100" office:value-type="float" office:value="2.91479820627803">
            <text:p>2.9147982063</text:p>
          </table:table-cell>
        </table:table-row>
        <table:table-row table:style-name="ro2">
          <table:table-cell office:value-type="string">
            <text:p><text:s/>0116 - Bureau de vote 0116</text:p>
          </table:table-cell>
          <table:table-cell table:formula="of:=TRIM(LEFT([.A17]; 5))" office:value-type="string" office:string-value="0116">
            <text:p>0116</text:p>
          </table:table-cell>
          <table:table-cell office:value-type="float" office:value="786">
            <text:p>786</text:p>
          </table:table-cell>
          <table:table-cell office:value-type="float" office:value="12">
            <text:p>12</text:p>
          </table:table-cell>
          <table:table-cell office:value-type="float" office:value="407">
            <text:p>407</text:p>
          </table:table-cell>
          <table:table-cell office:value-type="float" office:value="5">
            <text:p>5</text:p>
          </table:table-cell>
          <table:table-cell office:value-type="float" office:value="402">
            <text:p>402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  <table:table-cell office:value-type="float" office:value="6">
            <text:p>6</text:p>
          </table:table-cell>
          <table:table-cell table:formula="of:=[.H17]/[.$G17]*100" office:value-type="float" office:value="38.0597014925373">
            <text:p>38.0597014925</text:p>
          </table:table-cell>
          <table:table-cell table:formula="of:=[.I17]/[.$G17]*100" office:value-type="float" office:value="3.98009950248756">
            <text:p>3.9800995025</text:p>
          </table:table-cell>
          <table:table-cell table:formula="of:=[.J17]/[.$G17]*100" office:value-type="float" office:value="0.99502487562189">
            <text:p>0.9950248756</text:p>
          </table:table-cell>
          <table:table-cell table:formula="of:=[.K17]/[.$G17]*100" office:value-type="float" office:value="55.4726368159204">
            <text:p>55.4726368159</text:p>
          </table:table-cell>
          <table:table-cell table:formula="of:=[.L17]/[.$G17]*100" office:value-type="float" office:value="1.49253731343284">
            <text:p>1.4925373134</text:p>
          </table:table-cell>
        </table:table-row>
        <table:table-row table:style-name="ro2">
          <table:table-cell office:value-type="string">
            <text:p><text:s/>0117 - Bureau de vote 0117</text:p>
          </table:table-cell>
          <table:table-cell table:formula="of:=TRIM(LEFT([.A18]; 5))" office:value-type="string" office:string-value="0117">
            <text:p>0117</text:p>
          </table:table-cell>
          <table:table-cell office:value-type="float" office:value="899">
            <text:p>899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  <table:table-cell office:value-type="float" office:value="15">
            <text:p>15</text:p>
          </table:table-cell>
          <table:table-cell office:value-type="float" office:value="466">
            <text:p>466</text:p>
          </table:table-cell>
          <table:table-cell office:value-type="float" office:value="231">
            <text:p>23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7">
            <text:p>7</text:p>
          </table:table-cell>
          <table:table-cell table:formula="of:=[.H18]/[.$G18]*100" office:value-type="float" office:value="49.5708154506438">
            <text:p>49.5708154506</text:p>
          </table:table-cell>
          <table:table-cell table:formula="of:=[.I18]/[.$G18]*100" office:value-type="float" office:value="7.51072961373391">
            <text:p>7.5107296137</text:p>
          </table:table-cell>
          <table:table-cell table:formula="of:=[.J18]/[.$G18]*100" office:value-type="float" office:value="1.50214592274678">
            <text:p>1.5021459227</text:p>
          </table:table-cell>
          <table:table-cell table:formula="of:=[.K18]/[.$G18]*100" office:value-type="float" office:value="39.9141630901288">
            <text:p>39.9141630901</text:p>
          </table:table-cell>
          <table:table-cell table:formula="of:=[.L18]/[.$G18]*100" office:value-type="float" office:value="1.50214592274678">
            <text:p>1.5021459227</text:p>
          </table:table-cell>
        </table:table-row>
        <table:table-row table:style-name="ro2">
          <table:table-cell office:value-type="string">
            <text:p><text:s/>0118 - Bureau de vote 0118</text:p>
          </table:table-cell>
          <table:table-cell table:formula="of:=TRIM(LEFT([.A19]; 5))" office:value-type="string" office:string-value="0118">
            <text:p>0118</text:p>
          </table:table-cell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  <table:table-cell office:value-type="float" office:value="11">
            <text:p>11</text:p>
          </table:table-cell>
          <table:table-cell office:value-type="float" office:value="415">
            <text:p>415</text:p>
          </table:table-cell>
          <table:table-cell office:value-type="float" office:value="218">
            <text:p>2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table:formula="of:=[.H19]/[.$G19]*100" office:value-type="float" office:value="52.5301204819277">
            <text:p>52.5301204819</text:p>
          </table:table-cell>
          <table:table-cell table:formula="of:=[.I19]/[.$G19]*100" office:value-type="float" office:value="4.81927710843374">
            <text:p>4.8192771084</text:p>
          </table:table-cell>
          <table:table-cell table:formula="of:=[.J19]/[.$G19]*100" office:value-type="float" office:value="2.40963855421687">
            <text:p>2.4096385542</text:p>
          </table:table-cell>
          <table:table-cell table:formula="of:=[.K19]/[.$G19]*100" office:value-type="float" office:value="37.3493975903614">
            <text:p>37.3493975904</text:p>
          </table:table-cell>
          <table:table-cell table:formula="of:=[.L19]/[.$G19]*100" office:value-type="float" office:value="2.89156626506024">
            <text:p>2.8915662651</text:p>
          </table:table-cell>
        </table:table-row>
        <table:table-row table:style-name="ro2">
          <table:table-cell office:value-type="string">
            <text:p><text:s/>0119 - Bureau de vote 0119</text:p>
          </table:table-cell>
          <table:table-cell table:formula="of:=TRIM(LEFT([.A20]; 5))" office:value-type="string" office:string-value="0119">
            <text:p>0119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2">
            <text:p>12</text:p>
          </table:table-cell>
          <table:table-cell office:value-type="float" office:value="397">
            <text:p>397</text:p>
          </table:table-cell>
          <table:table-cell office:value-type="float" office:value="195">
            <text:p>19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formula="of:=[.H20]/[.$G20]*100" office:value-type="float" office:value="49.1183879093199">
            <text:p>49.1183879093</text:p>
          </table:table-cell>
          <table:table-cell table:formula="of:=[.I20]/[.$G20]*100" office:value-type="float" office:value="6.04534005037783">
            <text:p>6.0453400504</text:p>
          </table:table-cell>
          <table:table-cell table:formula="of:=[.J20]/[.$G20]*100" office:value-type="float" office:value="2.77078085642317">
            <text:p>2.7707808564</text:p>
          </table:table-cell>
          <table:table-cell table:formula="of:=[.K20]/[.$G20]*100" office:value-type="float" office:value="38.0352644836272">
            <text:p>38.0352644836</text:p>
          </table:table-cell>
          <table:table-cell table:formula="of:=[.L20]/[.$G20]*100" office:value-type="float" office:value="4.03022670025189">
            <text:p>4.0302267003</text:p>
          </table:table-cell>
        </table:table-row>
        <table:table-row table:style-name="ro2">
          <table:table-cell office:value-type="string">
            <text:p><text:s/>0120 - Bureau de vote 0120</text:p>
          </table:table-cell>
          <table:table-cell table:formula="of:=TRIM(LEFT([.A21]; 5))" office:value-type="string" office:string-value="0120">
            <text:p>0120</text:p>
          </table:table-cell>
          <table:table-cell office:value-type="float" office:value="707">
            <text:p>707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9">
            <text:p>9</text:p>
          </table:table-cell>
          <table:table-cell office:value-type="float" office:value="361">
            <text:p>361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float" office:value="5">
            <text:p>5</text:p>
          </table:table-cell>
          <table:table-cell table:formula="of:=[.H21]/[.$G21]*100" office:value-type="float" office:value="54.016620498615">
            <text:p>54.0166204986</text:p>
          </table:table-cell>
          <table:table-cell table:formula="of:=[.I21]/[.$G21]*100" office:value-type="float" office:value="4.43213296398892">
            <text:p>4.432132964</text:p>
          </table:table-cell>
          <table:table-cell table:formula="of:=[.J21]/[.$G21]*100" office:value-type="float" office:value="2.21606648199446">
            <text:p>2.216066482</text:p>
          </table:table-cell>
          <table:table-cell table:formula="of:=[.K21]/[.$G21]*100" office:value-type="float" office:value="37.9501385041551">
            <text:p>37.9501385042</text:p>
          </table:table-cell>
          <table:table-cell table:formula="of:=[.L21]/[.$G21]*100" office:value-type="float" office:value="1.38504155124654">
            <text:p>1.3850415512</text:p>
          </table:table-cell>
        </table:table-row>
        <table:table-row table:style-name="ro2">
          <table:table-cell office:value-type="string">
            <text:p><text:s/>0121 - Bureau de vote 0121</text:p>
          </table:table-cell>
          <table:table-cell table:formula="of:=TRIM(LEFT([.A22]; 5))" office:value-type="string" office:string-value="0121">
            <text:p>0121</text:p>
          </table:table-cell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466">
            <text:p>466</text:p>
          </table:table-cell>
          <table:table-cell office:value-type="float" office:value="18">
            <text:p>18</text:p>
          </table:table-cell>
          <table:table-cell office:value-type="float" office:value="448">
            <text:p>448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table:formula="of:=[.H22]/[.$G22]*100" office:value-type="float" office:value="39.9553571428571">
            <text:p>39.9553571429</text:p>
          </table:table-cell>
          <table:table-cell table:formula="of:=[.I22]/[.$G22]*100" office:value-type="float" office:value="0.892857142857143">
            <text:p>0.8928571429</text:p>
          </table:table-cell>
          <table:table-cell table:formula="of:=[.J22]/[.$G22]*100" office:value-type="float" office:value="4.91071428571429">
            <text:p>4.9107142857</text:p>
          </table:table-cell>
          <table:table-cell table:formula="of:=[.K22]/[.$G22]*100" office:value-type="float" office:value="51.3392857142857">
            <text:p>51.3392857143</text:p>
          </table:table-cell>
          <table:table-cell table:formula="of:=[.L22]/[.$G22]*100" office:value-type="float" office:value="2.90178571428571">
            <text:p>2.9017857143</text:p>
          </table:table-cell>
        </table:table-row>
        <table:table-row table:style-name="ro2">
          <table:table-cell office:value-type="string">
            <text:p><text:s/>0201 - Bureau de vote 0201</text:p>
          </table:table-cell>
          <table:table-cell table:formula="of:=TRIM(LEFT([.A23]; 5))" office:value-type="string" office:string-value="0201">
            <text:p>0201</text:p>
          </table:table-cell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14">
            <text:p>14</text:p>
          </table:table-cell>
          <table:table-cell office:value-type="float" office:value="505">
            <text:p>505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16">
            <text:p>216</text:p>
          </table:table-cell>
          <table:table-cell office:value-type="float" office:value="10">
            <text:p>10</text:p>
          </table:table-cell>
          <table:table-cell table:formula="of:=[.H23]/[.$G23]*100" office:value-type="float" office:value="49.5049504950495">
            <text:p>49.504950495</text:p>
          </table:table-cell>
          <table:table-cell table:formula="of:=[.I23]/[.$G23]*100" office:value-type="float" office:value="3.96039603960396">
            <text:p>3.9603960396</text:p>
          </table:table-cell>
          <table:table-cell table:formula="of:=[.J23]/[.$G23]*100" office:value-type="float" office:value="1.78217821782178">
            <text:p>1.7821782178</text:p>
          </table:table-cell>
          <table:table-cell table:formula="of:=[.K23]/[.$G23]*100" office:value-type="float" office:value="42.7722772277228">
            <text:p>42.7722772277</text:p>
          </table:table-cell>
          <table:table-cell table:formula="of:=[.L23]/[.$G23]*100" office:value-type="float" office:value="1.98019801980198">
            <text:p>1.9801980198</text:p>
          </table:table-cell>
        </table:table-row>
        <table:table-row table:style-name="ro2">
          <table:table-cell office:value-type="string">
            <text:p><text:s/>0202 - Bureau de vote 0202</text:p>
          </table:table-cell>
          <table:table-cell table:formula="of:=TRIM(LEFT([.A24]; 5))" office:value-type="string" office:string-value="0202">
            <text:p>0202</text:p>
          </table:table-cell>
          <table:table-cell office:value-type="float" office:value="864">
            <text:p>864</text:p>
          </table:table-cell>
          <table:table-cell office:value-type="float" office:value="30">
            <text:p>30</text:p>
          </table:table-cell>
          <table:table-cell office:value-type="float" office:value="404">
            <text:p>404</text:p>
          </table:table-cell>
          <table:table-cell office:value-type="float" office:value="11">
            <text:p>11</text:p>
          </table:table-cell>
          <table:table-cell office:value-type="float" office:value="393">
            <text:p>393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table:formula="of:=[.H24]/[.$G24]*100" office:value-type="float" office:value="33.8422391857506">
            <text:p>33.8422391858</text:p>
          </table:table-cell>
          <table:table-cell table:formula="of:=[.I24]/[.$G24]*100" office:value-type="float" office:value="4.07124681933842">
            <text:p>4.0712468193</text:p>
          </table:table-cell>
          <table:table-cell table:formula="of:=[.J24]/[.$G24]*100" office:value-type="float" office:value="2.54452926208651">
            <text:p>2.5445292621</text:p>
          </table:table-cell>
          <table:table-cell table:formula="of:=[.K24]/[.$G24]*100" office:value-type="float" office:value="56.7430025445293">
            <text:p>56.7430025445</text:p>
          </table:table-cell>
          <table:table-cell table:formula="of:=[.L24]/[.$G24]*100" office:value-type="float" office:value="2.79898218829517">
            <text:p>2.7989821883</text:p>
          </table:table-cell>
        </table:table-row>
        <table:table-row table:style-name="ro2">
          <table:table-cell office:value-type="string">
            <text:p><text:s/>0203 - Bureau de vote 0203</text:p>
          </table:table-cell>
          <table:table-cell table:formula="of:=TRIM(LEFT([.A25]; 5))" office:value-type="string" office:string-value="0203">
            <text:p>0203</text:p>
          </table:table-cell>
          <table:table-cell office:value-type="float" office:value="1044">
            <text:p>1044</text:p>
          </table:table-cell>
          <table:table-cell office:value-type="float" office:value="13">
            <text:p>13</text:p>
          </table:table-cell>
          <table:table-cell office:value-type="float" office:value="560">
            <text:p>560</text:p>
          </table:table-cell>
          <table:table-cell office:value-type="float" office:value="14">
            <text:p>14</text:p>
          </table:table-cell>
          <table:table-cell office:value-type="float" office:value="546">
            <text:p>546</text:p>
          </table:table-cell>
          <table:table-cell office:value-type="float" office:value="262">
            <text:p>26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8">
            <text:p>8</text:p>
          </table:table-cell>
          <table:table-cell table:formula="of:=[.H25]/[.$G25]*100" office:value-type="float" office:value="47.985347985348">
            <text:p>47.9853479853</text:p>
          </table:table-cell>
          <table:table-cell table:formula="of:=[.I25]/[.$G25]*100" office:value-type="float" office:value="5.67765567765568">
            <text:p>5.6776556777</text:p>
          </table:table-cell>
          <table:table-cell table:formula="of:=[.J25]/[.$G25]*100" office:value-type="float" office:value="0.732600732600733">
            <text:p>0.7326007326</text:p>
          </table:table-cell>
          <table:table-cell table:formula="of:=[.K25]/[.$G25]*100" office:value-type="float" office:value="44.1391941391941">
            <text:p>44.1391941392</text:p>
          </table:table-cell>
          <table:table-cell table:formula="of:=[.L25]/[.$G25]*100" office:value-type="float" office:value="1.46520146520147">
            <text:p>1.4652014652</text:p>
          </table:table-cell>
        </table:table-row>
        <table:table-row table:style-name="ro2">
          <table:table-cell office:value-type="string">
            <text:p><text:s/>0204 - Bureau de vote 0204</text:p>
          </table:table-cell>
          <table:table-cell table:formula="of:=TRIM(LEFT([.A26]; 5))" office:value-type="string" office:string-value="0204">
            <text:p>0204</text:p>
          </table:table-cell>
          <table:table-cell office:value-type="float" office:value="885">
            <text:p>885</text:p>
          </table:table-cell>
          <table:table-cell office:value-type="float" office:value="9">
            <text:p>9</text:p>
          </table:table-cell>
          <table:table-cell office:value-type="float" office:value="446">
            <text:p>446</text:p>
          </table:table-cell>
          <table:table-cell office:value-type="float" office:value="8">
            <text:p>8</text:p>
          </table:table-cell>
          <table:table-cell office:value-type="float" office:value="438">
            <text:p>438</text:p>
          </table:table-cell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  <table:table-cell office:value-type="float" office:value="11">
            <text:p>11</text:p>
          </table:table-cell>
          <table:table-cell table:formula="of:=[.H26]/[.$G26]*100" office:value-type="float" office:value="41.5525114155251">
            <text:p>41.5525114155</text:p>
          </table:table-cell>
          <table:table-cell table:formula="of:=[.I26]/[.$G26]*100" office:value-type="float" office:value="4.5662100456621">
            <text:p>4.5662100457</text:p>
          </table:table-cell>
          <table:table-cell table:formula="of:=[.J26]/[.$G26]*100" office:value-type="float" office:value="2.28310502283105">
            <text:p>2.2831050228</text:p>
          </table:table-cell>
          <table:table-cell table:formula="of:=[.K26]/[.$G26]*100" office:value-type="float" office:value="49.0867579908676">
            <text:p>49.0867579909</text:p>
          </table:table-cell>
          <table:table-cell table:formula="of:=[.L26]/[.$G26]*100" office:value-type="float" office:value="2.51141552511416">
            <text:p>2.5114155251</text:p>
          </table:table-cell>
        </table:table-row>
        <table:table-row table:style-name="ro2">
          <table:table-cell office:value-type="string">
            <text:p><text:s/>0205 - Bureau de vote 0205</text:p>
          </table:table-cell>
          <table:table-cell table:formula="of:=TRIM(LEFT([.A27]; 5))" office:value-type="string" office:string-value="0205">
            <text:p>0205</text:p>
          </table:table-cell>
          <table:table-cell office:value-type="float" office:value="932">
            <text:p>932</text:p>
          </table:table-cell>
          <table:table-cell office:value-type="float" office:value="16">
            <text:p>16</text:p>
          </table:table-cell>
          <table:table-cell office:value-type="float" office:value="524">
            <text:p>524</text:p>
          </table:table-cell>
          <table:table-cell office:value-type="float" office:value="23">
            <text:p>23</text:p>
          </table:table-cell>
          <table:table-cell office:value-type="float" office:value="501">
            <text:p>501</text:p>
          </table:table-cell>
          <table:table-cell office:value-type="float" office:value="181">
            <text:p>18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69">
            <text:p>269</text:p>
          </table:table-cell>
          <table:table-cell office:value-type="float" office:value="15">
            <text:p>15</text:p>
          </table:table-cell>
          <table:table-cell table:formula="of:=[.H27]/[.$G27]*100" office:value-type="float" office:value="36.127744510978">
            <text:p>36.127744511</text:p>
          </table:table-cell>
          <table:table-cell table:formula="of:=[.I27]/[.$G27]*100" office:value-type="float" office:value="4.19161676646707">
            <text:p>4.1916167665</text:p>
          </table:table-cell>
          <table:table-cell table:formula="of:=[.J27]/[.$G27]*100" office:value-type="float" office:value="2.9940119760479">
            <text:p>2.994011976</text:p>
          </table:table-cell>
          <table:table-cell table:formula="of:=[.K27]/[.$G27]*100" office:value-type="float" office:value="53.6926147704591">
            <text:p>53.6926147705</text:p>
          </table:table-cell>
          <table:table-cell table:formula="of:=[.L27]/[.$G27]*100" office:value-type="float" office:value="2.9940119760479">
            <text:p>2.994011976</text:p>
          </table:table-cell>
        </table:table-row>
        <table:table-row table:style-name="ro2">
          <table:table-cell office:value-type="string">
            <text:p><text:s/>0206 - Bureau de vote 0206</text:p>
          </table:table-cell>
          <table:table-cell table:formula="of:=TRIM(LEFT([.A28]; 5))" office:value-type="string" office:string-value="0206">
            <text:p>0206</text:p>
          </table:table-cell>
          <table:table-cell office:value-type="float" office:value="770">
            <text:p>770</text:p>
          </table:table-cell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  <table:table-cell office:value-type="float" office:value="15">
            <text:p>15</text:p>
          </table:table-cell>
          <table:table-cell office:value-type="float" office:value="363">
            <text:p>363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11">
            <text:p>11</text:p>
          </table:table-cell>
          <table:table-cell table:formula="of:=[.H28]/[.$G28]*100" office:value-type="float" office:value="42.9752066115703">
            <text:p>42.9752066116</text:p>
          </table:table-cell>
          <table:table-cell table:formula="of:=[.I28]/[.$G28]*100" office:value-type="float" office:value="4.13223140495868">
            <text:p>4.132231405</text:p>
          </table:table-cell>
          <table:table-cell table:formula="of:=[.J28]/[.$G28]*100" office:value-type="float" office:value="2.20385674931129">
            <text:p>2.2038567493</text:p>
          </table:table-cell>
          <table:table-cell table:formula="of:=[.K28]/[.$G28]*100" office:value-type="float" office:value="47.6584022038568">
            <text:p>47.6584022039</text:p>
          </table:table-cell>
          <table:table-cell table:formula="of:=[.L28]/[.$G28]*100" office:value-type="float" office:value="3.03030303030303">
            <text:p>3.0303030303</text:p>
          </table:table-cell>
        </table:table-row>
        <table:table-row table:style-name="ro2">
          <table:table-cell office:value-type="string">
            <text:p><text:s/>0207 - Bureau de vote 0207</text:p>
          </table:table-cell>
          <table:table-cell table:formula="of:=TRIM(LEFT([.A29]; 5))" office:value-type="string" office:string-value="0207">
            <text:p>0207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10">
            <text:p>10</text:p>
          </table:table-cell>
          <table:table-cell office:value-type="float" office:value="487">
            <text:p>487</text:p>
          </table:table-cell>
          <table:table-cell office:value-type="float" office:value="199">
            <text:p>19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table:formula="of:=[.H29]/[.$G29]*100" office:value-type="float" office:value="40.8624229979466">
            <text:p>40.8624229979</text:p>
          </table:table-cell>
          <table:table-cell table:formula="of:=[.I29]/[.$G29]*100" office:value-type="float" office:value="2.05338809034908">
            <text:p>2.0533880903</text:p>
          </table:table-cell>
          <table:table-cell table:formula="of:=[.J29]/[.$G29]*100" office:value-type="float" office:value="2.46406570841889">
            <text:p>2.4640657084</text:p>
          </table:table-cell>
          <table:table-cell table:formula="of:=[.K29]/[.$G29]*100" office:value-type="float" office:value="52.9774127310062">
            <text:p>52.977412731</text:p>
          </table:table-cell>
          <table:table-cell table:formula="of:=[.L29]/[.$G29]*100" office:value-type="float" office:value="1.64271047227926">
            <text:p>1.6427104723</text:p>
          </table:table-cell>
        </table:table-row>
        <table:table-row table:style-name="ro2">
          <table:table-cell office:value-type="string">
            <text:p><text:s/>0208 - Bureau de vote 0208</text:p>
          </table:table-cell>
          <table:table-cell table:formula="of:=TRIM(LEFT([.A30]; 5))" office:value-type="string" office:string-value="0208">
            <text:p>0208</text:p>
          </table:table-cell>
          <table:table-cell office:value-type="float" office:value="722">
            <text:p>722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table:formula="of:=[.H30]/[.$G30]*100" office:value-type="float" office:value="45.2196382428941">
            <text:p>45.2196382429</text:p>
          </table:table-cell>
          <table:table-cell table:formula="of:=[.I30]/[.$G30]*100" office:value-type="float" office:value="6.2015503875969">
            <text:p>6.2015503876</text:p>
          </table:table-cell>
          <table:table-cell table:formula="of:=[.J30]/[.$G30]*100" office:value-type="float" office:value="2.58397932816537">
            <text:p>2.5839793282</text:p>
          </table:table-cell>
          <table:table-cell table:formula="of:=[.K30]/[.$G30]*100" office:value-type="float" office:value="44.9612403100775">
            <text:p>44.9612403101</text:p>
          </table:table-cell>
          <table:table-cell table:formula="of:=[.L30]/[.$G30]*100" office:value-type="float" office:value="1.03359173126615">
            <text:p>1.0335917313</text:p>
          </table:table-cell>
        </table:table-row>
        <table:table-row table:style-name="ro2">
          <table:table-cell office:value-type="string">
            <text:p><text:s/>0209 - Bureau de vote 0209</text:p>
          </table:table-cell>
          <table:table-cell table:formula="of:=TRIM(LEFT([.A31]; 5))" office:value-type="string" office:string-value="0209">
            <text:p>020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1">
            <text:p>11</text:p>
          </table:table-cell>
          <table:table-cell office:value-type="float" office:value="354">
            <text:p>354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9">
            <text:p>9</text:p>
          </table:table-cell>
          <table:table-cell table:formula="of:=[.H31]/[.$G31]*100" office:value-type="float" office:value="54.5197740112994">
            <text:p>54.5197740113</text:p>
          </table:table-cell>
          <table:table-cell table:formula="of:=[.I31]/[.$G31]*100" office:value-type="float" office:value="4.51977401129944">
            <text:p>4.5197740113</text:p>
          </table:table-cell>
          <table:table-cell table:formula="of:=[.J31]/[.$G31]*100" office:value-type="float" office:value="0.847457627118644">
            <text:p>0.8474576271</text:p>
          </table:table-cell>
          <table:table-cell table:formula="of:=[.K31]/[.$G31]*100" office:value-type="float" office:value="37.5706214689266">
            <text:p>37.5706214689</text:p>
          </table:table-cell>
          <table:table-cell table:formula="of:=[.L31]/[.$G31]*100" office:value-type="float" office:value="2.54237288135593">
            <text:p>2.5423728814</text:p>
          </table:table-cell>
        </table:table-row>
        <table:table-row table:style-name="ro2">
          <table:table-cell office:value-type="string">
            <text:p><text:s/>0210 - Bureau de vote 0210</text:p>
          </table:table-cell>
          <table:table-cell table:formula="of:=TRIM(LEFT([.A32]; 5))" office:value-type="string" office:string-value="0210">
            <text:p>0210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float" office:value="406">
            <text:p>406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210">
            <text:p>21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table:formula="of:=[.H32]/[.$G32]*100" office:value-type="float" office:value="52.5">
            <text:p>52.5</text:p>
          </table:table-cell>
          <table:table-cell table:formula="of:=[.I32]/[.$G32]*100" office:value-type="float" office:value="4.75">
            <text:p>4.75</text:p>
          </table:table-cell>
          <table:table-cell table:formula="of:=[.J32]/[.$G32]*100" office:value-type="float" office:value="1.5">
            <text:p>1.5</text:p>
          </table:table-cell>
          <table:table-cell table:formula="of:=[.K32]/[.$G32]*100" office:value-type="float" office:value="38.5">
            <text:p>38.5</text:p>
          </table:table-cell>
          <table:table-cell table:formula="of:=[.L32]/[.$G32]*100" office:value-type="float" office:value="2.75">
            <text:p>2.75</text:p>
          </table:table-cell>
        </table:table-row>
        <table:table-row table:style-name="ro2">
          <table:table-cell office:value-type="string">
            <text:p><text:s/>0211 - Bureau de vote 0211</text:p>
          </table:table-cell>
          <table:table-cell table:formula="of:=TRIM(LEFT([.A33]; 5))" office:value-type="string" office:string-value="0211">
            <text:p>0211</text:p>
          </table:table-cell>
          <table:table-cell office:value-type="float" office:value="748">
            <text:p>748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10">
            <text:p>10</text:p>
          </table:table-cell>
          <table:table-cell office:value-type="float" office:value="380">
            <text:p>380</text:p>
          </table:table-cell>
          <table:table-cell office:value-type="float" office:value="154">
            <text:p>15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table:formula="of:=[.H33]/[.$G33]*100" office:value-type="float" office:value="40.5263157894737">
            <text:p>40.5263157895</text:p>
          </table:table-cell>
          <table:table-cell table:formula="of:=[.I33]/[.$G33]*100" office:value-type="float" office:value="7.63157894736842">
            <text:p>7.6315789474</text:p>
          </table:table-cell>
          <table:table-cell table:formula="of:=[.J33]/[.$G33]*100" office:value-type="float" office:value="3.68421052631579">
            <text:p>3.6842105263</text:p>
          </table:table-cell>
          <table:table-cell table:formula="of:=[.K33]/[.$G33]*100" office:value-type="float" office:value="46.8421052631579">
            <text:p>46.8421052632</text:p>
          </table:table-cell>
          <table:table-cell table:formula="of:=[.L33]/[.$G33]*100" office:value-type="float" office:value="1.31578947368421">
            <text:p>1.3157894737</text:p>
          </table:table-cell>
        </table:table-row>
        <table:table-row table:style-name="ro2">
          <table:table-cell office:value-type="string">
            <text:p><text:s/>0212 - Bureau de vote 0212</text:p>
          </table:table-cell>
          <table:table-cell table:formula="of:=TRIM(LEFT([.A34]; 5))" office:value-type="string" office:string-value="0212">
            <text:p>0212</text:p>
          </table:table-cell>
          <table:table-cell office:value-type="float" office:value="843">
            <text:p>843</text:p>
          </table:table-cell>
          <table:table-cell office:value-type="float" office:value="10">
            <text:p>10</text:p>
          </table:table-cell>
          <table:table-cell office:value-type="float" office:value="476">
            <text:p>476</text:p>
          </table:table-cell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200">
            <text:p>20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15">
            <text:p>15</text:p>
          </table:table-cell>
          <table:table-cell table:formula="of:=[.H34]/[.$G34]*100" office:value-type="float" office:value="44.2477876106195">
            <text:p>44.2477876106</text:p>
          </table:table-cell>
          <table:table-cell table:formula="of:=[.I34]/[.$G34]*100" office:value-type="float" office:value="4.86725663716814">
            <text:p>4.8672566372</text:p>
          </table:table-cell>
          <table:table-cell table:formula="of:=[.J34]/[.$G34]*100" office:value-type="float" office:value="2.87610619469027">
            <text:p>2.8761061947</text:p>
          </table:table-cell>
          <table:table-cell table:formula="of:=[.K34]/[.$G34]*100" office:value-type="float" office:value="44.6902654867257">
            <text:p>44.6902654867</text:p>
          </table:table-cell>
          <table:table-cell table:formula="of:=[.L34]/[.$G34]*100" office:value-type="float" office:value="3.31858407079646">
            <text:p>3.3185840708</text:p>
          </table:table-cell>
        </table:table-row>
        <table:table-row table:style-name="ro2">
          <table:table-cell office:value-type="string">
            <text:p><text:s/>0213 - Bureau de vote 0213</text:p>
          </table:table-cell>
          <table:table-cell table:formula="of:=TRIM(LEFT([.A35]; 5))" office:value-type="string" office:string-value="0213">
            <text:p>0213</text:p>
          </table:table-cell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3">
            <text:p>23</text:p>
          </table:table-cell>
          <table:table-cell office:value-type="float" office:value="371">
            <text:p>371</text:p>
          </table:table-cell>
          <table:table-cell office:value-type="float" office:value="198">
            <text:p>19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table:formula="of:=[.H35]/[.$G35]*100" office:value-type="float" office:value="53.3692722371968">
            <text:p>53.3692722372</text:p>
          </table:table-cell>
          <table:table-cell table:formula="of:=[.I35]/[.$G35]*100" office:value-type="float" office:value="4.04312668463612">
            <text:p>4.0431266846</text:p>
          </table:table-cell>
          <table:table-cell table:formula="of:=[.J35]/[.$G35]*100" office:value-type="float" office:value="1.34770889487871">
            <text:p>1.3477088949</text:p>
          </table:table-cell>
          <table:table-cell table:formula="of:=[.K35]/[.$G35]*100" office:value-type="float" office:value="39.8921832884097">
            <text:p>39.8921832884</text:p>
          </table:table-cell>
          <table:table-cell table:formula="of:=[.L35]/[.$G35]*100" office:value-type="float" office:value="1.34770889487871">
            <text:p>1.3477088949</text:p>
          </table:table-cell>
        </table:table-row>
        <table:table-row table:style-name="ro2">
          <table:table-cell office:value-type="string">
            <text:p><text:s/>0214 - Bureau de vote 0214</text:p>
          </table:table-cell>
          <table:table-cell table:formula="of:=TRIM(LEFT([.A36]; 5))" office:value-type="string" office:string-value="0214">
            <text:p>0214</text:p>
          </table:table-cell>
          <table:table-cell office:value-type="float" office:value="790">
            <text:p>79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23">
            <text:p>23</text:p>
          </table:table-cell>
          <table:table-cell office:value-type="float" office:value="391">
            <text:p>391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19">
            <text:p>19</text:p>
          </table:table-cell>
          <table:table-cell table:formula="of:=[.H36]/[.$G36]*100" office:value-type="float" office:value="60.613810741688">
            <text:p>60.6138107417</text:p>
          </table:table-cell>
          <table:table-cell table:formula="of:=[.I36]/[.$G36]*100" office:value-type="float" office:value="4.60358056265985">
            <text:p>4.6035805627</text:p>
          </table:table-cell>
          <table:table-cell table:formula="of:=[.J36]/[.$G36]*100" office:value-type="float" office:value="3.0690537084399">
            <text:p>3.0690537084</text:p>
          </table:table-cell>
          <table:table-cell table:formula="of:=[.K36]/[.$G36]*100" office:value-type="float" office:value="26.8542199488491">
            <text:p>26.8542199488</text:p>
          </table:table-cell>
          <table:table-cell table:formula="of:=[.L36]/[.$G36]*100" office:value-type="float" office:value="4.85933503836317">
            <text:p>4.8593350384</text:p>
          </table:table-cell>
        </table:table-row>
        <table:table-row table:style-name="ro2">
          <table:table-cell office:value-type="string">
            <text:p><text:s/>0215 - Bureau de vote 0215</text:p>
          </table:table-cell>
          <table:table-cell table:formula="of:=TRIM(LEFT([.A37]; 5))" office:value-type="string" office:string-value="0215">
            <text:p>0215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1">
            <text:p>21</text:p>
          </table:table-cell>
          <table:table-cell office:value-type="float" office:value="332">
            <text:p>332</text:p>
          </table:table-cell>
          <table:table-cell office:value-type="float" office:value="197">
            <text:p>19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[.H37]/[.$G37]*100" office:value-type="float" office:value="59.3373493975904">
            <text:p>59.3373493976</text:p>
          </table:table-cell>
          <table:table-cell table:formula="of:=[.I37]/[.$G37]*100" office:value-type="float" office:value="6.62650602409639">
            <text:p>6.6265060241</text:p>
          </table:table-cell>
          <table:table-cell table:formula="of:=[.J37]/[.$G37]*100" office:value-type="float" office:value="0.903614457831325">
            <text:p>0.9036144578</text:p>
          </table:table-cell>
          <table:table-cell table:formula="of:=[.K37]/[.$G37]*100" office:value-type="float" office:value="28.6144578313253">
            <text:p>28.6144578313</text:p>
          </table:table-cell>
          <table:table-cell table:formula="of:=[.L37]/[.$G37]*100" office:value-type="float" office:value="4.51807228915663">
            <text:p>4.5180722892</text:p>
          </table:table-cell>
        </table:table-row>
        <table:table-row table:style-name="ro2">
          <table:table-cell office:value-type="string">
            <text:p><text:s/>0216 - Bureau de vote 0216</text:p>
          </table:table-cell>
          <table:table-cell table:formula="of:=TRIM(LEFT([.A38]; 5))" office:value-type="string" office:string-value="0216">
            <text:p>0216</text:p>
          </table:table-cell>
          <table:table-cell office:value-type="float" office:value="901">
            <text:p>901</text:p>
          </table:table-cell>
          <table:table-cell office:value-type="float" office:value="3">
            <text:p>3</text:p>
          </table:table-cell>
          <table:table-cell office:value-type="float" office:value="439">
            <text:p>439</text:p>
          </table:table-cell>
          <table:table-cell office:value-type="float" office:value="21">
            <text:p>21</text:p>
          </table:table-cell>
          <table:table-cell office:value-type="float" office:value="418">
            <text:p>418</text:p>
          </table:table-cell>
          <table:table-cell office:value-type="float" office:value="248">
            <text:p>24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table:formula="of:=[.H38]/[.$G38]*100" office:value-type="float" office:value="59.3301435406699">
            <text:p>59.3301435407</text:p>
          </table:table-cell>
          <table:table-cell table:formula="of:=[.I38]/[.$G38]*100" office:value-type="float" office:value="7.6555023923445">
            <text:p>7.6555023923</text:p>
          </table:table-cell>
          <table:table-cell table:formula="of:=[.J38]/[.$G38]*100" office:value-type="float" office:value="1.67464114832536">
            <text:p>1.6746411483</text:p>
          </table:table-cell>
          <table:table-cell table:formula="of:=[.K38]/[.$G38]*100" office:value-type="float" office:value="28.2296650717703">
            <text:p>28.2296650718</text:p>
          </table:table-cell>
          <table:table-cell table:formula="of:=[.L38]/[.$G38]*100" office:value-type="float" office:value="3.11004784688995">
            <text:p>3.1100478469</text:p>
          </table:table-cell>
        </table:table-row>
        <table:table-row table:style-name="ro2">
          <table:table-cell office:value-type="string">
            <text:p><text:s/>0217 - Bureau de vote 0217</text:p>
          </table:table-cell>
          <table:table-cell table:formula="of:=TRIM(LEFT([.A39]; 5))" office:value-type="string" office:string-value="0217">
            <text:p>0217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18">
            <text:p>18</text:p>
          </table:table-cell>
          <table:table-cell office:value-type="float" office:value="426">
            <text:p>426</text:p>
          </table:table-cell>
          <table:table-cell office:value-type="float" office:value="237">
            <text:p>23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table:formula="of:=[.H39]/[.$G39]*100" office:value-type="float" office:value="55.6338028169014">
            <text:p>55.6338028169</text:p>
          </table:table-cell>
          <table:table-cell table:formula="of:=[.I39]/[.$G39]*100" office:value-type="float" office:value="4.22535211267606">
            <text:p>4.2253521127</text:p>
          </table:table-cell>
          <table:table-cell table:formula="of:=[.J39]/[.$G39]*100" office:value-type="float" office:value="2.11267605633803">
            <text:p>2.1126760563</text:p>
          </table:table-cell>
          <table:table-cell table:formula="of:=[.K39]/[.$G39]*100" office:value-type="float" office:value="36.6197183098592">
            <text:p>36.6197183099</text:p>
          </table:table-cell>
          <table:table-cell table:formula="of:=[.L39]/[.$G39]*100" office:value-type="float" office:value="1.40845070422535">
            <text:p>1.4084507042</text:p>
          </table:table-cell>
        </table:table-row>
        <table:table-row table:style-name="ro2">
          <table:table-cell office:value-type="string">
            <text:p><text:s/>0218 - Bureau de vote 0218</text:p>
          </table:table-cell>
          <table:table-cell table:formula="of:=TRIM(LEFT([.A40]; 5))" office:value-type="string" office:string-value="0218">
            <text:p>021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481">
            <text:p>481</text:p>
          </table:table-cell>
          <table:table-cell office:value-type="float" office:value="18">
            <text:p>18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17">
            <text:p>17</text:p>
          </table:table-cell>
          <table:table-cell table:formula="of:=[.H40]/[.$G40]*100" office:value-type="float" office:value="58.7473002159827">
            <text:p>58.747300216</text:p>
          </table:table-cell>
          <table:table-cell table:formula="of:=[.I40]/[.$G40]*100" office:value-type="float" office:value="4.75161987041037">
            <text:p>4.7516198704</text:p>
          </table:table-cell>
          <table:table-cell table:formula="of:=[.J40]/[.$G40]*100" office:value-type="float" office:value="1.9438444924406">
            <text:p>1.9438444924</text:p>
          </table:table-cell>
          <table:table-cell table:formula="of:=[.K40]/[.$G40]*100" office:value-type="float" office:value="30.8855291576674">
            <text:p>30.8855291577</text:p>
          </table:table-cell>
          <table:table-cell table:formula="of:=[.L40]/[.$G40]*100" office:value-type="float" office:value="3.67170626349892">
            <text:p>3.6717062635</text:p>
          </table:table-cell>
        </table:table-row>
        <table:table-row table:style-name="ro2">
          <table:table-cell office:value-type="string">
            <text:p><text:s/>0219 - Bureau de vote 0219</text:p>
          </table:table-cell>
          <table:table-cell table:formula="of:=TRIM(LEFT([.A41]; 5))" office:value-type="string" office:string-value="0219">
            <text:p>0219</text:p>
          </table:table-cell>
          <table:table-cell office:value-type="float" office:value="1141">
            <text:p>1141</text:p>
          </table:table-cell>
          <table:table-cell office:value-type="float" office:value="15">
            <text:p>15</text:p>
          </table:table-cell>
          <table:table-cell office:value-type="float" office:value="453">
            <text:p>453</text:p>
          </table:table-cell>
          <table:table-cell office:value-type="float" office:value="32">
            <text:p>32</text:p>
          </table:table-cell>
          <table:table-cell office:value-type="float" office:value="421">
            <text:p>421</text:p>
          </table:table-cell>
          <table:table-cell office:value-type="float" office:value="248">
            <text:p>248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table:formula="of:=[.H41]/[.$G41]*100" office:value-type="float" office:value="58.9073634204276">
            <text:p>58.9073634204</text:p>
          </table:table-cell>
          <table:table-cell table:formula="of:=[.I41]/[.$G41]*100" office:value-type="float" office:value="8.31353919239905">
            <text:p>8.3135391924</text:p>
          </table:table-cell>
          <table:table-cell table:formula="of:=[.J41]/[.$G41]*100" office:value-type="float" office:value="2.85035629453682">
            <text:p>2.8503562945</text:p>
          </table:table-cell>
          <table:table-cell table:formula="of:=[.K41]/[.$G41]*100" office:value-type="float" office:value="24.9406175771971">
            <text:p>24.9406175772</text:p>
          </table:table-cell>
          <table:table-cell table:formula="of:=[.L41]/[.$G41]*100" office:value-type="float" office:value="4.98812351543943">
            <text:p>4.9881235154</text:p>
          </table:table-cell>
        </table:table-row>
        <table:table-row table:style-name="ro2">
          <table:table-cell office:value-type="string">
            <text:p><text:s/>0220 - Bureau de vote 0220</text:p>
          </table:table-cell>
          <table:table-cell table:formula="of:=TRIM(LEFT([.A42]; 5))" office:value-type="string" office:string-value="0220">
            <text:p>0220</text:p>
          </table:table-cell>
          <table:table-cell office:value-type="float" office:value="532">
            <text:p>532</text:p>
          </table:table-cell>
          <table:table-cell/>
          <table:table-cell office:value-type="float" office:value="230">
            <text:p>230</text:p>
          </table:table-cell>
          <table:table-cell office:value-type="float" office:value="9">
            <text:p>9</text:p>
          </table:table-cell>
          <table:table-cell office:value-type="float" office:value="221">
            <text:p>221</text:p>
          </table:table-cell>
          <table:table-cell office:value-type="float" office:value="158">
            <text:p>15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[.H42]/[.$G42]*100" office:value-type="float" office:value="71.4932126696833">
            <text:p>71.4932126697</text:p>
          </table:table-cell>
          <table:table-cell table:formula="of:=[.I42]/[.$G42]*100" office:value-type="float" office:value="5.42986425339367">
            <text:p>5.4298642534</text:p>
          </table:table-cell>
          <table:table-cell table:formula="of:=[.J42]/[.$G42]*100" office:value-type="float" office:value="1.80995475113122">
            <text:p>1.8099547511</text:p>
          </table:table-cell>
          <table:table-cell table:formula="of:=[.K42]/[.$G42]*100" office:value-type="float" office:value="13.1221719457014">
            <text:p>13.1221719457</text:p>
          </table:table-cell>
          <table:table-cell table:formula="of:=[.L42]/[.$G42]*100" office:value-type="float" office:value="8.1447963800905">
            <text:p>8.1447963801</text:p>
          </table:table-cell>
        </table:table-row>
        <table:table-row table:style-name="ro2">
          <table:table-cell office:value-type="string">
            <text:p><text:s/>0221 - Bureau de vote 0221</text:p>
          </table:table-cell>
          <table:table-cell table:formula="of:=TRIM(LEFT([.A43]; 5))" office:value-type="string" office:string-value="0221">
            <text:p>0221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[.H43]/[.$G43]*100" office:value-type="float" office:value="68.421052631579">
            <text:p>68.4210526316</text:p>
          </table:table-cell>
          <table:table-cell table:formula="of:=[.I43]/[.$G43]*100" office:value-type="float" office:value="7.17703349282297">
            <text:p>7.1770334928</text:p>
          </table:table-cell>
          <table:table-cell table:formula="of:=[.J43]/[.$G43]*100" office:value-type="float" office:value="3.82775119617225">
            <text:p>3.8277511962</text:p>
          </table:table-cell>
          <table:table-cell table:formula="of:=[.K43]/[.$G43]*100" office:value-type="float" office:value="14.3540669856459">
            <text:p>14.3540669856</text:p>
          </table:table-cell>
          <table:table-cell table:formula="of:=[.L43]/[.$G43]*100" office:value-type="float" office:value="6.2200956937799">
            <text:p>6.2200956938</text:p>
          </table:table-cell>
        </table:table-row>
        <table:table-row table:style-name="ro2">
          <table:table-cell office:value-type="string">
            <text:p><text:s/>0222 - Bureau de vote 0222</text:p>
          </table:table-cell>
          <table:table-cell table:formula="of:=TRIM(LEFT([.A44]; 5))" office:value-type="string" office:string-value="0222">
            <text:p>0222</text:p>
          </table:table-cell>
          <table:table-cell office:value-type="float" office:value="456">
            <text:p>456</text:p>
          </table:table-cell>
          <table:table-cell/>
          <table:table-cell office:value-type="float" office:value="182">
            <text:p>182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formula="of:=[.H44]/[.$G44]*100" office:value-type="float" office:value="65.5172413793104">
            <text:p>65.5172413793</text:p>
          </table:table-cell>
          <table:table-cell table:formula="of:=[.I44]/[.$G44]*100" office:value-type="float" office:value="5.74712643678161">
            <text:p>5.7471264368</text:p>
          </table:table-cell>
          <table:table-cell table:formula="of:=[.J44]/[.$G44]*100" office:value-type="float" office:value="1.14942528735632">
            <text:p>1.1494252874</text:p>
          </table:table-cell>
          <table:table-cell table:formula="of:=[.K44]/[.$G44]*100" office:value-type="float" office:value="26.4367816091954">
            <text:p>26.4367816092</text:p>
          </table:table-cell>
          <table:table-cell table:formula="of:=[.L44]/[.$G44]*100" office:value-type="float" office:value="1.14942528735632">
            <text:p>1.1494252874</text:p>
          </table:table-cell>
        </table:table-row>
        <table:table-row table:style-name="ro2">
          <table:table-cell office:value-type="string">
            <text:p><text:s/>0223 - Bureau de vote 0223</text:p>
          </table:table-cell>
          <table:table-cell table:formula="of:=TRIM(LEFT([.A45]; 5))" office:value-type="string" office:string-value="0223">
            <text:p>0223</text:p>
          </table:table-cell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4">
            <text:p>14</text:p>
          </table:table-cell>
          <table:table-cell office:value-type="float" office:value="225">
            <text:p>22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[.H45]/[.$G45]*100" office:value-type="float" office:value="70.2222222222222">
            <text:p>70.2222222222</text:p>
          </table:table-cell>
          <table:table-cell table:formula="of:=[.I45]/[.$G45]*100" office:value-type="float" office:value="3.11111111111111">
            <text:p>3.1111111111</text:p>
          </table:table-cell>
          <table:table-cell table:formula="of:=[.J45]/[.$G45]*100" office:value-type="float" office:value="3.11111111111111">
            <text:p>3.1111111111</text:p>
          </table:table-cell>
          <table:table-cell table:formula="of:=[.K45]/[.$G45]*100" office:value-type="float" office:value="17.7777777777778">
            <text:p>17.7777777778</text:p>
          </table:table-cell>
          <table:table-cell table:formula="of:=[.L45]/[.$G45]*100" office:value-type="float" office:value="5.77777777777778">
            <text:p>5.7777777778</text:p>
          </table:table-cell>
        </table:table-row>
        <table:table-row table:style-name="ro2">
          <table:table-cell office:value-type="string">
            <text:p><text:s/>0224 - Bureau de vote 0224</text:p>
          </table:table-cell>
          <table:table-cell table:formula="of:=TRIM(LEFT([.A46]; 5))" office:value-type="string" office:string-value="0224">
            <text:p>0224</text:p>
          </table:table-cell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385">
            <text:p>385</text:p>
          </table:table-cell>
          <table:table-cell office:value-type="float" office:value="16">
            <text:p>16</text:p>
          </table:table-cell>
          <table:table-cell office:value-type="float" office:value="369">
            <text:p>369</text:p>
          </table:table-cell>
          <table:table-cell office:value-type="float" office:value="202">
            <text:p>20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table:formula="of:=[.H46]/[.$G46]*100" office:value-type="float" office:value="54.7425474254742">
            <text:p>54.7425474255</text:p>
          </table:table-cell>
          <table:table-cell table:formula="of:=[.I46]/[.$G46]*100" office:value-type="float" office:value="5.14905149051491">
            <text:p>5.1490514905</text:p>
          </table:table-cell>
          <table:table-cell table:formula="of:=[.J46]/[.$G46]*100" office:value-type="float" office:value="3.2520325203252">
            <text:p>3.2520325203</text:p>
          </table:table-cell>
          <table:table-cell table:formula="of:=[.K46]/[.$G46]*100" office:value-type="float" office:value="35.5013550135501">
            <text:p>35.5013550136</text:p>
          </table:table-cell>
          <table:table-cell table:formula="of:=[.L46]/[.$G46]*100" office:value-type="float" office:value="1.3550135501355">
            <text:p>1.3550135501</text:p>
          </table:table-cell>
        </table:table-row>
        <table:table-row table:style-name="ro2">
          <table:table-cell office:value-type="string">
            <text:p><text:s/>0225 - Bureau de vote 0225</text:p>
          </table:table-cell>
          <table:table-cell table:formula="of:=TRIM(LEFT([.A47]; 5))" office:value-type="string" office:string-value="0225">
            <text:p>0225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241">
            <text:p>241</text:p>
          </table:table-cell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H47]/[.$G47]*100" office:value-type="float" office:value="61.7948717948718">
            <text:p>61.7948717949</text:p>
          </table:table-cell>
          <table:table-cell table:formula="of:=[.I47]/[.$G47]*100" office:value-type="float" office:value="10.7692307692308">
            <text:p>10.7692307692</text:p>
          </table:table-cell>
          <table:table-cell table:formula="of:=[.J47]/[.$G47]*100" office:value-type="float" office:value="1.79487179487179">
            <text:p>1.7948717949</text:p>
          </table:table-cell>
          <table:table-cell table:formula="of:=[.K47]/[.$G47]*100" office:value-type="float" office:value="23.0769230769231">
            <text:p>23.0769230769</text:p>
          </table:table-cell>
          <table:table-cell table:formula="of:=[.L47]/[.$G47]*100" office:value-type="float" office:value="2.56410256410256">
            <text:p>2.5641025641</text:p>
          </table:table-cell>
        </table:table-row>
        <table:table-row table:style-name="ro2">
          <table:table-cell office:value-type="string">
            <text:p><text:s/>0226 - Bureau de vote 0226</text:p>
          </table:table-cell>
          <table:table-cell table:formula="of:=TRIM(LEFT([.A48]; 5))" office:value-type="string" office:string-value="0226">
            <text:p>0226</text:p>
          </table:table-cell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office:value-type="float" office:value="339">
            <text:p>339</text:p>
          </table:table-cell>
          <table:table-cell office:value-type="float" office:value="227">
            <text:p>227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table:formula="of:=[.H48]/[.$G48]*100" office:value-type="float" office:value="66.9616519174041">
            <text:p>66.9616519174</text:p>
          </table:table-cell>
          <table:table-cell table:formula="of:=[.I48]/[.$G48]*100" office:value-type="float" office:value="6.19469026548673">
            <text:p>6.1946902655</text:p>
          </table:table-cell>
          <table:table-cell table:formula="of:=[.J48]/[.$G48]*100" office:value-type="float" office:value="2.94985250737463">
            <text:p>2.9498525074</text:p>
          </table:table-cell>
          <table:table-cell table:formula="of:=[.K48]/[.$G48]*100" office:value-type="float" office:value="20.353982300885">
            <text:p>20.3539823009</text:p>
          </table:table-cell>
          <table:table-cell table:formula="of:=[.L48]/[.$G48]*100" office:value-type="float" office:value="3.53982300884956">
            <text:p>3.5398230088</text:p>
          </table:table-cell>
        </table:table-row>
        <table:table-row table:style-name="ro2">
          <table:table-cell office:value-type="string">
            <text:p><text:s/>0301 - Bureau de vote 0301</text:p>
          </table:table-cell>
          <table:table-cell table:formula="of:=TRIM(LEFT([.A49]; 5))" office:value-type="string" office:string-value="0301">
            <text:p>0301</text:p>
          </table:table-cell>
          <table:table-cell office:value-type="float" office:value="695">
            <text:p>695</text:p>
          </table:table-cell>
          <table:table-cell office:value-type="float" office:value="5">
            <text:p>5</text:p>
          </table:table-cell>
          <table:table-cell office:value-type="float" office:value="306">
            <text:p>306</text:p>
          </table:table-cell>
          <table:table-cell office:value-type="float" office:value="16">
            <text:p>16</text:p>
          </table:table-cell>
          <table:table-cell office:value-type="float" office:value="290">
            <text:p>290</text:p>
          </table:table-cell>
          <table:table-cell office:value-type="float" office:value="146">
            <text:p>14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formula="of:=[.H49]/[.$G49]*100" office:value-type="float" office:value="50.3448275862069">
            <text:p>50.3448275862</text:p>
          </table:table-cell>
          <table:table-cell table:formula="of:=[.I49]/[.$G49]*100" office:value-type="float" office:value="10.6896551724138">
            <text:p>10.6896551724</text:p>
          </table:table-cell>
          <table:table-cell table:formula="of:=[.J49]/[.$G49]*100" office:value-type="float" office:value="3.79310344827586">
            <text:p>3.7931034483</text:p>
          </table:table-cell>
          <table:table-cell table:formula="of:=[.K49]/[.$G49]*100" office:value-type="float" office:value="33.448275862069">
            <text:p>33.4482758621</text:p>
          </table:table-cell>
          <table:table-cell table:formula="of:=[.L49]/[.$G49]*100" office:value-type="float" office:value="1.72413793103448">
            <text:p>1.724137931</text:p>
          </table:table-cell>
        </table:table-row>
        <table:table-row table:style-name="ro2">
          <table:table-cell office:value-type="string">
            <text:p><text:s/>0302 - Bureau de vote 0302</text:p>
          </table:table-cell>
          <table:table-cell table:formula="of:=TRIM(LEFT([.A50]; 5))" office:value-type="string" office:string-value="0302">
            <text:p>0302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office:value-type="float" office:value="162">
            <text:p>16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table:formula="of:=[.H50]/[.$G50]*100" office:value-type="float" office:value="52.258064516129">
            <text:p>52.2580645161</text:p>
          </table:table-cell>
          <table:table-cell table:formula="of:=[.I50]/[.$G50]*100" office:value-type="float" office:value="8.38709677419355">
            <text:p>8.3870967742</text:p>
          </table:table-cell>
          <table:table-cell table:formula="of:=[.J50]/[.$G50]*100" office:value-type="float" office:value="1.93548387096774">
            <text:p>1.935483871</text:p>
          </table:table-cell>
          <table:table-cell table:formula="of:=[.K50]/[.$G50]*100" office:value-type="float" office:value="33.2258064516129">
            <text:p>33.2258064516</text:p>
          </table:table-cell>
          <table:table-cell table:formula="of:=[.L50]/[.$G50]*100" office:value-type="float" office:value="4.19354838709678">
            <text:p>4.1935483871</text:p>
          </table:table-cell>
        </table:table-row>
        <table:table-row table:style-name="ro2">
          <table:table-cell office:value-type="string">
            <text:p><text:s/>0303 - Bureau de vote 0303</text:p>
          </table:table-cell>
          <table:table-cell table:formula="of:=TRIM(LEFT([.A51]; 5))" office:value-type="string" office:string-value="0303">
            <text:p>0303</text:p>
          </table:table-cell>
          <table:table-cell office:value-type="float" office:value="696">
            <text:p>696</text:p>
          </table:table-cell>
          <table:table-cell office:value-type="float" office:value="7">
            <text:p>7</text:p>
          </table:table-cell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286">
            <text:p>286</text:p>
          </table:table-cell>
          <table:table-cell office:value-type="float" office:value="137">
            <text:p>13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table:formula="of:=[.H51]/[.$G51]*100" office:value-type="float" office:value="47.9020979020979">
            <text:p>47.9020979021</text:p>
          </table:table-cell>
          <table:table-cell table:formula="of:=[.I51]/[.$G51]*100" office:value-type="float" office:value="6.99300699300699">
            <text:p>6.993006993</text:p>
          </table:table-cell>
          <table:table-cell table:formula="of:=[.J51]/[.$G51]*100" office:value-type="float" office:value="2.0979020979021">
            <text:p>2.0979020979</text:p>
          </table:table-cell>
          <table:table-cell table:formula="of:=[.K51]/[.$G51]*100" office:value-type="float" office:value="39.8601398601399">
            <text:p>39.8601398601</text:p>
          </table:table-cell>
          <table:table-cell table:formula="of:=[.L51]/[.$G51]*100" office:value-type="float" office:value="3.14685314685315">
            <text:p>3.1468531469</text:p>
          </table:table-cell>
        </table:table-row>
        <table:table-row table:style-name="ro2">
          <table:table-cell office:value-type="string">
            <text:p><text:s/>0304 - Bureau de vote 0304</text:p>
          </table:table-cell>
          <table:table-cell table:formula="of:=TRIM(LEFT([.A52]; 5))" office:value-type="string" office:string-value="0304">
            <text:p>0304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9">
            <text:p>9</text:p>
          </table:table-cell>
          <table:table-cell office:value-type="float" office:value="318">
            <text:p>318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table:formula="of:=[.H52]/[.$G52]*100" office:value-type="float" office:value="49.0566037735849">
            <text:p>49.0566037736</text:p>
          </table:table-cell>
          <table:table-cell table:formula="of:=[.I52]/[.$G52]*100" office:value-type="float" office:value="5.9748427672956">
            <text:p>5.9748427673</text:p>
          </table:table-cell>
          <table:table-cell table:formula="of:=[.J52]/[.$G52]*100" office:value-type="float" office:value="1.57232704402516">
            <text:p>1.572327044</text:p>
          </table:table-cell>
          <table:table-cell table:formula="of:=[.K52]/[.$G52]*100" office:value-type="float" office:value="42.7672955974843">
            <text:p>42.7672955975</text:p>
          </table:table-cell>
          <table:table-cell table:formula="of:=[.L52]/[.$G52]*100" office:value-type="float" office:value="0.628930817610063">
            <text:p>0.6289308176</text:p>
          </table:table-cell>
        </table:table-row>
        <table:table-row table:style-name="ro2">
          <table:table-cell office:value-type="string">
            <text:p><text:s/>0305 - Bureau de vote 0305</text:p>
          </table:table-cell>
          <table:table-cell table:formula="of:=TRIM(LEFT([.A53]; 5))" office:value-type="string" office:string-value="0305">
            <text:p>0305</text:p>
          </table:table-cell>
          <table:table-cell office:value-type="float" office:value="722">
            <text:p>722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342">
            <text:p>342</text:p>
          </table:table-cell>
          <table:table-cell office:value-type="float" office:value="159">
            <text:p>15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table:formula="of:=[.H53]/[.$G53]*100" office:value-type="float" office:value="46.4912280701754">
            <text:p>46.4912280702</text:p>
          </table:table-cell>
          <table:table-cell table:formula="of:=[.I53]/[.$G53]*100" office:value-type="float" office:value="3.80116959064327">
            <text:p>3.8011695906</text:p>
          </table:table-cell>
          <table:table-cell table:formula="of:=[.J53]/[.$G53]*100" office:value-type="float" office:value="1.75438596491228">
            <text:p>1.7543859649</text:p>
          </table:table-cell>
          <table:table-cell table:formula="of:=[.K53]/[.$G53]*100" office:value-type="float" office:value="43.2748538011696">
            <text:p>43.2748538012</text:p>
          </table:table-cell>
          <table:table-cell table:formula="of:=[.L53]/[.$G53]*100" office:value-type="float" office:value="4.67836257309942">
            <text:p>4.6783625731</text:p>
          </table:table-cell>
        </table:table-row>
        <table:table-row table:style-name="ro2">
          <table:table-cell office:value-type="string">
            <text:p><text:s/>0306 - Bureau de vote 0306</text:p>
          </table:table-cell>
          <table:table-cell table:formula="of:=TRIM(LEFT([.A54]; 5))" office:value-type="string" office:string-value="0306">
            <text:p>0306</text:p>
          </table:table-cell>
          <table:table-cell office:value-type="float" office:value="913">
            <text:p>913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8">
            <text:p>8</text:p>
          </table:table-cell>
          <table:table-cell office:value-type="float" office:value="411">
            <text:p>411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  <table:table-cell table:formula="of:=[.H54]/[.$G54]*100" office:value-type="float" office:value="39.1727493917275">
            <text:p>39.1727493917</text:p>
          </table:table-cell>
          <table:table-cell table:formula="of:=[.I54]/[.$G54]*100" office:value-type="float" office:value="3.40632603406326">
            <text:p>3.4063260341</text:p>
          </table:table-cell>
          <table:table-cell table:formula="of:=[.J54]/[.$G54]*100" office:value-type="float" office:value="2.4330900243309">
            <text:p>2.4330900243</text:p>
          </table:table-cell>
          <table:table-cell table:formula="of:=[.K54]/[.$G54]*100" office:value-type="float" office:value="53.2846715328467">
            <text:p>53.2846715328</text:p>
          </table:table-cell>
          <table:table-cell table:formula="of:=[.L54]/[.$G54]*100" office:value-type="float" office:value="1.70316301703163">
            <text:p>1.703163017</text:p>
          </table:table-cell>
        </table:table-row>
        <table:table-row table:style-name="ro2">
          <table:table-cell office:value-type="string">
            <text:p><text:s/>0307 - Bureau de vote 0307</text:p>
          </table:table-cell>
          <table:table-cell table:formula="of:=TRIM(LEFT([.A55]; 5))" office:value-type="string" office:string-value="0307">
            <text:p>0307</text:p>
          </table:table-cell>
          <table:table-cell office:value-type="float" office:value="796">
            <text:p>796</text:p>
          </table:table-cell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10">
            <text:p>10</text:p>
          </table:table-cell>
          <table:table-cell office:value-type="float" office:value="413">
            <text:p>413</text:p>
          </table:table-cell>
          <table:table-cell office:value-type="float" office:value="189">
            <text:p>18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table:formula="of:=[.H55]/[.$G55]*100" office:value-type="float" office:value="45.7627118644068">
            <text:p>45.7627118644</text:p>
          </table:table-cell>
          <table:table-cell table:formula="of:=[.I55]/[.$G55]*100" office:value-type="float" office:value="7.26392251815981">
            <text:p>7.2639225182</text:p>
          </table:table-cell>
          <table:table-cell table:formula="of:=[.J55]/[.$G55]*100" office:value-type="float" office:value="2.42130750605327">
            <text:p>2.4213075061</text:p>
          </table:table-cell>
          <table:table-cell table:formula="of:=[.K55]/[.$G55]*100" office:value-type="float" office:value="43.0992736077482">
            <text:p>43.0992736077</text:p>
          </table:table-cell>
          <table:table-cell table:formula="of:=[.L55]/[.$G55]*100" office:value-type="float" office:value="1.45278450363196">
            <text:p>1.4527845036</text:p>
          </table:table-cell>
        </table:table-row>
        <table:table-row table:style-name="ro2">
          <table:table-cell office:value-type="string">
            <text:p><text:s/>0308 - Bureau de vote 0308</text:p>
          </table:table-cell>
          <table:table-cell table:formula="of:=TRIM(LEFT([.A56]; 5))" office:value-type="string" office:string-value="0308">
            <text:p>0308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375">
            <text:p>375</text:p>
          </table:table-cell>
          <table:table-cell office:value-type="float" office:value="223">
            <text:p>22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formula="of:=[.H56]/[.$G56]*100" office:value-type="float" office:value="59.4666666666667">
            <text:p>59.4666666667</text:p>
          </table:table-cell>
          <table:table-cell table:formula="of:=[.I56]/[.$G56]*100" office:value-type="float" office:value="11.7333333333333">
            <text:p>11.7333333333</text:p>
          </table:table-cell>
          <table:table-cell table:formula="of:=[.J56]/[.$G56]*100" office:value-type="float" office:value="2.4">
            <text:p>2.4</text:p>
          </table:table-cell>
          <table:table-cell table:formula="of:=[.K56]/[.$G56]*100" office:value-type="float" office:value="23.7333333333333">
            <text:p>23.7333333333</text:p>
          </table:table-cell>
          <table:table-cell table:formula="of:=[.L56]/[.$G56]*100" office:value-type="float" office:value="2.66666666666667">
            <text:p>2.6666666667</text:p>
          </table:table-cell>
        </table:table-row>
        <table:table-row table:style-name="ro2">
          <table:table-cell office:value-type="string">
            <text:p><text:s/>0309 - Bureau de vote 0309</text:p>
          </table:table-cell>
          <table:table-cell table:formula="of:=TRIM(LEFT([.A57]; 5))" office:value-type="string" office:string-value="0309">
            <text:p>0309</text:p>
          </table:table-cell>
          <table:table-cell office:value-type="float" office:value="707">
            <text:p>707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office:value-type="float" office:value="147">
            <text:p>147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9">
            <text:p>9</text:p>
          </table:table-cell>
          <table:table-cell table:formula="of:=[.H57]/[.$G57]*100" office:value-type="float" office:value="47.7272727272727">
            <text:p>47.7272727273</text:p>
          </table:table-cell>
          <table:table-cell table:formula="of:=[.I57]/[.$G57]*100" office:value-type="float" office:value="4.22077922077922">
            <text:p>4.2207792208</text:p>
          </table:table-cell>
          <table:table-cell table:formula="of:=[.J57]/[.$G57]*100" office:value-type="float" office:value="3.57142857142857">
            <text:p>3.5714285714</text:p>
          </table:table-cell>
          <table:table-cell table:formula="of:=[.K57]/[.$G57]*100" office:value-type="float" office:value="41.5584415584416">
            <text:p>41.5584415584</text:p>
          </table:table-cell>
          <table:table-cell table:formula="of:=[.L57]/[.$G57]*100" office:value-type="float" office:value="2.92207792207792">
            <text:p>2.9220779221</text:p>
          </table:table-cell>
        </table:table-row>
        <table:table-row table:style-name="ro2">
          <table:table-cell office:value-type="string">
            <text:p><text:s/>0310 - Bureau de vote 0310</text:p>
          </table:table-cell>
          <table:table-cell table:formula="of:=TRIM(LEFT([.A58]; 5))" office:value-type="string" office:string-value="0310">
            <text:p>0310</text:p>
          </table:table-cell>
          <table:table-cell office:value-type="float" office:value="1269">
            <text:p>1269</text:p>
          </table:table-cell>
          <table:table-cell office:value-type="float" office:value="5">
            <text:p>5</text:p>
          </table:table-cell>
          <table:table-cell office:value-type="float" office:value="588">
            <text:p>588</text:p>
          </table:table-cell>
          <table:table-cell office:value-type="float" office:value="17">
            <text:p>17</text:p>
          </table:table-cell>
          <table:table-cell office:value-type="float" office:value="571">
            <text:p>571</text:p>
          </table:table-cell>
          <table:table-cell office:value-type="float" office:value="340">
            <text:p>34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float" office:value="17">
            <text:p>17</text:p>
          </table:table-cell>
          <table:table-cell table:formula="of:=[.H58]/[.$G58]*100" office:value-type="float" office:value="59.5446584938704">
            <text:p>59.5446584939</text:p>
          </table:table-cell>
          <table:table-cell table:formula="of:=[.I58]/[.$G58]*100" office:value-type="float" office:value="7.88091068301226">
            <text:p>7.880910683</text:p>
          </table:table-cell>
          <table:table-cell table:formula="of:=[.J58]/[.$G58]*100" office:value-type="float" office:value="1.40105078809107">
            <text:p>1.4010507881</text:p>
          </table:table-cell>
          <table:table-cell table:formula="of:=[.K58]/[.$G58]*100" office:value-type="float" office:value="28.1961471103327">
            <text:p>28.1961471103</text:p>
          </table:table-cell>
          <table:table-cell table:formula="of:=[.L58]/[.$G58]*100" office:value-type="float" office:value="2.97723292469352">
            <text:p>2.9772329247</text:p>
          </table:table-cell>
        </table:table-row>
        <table:table-row table:style-name="ro2">
          <table:table-cell office:value-type="string">
            <text:p><text:s/>0311 - Bureau de vote 0311</text:p>
          </table:table-cell>
          <table:table-cell table:formula="of:=TRIM(LEFT([.A59]; 5))" office:value-type="string" office:string-value="0311">
            <text:p>0311</text:p>
          </table:table-cell>
          <table:table-cell office:value-type="float" office:value="1273">
            <text:p>1273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22">
            <text:p>22</text:p>
          </table:table-cell>
          <table:table-cell office:value-type="float" office:value="563">
            <text:p>563</text:p>
          </table:table-cell>
          <table:table-cell office:value-type="float" office:value="348">
            <text:p>348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table:formula="of:=[.H59]/[.$G59]*100" office:value-type="float" office:value="61.8117229129662">
            <text:p>61.811722913</text:p>
          </table:table-cell>
          <table:table-cell table:formula="of:=[.I59]/[.$G59]*100" office:value-type="float" office:value="7.99289520426288">
            <text:p>7.9928952043</text:p>
          </table:table-cell>
          <table:table-cell table:formula="of:=[.J59]/[.$G59]*100" office:value-type="float" office:value="2.13143872113677">
            <text:p>2.1314387211</text:p>
          </table:table-cell>
          <table:table-cell table:formula="of:=[.K59]/[.$G59]*100" office:value-type="float" office:value="24.1563055062167">
            <text:p>24.1563055062</text:p>
          </table:table-cell>
          <table:table-cell table:formula="of:=[.L59]/[.$G59]*100" office:value-type="float" office:value="3.90763765541741">
            <text:p>3.9076376554</text:p>
          </table:table-cell>
        </table:table-row>
        <table:table-row table:style-name="ro2">
          <table:table-cell office:value-type="string">
            <text:p><text:s/>0312 - Bureau de vote 0312</text:p>
          </table:table-cell>
          <table:table-cell table:formula="of:=TRIM(LEFT([.A60]; 5))" office:value-type="string" office:string-value="0312">
            <text:p>0312</text:p>
          </table:table-cell>
          <table:table-cell office:value-type="float" office:value="984">
            <text:p>984</text:p>
          </table:table-cell>
          <table:table-cell/>
          <table:table-cell office:value-type="float" office:value="534">
            <text:p>534</text:p>
          </table:table-cell>
          <table:table-cell office:value-type="float" office:value="11">
            <text:p>11</text:p>
          </table:table-cell>
          <table:table-cell office:value-type="float" office:value="523">
            <text:p>523</text:p>
          </table:table-cell>
          <table:table-cell office:value-type="float" office:value="317">
            <text:p>3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  <table:table-cell table:formula="of:=[.H60]/[.$G60]*100" office:value-type="float" office:value="60.6118546845124">
            <text:p>60.6118546845</text:p>
          </table:table-cell>
          <table:table-cell table:formula="of:=[.I60]/[.$G60]*100" office:value-type="float" office:value="5.16252390057361">
            <text:p>5.1625239006</text:p>
          </table:table-cell>
          <table:table-cell table:formula="of:=[.J60]/[.$G60]*100" office:value-type="float" office:value="2.86806883365201">
            <text:p>2.8680688337</text:p>
          </table:table-cell>
          <table:table-cell table:formula="of:=[.K60]/[.$G60]*100" office:value-type="float" office:value="29.0630975143403">
            <text:p>29.0630975143</text:p>
          </table:table-cell>
          <table:table-cell table:formula="of:=[.L60]/[.$G60]*100" office:value-type="float" office:value="2.29445506692161">
            <text:p>2.2944550669</text:p>
          </table:table-cell>
        </table:table-row>
        <table:table-row table:style-name="ro2">
          <table:table-cell office:value-type="string">
            <text:p><text:s/>0313 - Bureau de vote 0313</text:p>
          </table:table-cell>
          <table:table-cell table:formula="of:=TRIM(LEFT([.A61]; 5))" office:value-type="string" office:string-value="0313">
            <text:p>0313</text:p>
          </table:table-cell>
          <table:table-cell office:value-type="float" office:value="786">
            <text:p>786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379">
            <text:p>379</text:p>
          </table:table-cell>
          <table:table-cell office:value-type="float" office:value="203">
            <text:p>2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3">
            <text:p>13</text:p>
          </table:table-cell>
          <table:table-cell table:formula="of:=[.H61]/[.$G61]*100" office:value-type="float" office:value="53.5620052770449">
            <text:p>53.562005277</text:p>
          </table:table-cell>
          <table:table-cell table:formula="of:=[.I61]/[.$G61]*100" office:value-type="float" office:value="5.27704485488127">
            <text:p>5.2770448549</text:p>
          </table:table-cell>
          <table:table-cell table:formula="of:=[.J61]/[.$G61]*100" office:value-type="float" office:value="6.06860158311346">
            <text:p>6.0686015831</text:p>
          </table:table-cell>
          <table:table-cell table:formula="of:=[.K61]/[.$G61]*100" office:value-type="float" office:value="31.6622691292876">
            <text:p>31.6622691293</text:p>
          </table:table-cell>
          <table:table-cell table:formula="of:=[.L61]/[.$G61]*100" office:value-type="float" office:value="3.43007915567282">
            <text:p>3.4300791557</text:p>
          </table:table-cell>
        </table:table-row>
        <table:table-row table:style-name="ro2">
          <table:table-cell office:value-type="string">
            <text:p><text:s/>0314 - Bureau de vote 0314</text:p>
          </table:table-cell>
          <table:table-cell table:formula="of:=TRIM(LEFT([.A62]; 5))" office:value-type="string" office:string-value="0314">
            <text:p>031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 office:value-type="float" office:value="215">
            <text:p>21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table:formula="of:=[.H62]/[.$G62]*100" office:value-type="float" office:value="53.4825870646766">
            <text:p>53.4825870647</text:p>
          </table:table-cell>
          <table:table-cell table:formula="of:=[.I62]/[.$G62]*100" office:value-type="float" office:value="5.22388059701493">
            <text:p>5.223880597</text:p>
          </table:table-cell>
          <table:table-cell table:formula="of:=[.J62]/[.$G62]*100" office:value-type="float" office:value="3.73134328358209">
            <text:p>3.7313432836</text:p>
          </table:table-cell>
          <table:table-cell table:formula="of:=[.K62]/[.$G62]*100" office:value-type="float" office:value="34.0796019900498">
            <text:p>34.07960199</text:p>
          </table:table-cell>
          <table:table-cell table:formula="of:=[.L62]/[.$G62]*100" office:value-type="float" office:value="3.48258706467662">
            <text:p>3.4825870647</text:p>
          </table:table-cell>
        </table:table-row>
        <table:table-row table:style-name="ro2">
          <table:table-cell office:value-type="string">
            <text:p><text:s/>0315 - Bureau de vote 0315</text:p>
          </table:table-cell>
          <table:table-cell table:formula="of:=TRIM(LEFT([.A63]; 5))" office:value-type="string" office:string-value="0315">
            <text:p>0315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11">
            <text:p>11</text:p>
          </table:table-cell>
          <table:table-cell office:value-type="float" office:value="339">
            <text:p>339</text:p>
          </table:table-cell>
          <table:table-cell office:value-type="float" office:value="204">
            <text:p>20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formula="of:=[.H63]/[.$G63]*100" office:value-type="float" office:value="60.1769911504425">
            <text:p>60.1769911504</text:p>
          </table:table-cell>
          <table:table-cell table:formula="of:=[.I63]/[.$G63]*100" office:value-type="float" office:value="5.89970501474926">
            <text:p>5.8997050147</text:p>
          </table:table-cell>
          <table:table-cell table:formula="of:=[.J63]/[.$G63]*100" office:value-type="float" office:value="1.47492625368732">
            <text:p>1.4749262537</text:p>
          </table:table-cell>
          <table:table-cell table:formula="of:=[.K63]/[.$G63]*100" office:value-type="float" office:value="27.1386430678466">
            <text:p>27.1386430678</text:p>
          </table:table-cell>
          <table:table-cell table:formula="of:=[.L63]/[.$G63]*100" office:value-type="float" office:value="5.30973451327434">
            <text:p>5.3097345133</text:p>
          </table:table-cell>
        </table:table-row>
        <table:table-row table:style-name="ro2">
          <table:table-cell office:value-type="string">
            <text:p><text:s/>0316 - Bureau de vote 0316</text:p>
          </table:table-cell>
          <table:table-cell table:formula="of:=TRIM(LEFT([.A64]; 5))" office:value-type="string" office:string-value="0316">
            <text:p>0316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6">
            <text:p>6</text:p>
          </table:table-cell>
          <table:table-cell office:value-type="float" office:value="366">
            <text:p>366</text:p>
          </table:table-cell>
          <table:table-cell office:value-type="float" office:value="217">
            <text:p>217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table:formula="of:=[.H64]/[.$G64]*100" office:value-type="float" office:value="59.2896174863388">
            <text:p>59.2896174863</text:p>
          </table:table-cell>
          <table:table-cell table:formula="of:=[.I64]/[.$G64]*100" office:value-type="float" office:value="4.91803278688525">
            <text:p>4.9180327869</text:p>
          </table:table-cell>
          <table:table-cell table:formula="of:=[.J64]/[.$G64]*100" office:value-type="float" office:value="1.91256830601093">
            <text:p>1.912568306</text:p>
          </table:table-cell>
          <table:table-cell table:formula="of:=[.K64]/[.$G64]*100" office:value-type="float" office:value="30.8743169398907">
            <text:p>30.8743169399</text:p>
          </table:table-cell>
          <table:table-cell table:formula="of:=[.L64]/[.$G64]*100" office:value-type="float" office:value="3.00546448087432">
            <text:p>3.0054644809</text:p>
          </table:table-cell>
        </table:table-row>
        <table:table-row table:style-name="ro2">
          <table:table-cell office:value-type="string">
            <text:p><text:s/>0317 - Bureau de vote 0317</text:p>
          </table:table-cell>
          <table:table-cell table:formula="of:=TRIM(LEFT([.A65]; 5))" office:value-type="string" office:string-value="0317">
            <text:p>0317</text:p>
          </table:table-cell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2">
            <text:p>12</text:p>
          </table:table-cell>
          <table:table-cell office:value-type="float" office:value="379">
            <text:p>379</text:p>
          </table:table-cell>
          <table:table-cell office:value-type="float" office:value="268">
            <text:p>26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table:formula="of:=[.H65]/[.$G65]*100" office:value-type="float" office:value="70.712401055409">
            <text:p>70.7124010554</text:p>
          </table:table-cell>
          <table:table-cell table:formula="of:=[.I65]/[.$G65]*100" office:value-type="float" office:value="7.12401055408971">
            <text:p>7.1240105541</text:p>
          </table:table-cell>
          <table:table-cell table:formula="of:=[.J65]/[.$G65]*100" office:value-type="float" office:value="2.37467018469657">
            <text:p>2.3746701847</text:p>
          </table:table-cell>
          <table:table-cell table:formula="of:=[.K65]/[.$G65]*100" office:value-type="float" office:value="16.622691292876">
            <text:p>16.6226912929</text:p>
          </table:table-cell>
          <table:table-cell table:formula="of:=[.L65]/[.$G65]*100" office:value-type="float" office:value="3.16622691292876">
            <text:p>3.1662269129</text:p>
          </table:table-cell>
        </table:table-row>
        <table:table-row table:style-name="ro2">
          <table:table-cell office:value-type="string">
            <text:p><text:s/>0318 - Bureau de vote 0318</text:p>
          </table:table-cell>
          <table:table-cell table:formula="of:=TRIM(LEFT([.A66]; 5))" office:value-type="string" office:string-value="0318">
            <text:p>0318</text:p>
          </table:table-cell>
          <table:table-cell office:value-type="float" office:value="559">
            <text:p>559</text:p>
          </table:table-cell>
          <table:table-cell/>
          <table:table-cell office:value-type="float" office:value="238">
            <text:p>238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formula="of:=[.H66]/[.$G66]*100" office:value-type="float" office:value="57.3275862068966">
            <text:p>57.3275862069</text:p>
          </table:table-cell>
          <table:table-cell table:formula="of:=[.I66]/[.$G66]*100" office:value-type="float" office:value="9.91379310344828">
            <text:p>9.9137931034</text:p>
          </table:table-cell>
          <table:table-cell table:formula="of:=[.J66]/[.$G66]*100" office:value-type="float" office:value="3.87931034482759">
            <text:p>3.8793103448</text:p>
          </table:table-cell>
          <table:table-cell table:formula="of:=[.K66]/[.$G66]*100" office:value-type="float" office:value="26.2931034482759">
            <text:p>26.2931034483</text:p>
          </table:table-cell>
          <table:table-cell table:formula="of:=[.L66]/[.$G66]*100" office:value-type="float" office:value="2.58620689655172">
            <text:p>2.5862068966</text:p>
          </table:table-cell>
        </table:table-row>
        <table:table-row table:style-name="ro2">
          <table:table-cell office:value-type="string">
            <text:p><text:s/>0319 - Bureau de vote 0319</text:p>
          </table:table-cell>
          <table:table-cell table:formula="of:=TRIM(LEFT([.A67]; 5))" office:value-type="string" office:string-value="0319">
            <text:p>0319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float" office:value="203">
            <text:p>20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table:formula="of:=[.H67]/[.$G67]*100" office:value-type="float" office:value="67.6666666666667">
            <text:p>67.6666666667</text:p>
          </table:table-cell>
          <table:table-cell table:formula="of:=[.I67]/[.$G67]*100" office:value-type="float" office:value="8.66666666666667">
            <text:p>8.6666666667</text:p>
          </table:table-cell>
          <table:table-cell table:formula="of:=[.J67]/[.$G67]*100" office:value-type="float" office:value="1.66666666666667">
            <text:p>1.6666666667</text:p>
          </table:table-cell>
          <table:table-cell table:formula="of:=[.K67]/[.$G67]*100" office:value-type="float" office:value="18">
            <text:p>18</text:p>
          </table:table-cell>
          <table:table-cell table:formula="of:=[.L67]/[.$G67]*100" office:value-type="float" office:value="4">
            <text:p>4</text:p>
          </table:table-cell>
        </table:table-row>
        <table:table-row table:style-name="ro2">
          <table:table-cell office:value-type="string">
            <text:p><text:s/>0401 - Bureau de vote 0401</text:p>
          </table:table-cell>
          <table:table-cell table:formula="of:=TRIM(LEFT([.A68]; 5))" office:value-type="string" office:string-value="0401">
            <text:p>0401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14">
            <text:p>14</text:p>
          </table:table-cell>
          <table:table-cell office:value-type="float" office:value="368">
            <text:p>368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9">
            <text:p>9</text:p>
          </table:table-cell>
          <table:table-cell table:formula="of:=[.H68]/[.$G68]*100" office:value-type="float" office:value="34.5108695652174">
            <text:p>34.5108695652</text:p>
          </table:table-cell>
          <table:table-cell table:formula="of:=[.I68]/[.$G68]*100" office:value-type="float" office:value="4.34782608695652">
            <text:p>4.347826087</text:p>
          </table:table-cell>
          <table:table-cell table:formula="of:=[.J68]/[.$G68]*100" office:value-type="float" office:value="0.815217391304348">
            <text:p>0.8152173913</text:p>
          </table:table-cell>
          <table:table-cell table:formula="of:=[.K68]/[.$G68]*100" office:value-type="float" office:value="57.8804347826087">
            <text:p>57.8804347826</text:p>
          </table:table-cell>
          <table:table-cell table:formula="of:=[.L68]/[.$G68]*100" office:value-type="float" office:value="2.44565217391304">
            <text:p>2.4456521739</text:p>
          </table:table-cell>
        </table:table-row>
        <table:table-row table:style-name="ro2">
          <table:table-cell office:value-type="string">
            <text:p><text:s/>0402 - Bureau de vote 0402</text:p>
          </table:table-cell>
          <table:table-cell table:formula="of:=TRIM(LEFT([.A69]; 5))" office:value-type="string" office:string-value="0402">
            <text:p>0402</text:p>
          </table:table-cell>
          <table:table-cell office:value-type="float" office:value="848">
            <text:p>848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14">
            <text:p>14</text:p>
          </table:table-cell>
          <table:table-cell office:value-type="float" office:value="451">
            <text:p>451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99">
            <text:p>299</text:p>
          </table:table-cell>
          <table:table-cell office:value-type="float" office:value="19">
            <text:p>19</text:p>
          </table:table-cell>
          <table:table-cell table:formula="of:=[.H69]/[.$G69]*100" office:value-type="float" office:value="26.3858093126386">
            <text:p>26.3858093126</text:p>
          </table:table-cell>
          <table:table-cell table:formula="of:=[.I69]/[.$G69]*100" office:value-type="float" office:value="1.33037694013304">
            <text:p>1.3303769401</text:p>
          </table:table-cell>
          <table:table-cell table:formula="of:=[.J69]/[.$G69]*100" office:value-type="float" office:value="1.77383592017738">
            <text:p>1.7738359202</text:p>
          </table:table-cell>
          <table:table-cell table:formula="of:=[.K69]/[.$G69]*100" office:value-type="float" office:value="66.2971175166297">
            <text:p>66.2971175166</text:p>
          </table:table-cell>
          <table:table-cell table:formula="of:=[.L69]/[.$G69]*100" office:value-type="float" office:value="4.21286031042129">
            <text:p>4.2128603104</text:p>
          </table:table-cell>
        </table:table-row>
        <table:table-row table:style-name="ro2">
          <table:table-cell office:value-type="string">
            <text:p><text:s/>0403 - Bureau de vote 0403</text:p>
          </table:table-cell>
          <table:table-cell table:formula="of:=TRIM(LEFT([.A70]; 5))" office:value-type="string" office:string-value="0403">
            <text:p>0403</text:p>
          </table:table-cell>
          <table:table-cell office:value-type="float" office:value="901">
            <text:p>901</text:p>
          </table:table-cell>
          <table:table-cell office:value-type="float" office:value="8">
            <text:p>8</text:p>
          </table:table-cell>
          <table:table-cell office:value-type="float" office:value="494">
            <text:p>494</text:p>
          </table:table-cell>
          <table:table-cell office:value-type="float" office:value="13">
            <text:p>13</text:p>
          </table:table-cell>
          <table:table-cell office:value-type="float" office:value="481">
            <text:p>481</text:p>
          </table:table-cell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03">
            <text:p>303</text:p>
          </table:table-cell>
          <table:table-cell office:value-type="float" office:value="19">
            <text:p>19</text:p>
          </table:table-cell>
          <table:table-cell table:formula="of:=[.H70]/[.$G70]*100" office:value-type="float" office:value="26.8191268191268">
            <text:p>26.8191268191</text:p>
          </table:table-cell>
          <table:table-cell table:formula="of:=[.I70]/[.$G70]*100" office:value-type="float" office:value="2.91060291060291">
            <text:p>2.9106029106</text:p>
          </table:table-cell>
          <table:table-cell table:formula="of:=[.J70]/[.$G70]*100" office:value-type="float" office:value="3.32640332640333">
            <text:p>3.3264033264</text:p>
          </table:table-cell>
          <table:table-cell table:formula="of:=[.K70]/[.$G70]*100" office:value-type="float" office:value="62.993762993763">
            <text:p>62.9937629938</text:p>
          </table:table-cell>
          <table:table-cell table:formula="of:=[.L70]/[.$G70]*100" office:value-type="float" office:value="3.95010395010395">
            <text:p>3.9501039501</text:p>
          </table:table-cell>
        </table:table-row>
        <table:table-row table:style-name="ro2">
          <table:table-cell office:value-type="string">
            <text:p><text:s/>0404 - Bureau de vote 0404</text:p>
          </table:table-cell>
          <table:table-cell table:formula="of:=TRIM(LEFT([.A71]; 5))" office:value-type="string" office:string-value="0404">
            <text:p>0404</text:p>
          </table:table-cell>
          <table:table-cell office:value-type="float" office:value="879">
            <text:p>879</text:p>
          </table:table-cell>
          <table:table-cell office:value-type="float" office:value="9">
            <text:p>9</text:p>
          </table:table-cell>
          <table:table-cell office:value-type="float" office:value="478">
            <text:p>478</text:p>
          </table:table-cell>
          <table:table-cell office:value-type="float" office:value="18">
            <text:p>18</text:p>
          </table:table-cell>
          <table:table-cell office:value-type="float" office:value="460">
            <text:p>460</text:p>
          </table:table-cell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office:value-type="float" office:value="9">
            <text:p>9</text:p>
          </table:table-cell>
          <table:table-cell table:formula="of:=[.H71]/[.$G71]*100" office:value-type="float" office:value="33.2608695652174">
            <text:p>33.2608695652</text:p>
          </table:table-cell>
          <table:table-cell table:formula="of:=[.I71]/[.$G71]*100" office:value-type="float" office:value="2.17391304347826">
            <text:p>2.1739130435</text:p>
          </table:table-cell>
          <table:table-cell table:formula="of:=[.J71]/[.$G71]*100" office:value-type="float" office:value="1.52173913043478">
            <text:p>1.5217391304</text:p>
          </table:table-cell>
          <table:table-cell table:formula="of:=[.K71]/[.$G71]*100" office:value-type="float" office:value="61.0869565217391">
            <text:p>61.0869565217</text:p>
          </table:table-cell>
          <table:table-cell table:formula="of:=[.L71]/[.$G71]*100" office:value-type="float" office:value="1.95652173913044">
            <text:p>1.9565217391</text:p>
          </table:table-cell>
        </table:table-row>
        <table:table-row table:style-name="ro2">
          <table:table-cell office:value-type="string">
            <text:p><text:s/>0405 - Bureau de vote 0405</text:p>
          </table:table-cell>
          <table:table-cell table:formula="of:=TRIM(LEFT([.A72]; 5))" office:value-type="string" office:string-value="0405">
            <text:p>0405</text:p>
          </table:table-cell>
          <table:table-cell office:value-type="float" office:value="1042">
            <text:p>1042</text:p>
          </table:table-cell>
          <table:table-cell office:value-type="float" office:value="10">
            <text:p>10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573">
            <text:p>573</text:p>
          </table:table-cell>
          <table:table-cell office:value-type="float" office:value="161">
            <text:p>16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74">
            <text:p>374</text:p>
          </table:table-cell>
          <table:table-cell office:value-type="float" office:value="12">
            <text:p>12</text:p>
          </table:table-cell>
          <table:table-cell table:formula="of:=[.H72]/[.$G72]*100" office:value-type="float" office:value="28.0977312390925">
            <text:p>28.0977312391</text:p>
          </table:table-cell>
          <table:table-cell table:formula="of:=[.I72]/[.$G72]*100" office:value-type="float" office:value="1.74520069808028">
            <text:p>1.7452006981</text:p>
          </table:table-cell>
          <table:table-cell table:formula="of:=[.J72]/[.$G72]*100" office:value-type="float" office:value="2.79232111692845">
            <text:p>2.7923211169</text:p>
          </table:table-cell>
          <table:table-cell table:formula="of:=[.K72]/[.$G72]*100" office:value-type="float" office:value="65.2705061082024">
            <text:p>65.2705061082</text:p>
          </table:table-cell>
          <table:table-cell table:formula="of:=[.L72]/[.$G72]*100" office:value-type="float" office:value="2.09424083769633">
            <text:p>2.0942408377</text:p>
          </table:table-cell>
        </table:table-row>
        <table:table-row table:style-name="ro2">
          <table:table-cell office:value-type="string">
            <text:p><text:s/>0406 - Bureau de vote 0406</text:p>
          </table:table-cell>
          <table:table-cell table:formula="of:=TRIM(LEFT([.A73]; 5))" office:value-type="string" office:string-value="0406">
            <text:p>0406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456">
            <text:p>456</text:p>
          </table:table-cell>
          <table:table-cell office:value-type="float" office:value="10">
            <text:p>10</text:p>
          </table:table-cell>
          <table:table-cell office:value-type="float" office:value="446">
            <text:p>446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78">
            <text:p>278</text:p>
          </table:table-cell>
          <table:table-cell office:value-type="float" office:value="13">
            <text:p>13</text:p>
          </table:table-cell>
          <table:table-cell table:formula="of:=[.H73]/[.$G73]*100" office:value-type="float" office:value="30.7174887892377">
            <text:p>30.7174887892</text:p>
          </table:table-cell>
          <table:table-cell table:formula="of:=[.I73]/[.$G73]*100" office:value-type="float" office:value="1.5695067264574">
            <text:p>1.5695067265</text:p>
          </table:table-cell>
          <table:table-cell table:formula="of:=[.J73]/[.$G73]*100" office:value-type="float" office:value="2.46636771300448">
            <text:p>2.466367713</text:p>
          </table:table-cell>
          <table:table-cell table:formula="of:=[.K73]/[.$G73]*100" office:value-type="float" office:value="62.3318385650224">
            <text:p>62.331838565</text:p>
          </table:table-cell>
          <table:table-cell table:formula="of:=[.L73]/[.$G73]*100" office:value-type="float" office:value="2.91479820627803">
            <text:p>2.9147982063</text:p>
          </table:table-cell>
        </table:table-row>
        <table:table-row table:style-name="ro2">
          <table:table-cell office:value-type="string">
            <text:p><text:s/>0407 - Bureau de vote 0407</text:p>
          </table:table-cell>
          <table:table-cell table:formula="of:=TRIM(LEFT([.A74]; 5))" office:value-type="string" office:string-value="0407">
            <text:p>0407</text:p>
          </table:table-cell>
          <table:table-cell office:value-type="float" office:value="973">
            <text:p>973</text:p>
          </table:table-cell>
          <table:table-cell office:value-type="float" office:value="3">
            <text:p>3</text:p>
          </table:table-cell>
          <table:table-cell office:value-type="float" office:value="499">
            <text:p>499</text:p>
          </table:table-cell>
          <table:table-cell office:value-type="float" office:value="21">
            <text:p>21</text:p>
          </table:table-cell>
          <table:table-cell office:value-type="float" office:value="478">
            <text:p>478</text:p>
          </table:table-cell>
          <table:table-cell office:value-type="float" office:value="273">
            <text:p>27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  <table:table-cell table:formula="of:=[.H74]/[.$G74]*100" office:value-type="float" office:value="57.1129707112971">
            <text:p>57.1129707113</text:p>
          </table:table-cell>
          <table:table-cell table:formula="of:=[.I74]/[.$G74]*100" office:value-type="float" office:value="5.85774058577406">
            <text:p>5.8577405858</text:p>
          </table:table-cell>
          <table:table-cell table:formula="of:=[.J74]/[.$G74]*100" office:value-type="float" office:value="2.92887029288703">
            <text:p>2.9288702929</text:p>
          </table:table-cell>
          <table:table-cell table:formula="of:=[.K74]/[.$G74]*100" office:value-type="float" office:value="31.3807531380753">
            <text:p>31.3807531381</text:p>
          </table:table-cell>
          <table:table-cell table:formula="of:=[.L74]/[.$G74]*100" office:value-type="float" office:value="2.71966527196653">
            <text:p>2.719665272</text:p>
          </table:table-cell>
        </table:table-row>
        <table:table-row table:style-name="ro2">
          <table:table-cell office:value-type="string">
            <text:p><text:s/>0408 - Bureau de vote 0408</text:p>
          </table:table-cell>
          <table:table-cell table:formula="of:=TRIM(LEFT([.A75]; 5))" office:value-type="string" office:string-value="0408">
            <text:p>0408</text:p>
          </table:table-cell>
          <table:table-cell office:value-type="float" office:value="1065">
            <text:p>1065</text:p>
          </table:table-cell>
          <table:table-cell office:value-type="float" office:value="3">
            <text:p>3</text:p>
          </table:table-cell>
          <table:table-cell office:value-type="float" office:value="541">
            <text:p>541</text:p>
          </table:table-cell>
          <table:table-cell office:value-type="float" office:value="15">
            <text:p>15</text:p>
          </table:table-cell>
          <table:table-cell office:value-type="float" office:value="526">
            <text:p>526</text:p>
          </table:table-cell>
          <table:table-cell office:value-type="float" office:value="311">
            <text:p>31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14">
            <text:p>14</text:p>
          </table:table-cell>
          <table:table-cell table:formula="of:=[.H75]/[.$G75]*100" office:value-type="float" office:value="59.1254752851711">
            <text:p>59.1254752852</text:p>
          </table:table-cell>
          <table:table-cell table:formula="of:=[.I75]/[.$G75]*100" office:value-type="float" office:value="6.65399239543726">
            <text:p>6.6539923954</text:p>
          </table:table-cell>
          <table:table-cell table:formula="of:=[.J75]/[.$G75]*100" office:value-type="float" office:value="1.52091254752852">
            <text:p>1.5209125475</text:p>
          </table:table-cell>
          <table:table-cell table:formula="of:=[.K75]/[.$G75]*100" office:value-type="float" office:value="30.0380228136882">
            <text:p>30.0380228137</text:p>
          </table:table-cell>
          <table:table-cell table:formula="of:=[.L75]/[.$G75]*100" office:value-type="float" office:value="2.6615969581749">
            <text:p>2.6615969582</text:p>
          </table:table-cell>
        </table:table-row>
        <table:table-row table:style-name="ro2">
          <table:table-cell office:value-type="string">
            <text:p><text:s/>0409 - Bureau de vote 0409</text:p>
          </table:table-cell>
          <table:table-cell table:formula="of:=TRIM(LEFT([.A76]; 5))" office:value-type="string" office:string-value="0409">
            <text:p>0409</text:p>
          </table:table-cell>
          <table:table-cell office:value-type="float" office:value="926">
            <text:p>926</text:p>
          </table:table-cell>
          <table:table-cell/>
          <table:table-cell office:value-type="float" office:value="487">
            <text:p>487</text:p>
          </table:table-cell>
          <table:table-cell office:value-type="float" office:value="11">
            <text:p>11</text:p>
          </table:table-cell>
          <table:table-cell office:value-type="float" office:value="476">
            <text:p>476</text:p>
          </table:table-cell>
          <table:table-cell office:value-type="float" office:value="194">
            <text:p>194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  <table:table-cell office:value-type="float" office:value="10">
            <text:p>10</text:p>
          </table:table-cell>
          <table:table-cell table:formula="of:=[.H76]/[.$G76]*100" office:value-type="float" office:value="40.7563025210084">
            <text:p>40.756302521</text:p>
          </table:table-cell>
          <table:table-cell table:formula="of:=[.I76]/[.$G76]*100" office:value-type="float" office:value="3.78151260504202">
            <text:p>3.781512605</text:p>
          </table:table-cell>
          <table:table-cell table:formula="of:=[.J76]/[.$G76]*100" office:value-type="float" office:value="2.73109243697479">
            <text:p>2.731092437</text:p>
          </table:table-cell>
          <table:table-cell table:formula="of:=[.K76]/[.$G76]*100" office:value-type="float" office:value="50.6302521008403">
            <text:p>50.6302521008</text:p>
          </table:table-cell>
          <table:table-cell table:formula="of:=[.L76]/[.$G76]*100" office:value-type="float" office:value="2.10084033613445">
            <text:p>2.1008403361</text:p>
          </table:table-cell>
        </table:table-row>
        <table:table-row table:style-name="ro2">
          <table:table-cell office:value-type="string">
            <text:p><text:s/>0410 - Bureau de vote 0410</text:p>
          </table:table-cell>
          <table:table-cell table:formula="of:=TRIM(LEFT([.A77]; 5))" office:value-type="string" office:string-value="0410">
            <text:p>0410</text:p>
          </table:table-cell>
          <table:table-cell office:value-type="float" office:value="862">
            <text:p>862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office:value-type="float" office:value="12">
            <text:p>12</text:p>
          </table:table-cell>
          <table:table-cell office:value-type="float" office:value="423">
            <text:p>423</text:p>
          </table:table-cell>
          <table:table-cell office:value-type="float" office:value="247">
            <text:p>2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9">
            <text:p>9</text:p>
          </table:table-cell>
          <table:table-cell table:formula="of:=[.H77]/[.$G77]*100" office:value-type="float" office:value="58.3924349881797">
            <text:p>58.3924349882</text:p>
          </table:table-cell>
          <table:table-cell table:formula="of:=[.I77]/[.$G77]*100" office:value-type="float" office:value="4.49172576832151">
            <text:p>4.4917257683</text:p>
          </table:table-cell>
          <table:table-cell table:formula="of:=[.J77]/[.$G77]*100" office:value-type="float" office:value="1.18203309692671">
            <text:p>1.1820330969</text:p>
          </table:table-cell>
          <table:table-cell table:formula="of:=[.K77]/[.$G77]*100" office:value-type="float" office:value="33.806146572104">
            <text:p>33.8061465721</text:p>
          </table:table-cell>
          <table:table-cell table:formula="of:=[.L77]/[.$G77]*100" office:value-type="float" office:value="2.12765957446808">
            <text:p>2.1276595745</text:p>
          </table:table-cell>
        </table:table-row>
        <table:table-row table:style-name="ro2">
          <table:table-cell office:value-type="string">
            <text:p><text:s/>0411 - Bureau de vote 0411</text:p>
          </table:table-cell>
          <table:table-cell table:formula="of:=TRIM(LEFT([.A78]; 5))" office:value-type="string" office:string-value="0411">
            <text:p>0411</text:p>
          </table:table-cell>
          <table:table-cell office:value-type="float" office:value="897">
            <text:p>897</text:p>
          </table:table-cell>
          <table:table-cell office:value-type="float" office:value="13">
            <text:p>13</text:p>
          </table:table-cell>
          <table:table-cell office:value-type="float" office:value="465">
            <text:p>465</text:p>
          </table:table-cell>
          <table:table-cell office:value-type="float" office:value="16">
            <text:p>16</text:p>
          </table:table-cell>
          <table:table-cell office:value-type="float" office:value="449">
            <text:p>449</text:p>
          </table:table-cell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table:formula="of:=[.H78]/[.$G78]*100" office:value-type="float" office:value="40.5345211581292">
            <text:p>40.5345211581</text:p>
          </table:table-cell>
          <table:table-cell table:formula="of:=[.I78]/[.$G78]*100" office:value-type="float" office:value="1.33630289532294">
            <text:p>1.3363028953</text:p>
          </table:table-cell>
          <table:table-cell table:formula="of:=[.J78]/[.$G78]*100" office:value-type="float" office:value="2.44988864142539">
            <text:p>2.4498886414</text:p>
          </table:table-cell>
          <table:table-cell table:formula="of:=[.K78]/[.$G78]*100" office:value-type="float" office:value="54.3429844097996">
            <text:p>54.3429844098</text:p>
          </table:table-cell>
          <table:table-cell table:formula="of:=[.L78]/[.$G78]*100" office:value-type="float" office:value="1.33630289532294">
            <text:p>1.3363028953</text:p>
          </table:table-cell>
        </table:table-row>
        <table:table-row table:style-name="ro2">
          <table:table-cell office:value-type="string">
            <text:p><text:s/>0412 - Bureau de vote 0412</text:p>
          </table:table-cell>
          <table:table-cell table:formula="of:=TRIM(LEFT([.A79]; 5))" office:value-type="string" office:string-value="0412">
            <text:p>0412</text:p>
          </table:table-cell>
          <table:table-cell office:value-type="float" office:value="853">
            <text:p>853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14">
            <text:p>14</text:p>
          </table:table-cell>
          <table:table-cell office:value-type="float" office:value="452">
            <text:p>452</text:p>
          </table:table-cell>
          <table:table-cell office:value-type="float" office:value="205">
            <text:p>20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17">
            <text:p>217</text:p>
          </table:table-cell>
          <table:table-cell office:value-type="float" office:value="9">
            <text:p>9</text:p>
          </table:table-cell>
          <table:table-cell table:formula="of:=[.H79]/[.$G79]*100" office:value-type="float" office:value="45.353982300885">
            <text:p>45.3539823009</text:p>
          </table:table-cell>
          <table:table-cell table:formula="of:=[.I79]/[.$G79]*100" office:value-type="float" office:value="2.65486725663717">
            <text:p>2.6548672566</text:p>
          </table:table-cell>
          <table:table-cell table:formula="of:=[.J79]/[.$G79]*100" office:value-type="float" office:value="1.99115044247788">
            <text:p>1.9911504425</text:p>
          </table:table-cell>
          <table:table-cell table:formula="of:=[.K79]/[.$G79]*100" office:value-type="float" office:value="48.0088495575221">
            <text:p>48.0088495575</text:p>
          </table:table-cell>
          <table:table-cell table:formula="of:=[.L79]/[.$G79]*100" office:value-type="float" office:value="1.99115044247788">
            <text:p>1.9911504425</text:p>
          </table:table-cell>
        </table:table-row>
        <table:table-row table:style-name="ro2">
          <table:table-cell office:value-type="string">
            <text:p><text:s/>0413 - Bureau de vote 0413</text:p>
          </table:table-cell>
          <table:table-cell table:formula="of:=TRIM(LEFT([.A80]; 5))" office:value-type="string" office:string-value="0413">
            <text:p>0413</text:p>
          </table:table-cell>
          <table:table-cell office:value-type="float" office:value="1084">
            <text:p>1084</text:p>
          </table:table-cell>
          <table:table-cell office:value-type="float" office:value="12">
            <text:p>12</text:p>
          </table:table-cell>
          <table:table-cell office:value-type="float" office:value="531">
            <text:p>531</text:p>
          </table:table-cell>
          <table:table-cell office:value-type="float" office:value="18">
            <text:p>18</text:p>
          </table:table-cell>
          <table:table-cell office:value-type="float" office:value="513">
            <text:p>513</text:p>
          </table:table-cell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  <table:table-cell table:formula="of:=[.H80]/[.$G80]*100" office:value-type="float" office:value="45.224171539961">
            <text:p>45.22417154</text:p>
          </table:table-cell>
          <table:table-cell table:formula="of:=[.I80]/[.$G80]*100" office:value-type="float" office:value="2.92397660818713">
            <text:p>2.9239766082</text:p>
          </table:table-cell>
          <table:table-cell table:formula="of:=[.J80]/[.$G80]*100" office:value-type="float" office:value="2.72904483430799">
            <text:p>2.7290448343</text:p>
          </table:table-cell>
          <table:table-cell table:formula="of:=[.K80]/[.$G80]*100" office:value-type="float" office:value="47.5633528265107">
            <text:p>47.5633528265</text:p>
          </table:table-cell>
          <table:table-cell table:formula="of:=[.L80]/[.$G80]*100" office:value-type="float" office:value="1.55945419103314">
            <text:p>1.559454191</text:p>
          </table:table-cell>
        </table:table-row>
        <table:table-row table:style-name="ro2">
          <table:table-cell office:value-type="string">
            <text:p><text:s/>0414 - Bureau de vote 0414</text:p>
          </table:table-cell>
          <table:table-cell table:formula="of:=TRIM(LEFT([.A81]; 5))" office:value-type="string" office:string-value="0414">
            <text:p>0414</text:p>
          </table:table-cell>
          <table:table-cell office:value-type="float" office:value="838">
            <text:p>838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 office:value-type="float" office:value="143">
            <text:p>14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table:formula="of:=[.H81]/[.$G81]*100" office:value-type="float" office:value="30.68669527897">
            <text:p>30.686695279</text:p>
          </table:table-cell>
          <table:table-cell table:formula="of:=[.I81]/[.$G81]*100" office:value-type="float" office:value="2.57510729613734">
            <text:p>2.5751072961</text:p>
          </table:table-cell>
          <table:table-cell table:formula="of:=[.J81]/[.$G81]*100" office:value-type="float" office:value="4.29184549356223">
            <text:p>4.2918454936</text:p>
          </table:table-cell>
          <table:table-cell table:formula="of:=[.K81]/[.$G81]*100" office:value-type="float" office:value="59.8712446351931">
            <text:p>59.8712446352</text:p>
          </table:table-cell>
          <table:table-cell table:formula="of:=[.L81]/[.$G81]*100" office:value-type="float" office:value="2.57510729613734">
            <text:p>2.5751072961</text:p>
          </table:table-cell>
        </table:table-row>
        <table:table-row table:style-name="ro2">
          <table:table-cell office:value-type="string">
            <text:p><text:s/>0415 - Bureau de vote 0415</text:p>
          </table:table-cell>
          <table:table-cell table:formula="of:=TRIM(LEFT([.A82]; 5))" office:value-type="string" office:string-value="0415">
            <text:p>0415</text:p>
          </table:table-cell>
          <table:table-cell office:value-type="float" office:value="1012">
            <text:p>1012</text:p>
          </table:table-cell>
          <table:table-cell office:value-type="float" office:value="11">
            <text:p>11</text:p>
          </table:table-cell>
          <table:table-cell office:value-type="float" office:value="558">
            <text:p>558</text:p>
          </table:table-cell>
          <table:table-cell office:value-type="float" office:value="15">
            <text:p>15</text:p>
          </table:table-cell>
          <table:table-cell office:value-type="float" office:value="543">
            <text:p>543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0">
            <text:p>10</text:p>
          </table:table-cell>
          <table:table-cell office:value-type="float" office:value="399">
            <text:p>399</text:p>
          </table:table-cell>
          <table:table-cell office:value-type="float" office:value="6">
            <text:p>6</text:p>
          </table:table-cell>
          <table:table-cell table:formula="of:=[.H82]/[.$G82]*100" office:value-type="float" office:value="21.731123388582">
            <text:p>21.7311233886</text:p>
          </table:table-cell>
          <table:table-cell table:formula="of:=[.I82]/[.$G82]*100" office:value-type="float" office:value="1.84162062615101">
            <text:p>1.8416206262</text:p>
          </table:table-cell>
          <table:table-cell table:formula="of:=[.J82]/[.$G82]*100" office:value-type="float" office:value="1.84162062615101">
            <text:p>1.8416206262</text:p>
          </table:table-cell>
          <table:table-cell table:formula="of:=[.K82]/[.$G82]*100" office:value-type="float" office:value="73.4806629834254">
            <text:p>73.4806629834</text:p>
          </table:table-cell>
          <table:table-cell table:formula="of:=[.L82]/[.$G82]*100" office:value-type="float" office:value="1.10497237569061">
            <text:p>1.1049723757</text:p>
          </table:table-cell>
        </table:table-row>
        <table:table-row table:style-name="ro2">
          <table:table-cell office:value-type="string">
            <text:p><text:s/>0416 - Bureau de vote 0416</text:p>
          </table:table-cell>
          <table:table-cell table:formula="of:=TRIM(LEFT([.A83]; 5))" office:value-type="string" office:string-value="0416">
            <text:p>0416</text:p>
          </table:table-cell>
          <table:table-cell office:value-type="float" office:value="977">
            <text:p>977</text:p>
          </table:table-cell>
          <table:table-cell office:value-type="float" office:value="9">
            <text:p>9</text:p>
          </table:table-cell>
          <table:table-cell office:value-type="float" office:value="475">
            <text:p>475</text:p>
          </table:table-cell>
          <table:table-cell office:value-type="float" office:value="19">
            <text:p>19</text:p>
          </table:table-cell>
          <table:table-cell office:value-type="float" office:value="456">
            <text:p>456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table:formula="of:=[.H83]/[.$G83]*100" office:value-type="float" office:value="28.0701754385965">
            <text:p>28.0701754386</text:p>
          </table:table-cell>
          <table:table-cell table:formula="of:=[.I83]/[.$G83]*100" office:value-type="float" office:value="2.63157894736842">
            <text:p>2.6315789474</text:p>
          </table:table-cell>
          <table:table-cell table:formula="of:=[.J83]/[.$G83]*100" office:value-type="float" office:value="1.97368421052632">
            <text:p>1.9736842105</text:p>
          </table:table-cell>
          <table:table-cell table:formula="of:=[.K83]/[.$G83]*100" office:value-type="float" office:value="64.2543859649123">
            <text:p>64.2543859649</text:p>
          </table:table-cell>
          <table:table-cell table:formula="of:=[.L83]/[.$G83]*100" office:value-type="float" office:value="3.07017543859649">
            <text:p>3.0701754386</text:p>
          </table:table-cell>
        </table:table-row>
        <table:table-row table:style-name="ro2">
          <table:table-cell office:value-type="string">
            <text:p><text:s/>0417 - Bureau de vote 0417</text:p>
          </table:table-cell>
          <table:table-cell table:formula="of:=TRIM(LEFT([.A84]; 5))" office:value-type="string" office:string-value="0417">
            <text:p>0417</text:p>
          </table:table-cell>
          <table:table-cell office:value-type="float" office:value="976">
            <text:p>976</text:p>
          </table:table-cell>
          <table:table-cell office:value-type="float" office:value="9">
            <text:p>9</text:p>
          </table:table-cell>
          <table:table-cell office:value-type="float" office:value="555">
            <text:p>555</text:p>
          </table:table-cell>
          <table:table-cell office:value-type="float" office:value="13">
            <text:p>13</text:p>
          </table:table-cell>
          <table:table-cell office:value-type="float" office:value="542">
            <text:p>542</text:p>
          </table:table-cell>
          <table:table-cell office:value-type="float" office:value="248">
            <text:p>24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47">
            <text:p>247</text:p>
          </table:table-cell>
          <table:table-cell office:value-type="float" office:value="12">
            <text:p>12</text:p>
          </table:table-cell>
          <table:table-cell table:formula="of:=[.H84]/[.$G84]*100" office:value-type="float" office:value="45.7564575645757">
            <text:p>45.7564575646</text:p>
          </table:table-cell>
          <table:table-cell table:formula="of:=[.I84]/[.$G84]*100" office:value-type="float" office:value="3.690036900369">
            <text:p>3.6900369004</text:p>
          </table:table-cell>
          <table:table-cell table:formula="of:=[.J84]/[.$G84]*100" office:value-type="float" office:value="2.76752767527675">
            <text:p>2.7675276753</text:p>
          </table:table-cell>
          <table:table-cell table:formula="of:=[.K84]/[.$G84]*100" office:value-type="float" office:value="45.5719557195572">
            <text:p>45.5719557196</text:p>
          </table:table-cell>
          <table:table-cell table:formula="of:=[.L84]/[.$G84]*100" office:value-type="float" office:value="2.2140221402214">
            <text:p>2.2140221402</text:p>
          </table:table-cell>
        </table:table-row>
        <table:table-row table:style-name="ro2">
          <table:table-cell office:value-type="string">
            <text:p><text:s/>0418 - Bureau de vote 0418</text:p>
          </table:table-cell>
          <table:table-cell table:formula="of:=TRIM(LEFT([.A85]; 5))" office:value-type="string" office:string-value="0418">
            <text:p>0418</text:p>
          </table:table-cell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  <table:table-cell office:value-type="float" office:value="388">
            <text:p>388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  <table:table-cell office:value-type="float" office:value="11">
            <text:p>11</text:p>
          </table:table-cell>
          <table:table-cell table:formula="of:=[.H85]/[.$G85]*100" office:value-type="float" office:value="39.4329896907216">
            <text:p>39.4329896907</text:p>
          </table:table-cell>
          <table:table-cell table:formula="of:=[.I85]/[.$G85]*100" office:value-type="float" office:value="4.12371134020619">
            <text:p>4.1237113402</text:p>
          </table:table-cell>
          <table:table-cell table:formula="of:=[.J85]/[.$G85]*100" office:value-type="float" office:value="2.57731958762887">
            <text:p>2.5773195876</text:p>
          </table:table-cell>
          <table:table-cell table:formula="of:=[.K85]/[.$G85]*100" office:value-type="float" office:value="51.0309278350515">
            <text:p>51.0309278351</text:p>
          </table:table-cell>
          <table:table-cell table:formula="of:=[.L85]/[.$G85]*100" office:value-type="float" office:value="2.83505154639175">
            <text:p>2.8350515464</text:p>
          </table:table-cell>
        </table:table-row>
        <table:table-row table:style-name="ro2">
          <table:table-cell office:value-type="string">
            <text:p><text:s/>0419 - Bureau de vote 0419</text:p>
          </table:table-cell>
          <table:table-cell table:formula="of:=TRIM(LEFT([.A86]; 5))" office:value-type="string" office:string-value="0419">
            <text:p>0419</text:p>
          </table:table-cell>
          <table:table-cell office:value-type="float" office:value="1052">
            <text:p>1052</text:p>
          </table:table-cell>
          <table:table-cell office:value-type="float" office:value="6">
            <text:p>6</text:p>
          </table:table-cell>
          <table:table-cell office:value-type="float" office:value="464">
            <text:p>464</text:p>
          </table:table-cell>
          <table:table-cell office:value-type="float" office:value="20">
            <text:p>20</text:p>
          </table:table-cell>
          <table:table-cell office:value-type="float" office:value="444">
            <text:p>444</text:p>
          </table:table-cell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table:formula="of:=[.H86]/[.$G86]*100" office:value-type="float" office:value="51.3513513513514">
            <text:p>51.3513513514</text:p>
          </table:table-cell>
          <table:table-cell table:formula="of:=[.I86]/[.$G86]*100" office:value-type="float" office:value="2.47747747747748">
            <text:p>2.4774774775</text:p>
          </table:table-cell>
          <table:table-cell table:formula="of:=[.J86]/[.$G86]*100" office:value-type="float" office:value="1.57657657657658">
            <text:p>1.5765765766</text:p>
          </table:table-cell>
          <table:table-cell table:formula="of:=[.K86]/[.$G86]*100" office:value-type="float" office:value="41.4414414414414">
            <text:p>41.4414414414</text:p>
          </table:table-cell>
          <table:table-cell table:formula="of:=[.L86]/[.$G86]*100" office:value-type="float" office:value="3.15315315315315">
            <text:p>3.1531531532</text:p>
          </table:table-cell>
        </table:table-row>
        <table:table-row table:style-name="ro2">
          <table:table-cell office:value-type="string">
            <text:p><text:s/>0420 - Bureau de vote 0420</text:p>
          </table:table-cell>
          <table:table-cell table:formula="of:=TRIM(LEFT([.A87]; 5))" office:value-type="string" office:string-value="0420">
            <text:p>0420</text:p>
          </table:table-cell>
          <table:table-cell office:value-type="float" office:value="809">
            <text:p>809</text:p>
          </table:table-cell>
          <table:table-cell office:value-type="float" office:value="13">
            <text:p>13</text:p>
          </table:table-cell>
          <table:table-cell office:value-type="float" office:value="436">
            <text:p>436</text:p>
          </table:table-cell>
          <table:table-cell office:value-type="float" office:value="9">
            <text:p>9</text:p>
          </table:table-cell>
          <table:table-cell office:value-type="float" office:value="427">
            <text:p>427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54">
            <text:p>254</text:p>
          </table:table-cell>
          <table:table-cell office:value-type="float" office:value="14">
            <text:p>14</text:p>
          </table:table-cell>
          <table:table-cell table:formula="of:=[.H87]/[.$G87]*100" office:value-type="float" office:value="31.1475409836066">
            <text:p>31.1475409836</text:p>
          </table:table-cell>
          <table:table-cell table:formula="of:=[.I87]/[.$G87]*100" office:value-type="float" office:value="3.27868852459016">
            <text:p>3.2786885246</text:p>
          </table:table-cell>
          <table:table-cell table:formula="of:=[.J87]/[.$G87]*100" office:value-type="float" office:value="2.81030444964871">
            <text:p>2.8103044496</text:p>
          </table:table-cell>
          <table:table-cell table:formula="of:=[.K87]/[.$G87]*100" office:value-type="float" office:value="59.4847775175644">
            <text:p>59.4847775176</text:p>
          </table:table-cell>
          <table:table-cell table:formula="of:=[.L87]/[.$G87]*100" office:value-type="float" office:value="3.27868852459016">
            <text:p>3.2786885246</text:p>
          </table:table-cell>
        </table:table-row>
        <table:table-row table:style-name="ro2">
          <table:table-cell office:value-type="string">
            <text:p><text:s/>0421 - Bureau de vote 0421</text:p>
          </table:table-cell>
          <table:table-cell table:formula="of:=TRIM(LEFT([.A88]; 5))" office:value-type="string" office:string-value="0421">
            <text:p>0421</text:p>
          </table:table-cell>
          <table:table-cell office:value-type="float" office:value="959">
            <text:p>959</text:p>
          </table:table-cell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14">
            <text:p>214</text:p>
          </table:table-cell>
          <table:table-cell office:value-type="float" office:value="11">
            <text:p>11</text:p>
          </table:table-cell>
          <table:table-cell table:formula="of:=[.H88]/[.$G88]*100" office:value-type="float" office:value="47.6190476190476">
            <text:p>47.619047619</text:p>
          </table:table-cell>
          <table:table-cell table:formula="of:=[.I88]/[.$G88]*100" office:value-type="float" office:value="4.1407867494824">
            <text:p>4.1407867495</text:p>
          </table:table-cell>
          <table:table-cell table:formula="of:=[.J88]/[.$G88]*100" office:value-type="float" office:value="1.65631469979296">
            <text:p>1.6563146998</text:p>
          </table:table-cell>
          <table:table-cell table:formula="of:=[.K88]/[.$G88]*100" office:value-type="float" office:value="44.3064182194617">
            <text:p>44.3064182195</text:p>
          </table:table-cell>
          <table:table-cell table:formula="of:=[.L88]/[.$G88]*100" office:value-type="float" office:value="2.27743271221532">
            <text:p>2.2774327122</text:p>
          </table:table-cell>
        </table:table-row>
        <table:table-row table:style-name="ro2">
          <table:table-cell office:value-type="string">
            <text:p><text:s/>0422 - Bureau de vote 0422</text:p>
          </table:table-cell>
          <table:table-cell table:formula="of:=TRIM(LEFT([.A89]; 5))" office:value-type="string" office:string-value="0422">
            <text:p>0422</text:p>
          </table:table-cell>
          <table:table-cell office:value-type="float" office:value="1349">
            <text:p>1349</text:p>
          </table:table-cell>
          <table:table-cell office:value-type="float" office:value="3">
            <text:p>3</text:p>
          </table:table-cell>
          <table:table-cell office:value-type="float" office:value="609">
            <text:p>609</text:p>
          </table:table-cell>
          <table:table-cell office:value-type="float" office:value="24">
            <text:p>24</text:p>
          </table:table-cell>
          <table:table-cell office:value-type="float" office:value="585">
            <text:p>585</text:p>
          </table:table-cell>
          <table:table-cell office:value-type="float" office:value="345">
            <text:p>345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169">
            <text:p>169</text:p>
          </table:table-cell>
          <table:table-cell office:value-type="float" office:value="17">
            <text:p>17</text:p>
          </table:table-cell>
          <table:table-cell table:formula="of:=[.H89]/[.$G89]*100" office:value-type="float" office:value="58.974358974359">
            <text:p>58.9743589744</text:p>
          </table:table-cell>
          <table:table-cell table:formula="of:=[.I89]/[.$G89]*100" office:value-type="float" office:value="6.66666666666667">
            <text:p>6.6666666667</text:p>
          </table:table-cell>
          <table:table-cell table:formula="of:=[.J89]/[.$G89]*100" office:value-type="float" office:value="2.56410256410256">
            <text:p>2.5641025641</text:p>
          </table:table-cell>
          <table:table-cell table:formula="of:=[.K89]/[.$G89]*100" office:value-type="float" office:value="28.8888888888889">
            <text:p>28.8888888889</text:p>
          </table:table-cell>
          <table:table-cell table:formula="of:=[.L89]/[.$G89]*100" office:value-type="float" office:value="2.90598290598291">
            <text:p>2.905982906</text:p>
          </table:table-cell>
        </table:table-row>
        <table:table-row table:style-name="ro2">
          <table:table-cell office:value-type="string">
            <text:p><text:s/>0501 - Bureau de vote 0501</text:p>
          </table:table-cell>
          <table:table-cell table:formula="of:=TRIM(LEFT([.A90]; 5))" office:value-type="string" office:string-value="0501">
            <text:p>0501</text:p>
          </table:table-cell>
          <table:table-cell office:value-type="float" office:value="777">
            <text:p>777</text:p>
          </table:table-cell>
          <table:table-cell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office:value-type="float" office:value="234">
            <text:p>23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table:formula="of:=[.H90]/[.$G90]*100" office:value-type="float" office:value="54.6728971962617">
            <text:p>54.6728971963</text:p>
          </table:table-cell>
          <table:table-cell table:formula="of:=[.I90]/[.$G90]*100" office:value-type="float" office:value="4.67289719626168">
            <text:p>4.6728971963</text:p>
          </table:table-cell>
          <table:table-cell table:formula="of:=[.J90]/[.$G90]*100" office:value-type="float" office:value="2.10280373831776">
            <text:p>2.1028037383</text:p>
          </table:table-cell>
          <table:table-cell table:formula="of:=[.K90]/[.$G90]*100" office:value-type="float" office:value="37.3831775700935">
            <text:p>37.3831775701</text:p>
          </table:table-cell>
          <table:table-cell table:formula="of:=[.L90]/[.$G90]*100" office:value-type="float" office:value="1.16822429906542">
            <text:p>1.1682242991</text:p>
          </table:table-cell>
        </table:table-row>
        <table:table-row table:style-name="ro2">
          <table:table-cell office:value-type="string">
            <text:p><text:s/>0502 - Bureau de vote 0502</text:p>
          </table:table-cell>
          <table:table-cell table:formula="of:=TRIM(LEFT([.A91]; 5))" office:value-type="string" office:string-value="0502">
            <text:p>0502</text:p>
          </table:table-cell>
          <table:table-cell office:value-type="float" office:value="833">
            <text:p>833</text:p>
          </table:table-cell>
          <table:table-cell office:value-type="float" office:value="3">
            <text:p>3</text:p>
          </table:table-cell>
          <table:table-cell office:value-type="float" office:value="433">
            <text:p>433</text:p>
          </table:table-cell>
          <table:table-cell office:value-type="float" office:value="10">
            <text:p>10</text:p>
          </table:table-cell>
          <table:table-cell office:value-type="float" office:value="423">
            <text:p>423</text:p>
          </table:table-cell>
          <table:table-cell office:value-type="float" office:value="287">
            <text:p>28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table:formula="of:=[.H91]/[.$G91]*100" office:value-type="float" office:value="67.8486997635934">
            <text:p>67.8486997636</text:p>
          </table:table-cell>
          <table:table-cell table:formula="of:=[.I91]/[.$G91]*100" office:value-type="float" office:value="5.43735224586288">
            <text:p>5.4373522459</text:p>
          </table:table-cell>
          <table:table-cell table:formula="of:=[.J91]/[.$G91]*100" office:value-type="float" office:value="1.41843971631206">
            <text:p>1.4184397163</text:p>
          </table:table-cell>
          <table:table-cell table:formula="of:=[.K91]/[.$G91]*100" office:value-type="float" office:value="23.4042553191489">
            <text:p>23.4042553191</text:p>
          </table:table-cell>
          <table:table-cell table:formula="of:=[.L91]/[.$G91]*100" office:value-type="float" office:value="1.89125295508274">
            <text:p>1.8912529551</text:p>
          </table:table-cell>
        </table:table-row>
        <table:table-row table:style-name="ro2">
          <table:table-cell office:value-type="string">
            <text:p><text:s/>0503 - Bureau de vote 0503</text:p>
          </table:table-cell>
          <table:table-cell table:formula="of:=TRIM(LEFT([.A92]; 5))" office:value-type="string" office:string-value="0503">
            <text:p>0503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office:value-type="float" office:value="20">
            <text:p>20</text:p>
          </table:table-cell>
          <table:table-cell office:value-type="float" office:value="435">
            <text:p>435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table:formula="of:=[.H92]/[.$G92]*100" office:value-type="float" office:value="58.8505747126437">
            <text:p>58.8505747126</text:p>
          </table:table-cell>
          <table:table-cell table:formula="of:=[.I92]/[.$G92]*100" office:value-type="float" office:value="7.81609195402299">
            <text:p>7.816091954</text:p>
          </table:table-cell>
          <table:table-cell table:formula="of:=[.J92]/[.$G92]*100" office:value-type="float" office:value="1.60919540229885">
            <text:p>1.6091954023</text:p>
          </table:table-cell>
          <table:table-cell table:formula="of:=[.K92]/[.$G92]*100" office:value-type="float" office:value="28.9655172413793">
            <text:p>28.9655172414</text:p>
          </table:table-cell>
          <table:table-cell table:formula="of:=[.L92]/[.$G92]*100" office:value-type="float" office:value="2.75862068965517">
            <text:p>2.7586206897</text:p>
          </table:table-cell>
        </table:table-row>
        <table:table-row table:style-name="ro2">
          <table:table-cell office:value-type="string">
            <text:p><text:s/>0504 - Bureau de vote 0504</text:p>
          </table:table-cell>
          <table:table-cell table:formula="of:=TRIM(LEFT([.A93]; 5))" office:value-type="string" office:string-value="0504">
            <text:p>0504</text:p>
          </table:table-cell>
          <table:table-cell office:value-type="float" office:value="954">
            <text:p>954</text:p>
          </table:table-cell>
          <table:table-cell office:value-type="float" office:value="2">
            <text:p>2</text:p>
          </table:table-cell>
          <table:table-cell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float" office:value="482">
            <text:p>482</text:p>
          </table:table-cell>
          <table:table-cell office:value-type="float" office:value="285">
            <text:p>285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table:formula="of:=[.H93]/[.$G93]*100" office:value-type="float" office:value="59.1286307053942">
            <text:p>59.1286307054</text:p>
          </table:table-cell>
          <table:table-cell table:formula="of:=[.I93]/[.$G93]*100" office:value-type="float" office:value="5.3941908713693">
            <text:p>5.3941908714</text:p>
          </table:table-cell>
          <table:table-cell table:formula="of:=[.J93]/[.$G93]*100" office:value-type="float" office:value="4.149377593361">
            <text:p>4.1493775934</text:p>
          </table:table-cell>
          <table:table-cell table:formula="of:=[.K93]/[.$G93]*100" office:value-type="float" office:value="27.8008298755187">
            <text:p>27.8008298755</text:p>
          </table:table-cell>
          <table:table-cell table:formula="of:=[.L93]/[.$G93]*100" office:value-type="float" office:value="3.52697095435685">
            <text:p>3.5269709544</text:p>
          </table:table-cell>
        </table:table-row>
        <table:table-row table:style-name="ro2">
          <table:table-cell office:value-type="string">
            <text:p><text:s/>0505 - Bureau de vote 0505</text:p>
          </table:table-cell>
          <table:table-cell table:formula="of:=TRIM(LEFT([.A94]; 5))" office:value-type="string" office:string-value="0505">
            <text:p>0505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17">
            <text:p>17</text:p>
          </table:table-cell>
          <table:table-cell office:value-type="float" office:value="519">
            <text:p>519</text:p>
          </table:table-cell>
          <table:table-cell office:value-type="float" office:value="325">
            <text:p>325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20">
            <text:p>20</text:p>
          </table:table-cell>
          <table:table-cell table:formula="of:=[.H94]/[.$G94]*100" office:value-type="float" office:value="62.6204238921002">
            <text:p>62.6204238921</text:p>
          </table:table-cell>
          <table:table-cell table:formula="of:=[.I94]/[.$G94]*100" office:value-type="float" office:value="8.28516377649326">
            <text:p>8.2851637765</text:p>
          </table:table-cell>
          <table:table-cell table:formula="of:=[.J94]/[.$G94]*100" office:value-type="float" office:value="1.92678227360308">
            <text:p>1.9267822736</text:p>
          </table:table-cell>
          <table:table-cell table:formula="of:=[.K94]/[.$G94]*100" office:value-type="float" office:value="23.3140655105973">
            <text:p>23.3140655106</text:p>
          </table:table-cell>
          <table:table-cell table:formula="of:=[.L94]/[.$G94]*100" office:value-type="float" office:value="3.85356454720617">
            <text:p>3.8535645472</text:p>
          </table:table-cell>
        </table:table-row>
        <table:table-row table:style-name="ro2">
          <table:table-cell office:value-type="string">
            <text:p><text:s/>0506 - Bureau de vote 0506</text:p>
          </table:table-cell>
          <table:table-cell table:formula="of:=TRIM(LEFT([.A95]; 5))" office:value-type="string" office:string-value="0506">
            <text:p>0506</text:p>
          </table:table-cell>
          <table:table-cell office:value-type="float" office:value="906">
            <text:p>906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float" office:value="393">
            <text:p>393</text:p>
          </table:table-cell>
          <table:table-cell office:value-type="float" office:value="250">
            <text:p>25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formula="of:=[.H95]/[.$G95]*100" office:value-type="float" office:value="63.6132315521629">
            <text:p>63.6132315522</text:p>
          </table:table-cell>
          <table:table-cell table:formula="of:=[.I95]/[.$G95]*100" office:value-type="float" office:value="6.87022900763359">
            <text:p>6.8702290076</text:p>
          </table:table-cell>
          <table:table-cell table:formula="of:=[.J95]/[.$G95]*100" office:value-type="float" office:value="3.05343511450382">
            <text:p>3.0534351145</text:p>
          </table:table-cell>
          <table:table-cell table:formula="of:=[.K95]/[.$G95]*100" office:value-type="float" office:value="22.3918575063613">
            <text:p>22.3918575064</text:p>
          </table:table-cell>
          <table:table-cell table:formula="of:=[.L95]/[.$G95]*100" office:value-type="float" office:value="4.07124681933842">
            <text:p>4.0712468193</text:p>
          </table:table-cell>
        </table:table-row>
        <table:table-row table:style-name="ro2">
          <table:table-cell office:value-type="string">
            <text:p><text:s/>0507 - Bureau de vote 0507</text:p>
          </table:table-cell>
          <table:table-cell table:formula="of:=TRIM(LEFT([.A96]; 5))" office:value-type="string" office:string-value="0507">
            <text:p>0507</text:p>
          </table:table-cell>
          <table:table-cell office:value-type="float" office:value="898">
            <text:p>898</text:p>
          </table:table-cell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office:value-type="float" office:value="320">
            <text:p>3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8">
            <text:p>18</text:p>
          </table:table-cell>
          <table:table-cell table:formula="of:=[.H96]/[.$G96]*100" office:value-type="float" office:value="61.1854684512428">
            <text:p>61.1854684512</text:p>
          </table:table-cell>
          <table:table-cell table:formula="of:=[.I96]/[.$G96]*100" office:value-type="float" office:value="4.78011472275335">
            <text:p>4.7801147228</text:p>
          </table:table-cell>
          <table:table-cell table:formula="of:=[.J96]/[.$G96]*100" office:value-type="float" office:value="4.20650095602294">
            <text:p>4.206500956</text:p>
          </table:table-cell>
          <table:table-cell table:formula="of:=[.K96]/[.$G96]*100" office:value-type="float" office:value="26.3862332695985">
            <text:p>26.3862332696</text:p>
          </table:table-cell>
          <table:table-cell table:formula="of:=[.L96]/[.$G96]*100" office:value-type="float" office:value="3.44168260038241">
            <text:p>3.4416826004</text:p>
          </table:table-cell>
        </table:table-row>
        <table:table-row table:style-name="ro2">
          <table:table-cell office:value-type="string">
            <text:p><text:s/>0508 - Bureau de vote 0508</text:p>
          </table:table-cell>
          <table:table-cell table:formula="of:=TRIM(LEFT([.A97]; 5))" office:value-type="string" office:string-value="0508">
            <text:p>0508</text:p>
          </table:table-cell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15">
            <text:p>15</text:p>
          </table:table-cell>
          <table:table-cell office:value-type="float" office:value="377">
            <text:p>377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17">
            <text:p>17</text:p>
          </table:table-cell>
          <table:table-cell table:formula="of:=[.H97]/[.$G97]*100" office:value-type="float" office:value="61.8037135278515">
            <text:p>61.8037135279</text:p>
          </table:table-cell>
          <table:table-cell table:formula="of:=[.I97]/[.$G97]*100" office:value-type="float" office:value="7.95755968169761">
            <text:p>7.9575596817</text:p>
          </table:table-cell>
          <table:table-cell table:formula="of:=[.J97]/[.$G97]*100" office:value-type="float" office:value="2.38726790450928">
            <text:p>2.3872679045</text:p>
          </table:table-cell>
          <table:table-cell table:formula="of:=[.K97]/[.$G97]*100" office:value-type="float" office:value="23.342175066313">
            <text:p>23.3421750663</text:p>
          </table:table-cell>
          <table:table-cell table:formula="of:=[.L97]/[.$G97]*100" office:value-type="float" office:value="4.50928381962865">
            <text:p>4.5092838196</text:p>
          </table:table-cell>
        </table:table-row>
        <table:table-row table:style-name="ro2">
          <table:table-cell office:value-type="string">
            <text:p><text:s/>0509 - Bureau de vote 0509</text:p>
          </table:table-cell>
          <table:table-cell table:formula="of:=TRIM(LEFT([.A98]; 5))" office:value-type="string" office:string-value="0509">
            <text:p>0509</text:p>
          </table:table-cell>
          <table:table-cell office:value-type="float" office:value="887">
            <text:p>887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  <table:table-cell office:value-type="float" office:value="11">
            <text:p>11</text:p>
          </table:table-cell>
          <table:table-cell office:value-type="float" office:value="446">
            <text:p>446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15">
            <text:p>15</text:p>
          </table:table-cell>
          <table:table-cell table:formula="of:=[.H98]/[.$G98]*100" office:value-type="float" office:value="54.932735426009">
            <text:p>54.932735426</text:p>
          </table:table-cell>
          <table:table-cell table:formula="of:=[.I98]/[.$G98]*100" office:value-type="float" office:value="6.95067264573991">
            <text:p>6.9506726457</text:p>
          </table:table-cell>
          <table:table-cell table:formula="of:=[.J98]/[.$G98]*100" office:value-type="float" office:value="1.34529147982063">
            <text:p>1.3452914798</text:p>
          </table:table-cell>
          <table:table-cell table:formula="of:=[.K98]/[.$G98]*100" office:value-type="float" office:value="33.4080717488789">
            <text:p>33.4080717489</text:p>
          </table:table-cell>
          <table:table-cell table:formula="of:=[.L98]/[.$G98]*100" office:value-type="float" office:value="3.36322869955157">
            <text:p>3.3632286996</text:p>
          </table:table-cell>
        </table:table-row>
        <table:table-row table:style-name="ro2">
          <table:table-cell office:value-type="string">
            <text:p><text:s/>0510 - Bureau de vote 0510</text:p>
          </table:table-cell>
          <table:table-cell table:formula="of:=TRIM(LEFT([.A99]; 5))" office:value-type="string" office:string-value="0510">
            <text:p>0510</text:p>
          </table:table-cell>
          <table:table-cell office:value-type="float" office:value="1014">
            <text:p>1014</text:p>
          </table:table-cell>
          <table:table-cell office:value-type="float" office:value="8">
            <text:p>8</text:p>
          </table:table-cell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473">
            <text:p>473</text:p>
          </table:table-cell>
          <table:table-cell office:value-type="float" office:value="282">
            <text:p>282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8">
            <text:p>8</text:p>
          </table:table-cell>
          <table:table-cell table:formula="of:=[.H99]/[.$G99]*100" office:value-type="float" office:value="59.6194503171247">
            <text:p>59.6194503171</text:p>
          </table:table-cell>
          <table:table-cell table:formula="of:=[.I99]/[.$G99]*100" office:value-type="float" office:value="9.93657505285412">
            <text:p>9.9365750529</text:p>
          </table:table-cell>
          <table:table-cell table:formula="of:=[.J99]/[.$G99]*100" office:value-type="float" office:value="0.845665961945032">
            <text:p>0.8456659619</text:p>
          </table:table-cell>
          <table:table-cell table:formula="of:=[.K99]/[.$G99]*100" office:value-type="float" office:value="27.906976744186">
            <text:p>27.9069767442</text:p>
          </table:table-cell>
          <table:table-cell table:formula="of:=[.L99]/[.$G99]*100" office:value-type="float" office:value="1.69133192389006">
            <text:p>1.6913319239</text:p>
          </table:table-cell>
        </table:table-row>
        <table:table-row table:style-name="ro2">
          <table:table-cell office:value-type="string">
            <text:p><text:s/>0511 - Bureau de vote 0511</text:p>
          </table:table-cell>
          <table:table-cell table:formula="of:=TRIM(LEFT([.A100]; 5))" office:value-type="string" office:string-value="0511">
            <text:p>0511</text:p>
          </table:table-cell>
          <table:table-cell office:value-type="float" office:value="1052">
            <text:p>1052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6">
            <text:p>16</text:p>
          </table:table-cell>
          <table:table-cell office:value-type="float" office:value="485">
            <text:p>485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table:formula="of:=[.H100]/[.$G100]*100" office:value-type="float" office:value="61.8556701030928">
            <text:p>61.8556701031</text:p>
          </table:table-cell>
          <table:table-cell table:formula="of:=[.I100]/[.$G100]*100" office:value-type="float" office:value="8.24742268041237">
            <text:p>8.2474226804</text:p>
          </table:table-cell>
          <table:table-cell table:formula="of:=[.J100]/[.$G100]*100" office:value-type="float" office:value="2.06185567010309">
            <text:p>2.0618556701</text:p>
          </table:table-cell>
          <table:table-cell table:formula="of:=[.K100]/[.$G100]*100" office:value-type="float" office:value="20.2061855670103">
            <text:p>20.206185567</text:p>
          </table:table-cell>
          <table:table-cell table:formula="of:=[.L100]/[.$G100]*100" office:value-type="float" office:value="7.62886597938144">
            <text:p>7.6288659794</text:p>
          </table:table-cell>
        </table:table-row>
        <table:table-row table:style-name="ro2">
          <table:table-cell office:value-type="string">
            <text:p><text:s/>0512 - Bureau de vote 0512</text:p>
          </table:table-cell>
          <table:table-cell table:formula="of:=TRIM(LEFT([.A101]; 5))" office:value-type="string" office:string-value="0512">
            <text:p>0512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  <table:table-cell office:value-type="float" office:value="262">
            <text:p>26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formula="of:=[.H101]/[.$G101]*100" office:value-type="float" office:value="68.2291666666667">
            <text:p>68.2291666667</text:p>
          </table:table-cell>
          <table:table-cell table:formula="of:=[.I101]/[.$G101]*100" office:value-type="float" office:value="9.375">
            <text:p>9.375</text:p>
          </table:table-cell>
          <table:table-cell table:formula="of:=[.J101]/[.$G101]*100" office:value-type="float" office:value="1.82291666666667">
            <text:p>1.8229166667</text:p>
          </table:table-cell>
          <table:table-cell table:formula="of:=[.K101]/[.$G101]*100" office:value-type="float" office:value="15.8854166666667">
            <text:p>15.8854166667</text:p>
          </table:table-cell>
          <table:table-cell table:formula="of:=[.L101]/[.$G101]*100" office:value-type="float" office:value="4.6875">
            <text:p>4.6875</text:p>
          </table:table-cell>
        </table:table-row>
        <table:table-row table:style-name="ro2">
          <table:table-cell office:value-type="string">
            <text:p><text:s/>0513 - Bureau de vote 0513</text:p>
          </table:table-cell>
          <table:table-cell table:formula="of:=TRIM(LEFT([.A102]; 5))" office:value-type="string" office:string-value="0513">
            <text:p>0513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18">
            <text:p>18</text:p>
          </table:table-cell>
          <table:table-cell office:value-type="float" office:value="448">
            <text:p>448</text:p>
          </table:table-cell>
          <table:table-cell office:value-type="float" office:value="311">
            <text:p>31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table:formula="of:=[.H102]/[.$G102]*100" office:value-type="float" office:value="69.4196428571429">
            <text:p>69.4196428571</text:p>
          </table:table-cell>
          <table:table-cell table:formula="of:=[.I102]/[.$G102]*100" office:value-type="float" office:value="7.36607142857143">
            <text:p>7.3660714286</text:p>
          </table:table-cell>
          <table:table-cell table:formula="of:=[.J102]/[.$G102]*100" office:value-type="float" office:value="2.00892857142857">
            <text:p>2.0089285714</text:p>
          </table:table-cell>
          <table:table-cell table:formula="of:=[.K102]/[.$G102]*100" office:value-type="float" office:value="14.7321428571429">
            <text:p>14.7321428571</text:p>
          </table:table-cell>
          <table:table-cell table:formula="of:=[.L102]/[.$G102]*100" office:value-type="float" office:value="6.47321428571429">
            <text:p>6.4732142857</text:p>
          </table:table-cell>
        </table:table-row>
        <table:table-row table:style-name="ro2">
          <table:table-cell office:value-type="string">
            <text:p><text:s/>0514 - Bureau de vote 0514</text:p>
          </table:table-cell>
          <table:table-cell table:formula="of:=TRIM(LEFT([.A103]; 5))" office:value-type="string" office:string-value="0514">
            <text:p>0514</text:p>
          </table:table-cell>
          <table:table-cell office:value-type="float" office:value="744">
            <text:p>744</text:p>
          </table:table-cell>
          <table:table-cell/>
          <table:table-cell office:value-type="float" office:value="322">
            <text:p>322</text:p>
          </table:table-cell>
          <table:table-cell office:value-type="float" office:value="8">
            <text:p>8</text:p>
          </table:table-cell>
          <table:table-cell office:value-type="float" office:value="314">
            <text:p>314</text:p>
          </table:table-cell>
          <table:table-cell office:value-type="float" office:value="188">
            <text:p>188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table:formula="of:=[.H103]/[.$G103]*100" office:value-type="float" office:value="59.8726114649682">
            <text:p>59.872611465</text:p>
          </table:table-cell>
          <table:table-cell table:formula="of:=[.I103]/[.$G103]*100" office:value-type="float" office:value="9.55414012738854">
            <text:p>9.5541401274</text:p>
          </table:table-cell>
          <table:table-cell table:formula="of:=[.J103]/[.$G103]*100" office:value-type="float" office:value="2.86624203821656">
            <text:p>2.8662420382</text:p>
          </table:table-cell>
          <table:table-cell table:formula="of:=[.K103]/[.$G103]*100" office:value-type="float" office:value="19.1082802547771">
            <text:p>19.1082802548</text:p>
          </table:table-cell>
          <table:table-cell table:formula="of:=[.L103]/[.$G103]*100" office:value-type="float" office:value="8.59872611464968">
            <text:p>8.5987261146</text:p>
          </table:table-cell>
        </table:table-row>
        <table:table-row table:style-name="ro2">
          <table:table-cell office:value-type="string">
            <text:p><text:s/>0515 - Bureau de vote 0515</text:p>
          </table:table-cell>
          <table:table-cell table:formula="of:=TRIM(LEFT([.A104]; 5))" office:value-type="string" office:string-value="0515">
            <text:p>0515</text:p>
          </table:table-cell>
          <table:table-cell office:value-type="float" office:value="689">
            <text:p>689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225">
            <text:p>22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table:formula="of:=[.H104]/[.$G104]*100" office:value-type="float" office:value="68.1818181818182">
            <text:p>68.1818181818</text:p>
          </table:table-cell>
          <table:table-cell table:formula="of:=[.I104]/[.$G104]*100" office:value-type="float" office:value="7.27272727272727">
            <text:p>7.2727272727</text:p>
          </table:table-cell>
          <table:table-cell table:formula="of:=[.J104]/[.$G104]*100" office:value-type="float" office:value="2.12121212121212">
            <text:p>2.1212121212</text:p>
          </table:table-cell>
          <table:table-cell table:formula="of:=[.K104]/[.$G104]*100" office:value-type="float" office:value="19.6969696969697">
            <text:p>19.696969697</text:p>
          </table:table-cell>
          <table:table-cell table:formula="of:=[.L104]/[.$G104]*100" office:value-type="float" office:value="2.72727272727273">
            <text:p>2.7272727273</text:p>
          </table:table-cell>
        </table:table-row>
        <table:table-row table:style-name="ro2">
          <table:table-cell office:value-type="string">
            <text:p><text:s/>0516 - Bureau de vote 0516</text:p>
          </table:table-cell>
          <table:table-cell table:formula="of:=TRIM(LEFT([.A105]; 5))" office:value-type="string" office:string-value="0516">
            <text:p>0516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218">
            <text:p>21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[.H105]/[.$G105]*100" office:value-type="float" office:value="74.6575342465753">
            <text:p>74.6575342466</text:p>
          </table:table-cell>
          <table:table-cell table:formula="of:=[.I105]/[.$G105]*100" office:value-type="float" office:value="8.9041095890411">
            <text:p>8.904109589</text:p>
          </table:table-cell>
          <table:table-cell table:formula="of:=[.J105]/[.$G105]*100" office:value-type="float" office:value="2.3972602739726">
            <text:p>2.397260274</text:p>
          </table:table-cell>
          <table:table-cell table:formula="of:=[.K105]/[.$G105]*100" office:value-type="float" office:value="8.56164383561644">
            <text:p>8.5616438356</text:p>
          </table:table-cell>
          <table:table-cell table:formula="of:=[.L105]/[.$G105]*100" office:value-type="float" office:value="5.47945205479452">
            <text:p>5.4794520548</text:p>
          </table:table-cell>
        </table:table-row>
        <table:table-row table:style-name="ro2">
          <table:table-cell office:value-type="string">
            <text:p><text:s/>0517 - Bureau de vote 0517</text:p>
          </table:table-cell>
          <table:table-cell table:formula="of:=TRIM(LEFT([.A106]; 5))" office:value-type="string" office:string-value="0517">
            <text:p>0517</text:p>
          </table:table-cell>
          <table:table-cell office:value-type="float" office:value="587">
            <text:p>587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221">
            <text:p>221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[.H106]/[.$G106]*100" office:value-type="float" office:value="68.3257918552036">
            <text:p>68.3257918552</text:p>
          </table:table-cell>
          <table:table-cell table:formula="of:=[.I106]/[.$G106]*100" office:value-type="float" office:value="4.07239819004525">
            <text:p>4.07239819</text:p>
          </table:table-cell>
          <table:table-cell table:formula="of:=[.J106]/[.$G106]*100" office:value-type="float" office:value="5.88235294117647">
            <text:p>5.8823529412</text:p>
          </table:table-cell>
          <table:table-cell table:formula="of:=[.K106]/[.$G106]*100" office:value-type="float" office:value="14.9321266968326">
            <text:p>14.9321266968</text:p>
          </table:table-cell>
          <table:table-cell table:formula="of:=[.L106]/[.$G106]*100" office:value-type="float" office:value="6.78733031674208">
            <text:p>6.7873303167</text:p>
          </table:table-cell>
        </table:table-row>
        <table:table-row table:style-name="ro2">
          <table:table-cell office:value-type="string">
            <text:p><text:s/>0518 - Bureau de vote 0518</text:p>
          </table:table-cell>
          <table:table-cell table:formula="of:=TRIM(LEFT([.A107]; 5))" office:value-type="string" office:string-value="0518">
            <text:p>0518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office:value-type="float" office:value="195">
            <text:p>19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formula="of:=[.H107]/[.$G107]*100" office:value-type="float" office:value="65">
            <text:p>65</text:p>
          </table:table-cell>
          <table:table-cell table:formula="of:=[.I107]/[.$G107]*100" office:value-type="float" office:value="4.66666666666667">
            <text:p>4.6666666667</text:p>
          </table:table-cell>
          <table:table-cell table:formula="of:=[.J107]/[.$G107]*100" office:value-type="float" office:value="5">
            <text:p>5</text:p>
          </table:table-cell>
          <table:table-cell table:formula="of:=[.K107]/[.$G107]*100" office:value-type="float" office:value="18.6666666666667">
            <text:p>18.6666666667</text:p>
          </table:table-cell>
          <table:table-cell table:formula="of:=[.L107]/[.$G107]*100" office:value-type="float" office:value="6.66666666666667">
            <text:p>6.6666666667</text:p>
          </table:table-cell>
        </table:table-row>
        <table:table-row table:style-name="ro2">
          <table:table-cell office:value-type="string">
            <text:p><text:s/>0601 - Bureau de vote 0601</text:p>
          </table:table-cell>
          <table:table-cell table:formula="of:=TRIM(LEFT([.A108]; 5))" office:value-type="string" office:string-value="0601">
            <text:p>0601</text:p>
          </table:table-cell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table:formula="of:=[.H108]/[.$G108]*100" office:value-type="float" office:value="61.9607843137255">
            <text:p>61.9607843137</text:p>
          </table:table-cell>
          <table:table-cell table:formula="of:=[.I108]/[.$G108]*100" office:value-type="float" office:value="7.45098039215686">
            <text:p>7.4509803922</text:p>
          </table:table-cell>
          <table:table-cell table:formula="of:=[.J108]/[.$G108]*100" office:value-type="float" office:value="5.49019607843137">
            <text:p>5.4901960784</text:p>
          </table:table-cell>
          <table:table-cell table:formula="of:=[.K108]/[.$G108]*100" office:value-type="float" office:value="16.8627450980392">
            <text:p>16.862745098</text:p>
          </table:table-cell>
          <table:table-cell table:formula="of:=[.L108]/[.$G108]*100" office:value-type="float" office:value="8.23529411764706">
            <text:p>8.2352941176</text:p>
          </table:table-cell>
        </table:table-row>
        <table:table-row table:style-name="ro2">
          <table:table-cell office:value-type="string">
            <text:p><text:s/>0602 - Bureau de vote 0602</text:p>
          </table:table-cell>
          <table:table-cell table:formula="of:=TRIM(LEFT([.A109]; 5))" office:value-type="string" office:string-value="0602">
            <text:p>0602</text:p>
          </table:table-cell>
          <table:table-cell office:value-type="float" office:value="794">
            <text:p>794</text:p>
          </table:table-cell>
          <table:table-cell/>
          <table:table-cell office:value-type="float" office:value="372">
            <text:p>372</text:p>
          </table:table-cell>
          <table:table-cell office:value-type="float" office:value="15">
            <text:p>15</text:p>
          </table:table-cell>
          <table:table-cell office:value-type="float" office:value="357">
            <text:p>357</text:p>
          </table:table-cell>
          <table:table-cell office:value-type="float" office:value="241">
            <text:p>24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table:formula="of:=[.H109]/[.$G109]*100" office:value-type="float" office:value="67.5070028011205">
            <text:p>67.5070028011</text:p>
          </table:table-cell>
          <table:table-cell table:formula="of:=[.I109]/[.$G109]*100" office:value-type="float" office:value="3.64145658263305">
            <text:p>3.6414565826</text:p>
          </table:table-cell>
          <table:table-cell table:formula="of:=[.J109]/[.$G109]*100" office:value-type="float" office:value="3.0812324929972">
            <text:p>3.081232493</text:p>
          </table:table-cell>
          <table:table-cell table:formula="of:=[.K109]/[.$G109]*100" office:value-type="float" office:value="21.8487394957983">
            <text:p>21.8487394958</text:p>
          </table:table-cell>
          <table:table-cell table:formula="of:=[.L109]/[.$G109]*100" office:value-type="float" office:value="3.92156862745098">
            <text:p>3.9215686275</text:p>
          </table:table-cell>
        </table:table-row>
        <table:table-row table:style-name="ro2">
          <table:table-cell office:value-type="string">
            <text:p><text:s/>0603 - Bureau de vote 0603</text:p>
          </table:table-cell>
          <table:table-cell table:formula="of:=TRIM(LEFT([.A110]; 5))" office:value-type="string" office:string-value="0603">
            <text:p>0603</text:p>
          </table:table-cell>
          <table:table-cell office:value-type="float" office:value="756">
            <text:p>756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230">
            <text:p>23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table:formula="of:=[.H110]/[.$G110]*100" office:value-type="float" office:value="65.5270655270655">
            <text:p>65.5270655271</text:p>
          </table:table-cell>
          <table:table-cell table:formula="of:=[.I110]/[.$G110]*100" office:value-type="float" office:value="5.6980056980057">
            <text:p>5.698005698</text:p>
          </table:table-cell>
          <table:table-cell table:formula="of:=[.J110]/[.$G110]*100" office:value-type="float" office:value="3.41880341880342">
            <text:p>3.4188034188</text:p>
          </table:table-cell>
          <table:table-cell table:formula="of:=[.K110]/[.$G110]*100" office:value-type="float" office:value="20.7977207977208">
            <text:p>20.7977207977</text:p>
          </table:table-cell>
          <table:table-cell table:formula="of:=[.L110]/[.$G110]*100" office:value-type="float" office:value="4.55840455840456">
            <text:p>4.5584045584</text:p>
          </table:table-cell>
        </table:table-row>
        <table:table-row table:style-name="ro2">
          <table:table-cell office:value-type="string">
            <text:p><text:s/>0604 - Bureau de vote 0604</text:p>
          </table:table-cell>
          <table:table-cell table:formula="of:=TRIM(LEFT([.A111]; 5))" office:value-type="string" office:string-value="0604">
            <text:p>0604</text:p>
          </table:table-cell>
          <table:table-cell office:value-type="float" office:value="819">
            <text:p>819</text:p>
          </table:table-cell>
          <table:table-cell/>
          <table:table-cell office:value-type="float" office:value="416">
            <text:p>416</text:p>
          </table:table-cell>
          <table:table-cell office:value-type="float" office:value="12">
            <text:p>12</text:p>
          </table:table-cell>
          <table:table-cell office:value-type="float" office:value="404">
            <text:p>404</text:p>
          </table:table-cell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18">
            <text:p>18</text:p>
          </table:table-cell>
          <table:table-cell table:formula="of:=[.H111]/[.$G111]*100" office:value-type="float" office:value="51.980198019802">
            <text:p>51.9801980198</text:p>
          </table:table-cell>
          <table:table-cell table:formula="of:=[.I111]/[.$G111]*100" office:value-type="float" office:value="5.1980198019802">
            <text:p>5.198019802</text:p>
          </table:table-cell>
          <table:table-cell table:formula="of:=[.J111]/[.$G111]*100" office:value-type="float" office:value="1.73267326732673">
            <text:p>1.7326732673</text:p>
          </table:table-cell>
          <table:table-cell table:formula="of:=[.K111]/[.$G111]*100" office:value-type="float" office:value="36.6336633663366">
            <text:p>36.6336633663</text:p>
          </table:table-cell>
          <table:table-cell table:formula="of:=[.L111]/[.$G111]*100" office:value-type="float" office:value="4.45544554455446">
            <text:p>4.4554455446</text:p>
          </table:table-cell>
        </table:table-row>
        <table:table-row table:style-name="ro2">
          <table:table-cell office:value-type="string">
            <text:p><text:s/>0605 - Bureau de vote 0605</text:p>
          </table:table-cell>
          <table:table-cell table:formula="of:=TRIM(LEFT([.A112]; 5))" office:value-type="string" office:string-value="0605">
            <text:p>0605</text:p>
          </table:table-cell>
          <table:table-cell office:value-type="float" office:value="853">
            <text:p>853</text:p>
          </table:table-cell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office:value-type="float" office:value="13">
            <text:p>13</text:p>
          </table:table-cell>
          <table:table-cell office:value-type="float" office:value="408">
            <text:p>408</text:p>
          </table:table-cell>
          <table:table-cell office:value-type="float" office:value="157">
            <text:p>157</text:p>
          </table:table-cell>
          <table:table-cell table:number-columns-repeated="2"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10">
            <text:p>10</text:p>
          </table:table-cell>
          <table:table-cell table:formula="of:=[.H112]/[.$G112]*100" office:value-type="float" office:value="38.4803921568627">
            <text:p>38.4803921569</text:p>
          </table:table-cell>
          <table:table-cell table:formula="of:=[.I112]/[.$G112]*100" office:value-type="float" office:value="1.7156862745098">
            <text:p>1.7156862745</text:p>
          </table:table-cell>
          <table:table-cell table:formula="of:=[.J112]/[.$G112]*100" office:value-type="float" office:value="1.7156862745098">
            <text:p>1.7156862745</text:p>
          </table:table-cell>
          <table:table-cell table:formula="of:=[.K112]/[.$G112]*100" office:value-type="float" office:value="55.6372549019608">
            <text:p>55.637254902</text:p>
          </table:table-cell>
          <table:table-cell table:formula="of:=[.L112]/[.$G112]*100" office:value-type="float" office:value="2.45098039215686">
            <text:p>2.4509803922</text:p>
          </table:table-cell>
        </table:table-row>
        <table:table-row table:style-name="ro2">
          <table:table-cell office:value-type="string">
            <text:p><text:s/>0606 - Bureau de vote 0606</text:p>
          </table:table-cell>
          <table:table-cell table:formula="of:=TRIM(LEFT([.A113]; 5))" office:value-type="string" office:string-value="0606">
            <text:p>0606</text:p>
          </table:table-cell>
          <table:table-cell office:value-type="float" office:value="920">
            <text:p>920</text:p>
          </table:table-cell>
          <table:table-cell office:value-type="float" office:value="4">
            <text:p>4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float" office:value="442">
            <text:p>442</text:p>
          </table:table-cell>
          <table:table-cell office:value-type="float" office:value="234">
            <text:p>23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4">
            <text:p>164</text:p>
          </table:table-cell>
          <table:table-cell office:value-type="float" office:value="14">
            <text:p>14</text:p>
          </table:table-cell>
          <table:table-cell table:formula="of:=[.H113]/[.$G113]*100" office:value-type="float" office:value="52.9411764705882">
            <text:p>52.9411764706</text:p>
          </table:table-cell>
          <table:table-cell table:formula="of:=[.I113]/[.$G113]*100" office:value-type="float" office:value="3.61990950226244">
            <text:p>3.6199095023</text:p>
          </table:table-cell>
          <table:table-cell table:formula="of:=[.J113]/[.$G113]*100" office:value-type="float" office:value="3.16742081447964">
            <text:p>3.1674208145</text:p>
          </table:table-cell>
          <table:table-cell table:formula="of:=[.K113]/[.$G113]*100" office:value-type="float" office:value="37.10407239819">
            <text:p>37.1040723982</text:p>
          </table:table-cell>
          <table:table-cell table:formula="of:=[.L113]/[.$G113]*100" office:value-type="float" office:value="3.16742081447964">
            <text:p>3.1674208145</text:p>
          </table:table-cell>
        </table:table-row>
        <table:table-row table:style-name="ro2">
          <table:table-cell office:value-type="string">
            <text:p><text:s/>0607 - Bureau de vote 0607</text:p>
          </table:table-cell>
          <table:table-cell table:formula="of:=TRIM(LEFT([.A114]; 5))" office:value-type="string" office:string-value="0607">
            <text:p>0607</text:p>
          </table:table-cell>
          <table:table-cell office:value-type="float" office:value="916">
            <text:p>916</text:p>
          </table:table-cell>
          <table:table-cell office:value-type="float" office:value="2">
            <text:p>2</text:p>
          </table:table-cell>
          <table:table-cell office:value-type="float" office:value="467">
            <text:p>467</text:p>
          </table:table-cell>
          <table:table-cell office:value-type="float" office:value="15">
            <text:p>15</text:p>
          </table:table-cell>
          <table:table-cell office:value-type="float" office:value="452">
            <text:p>452</text:p>
          </table:table-cell>
          <table:table-cell office:value-type="float" office:value="261">
            <text:p>26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  <table:table-cell table:formula="of:=[.H114]/[.$G114]*100" office:value-type="float" office:value="57.7433628318584">
            <text:p>57.7433628319</text:p>
          </table:table-cell>
          <table:table-cell table:formula="of:=[.I114]/[.$G114]*100" office:value-type="float" office:value="4.64601769911504">
            <text:p>4.6460176991</text:p>
          </table:table-cell>
          <table:table-cell table:formula="of:=[.J114]/[.$G114]*100" office:value-type="float" office:value="1.32743362831858">
            <text:p>1.3274336283</text:p>
          </table:table-cell>
          <table:table-cell table:formula="of:=[.K114]/[.$G114]*100" office:value-type="float" office:value="33.6283185840708">
            <text:p>33.6283185841</text:p>
          </table:table-cell>
          <table:table-cell table:formula="of:=[.L114]/[.$G114]*100" office:value-type="float" office:value="2.65486725663717">
            <text:p>2.6548672566</text:p>
          </table:table-cell>
        </table:table-row>
        <table:table-row table:style-name="ro2">
          <table:table-cell office:value-type="string">
            <text:p><text:s/>0608 - Bureau de vote 0608</text:p>
          </table:table-cell>
          <table:table-cell table:formula="of:=TRIM(LEFT([.A115]; 5))" office:value-type="string" office:string-value="0608">
            <text:p>0608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17">
            <text:p>17</text:p>
          </table:table-cell>
          <table:table-cell office:value-type="float" office:value="478">
            <text:p>478</text:p>
          </table:table-cell>
          <table:table-cell office:value-type="float" office:value="268">
            <text:p>26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  <table:table-cell table:formula="of:=[.H115]/[.$G115]*100" office:value-type="float" office:value="56.0669456066946">
            <text:p>56.0669456067</text:p>
          </table:table-cell>
          <table:table-cell table:formula="of:=[.I115]/[.$G115]*100" office:value-type="float" office:value="5.23012552301255">
            <text:p>5.230125523</text:p>
          </table:table-cell>
          <table:table-cell table:formula="of:=[.J115]/[.$G115]*100" office:value-type="float" office:value="1.88284518828452">
            <text:p>1.8828451883</text:p>
          </table:table-cell>
          <table:table-cell table:formula="of:=[.K115]/[.$G115]*100" office:value-type="float" office:value="34.5188284518828">
            <text:p>34.5188284519</text:p>
          </table:table-cell>
          <table:table-cell table:formula="of:=[.L115]/[.$G115]*100" office:value-type="float" office:value="2.30125523012552">
            <text:p>2.3012552301</text:p>
          </table:table-cell>
        </table:table-row>
        <table:table-row table:style-name="ro2">
          <table:table-cell office:value-type="string">
            <text:p><text:s/>0609 - Bureau de vote 0609</text:p>
          </table:table-cell>
          <table:table-cell table:formula="of:=TRIM(LEFT([.A116]; 5))" office:value-type="string" office:string-value="0609">
            <text:p>0609</text:p>
          </table:table-cell>
          <table:table-cell office:value-type="float" office:value="808">
            <text:p>808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office:value-type="float" office:value="14">
            <text:p>14</text:p>
          </table:table-cell>
          <table:table-cell office:value-type="float" office:value="408">
            <text:p>408</text:p>
          </table:table-cell>
          <table:table-cell office:value-type="float" office:value="213">
            <text:p>21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table:formula="of:=[.H116]/[.$G116]*100" office:value-type="float" office:value="52.2058823529412">
            <text:p>52.2058823529</text:p>
          </table:table-cell>
          <table:table-cell table:formula="of:=[.I116]/[.$G116]*100" office:value-type="float" office:value="6.12745098039216">
            <text:p>6.1274509804</text:p>
          </table:table-cell>
          <table:table-cell table:formula="of:=[.J116]/[.$G116]*100" office:value-type="float" office:value="1.47058823529412">
            <text:p>1.4705882353</text:p>
          </table:table-cell>
          <table:table-cell table:formula="of:=[.K116]/[.$G116]*100" office:value-type="float" office:value="38.7254901960784">
            <text:p>38.7254901961</text:p>
          </table:table-cell>
          <table:table-cell table:formula="of:=[.L116]/[.$G116]*100" office:value-type="float" office:value="1.47058823529412">
            <text:p>1.4705882353</text:p>
          </table:table-cell>
        </table:table-row>
        <table:table-row table:style-name="ro2">
          <table:table-cell office:value-type="string">
            <text:p><text:s/>0610 - Bureau de vote 0610</text:p>
          </table:table-cell>
          <table:table-cell table:formula="of:=TRIM(LEFT([.A117]; 5))" office:value-type="string" office:string-value="0610">
            <text:p>0610</text:p>
          </table:table-cell>
          <table:table-cell office:value-type="float" office:value="818">
            <text:p>818</text:p>
          </table:table-cell>
          <table:table-cell office:value-type="float" office:value="4">
            <text:p>4</text:p>
          </table:table-cell>
          <table:table-cell office:value-type="float" office:value="419">
            <text:p>419</text:p>
          </table:table-cell>
          <table:table-cell office:value-type="float" office:value="10">
            <text:p>10</text:p>
          </table:table-cell>
          <table:table-cell office:value-type="float" office:value="409">
            <text:p>409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formula="of:=[.H117]/[.$G117]*100" office:value-type="float" office:value="46.9437652811736">
            <text:p>46.9437652812</text:p>
          </table:table-cell>
          <table:table-cell table:formula="of:=[.I117]/[.$G117]*100" office:value-type="float" office:value="3.9119804400978">
            <text:p>3.9119804401</text:p>
          </table:table-cell>
          <table:table-cell table:formula="of:=[.J117]/[.$G117]*100" office:value-type="float" office:value="2.68948655256724">
            <text:p>2.6894865526</text:p>
          </table:table-cell>
          <table:table-cell table:formula="of:=[.K117]/[.$G117]*100" office:value-type="float" office:value="41.8092909535452">
            <text:p>41.8092909535</text:p>
          </table:table-cell>
          <table:table-cell table:formula="of:=[.L117]/[.$G117]*100" office:value-type="float" office:value="4.64547677261614">
            <text:p>4.6454767726</text:p>
          </table:table-cell>
        </table:table-row>
        <table:table-row table:style-name="ro2">
          <table:table-cell office:value-type="string">
            <text:p><text:s/>0611 - Bureau de vote 0611</text:p>
          </table:table-cell>
          <table:table-cell table:formula="of:=TRIM(LEFT([.A118]; 5))" office:value-type="string" office:string-value="0611">
            <text:p>0611</text:p>
          </table:table-cell>
          <table:table-cell office:value-type="float" office:value="962">
            <text:p>962</text:p>
          </table:table-cell>
          <table:table-cell office:value-type="float" office:value="7">
            <text:p>7</text:p>
          </table:table-cell>
          <table:table-cell office:value-type="float" office:value="521">
            <text:p>521</text:p>
          </table:table-cell>
          <table:table-cell office:value-type="float" office:value="20">
            <text:p>20</text:p>
          </table:table-cell>
          <table:table-cell office:value-type="float" office:value="501">
            <text:p>501</text:p>
          </table:table-cell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table:formula="of:=[.H118]/[.$G118]*100" office:value-type="float" office:value="42.315369261477">
            <text:p>42.3153692615</text:p>
          </table:table-cell>
          <table:table-cell table:formula="of:=[.I118]/[.$G118]*100" office:value-type="float" office:value="2.19560878243513">
            <text:p>2.1956087824</text:p>
          </table:table-cell>
          <table:table-cell table:formula="of:=[.J118]/[.$G118]*100" office:value-type="float" office:value="2.39520958083832">
            <text:p>2.3952095808</text:p>
          </table:table-cell>
          <table:table-cell table:formula="of:=[.K118]/[.$G118]*100" office:value-type="float" office:value="52.6946107784431">
            <text:p>52.6946107784</text:p>
          </table:table-cell>
          <table:table-cell table:formula="of:=[.L118]/[.$G118]*100" office:value-type="float" office:value="0.399201596806387">
            <text:p>0.3992015968</text:p>
          </table:table-cell>
        </table:table-row>
        <table:table-row table:style-name="ro2">
          <table:table-cell office:value-type="string">
            <text:p><text:s/>0612 - Bureau de vote 0612</text:p>
          </table:table-cell>
          <table:table-cell table:formula="of:=TRIM(LEFT([.A119]; 5))" office:value-type="string" office:string-value="0612">
            <text:p>0612</text:p>
          </table:table-cell>
          <table:table-cell office:value-type="float" office:value="891">
            <text:p>891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3">
            <text:p>13</text:p>
          </table:table-cell>
          <table:table-cell office:value-type="float" office:value="492">
            <text:p>492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float" office:value="12">
            <text:p>12</text:p>
          </table:table-cell>
          <table:table-cell table:formula="of:=[.H119]/[.$G119]*100" office:value-type="float" office:value="40.650406504065">
            <text:p>40.6504065041</text:p>
          </table:table-cell>
          <table:table-cell table:formula="of:=[.I119]/[.$G119]*100" office:value-type="float" office:value="4.87804878048781">
            <text:p>4.8780487805</text:p>
          </table:table-cell>
          <table:table-cell table:formula="of:=[.J119]/[.$G119]*100" office:value-type="float" office:value="1.42276422764228">
            <text:p>1.4227642276</text:p>
          </table:table-cell>
          <table:table-cell table:formula="of:=[.K119]/[.$G119]*100" office:value-type="float" office:value="50.609756097561">
            <text:p>50.6097560976</text:p>
          </table:table-cell>
          <table:table-cell table:formula="of:=[.L119]/[.$G119]*100" office:value-type="float" office:value="2.4390243902439">
            <text:p>2.4390243902</text:p>
          </table:table-cell>
        </table:table-row>
        <table:table-row table:style-name="ro2">
          <table:table-cell office:value-type="string">
            <text:p><text:s/>0613 - Bureau de vote 0613</text:p>
          </table:table-cell>
          <table:table-cell table:formula="of:=TRIM(LEFT([.A120]; 5))" office:value-type="string" office:string-value="0613">
            <text:p>0613</text:p>
          </table:table-cell>
          <table:table-cell office:value-type="float" office:value="924">
            <text:p>924</text:p>
          </table:table-cell>
          <table:table-cell office:value-type="float" office:value="3">
            <text:p>3</text:p>
          </table:table-cell>
          <table:table-cell office:value-type="float" office:value="531">
            <text:p>531</text:p>
          </table:table-cell>
          <table:table-cell office:value-type="float" office:value="16">
            <text:p>16</text:p>
          </table:table-cell>
          <table:table-cell office:value-type="float" office:value="515">
            <text:p>515</text:p>
          </table:table-cell>
          <table:table-cell office:value-type="float" office:value="225">
            <text:p>22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49">
            <text:p>249</text:p>
          </table:table-cell>
          <table:table-cell office:value-type="float" office:value="11">
            <text:p>11</text:p>
          </table:table-cell>
          <table:table-cell table:formula="of:=[.H120]/[.$G120]*100" office:value-type="float" office:value="43.6893203883495">
            <text:p>43.6893203883</text:p>
          </table:table-cell>
          <table:table-cell table:formula="of:=[.I120]/[.$G120]*100" office:value-type="float" office:value="3.30097087378641">
            <text:p>3.3009708738</text:p>
          </table:table-cell>
          <table:table-cell table:formula="of:=[.J120]/[.$G120]*100" office:value-type="float" office:value="2.52427184466019">
            <text:p>2.5242718447</text:p>
          </table:table-cell>
          <table:table-cell table:formula="of:=[.K120]/[.$G120]*100" office:value-type="float" office:value="48.3495145631068">
            <text:p>48.3495145631</text:p>
          </table:table-cell>
          <table:table-cell table:formula="of:=[.L120]/[.$G120]*100" office:value-type="float" office:value="2.13592233009709">
            <text:p>2.1359223301</text:p>
          </table:table-cell>
        </table:table-row>
        <table:table-row table:style-name="ro2">
          <table:table-cell office:value-type="string">
            <text:p><text:s/>0614 - Bureau de vote 0614</text:p>
          </table:table-cell>
          <table:table-cell table:formula="of:=TRIM(LEFT([.A121]; 5))" office:value-type="string" office:string-value="0614">
            <text:p>0614</text:p>
          </table:table-cell>
          <table:table-cell office:value-type="float" office:value="958">
            <text:p>958</text:p>
          </table:table-cell>
          <table:table-cell office:value-type="float" office:value="6">
            <text:p>6</text:p>
          </table:table-cell>
          <table:table-cell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489">
            <text:p>489</text:p>
          </table:table-cell>
          <table:table-cell office:value-type="float" office:value="193">
            <text:p>193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23">
            <text:p>23</text:p>
          </table:table-cell>
          <table:table-cell table:formula="of:=[.H121]/[.$G121]*100" office:value-type="float" office:value="39.4683026584867">
            <text:p>39.4683026585</text:p>
          </table:table-cell>
          <table:table-cell table:formula="of:=[.I121]/[.$G121]*100" office:value-type="float" office:value="5.52147239263804">
            <text:p>5.5214723926</text:p>
          </table:table-cell>
          <table:table-cell table:formula="of:=[.J121]/[.$G121]*100" office:value-type="float" office:value="2.04498977505112">
            <text:p>2.0449897751</text:p>
          </table:table-cell>
          <table:table-cell table:formula="of:=[.K121]/[.$G121]*100" office:value-type="float" office:value="48.2617586912065">
            <text:p>48.2617586912</text:p>
          </table:table-cell>
          <table:table-cell table:formula="of:=[.L121]/[.$G121]*100" office:value-type="float" office:value="4.70347648261759">
            <text:p>4.7034764826</text:p>
          </table:table-cell>
        </table:table-row>
        <table:table-row table:style-name="ro2">
          <table:table-cell office:value-type="string">
            <text:p><text:s/>0615 - Bureau de vote 0615</text:p>
          </table:table-cell>
          <table:table-cell table:formula="of:=TRIM(LEFT([.A122]; 5))" office:value-type="string" office:string-value="0615">
            <text:p>0615</text:p>
          </table:table-cell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14">
            <text:p>14</text:p>
          </table:table-cell>
          <table:table-cell office:value-type="float" office:value="466">
            <text:p>466</text:p>
          </table:table-cell>
          <table:table-cell office:value-type="float" office:value="243">
            <text:p>24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3">
            <text:p>173</text:p>
          </table:table-cell>
          <table:table-cell office:value-type="float" office:value="17">
            <text:p>17</text:p>
          </table:table-cell>
          <table:table-cell table:formula="of:=[.H122]/[.$G122]*100" office:value-type="float" office:value="52.1459227467811">
            <text:p>52.1459227468</text:p>
          </table:table-cell>
          <table:table-cell table:formula="of:=[.I122]/[.$G122]*100" office:value-type="float" office:value="3.86266094420601">
            <text:p>3.8626609442</text:p>
          </table:table-cell>
          <table:table-cell table:formula="of:=[.J122]/[.$G122]*100" office:value-type="float" office:value="3.21888412017167">
            <text:p>3.2188841202</text:p>
          </table:table-cell>
          <table:table-cell table:formula="of:=[.K122]/[.$G122]*100" office:value-type="float" office:value="37.1244635193133">
            <text:p>37.1244635193</text:p>
          </table:table-cell>
          <table:table-cell table:formula="of:=[.L122]/[.$G122]*100" office:value-type="float" office:value="3.6480686695279">
            <text:p>3.6480686695</text:p>
          </table:table-cell>
        </table:table-row>
        <table:table-row table:style-name="ro2">
          <table:table-cell office:value-type="string">
            <text:p><text:s/>0616 - Bureau de vote 0616</text:p>
          </table:table-cell>
          <table:table-cell table:formula="of:=TRIM(LEFT([.A123]; 5))" office:value-type="string" office:string-value="0616">
            <text:p>0616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482">
            <text:p>482</text:p>
          </table:table-cell>
          <table:table-cell office:value-type="float" office:value="17">
            <text:p>17</text:p>
          </table:table-cell>
          <table:table-cell office:value-type="float" office:value="465">
            <text:p>465</text:p>
          </table:table-cell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table:formula="of:=[.H123]/[.$G123]*100" office:value-type="float" office:value="60.6451612903226">
            <text:p>60.6451612903</text:p>
          </table:table-cell>
          <table:table-cell table:formula="of:=[.I123]/[.$G123]*100" office:value-type="float" office:value="5.80645161290323">
            <text:p>5.8064516129</text:p>
          </table:table-cell>
          <table:table-cell table:formula="of:=[.J123]/[.$G123]*100" office:value-type="float" office:value="1.50537634408602">
            <text:p>1.5053763441</text:p>
          </table:table-cell>
          <table:table-cell table:formula="of:=[.K123]/[.$G123]*100" office:value-type="float" office:value="30.3225806451613">
            <text:p>30.3225806452</text:p>
          </table:table-cell>
          <table:table-cell table:formula="of:=[.L123]/[.$G123]*100" office:value-type="float" office:value="1.72043010752688">
            <text:p>1.7204301075</text:p>
          </table:table-cell>
        </table:table-row>
        <table:table-row table:style-name="ro2">
          <table:table-cell office:value-type="string">
            <text:p><text:s/>0617 - Bureau de vote 0617</text:p>
          </table:table-cell>
          <table:table-cell table:formula="of:=TRIM(LEFT([.A124]; 5))" office:value-type="string" office:string-value="0617">
            <text:p>0617</text:p>
          </table:table-cell>
          <table:table-cell office:value-type="float" office:value="943">
            <text:p>943</text:p>
          </table:table-cell>
          <table:table-cell office:value-type="float" office:value="10">
            <text:p>10</text:p>
          </table:table-cell>
          <table:table-cell office:value-type="float" office:value="529">
            <text:p>529</text:p>
          </table:table-cell>
          <table:table-cell office:value-type="float" office:value="14">
            <text:p>14</text:p>
          </table:table-cell>
          <table:table-cell office:value-type="float" office:value="515">
            <text:p>515</text:p>
          </table:table-cell>
          <table:table-cell office:value-type="float" office:value="259">
            <text:p>25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table:formula="of:=[.H124]/[.$G124]*100" office:value-type="float" office:value="50.2912621359223">
            <text:p>50.2912621359</text:p>
          </table:table-cell>
          <table:table-cell table:formula="of:=[.I124]/[.$G124]*100" office:value-type="float" office:value="4.07766990291262">
            <text:p>4.0776699029</text:p>
          </table:table-cell>
          <table:table-cell table:formula="of:=[.J124]/[.$G124]*100" office:value-type="float" office:value="2.33009708737864">
            <text:p>2.3300970874</text:p>
          </table:table-cell>
          <table:table-cell table:formula="of:=[.K124]/[.$G124]*100" office:value-type="float" office:value="42.1359223300971">
            <text:p>42.1359223301</text:p>
          </table:table-cell>
          <table:table-cell table:formula="of:=[.L124]/[.$G124]*100" office:value-type="float" office:value="1.16504854368932">
            <text:p>1.1650485437</text:p>
          </table:table-cell>
        </table:table-row>
        <table:table-row table:style-name="ro2">
          <table:table-cell office:value-type="string">
            <text:p><text:s/>0618 - Bureau de vote 0618</text:p>
          </table:table-cell>
          <table:table-cell table:formula="of:=TRIM(LEFT([.A125]; 5))" office:value-type="string" office:string-value="0618">
            <text:p>0618</text:p>
          </table:table-cell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office:value-type="float" office:value="503">
            <text:p>503</text:p>
          </table:table-cell>
          <table:table-cell office:value-type="float" office:value="15">
            <text:p>15</text:p>
          </table:table-cell>
          <table:table-cell office:value-type="float" office:value="488">
            <text:p>488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[.H125]/[.$G125]*100" office:value-type="float" office:value="58.8114754098361">
            <text:p>58.8114754098</text:p>
          </table:table-cell>
          <table:table-cell table:formula="of:=[.I125]/[.$G125]*100" office:value-type="float" office:value="5.5327868852459">
            <text:p>5.5327868852</text:p>
          </table:table-cell>
          <table:table-cell table:formula="of:=[.J125]/[.$G125]*100" office:value-type="float" office:value="2.86885245901639">
            <text:p>2.868852459</text:p>
          </table:table-cell>
          <table:table-cell table:formula="of:=[.K125]/[.$G125]*100" office:value-type="float" office:value="30.9426229508197">
            <text:p>30.9426229508</text:p>
          </table:table-cell>
          <table:table-cell table:formula="of:=[.L125]/[.$G125]*100" office:value-type="float" office:value="1.84426229508197">
            <text:p>1.8442622951</text:p>
          </table:table-cell>
        </table:table-row>
        <table:table-row table:style-name="ro2">
          <table:table-cell office:value-type="string">
            <text:p><text:s/>0619 - Bureau de vote 0619</text:p>
          </table:table-cell>
          <table:table-cell table:formula="of:=TRIM(LEFT([.A126]; 5))" office:value-type="string" office:string-value="0619">
            <text:p>0619</text:p>
          </table:table-cell>
          <table:table-cell office:value-type="float" office:value="948">
            <text:p>948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8">
            <text:p>18</text:p>
          </table:table-cell>
          <table:table-cell office:value-type="float" office:value="493">
            <text:p>493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table:formula="of:=[.H126]/[.$G126]*100" office:value-type="float" office:value="60.8519269776876">
            <text:p>60.8519269777</text:p>
          </table:table-cell>
          <table:table-cell table:formula="of:=[.I126]/[.$G126]*100" office:value-type="float" office:value="4.66531440162272">
            <text:p>4.6653144016</text:p>
          </table:table-cell>
          <table:table-cell table:formula="of:=[.J126]/[.$G126]*100" office:value-type="float" office:value="2.83975659229209">
            <text:p>2.8397565923</text:p>
          </table:table-cell>
          <table:table-cell table:formula="of:=[.K126]/[.$G126]*100" office:value-type="float" office:value="29.2089249492901">
            <text:p>29.2089249493</text:p>
          </table:table-cell>
          <table:table-cell table:formula="of:=[.L126]/[.$G126]*100" office:value-type="float" office:value="2.4340770791075">
            <text:p>2.4340770791</text:p>
          </table:table-cell>
        </table:table-row>
        <table:table-row table:style-name="ro2">
          <table:table-cell office:value-type="string">
            <text:p><text:s/>0701 - Bureau de vote 0701</text:p>
          </table:table-cell>
          <table:table-cell table:formula="of:=TRIM(LEFT([.A127]; 5))" office:value-type="string" office:string-value="0701">
            <text:p>0701</text:p>
          </table:table-cell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float" office:value="438">
            <text:p>438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263">
            <text:p>26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table:formula="of:=[.H127]/[.$G127]*100" office:value-type="float" office:value="61.1627906976744">
            <text:p>61.1627906977</text:p>
          </table:table-cell>
          <table:table-cell table:formula="of:=[.I127]/[.$G127]*100" office:value-type="float" office:value="4.88372093023256">
            <text:p>4.8837209302</text:p>
          </table:table-cell>
          <table:table-cell table:formula="of:=[.J127]/[.$G127]*100" office:value-type="float" office:value="2.32558139534884">
            <text:p>2.3255813953</text:p>
          </table:table-cell>
          <table:table-cell table:formula="of:=[.K127]/[.$G127]*100" office:value-type="float" office:value="30">
            <text:p>30</text:p>
          </table:table-cell>
          <table:table-cell table:formula="of:=[.L127]/[.$G127]*100" office:value-type="float" office:value="1.62790697674419">
            <text:p>1.6279069767</text:p>
          </table:table-cell>
        </table:table-row>
        <table:table-row table:style-name="ro2">
          <table:table-cell office:value-type="string">
            <text:p><text:s/>0702 - Bureau de vote 0702</text:p>
          </table:table-cell>
          <table:table-cell table:formula="of:=TRIM(LEFT([.A128]; 5))" office:value-type="string" office:string-value="0702">
            <text:p>0702</text:p>
          </table:table-cell>
          <table:table-cell office:value-type="float" office:value="1004">
            <text:p>1004</text:p>
          </table:table-cell>
          <table:table-cell/>
          <table:table-cell office:value-type="float" office:value="456">
            <text:p>456</text:p>
          </table:table-cell>
          <table:table-cell office:value-type="float" office:value="13">
            <text:p>13</text:p>
          </table:table-cell>
          <table:table-cell office:value-type="float" office:value="443">
            <text:p>443</text:p>
          </table:table-cell>
          <table:table-cell office:value-type="float" office:value="311">
            <text:p>31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table:formula="of:=[.H128]/[.$G128]*100" office:value-type="float" office:value="70.2031602708804">
            <text:p>70.2031602709</text:p>
          </table:table-cell>
          <table:table-cell table:formula="of:=[.I128]/[.$G128]*100" office:value-type="float" office:value="5.19187358916479">
            <text:p>5.1918735892</text:p>
          </table:table-cell>
          <table:table-cell table:formula="of:=[.J128]/[.$G128]*100" office:value-type="float" office:value="2.25733634311512">
            <text:p>2.2573363431</text:p>
          </table:table-cell>
          <table:table-cell table:formula="of:=[.K128]/[.$G128]*100" office:value-type="float" office:value="18.2844243792325">
            <text:p>18.2844243792</text:p>
          </table:table-cell>
          <table:table-cell table:formula="of:=[.L128]/[.$G128]*100" office:value-type="float" office:value="4.06320541760722">
            <text:p>4.0632054176</text:p>
          </table:table-cell>
        </table:table-row>
        <table:table-row table:style-name="ro2">
          <table:table-cell office:value-type="string">
            <text:p><text:s/>0703 - Bureau de vote 0703</text:p>
          </table:table-cell>
          <table:table-cell table:formula="of:=TRIM(LEFT([.A129]; 5))" office:value-type="string" office:string-value="0703">
            <text:p>0703</text:p>
          </table:table-cell>
          <table:table-cell office:value-type="float" office:value="940">
            <text:p>940</text:p>
          </table:table-cell>
          <table:table-cell office:value-type="float" office:value="3">
            <text:p>3</text:p>
          </table:table-cell>
          <table:table-cell office:value-type="float" office:value="498">
            <text:p>498</text:p>
          </table:table-cell>
          <table:table-cell office:value-type="float" office:value="13">
            <text:p>13</text:p>
          </table:table-cell>
          <table:table-cell office:value-type="float" office:value="485">
            <text:p>485</text:p>
          </table:table-cell>
          <table:table-cell office:value-type="float" office:value="272">
            <text:p>27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4">
            <text:p>174</text:p>
          </table:table-cell>
          <table:table-cell office:value-type="float" office:value="7">
            <text:p>7</text:p>
          </table:table-cell>
          <table:table-cell table:formula="of:=[.H129]/[.$G129]*100" office:value-type="float" office:value="56.0824742268041">
            <text:p>56.0824742268</text:p>
          </table:table-cell>
          <table:table-cell table:formula="of:=[.I129]/[.$G129]*100" office:value-type="float" office:value="3.71134020618557">
            <text:p>3.7113402062</text:p>
          </table:table-cell>
          <table:table-cell table:formula="of:=[.J129]/[.$G129]*100" office:value-type="float" office:value="2.88659793814433">
            <text:p>2.8865979381</text:p>
          </table:table-cell>
          <table:table-cell table:formula="of:=[.K129]/[.$G129]*100" office:value-type="float" office:value="35.8762886597938">
            <text:p>35.8762886598</text:p>
          </table:table-cell>
          <table:table-cell table:formula="of:=[.L129]/[.$G129]*100" office:value-type="float" office:value="1.44329896907217">
            <text:p>1.4432989691</text:p>
          </table:table-cell>
        </table:table-row>
        <table:table-row table:style-name="ro2">
          <table:table-cell office:value-type="string">
            <text:p><text:s/>0704 - Bureau de vote 0704</text:p>
          </table:table-cell>
          <table:table-cell table:formula="of:=TRIM(LEFT([.A130]; 5))" office:value-type="string" office:string-value="0704">
            <text:p>0704</text:p>
          </table:table-cell>
          <table:table-cell office:value-type="float" office:value="715">
            <text:p>715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8">
            <text:p>8</text:p>
          </table:table-cell>
          <table:table-cell office:value-type="float" office:value="308">
            <text:p>308</text:p>
          </table:table-cell>
          <table:table-cell office:value-type="float" office:value="214">
            <text:p>21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formula="of:=[.H130]/[.$G130]*100" office:value-type="float" office:value="69.4805194805195">
            <text:p>69.4805194805</text:p>
          </table:table-cell>
          <table:table-cell table:formula="of:=[.I130]/[.$G130]*100" office:value-type="float" office:value="7.14285714285714">
            <text:p>7.1428571429</text:p>
          </table:table-cell>
          <table:table-cell table:formula="of:=[.J130]/[.$G130]*100" office:value-type="float" office:value="2.27272727272727">
            <text:p>2.2727272727</text:p>
          </table:table-cell>
          <table:table-cell table:formula="of:=[.K130]/[.$G130]*100" office:value-type="float" office:value="16.5584415584416">
            <text:p>16.5584415584</text:p>
          </table:table-cell>
          <table:table-cell table:formula="of:=[.L130]/[.$G130]*100" office:value-type="float" office:value="4.54545454545455">
            <text:p>4.5454545455</text:p>
          </table:table-cell>
        </table:table-row>
        <table:table-row table:style-name="ro2">
          <table:table-cell office:value-type="string">
            <text:p><text:s/>0705 - Bureau de vote 0705</text:p>
          </table:table-cell>
          <table:table-cell table:formula="of:=TRIM(LEFT([.A131]; 5))" office:value-type="string" office:string-value="0705">
            <text:p>0705</text:p>
          </table:table-cell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416">
            <text:p>416</text:p>
          </table:table-cell>
          <table:table-cell office:value-type="float" office:value="7">
            <text:p>7</text:p>
          </table:table-cell>
          <table:table-cell office:value-type="float" office:value="409">
            <text:p>409</text:p>
          </table:table-cell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17">
            <text:p>17</text:p>
          </table:table-cell>
          <table:table-cell table:formula="of:=[.H131]/[.$G131]*100" office:value-type="float" office:value="64.5476772616137">
            <text:p>64.5476772616</text:p>
          </table:table-cell>
          <table:table-cell table:formula="of:=[.I131]/[.$G131]*100" office:value-type="float" office:value="6.11246943765281">
            <text:p>6.1124694377</text:p>
          </table:table-cell>
          <table:table-cell table:formula="of:=[.J131]/[.$G131]*100" office:value-type="float" office:value="2.44498777506112">
            <text:p>2.4449877751</text:p>
          </table:table-cell>
          <table:table-cell table:formula="of:=[.K131]/[.$G131]*100" office:value-type="float" office:value="22.7383863080685">
            <text:p>22.7383863081</text:p>
          </table:table-cell>
          <table:table-cell table:formula="of:=[.L131]/[.$G131]*100" office:value-type="float" office:value="4.15647921760391">
            <text:p>4.1564792176</text:p>
          </table:table-cell>
        </table:table-row>
        <table:table-row table:style-name="ro2">
          <table:table-cell office:value-type="string">
            <text:p><text:s/>0706 - Bureau de vote 0706</text:p>
          </table:table-cell>
          <table:table-cell table:formula="of:=TRIM(LEFT([.A132]; 5))" office:value-type="string" office:string-value="0706">
            <text:p>0706</text:p>
          </table:table-cell>
          <table:table-cell office:value-type="float" office:value="987">
            <text:p>987</text:p>
          </table:table-cell>
          <table:table-cell/>
          <table:table-cell office:value-type="float" office:value="363">
            <text:p>363</text:p>
          </table:table-cell>
          <table:table-cell office:value-type="float" office:value="12">
            <text:p>12</text:p>
          </table:table-cell>
          <table:table-cell office:value-type="float" office:value="351">
            <text:p>351</text:p>
          </table:table-cell>
          <table:table-cell office:value-type="float" office:value="243">
            <text:p>24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table:formula="of:=[.H132]/[.$G132]*100" office:value-type="float" office:value="69.2307692307692">
            <text:p>69.2307692308</text:p>
          </table:table-cell>
          <table:table-cell table:formula="of:=[.I132]/[.$G132]*100" office:value-type="float" office:value="6.26780626780627">
            <text:p>6.2678062678</text:p>
          </table:table-cell>
          <table:table-cell table:formula="of:=[.J132]/[.$G132]*100" office:value-type="float" office:value="2.27920227920228">
            <text:p>2.2792022792</text:p>
          </table:table-cell>
          <table:table-cell table:formula="of:=[.K132]/[.$G132]*100" office:value-type="float" office:value="13.3903133903134">
            <text:p>13.3903133903</text:p>
          </table:table-cell>
          <table:table-cell table:formula="of:=[.L132]/[.$G132]*100" office:value-type="float" office:value="8.83190883190883">
            <text:p>8.8319088319</text:p>
          </table:table-cell>
        </table:table-row>
        <table:table-row table:style-name="ro2">
          <table:table-cell office:value-type="string">
            <text:p><text:s/>0707 - Bureau de vote 0707</text:p>
          </table:table-cell>
          <table:table-cell table:formula="of:=TRIM(LEFT([.A133]; 5))" office:value-type="string" office:string-value="0707">
            <text:p>0707</text:p>
          </table:table-cell>
          <table:table-cell office:value-type="float" office:value="1146">
            <text:p>1146</text:p>
          </table:table-cell>
          <table:table-cell/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office:value-type="float" office:value="466">
            <text:p>466</text:p>
          </table:table-cell>
          <table:table-cell office:value-type="float" office:value="308">
            <text:p>30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formula="of:=[.H133]/[.$G133]*100" office:value-type="float" office:value="66.0944206008584">
            <text:p>66.0944206009</text:p>
          </table:table-cell>
          <table:table-cell table:formula="of:=[.I133]/[.$G133]*100" office:value-type="float" office:value="6.22317596566524">
            <text:p>6.2231759657</text:p>
          </table:table-cell>
          <table:table-cell table:formula="of:=[.J133]/[.$G133]*100" office:value-type="float" office:value="2.57510729613734">
            <text:p>2.5751072961</text:p>
          </table:table-cell>
          <table:table-cell table:formula="of:=[.K133]/[.$G133]*100" office:value-type="float" office:value="21.4592274678112">
            <text:p>21.4592274678</text:p>
          </table:table-cell>
          <table:table-cell table:formula="of:=[.L133]/[.$G133]*100" office:value-type="float" office:value="3.6480686695279">
            <text:p>3.6480686695</text:p>
          </table:table-cell>
        </table:table-row>
        <table:table-row table:style-name="ro2">
          <table:table-cell office:value-type="string">
            <text:p><text:s/>0708 - Bureau de vote 0708</text:p>
          </table:table-cell>
          <table:table-cell table:formula="of:=TRIM(LEFT([.A134]; 5))" office:value-type="string" office:string-value="0708">
            <text:p>0708</text:p>
          </table:table-cell>
          <table:table-cell office:value-type="float" office:value="838">
            <text:p>838</text:p>
          </table:table-cell>
          <table:table-cell/>
          <table:table-cell office:value-type="float" office:value="387">
            <text:p>387</text:p>
          </table:table-cell>
          <table:table-cell office:value-type="float" office:value="10">
            <text:p>10</text:p>
          </table:table-cell>
          <table:table-cell office:value-type="float" office:value="377">
            <text:p>377</text:p>
          </table:table-cell>
          <table:table-cell office:value-type="float" office:value="252">
            <text:p>25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table:formula="of:=[.H134]/[.$G134]*100" office:value-type="float" office:value="66.8435013262599">
            <text:p>66.8435013263</text:p>
          </table:table-cell>
          <table:table-cell table:formula="of:=[.I134]/[.$G134]*100" office:value-type="float" office:value="5.03978779840849">
            <text:p>5.0397877984</text:p>
          </table:table-cell>
          <table:table-cell table:formula="of:=[.J134]/[.$G134]*100" office:value-type="float" office:value="2.12201591511936">
            <text:p>2.1220159151</text:p>
          </table:table-cell>
          <table:table-cell table:formula="of:=[.K134]/[.$G134]*100" office:value-type="float" office:value="22.0159151193634">
            <text:p>22.0159151194</text:p>
          </table:table-cell>
          <table:table-cell table:formula="of:=[.L134]/[.$G134]*100" office:value-type="float" office:value="3.97877984084881">
            <text:p>3.9787798408</text:p>
          </table:table-cell>
        </table:table-row>
        <table:table-row table:style-name="ro2">
          <table:table-cell office:value-type="string">
            <text:p><text:s/>0709 - Bureau de vote 0709</text:p>
          </table:table-cell>
          <table:table-cell table:formula="of:=TRIM(LEFT([.A135]; 5))" office:value-type="string" office:string-value="0709">
            <text:p>0709</text:p>
          </table:table-cell>
          <table:table-cell office:value-type="float" office:value="826">
            <text:p>826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12">
            <text:p>12</text:p>
          </table:table-cell>
          <table:table-cell office:value-type="float" office:value="356">
            <text:p>356</text:p>
          </table:table-cell>
          <table:table-cell office:value-type="float" office:value="252">
            <text:p>25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3">
            <text:p>13</text:p>
          </table:table-cell>
          <table:table-cell table:formula="of:=[.H135]/[.$G135]*100" office:value-type="float" office:value="70.7865168539326">
            <text:p>70.7865168539</text:p>
          </table:table-cell>
          <table:table-cell table:formula="of:=[.I135]/[.$G135]*100" office:value-type="float" office:value="5.89887640449438">
            <text:p>5.8988764045</text:p>
          </table:table-cell>
          <table:table-cell table:formula="of:=[.J135]/[.$G135]*100" office:value-type="float" office:value="0.842696629213483">
            <text:p>0.8426966292</text:p>
          </table:table-cell>
          <table:table-cell table:formula="of:=[.K135]/[.$G135]*100" office:value-type="float" office:value="18.8202247191011">
            <text:p>18.8202247191</text:p>
          </table:table-cell>
          <table:table-cell table:formula="of:=[.L135]/[.$G135]*100" office:value-type="float" office:value="3.65168539325843">
            <text:p>3.6516853933</text:p>
          </table:table-cell>
        </table:table-row>
        <table:table-row table:style-name="ro2">
          <table:table-cell office:value-type="string">
            <text:p><text:s/>0710 - Bureau de vote 0710</text:p>
          </table:table-cell>
          <table:table-cell table:formula="of:=TRIM(LEFT([.A136]; 5))" office:value-type="string" office:string-value="0710">
            <text:p>0710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[.H136]/[.$G136]*100" office:value-type="float" office:value="66.9565217391304">
            <text:p>66.9565217391</text:p>
          </table:table-cell>
          <table:table-cell table:formula="of:=[.I136]/[.$G136]*100" office:value-type="float" office:value="10.4347826086957">
            <text:p>10.4347826087</text:p>
          </table:table-cell>
          <table:table-cell table:formula="of:=[.J136]/[.$G136]*100" office:value-type="float" office:value="2.89855072463768">
            <text:p>2.8985507246</text:p>
          </table:table-cell>
          <table:table-cell table:formula="of:=[.K136]/[.$G136]*100" office:value-type="float" office:value="15.3623188405797">
            <text:p>15.3623188406</text:p>
          </table:table-cell>
          <table:table-cell table:formula="of:=[.L136]/[.$G136]*100" office:value-type="float" office:value="4.34782608695652">
            <text:p>4.347826087</text:p>
          </table:table-cell>
        </table:table-row>
        <table:table-row table:style-name="ro2">
          <table:table-cell office:value-type="string">
            <text:p><text:s/>0711 - Bureau de vote 0711</text:p>
          </table:table-cell>
          <table:table-cell table:formula="of:=TRIM(LEFT([.A137]; 5))" office:value-type="string" office:string-value="0711">
            <text:p>0711</text:p>
          </table:table-cell>
          <table:table-cell office:value-type="float" office:value="819">
            <text:p>819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13">
            <text:p>13</text:p>
          </table:table-cell>
          <table:table-cell office:value-type="float" office:value="438">
            <text:p>438</text:p>
          </table:table-cell>
          <table:table-cell office:value-type="float" office:value="254">
            <text:p>25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table:formula="of:=[.H137]/[.$G137]*100" office:value-type="float" office:value="57.9908675799087">
            <text:p>57.9908675799</text:p>
          </table:table-cell>
          <table:table-cell table:formula="of:=[.I137]/[.$G137]*100" office:value-type="float" office:value="3.65296803652968">
            <text:p>3.6529680365</text:p>
          </table:table-cell>
          <table:table-cell table:formula="of:=[.J137]/[.$G137]*100" office:value-type="float" office:value="2.05479452054794">
            <text:p>2.0547945205</text:p>
          </table:table-cell>
          <table:table-cell table:formula="of:=[.K137]/[.$G137]*100" office:value-type="float" office:value="33.7899543378995">
            <text:p>33.7899543379</text:p>
          </table:table-cell>
          <table:table-cell table:formula="of:=[.L137]/[.$G137]*100" office:value-type="float" office:value="2.51141552511416">
            <text:p>2.5114155251</text:p>
          </table:table-cell>
        </table:table-row>
        <table:table-row table:style-name="ro2">
          <table:table-cell office:value-type="string">
            <text:p><text:s/>0712 - Bureau de vote 0712</text:p>
          </table:table-cell>
          <table:table-cell table:formula="of:=TRIM(LEFT([.A138]; 5))" office:value-type="string" office:string-value="0712">
            <text:p>0712</text:p>
          </table:table-cell>
          <table:table-cell office:value-type="float" office:value="835">
            <text:p>835</text:p>
          </table:table-cell>
          <table:table-cell office:value-type="float" office:value="2">
            <text:p>2</text:p>
          </table:table-cell>
          <table:table-cell office:value-type="float" office:value="405">
            <text:p>405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259">
            <text:p>25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table:formula="of:=[.H138]/[.$G138]*100" office:value-type="float" office:value="66.4102564102564">
            <text:p>66.4102564103</text:p>
          </table:table-cell>
          <table:table-cell table:formula="of:=[.I138]/[.$G138]*100" office:value-type="float" office:value="5.8974358974359">
            <text:p>5.8974358974</text:p>
          </table:table-cell>
          <table:table-cell table:formula="of:=[.J138]/[.$G138]*100" office:value-type="float" office:value="1.79487179487179">
            <text:p>1.7948717949</text:p>
          </table:table-cell>
          <table:table-cell table:formula="of:=[.K138]/[.$G138]*100" office:value-type="float" office:value="24.6153846153846">
            <text:p>24.6153846154</text:p>
          </table:table-cell>
          <table:table-cell table:formula="of:=[.L138]/[.$G138]*100" office:value-type="float" office:value="1.28205128205128">
            <text:p>1.2820512821</text:p>
          </table:table-cell>
        </table:table-row>
        <table:table-row table:style-name="ro2">
          <table:table-cell office:value-type="string">
            <text:p><text:s/>0713 - Bureau de vote 0713</text:p>
          </table:table-cell>
          <table:table-cell table:formula="of:=TRIM(LEFT([.A139]; 5))" office:value-type="string" office:string-value="0713">
            <text:p>0713</text:p>
          </table:table-cell>
          <table:table-cell office:value-type="float" office:value="1034">
            <text:p>1034</text:p>
          </table:table-cell>
          <table:table-cell office:value-type="float" office:value="6">
            <text:p>6</text:p>
          </table:table-cell>
          <table:table-cell office:value-type="float" office:value="555">
            <text:p>555</text:p>
          </table:table-cell>
          <table:table-cell office:value-type="float" office:value="21">
            <text:p>21</text:p>
          </table:table-cell>
          <table:table-cell office:value-type="float" office:value="534">
            <text:p>534</text:p>
          </table:table-cell>
          <table:table-cell office:value-type="float" office:value="273">
            <text:p>27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2">
            <text:p>202</text:p>
          </table:table-cell>
          <table:table-cell office:value-type="float" office:value="25">
            <text:p>25</text:p>
          </table:table-cell>
          <table:table-cell table:formula="of:=[.H139]/[.$G139]*100" office:value-type="float" office:value="51.123595505618">
            <text:p>51.1235955056</text:p>
          </table:table-cell>
          <table:table-cell table:formula="of:=[.I139]/[.$G139]*100" office:value-type="float" office:value="3.93258426966292">
            <text:p>3.9325842697</text:p>
          </table:table-cell>
          <table:table-cell table:formula="of:=[.J139]/[.$G139]*100" office:value-type="float" office:value="2.43445692883895">
            <text:p>2.4344569288</text:p>
          </table:table-cell>
          <table:table-cell table:formula="of:=[.K139]/[.$G139]*100" office:value-type="float" office:value="37.8277153558052">
            <text:p>37.8277153558</text:p>
          </table:table-cell>
          <table:table-cell table:formula="of:=[.L139]/[.$G139]*100" office:value-type="float" office:value="4.68164794007491">
            <text:p>4.6816479401</text:p>
          </table:table-cell>
        </table:table-row>
        <table:table-row table:style-name="ro2">
          <table:table-cell office:value-type="string">
            <text:p><text:s/>0714 - Bureau de vote 0714</text:p>
          </table:table-cell>
          <table:table-cell table:formula="of:=TRIM(LEFT([.A140]; 5))" office:value-type="string" office:string-value="0714">
            <text:p>0714</text:p>
          </table:table-cell>
          <table:table-cell office:value-type="float" office:value="1312">
            <text:p>1312</text:p>
          </table:table-cell>
          <table:table-cell office:value-type="float" office:value="2">
            <text:p>2</text:p>
          </table:table-cell>
          <table:table-cell office:value-type="float" office:value="691">
            <text:p>691</text:p>
          </table:table-cell>
          <table:table-cell office:value-type="float" office:value="17">
            <text:p>17</text:p>
          </table:table-cell>
          <table:table-cell office:value-type="float" office:value="674">
            <text:p>674</text:p>
          </table:table-cell>
          <table:table-cell office:value-type="float" office:value="427">
            <text:p>427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table:formula="of:=[.H140]/[.$G140]*100" office:value-type="float" office:value="63.353115727003">
            <text:p>63.353115727</text:p>
          </table:table-cell>
          <table:table-cell table:formula="of:=[.I140]/[.$G140]*100" office:value-type="float" office:value="7.56676557863502">
            <text:p>7.5667655786</text:p>
          </table:table-cell>
          <table:table-cell table:formula="of:=[.J140]/[.$G140]*100" office:value-type="float" office:value="2.07715133531157">
            <text:p>2.0771513353</text:p>
          </table:table-cell>
          <table:table-cell table:formula="of:=[.K140]/[.$G140]*100" office:value-type="float" office:value="24.4807121661721">
            <text:p>24.4807121662</text:p>
          </table:table-cell>
          <table:table-cell table:formula="of:=[.L140]/[.$G140]*100" office:value-type="float" office:value="2.52225519287834">
            <text:p>2.5222551929</text:p>
          </table:table-cell>
        </table:table-row>
        <table:table-row table:style-name="ro2">
          <table:table-cell office:value-type="string">
            <text:p><text:s/>0801 - Bureau de vote 0801</text:p>
          </table:table-cell>
          <table:table-cell table:formula="of:=TRIM(LEFT([.A141]; 5))" office:value-type="string" office:string-value="0801">
            <text:p>0801</text:p>
          </table:table-cell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11">
            <text:p>11</text:p>
          </table:table-cell>
          <table:table-cell office:value-type="float" office:value="315">
            <text:p>315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formula="of:=[.H141]/[.$G141]*100" office:value-type="float" office:value="60.6349206349206">
            <text:p>60.6349206349</text:p>
          </table:table-cell>
          <table:table-cell table:formula="of:=[.I141]/[.$G141]*100" office:value-type="float" office:value="9.52380952380952">
            <text:p>9.5238095238</text:p>
          </table:table-cell>
          <table:table-cell table:formula="of:=[.J141]/[.$G141]*100" office:value-type="float" office:value="2.22222222222222">
            <text:p>2.2222222222</text:p>
          </table:table-cell>
          <table:table-cell table:formula="of:=[.K141]/[.$G141]*100" office:value-type="float" office:value="24.7619047619048">
            <text:p>24.7619047619</text:p>
          </table:table-cell>
          <table:table-cell table:formula="of:=[.L141]/[.$G141]*100" office:value-type="float" office:value="2.85714285714286">
            <text:p>2.8571428571</text:p>
          </table:table-cell>
        </table:table-row>
        <table:table-row table:style-name="ro2">
          <table:table-cell office:value-type="string">
            <text:p><text:s/>0802 - Bureau de vote 0802</text:p>
          </table:table-cell>
          <table:table-cell table:formula="of:=TRIM(LEFT([.A142]; 5))" office:value-type="string" office:string-value="0802">
            <text:p>0802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office:value-type="float" office:value="222">
            <text:p>22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table:formula="of:=[.H142]/[.$G142]*100" office:value-type="float" office:value="68.5185185185185">
            <text:p>68.5185185185</text:p>
          </table:table-cell>
          <table:table-cell table:formula="of:=[.I142]/[.$G142]*100" office:value-type="float" office:value="5.55555555555556">
            <text:p>5.5555555556</text:p>
          </table:table-cell>
          <table:table-cell table:formula="of:=[.J142]/[.$G142]*100" office:value-type="float" office:value="1.23456790123457">
            <text:p>1.2345679012</text:p>
          </table:table-cell>
          <table:table-cell table:formula="of:=[.K142]/[.$G142]*100" office:value-type="float" office:value="21.2962962962963">
            <text:p>21.2962962963</text:p>
          </table:table-cell>
          <table:table-cell table:formula="of:=[.L142]/[.$G142]*100" office:value-type="float" office:value="3.39506172839506">
            <text:p>3.3950617284</text:p>
          </table:table-cell>
        </table:table-row>
        <table:table-row table:style-name="ro2">
          <table:table-cell office:value-type="string">
            <text:p><text:s/>0803 - Bureau de vote 0803</text:p>
          </table:table-cell>
          <table:table-cell table:formula="of:=TRIM(LEFT([.A143]; 5))" office:value-type="string" office:string-value="0803">
            <text:p>0803</text:p>
          </table:table-cell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395">
            <text:p>395</text:p>
          </table:table-cell>
          <table:table-cell office:value-type="float" office:value="242">
            <text:p>242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table:formula="of:=[.H143]/[.$G143]*100" office:value-type="float" office:value="61.2658227848101">
            <text:p>61.2658227848</text:p>
          </table:table-cell>
          <table:table-cell table:formula="of:=[.I143]/[.$G143]*100" office:value-type="float" office:value="4.81012658227848">
            <text:p>4.8101265823</text:p>
          </table:table-cell>
          <table:table-cell table:formula="of:=[.J143]/[.$G143]*100" office:value-type="float" office:value="2.27848101265823">
            <text:p>2.2784810127</text:p>
          </table:table-cell>
          <table:table-cell table:formula="of:=[.K143]/[.$G143]*100" office:value-type="float" office:value="29.1139240506329">
            <text:p>29.1139240506</text:p>
          </table:table-cell>
          <table:table-cell table:formula="of:=[.L143]/[.$G143]*100" office:value-type="float" office:value="2.53164556962025">
            <text:p>2.5316455696</text:p>
          </table:table-cell>
        </table:table-row>
        <table:table-row table:style-name="ro2">
          <table:table-cell office:value-type="string">
            <text:p><text:s/>0804 - Bureau de vote 0804</text:p>
          </table:table-cell>
          <table:table-cell table:formula="of:=TRIM(LEFT([.A144]; 5))" office:value-type="string" office:string-value="0804">
            <text:p>0804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15">
            <text:p>15</text:p>
          </table:table-cell>
          <table:table-cell office:value-type="float" office:value="414">
            <text:p>414</text:p>
          </table:table-cell>
          <table:table-cell office:value-type="float" office:value="249">
            <text:p>24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formula="of:=[.H144]/[.$G144]*100" office:value-type="float" office:value="60.1449275362319">
            <text:p>60.1449275362</text:p>
          </table:table-cell>
          <table:table-cell table:formula="of:=[.I144]/[.$G144]*100" office:value-type="float" office:value="4.34782608695652">
            <text:p>4.347826087</text:p>
          </table:table-cell>
          <table:table-cell table:formula="of:=[.J144]/[.$G144]*100" office:value-type="float" office:value="2.65700483091787">
            <text:p>2.6570048309</text:p>
          </table:table-cell>
          <table:table-cell table:formula="of:=[.K144]/[.$G144]*100" office:value-type="float" office:value="31.8840579710145">
            <text:p>31.884057971</text:p>
          </table:table-cell>
          <table:table-cell table:formula="of:=[.L144]/[.$G144]*100" office:value-type="float" office:value="0.966183574879227">
            <text:p>0.9661835749</text:p>
          </table:table-cell>
        </table:table-row>
        <table:table-row table:style-name="ro2">
          <table:table-cell office:value-type="string">
            <text:p><text:s/>0805 - Bureau de vote 0805</text:p>
          </table:table-cell>
          <table:table-cell table:formula="of:=TRIM(LEFT([.A145]; 5))" office:value-type="string" office:string-value="0805">
            <text:p>0805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9">
            <text:p>9</text:p>
          </table:table-cell>
          <table:table-cell office:value-type="float" office:value="371">
            <text:p>371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16">
            <text:p>16</text:p>
          </table:table-cell>
          <table:table-cell table:formula="of:=[.H145]/[.$G145]*100" office:value-type="float" office:value="45.5525606469003">
            <text:p>45.5525606469</text:p>
          </table:table-cell>
          <table:table-cell table:formula="of:=[.I145]/[.$G145]*100" office:value-type="float" office:value="3.23450134770889">
            <text:p>3.2345013477</text:p>
          </table:table-cell>
          <table:table-cell table:formula="of:=[.J145]/[.$G145]*100" office:value-type="float" office:value="2.42587601078167">
            <text:p>2.4258760108</text:p>
          </table:table-cell>
          <table:table-cell table:formula="of:=[.K145]/[.$G145]*100" office:value-type="float" office:value="44.4743935309973">
            <text:p>44.474393531</text:p>
          </table:table-cell>
          <table:table-cell table:formula="of:=[.L145]/[.$G145]*100" office:value-type="float" office:value="4.31266846361186">
            <text:p>4.3126684636</text:p>
          </table:table-cell>
        </table:table-row>
        <table:table-row table:style-name="ro2">
          <table:table-cell office:value-type="string">
            <text:p><text:s/>0806 - Bureau de vote 0806</text:p>
          </table:table-cell>
          <table:table-cell table:formula="of:=TRIM(LEFT([.A146]; 5))" office:value-type="string" office:string-value="0806">
            <text:p>0806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11">
            <text:p>11</text:p>
          </table:table-cell>
          <table:table-cell table:formula="of:=[.H146]/[.$G146]*100" office:value-type="float" office:value="54.9689440993789">
            <text:p>54.9689440994</text:p>
          </table:table-cell>
          <table:table-cell table:formula="of:=[.I146]/[.$G146]*100" office:value-type="float" office:value="2.48447204968944">
            <text:p>2.4844720497</text:p>
          </table:table-cell>
          <table:table-cell table:formula="of:=[.J146]/[.$G146]*100" office:value-type="float" office:value="1.24223602484472">
            <text:p>1.2422360248</text:p>
          </table:table-cell>
          <table:table-cell table:formula="of:=[.K146]/[.$G146]*100" office:value-type="float" office:value="37.888198757764">
            <text:p>37.8881987578</text:p>
          </table:table-cell>
          <table:table-cell table:formula="of:=[.L146]/[.$G146]*100" office:value-type="float" office:value="3.41614906832298">
            <text:p>3.4161490683</text:p>
          </table:table-cell>
        </table:table-row>
        <table:table-row table:style-name="ro2">
          <table:table-cell office:value-type="string">
            <text:p><text:s/>0807 - Bureau de vote 0807</text:p>
          </table:table-cell>
          <table:table-cell table:formula="of:=TRIM(LEFT([.A147]; 5))" office:value-type="string" office:string-value="0807">
            <text:p>0807</text:p>
          </table:table-cell>
          <table:table-cell office:value-type="float" office:value="741">
            <text:p>741</text:p>
          </table:table-cell>
          <table:table-cell office:value-type="float" office:value="5">
            <text:p>5</text:p>
          </table:table-cell>
          <table:table-cell office:value-type="float" office:value="444">
            <text:p>444</text:p>
          </table:table-cell>
          <table:table-cell office:value-type="float" office:value="7">
            <text:p>7</text:p>
          </table:table-cell>
          <table:table-cell office:value-type="float" office:value="437">
            <text:p>437</text:p>
          </table:table-cell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table:formula="of:=[.H147]/[.$G147]*100" office:value-type="float" office:value="60.4118993135012">
            <text:p>60.4118993135</text:p>
          </table:table-cell>
          <table:table-cell table:formula="of:=[.I147]/[.$G147]*100" office:value-type="float" office:value="5.720823798627">
            <text:p>5.7208237986</text:p>
          </table:table-cell>
          <table:table-cell table:formula="of:=[.J147]/[.$G147]*100" office:value-type="float" office:value="0.68649885583524">
            <text:p>0.6864988558</text:p>
          </table:table-cell>
          <table:table-cell table:formula="of:=[.K147]/[.$G147]*100" office:value-type="float" office:value="32.2654462242563">
            <text:p>32.2654462243</text:p>
          </table:table-cell>
          <table:table-cell table:formula="of:=[.L147]/[.$G147]*100" office:value-type="float" office:value="0.91533180778032">
            <text:p>0.9153318078</text:p>
          </table:table-cell>
        </table:table-row>
        <table:table-row table:style-name="ro2">
          <table:table-cell office:value-type="string">
            <text:p><text:s/>0808 - Bureau de vote 0808</text:p>
          </table:table-cell>
          <table:table-cell table:formula="of:=TRIM(LEFT([.A148]; 5))" office:value-type="string" office:string-value="0808">
            <text:p>0808</text:p>
          </table:table-cell>
          <table:table-cell office:value-type="float" office:value="992">
            <text:p>992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8">
            <text:p>18</text:p>
          </table:table-cell>
          <table:table-cell office:value-type="float" office:value="574">
            <text:p>574</text:p>
          </table:table-cell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77">
            <text:p>177</text:p>
          </table:table-cell>
          <table:table-cell office:value-type="float" office:value="9">
            <text:p>9</text:p>
          </table:table-cell>
          <table:table-cell table:formula="of:=[.H148]/[.$G148]*100" office:value-type="float" office:value="61.3240418118467">
            <text:p>61.3240418118</text:p>
          </table:table-cell>
          <table:table-cell table:formula="of:=[.I148]/[.$G148]*100" office:value-type="float" office:value="4.00696864111498">
            <text:p>4.0069686411</text:p>
          </table:table-cell>
          <table:table-cell table:formula="of:=[.J148]/[.$G148]*100" office:value-type="float" office:value="2.26480836236934">
            <text:p>2.2648083624</text:p>
          </table:table-cell>
          <table:table-cell table:formula="of:=[.K148]/[.$G148]*100" office:value-type="float" office:value="30.8362369337979">
            <text:p>30.8362369338</text:p>
          </table:table-cell>
          <table:table-cell table:formula="of:=[.L148]/[.$G148]*100" office:value-type="float" office:value="1.56794425087108">
            <text:p>1.5679442509</text:p>
          </table:table-cell>
        </table:table-row>
        <table:table-row table:style-name="ro2">
          <table:table-cell office:value-type="string">
            <text:p><text:s/>0809 - Bureau de vote 0809</text:p>
          </table:table-cell>
          <table:table-cell table:formula="of:=TRIM(LEFT([.A149]; 5))" office:value-type="string" office:string-value="0809">
            <text:p>0809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1">
            <text:p>11</text:p>
          </table:table-cell>
          <table:table-cell office:value-type="float" office:value="318">
            <text:p>318</text:p>
          </table:table-cell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formula="of:=[.H149]/[.$G149]*100" office:value-type="float" office:value="65.7232704402516">
            <text:p>65.7232704403</text:p>
          </table:table-cell>
          <table:table-cell table:formula="of:=[.I149]/[.$G149]*100" office:value-type="float" office:value="7.23270440251572">
            <text:p>7.2327044025</text:p>
          </table:table-cell>
          <table:table-cell table:formula="of:=[.J149]/[.$G149]*100" office:value-type="float" office:value="2.51572327044025">
            <text:p>2.5157232704</text:p>
          </table:table-cell>
          <table:table-cell table:formula="of:=[.K149]/[.$G149]*100" office:value-type="float" office:value="21.3836477987421">
            <text:p>21.3836477987</text:p>
          </table:table-cell>
          <table:table-cell table:formula="of:=[.L149]/[.$G149]*100" office:value-type="float" office:value="3.14465408805031">
            <text:p>3.1446540881</text:p>
          </table:table-cell>
        </table:table-row>
        <table:table-row table:style-name="ro2">
          <table:table-cell office:value-type="string">
            <text:p><text:s/>0810 - Bureau de vote 0810</text:p>
          </table:table-cell>
          <table:table-cell table:formula="of:=TRIM(LEFT([.A150]; 5))" office:value-type="string" office:string-value="0810">
            <text:p>0810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22">
            <text:p>22</text:p>
          </table:table-cell>
          <table:table-cell office:value-type="float" office:value="485">
            <text:p>485</text:p>
          </table:table-cell>
          <table:table-cell office:value-type="float" office:value="343">
            <text:p>34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table:formula="of:=[.H150]/[.$G150]*100" office:value-type="float" office:value="70.7216494845361">
            <text:p>70.7216494845</text:p>
          </table:table-cell>
          <table:table-cell table:formula="of:=[.I150]/[.$G150]*100" office:value-type="float" office:value="4.32989690721649">
            <text:p>4.3298969072</text:p>
          </table:table-cell>
          <table:table-cell table:formula="of:=[.J150]/[.$G150]*100" office:value-type="float" office:value="2.2680412371134">
            <text:p>2.2680412371</text:p>
          </table:table-cell>
          <table:table-cell table:formula="of:=[.K150]/[.$G150]*100" office:value-type="float" office:value="20.4123711340206">
            <text:p>20.412371134</text:p>
          </table:table-cell>
          <table:table-cell table:formula="of:=[.L150]/[.$G150]*100" office:value-type="float" office:value="2.2680412371134">
            <text:p>2.2680412371</text:p>
          </table:table-cell>
        </table:table-row>
        <table:table-row table:style-name="ro2">
          <table:table-cell office:value-type="string">
            <text:p><text:s/>0811 - Bureau de vote 0811</text:p>
          </table:table-cell>
          <table:table-cell table:formula="of:=TRIM(LEFT([.A151]; 5))" office:value-type="string" office:string-value="0811">
            <text:p>0811</text:p>
          </table:table-cell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14">
            <text:p>14</text:p>
          </table:table-cell>
          <table:table-cell office:value-type="float" office:value="415">
            <text:p>415</text:p>
          </table:table-cell>
          <table:table-cell office:value-type="float" office:value="283">
            <text:p>28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table:formula="of:=[.H151]/[.$G151]*100" office:value-type="float" office:value="68.1927710843374">
            <text:p>68.1927710843</text:p>
          </table:table-cell>
          <table:table-cell table:formula="of:=[.I151]/[.$G151]*100" office:value-type="float" office:value="5.30120481927711">
            <text:p>5.3012048193</text:p>
          </table:table-cell>
          <table:table-cell table:formula="of:=[.J151]/[.$G151]*100" office:value-type="float" office:value="2.89156626506024">
            <text:p>2.8915662651</text:p>
          </table:table-cell>
          <table:table-cell table:formula="of:=[.K151]/[.$G151]*100" office:value-type="float" office:value="19.2771084337349">
            <text:p>19.2771084337</text:p>
          </table:table-cell>
          <table:table-cell table:formula="of:=[.L151]/[.$G151]*100" office:value-type="float" office:value="4.33734939759036">
            <text:p>4.3373493976</text:p>
          </table:table-cell>
        </table:table-row>
        <table:table-row table:style-name="ro2">
          <table:table-cell office:value-type="string">
            <text:p><text:s/>0812 - Bureau de vote 0812</text:p>
          </table:table-cell>
          <table:table-cell table:formula="of:=TRIM(LEFT([.A152]; 5))" office:value-type="string" office:string-value="0812">
            <text:p>0812</text:p>
          </table:table-cell>
          <table:table-cell office:value-type="float" office:value="965">
            <text:p>965</text:p>
          </table:table-cell>
          <table:table-cell office:value-type="float" office:value="4">
            <text:p>4</text:p>
          </table:table-cell>
          <table:table-cell office:value-type="float" office:value="554">
            <text:p>554</text:p>
          </table:table-cell>
          <table:table-cell office:value-type="float" office:value="29">
            <text:p>29</text:p>
          </table:table-cell>
          <table:table-cell office:value-type="float" office:value="525">
            <text:p>525</text:p>
          </table:table-cell>
          <table:table-cell office:value-type="float" office:value="323">
            <text:p>323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office:value-type="float" office:value="21">
            <text:p>21</text:p>
          </table:table-cell>
          <table:table-cell table:formula="of:=[.H152]/[.$G152]*100" office:value-type="float" office:value="61.5238095238095">
            <text:p>61.5238095238</text:p>
          </table:table-cell>
          <table:table-cell table:formula="of:=[.I152]/[.$G152]*100" office:value-type="float" office:value="8.19047619047619">
            <text:p>8.1904761905</text:p>
          </table:table-cell>
          <table:table-cell table:formula="of:=[.J152]/[.$G152]*100" office:value-type="float" office:value="3.23809523809524">
            <text:p>3.2380952381</text:p>
          </table:table-cell>
          <table:table-cell table:formula="of:=[.K152]/[.$G152]*100" office:value-type="float" office:value="23.047619047619">
            <text:p>23.0476190476</text:p>
          </table:table-cell>
          <table:table-cell table:formula="of:=[.L152]/[.$G152]*100" office:value-type="float" office:value="4">
            <text:p>4</text:p>
          </table:table-cell>
        </table:table-row>
        <table:table-row table:style-name="ro2">
          <table:table-cell office:value-type="string">
            <text:p><text:s/>0813 - Bureau de vote 0813</text:p>
          </table:table-cell>
          <table:table-cell table:formula="of:=TRIM(LEFT([.A153]; 5))" office:value-type="string" office:string-value="0813">
            <text:p>0813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formula="of:=[.H153]/[.$G153]*100" office:value-type="float" office:value="77">
            <text:p>77</text:p>
          </table:table-cell>
          <table:table-cell table:formula="of:=[.I153]/[.$G153]*100" office:value-type="float" office:value="7">
            <text:p>7</text:p>
          </table:table-cell>
          <table:table-cell table:formula="of:=[.J153]/[.$G153]*100" office:value-type="float" office:value="1.66666666666667">
            <text:p>1.6666666667</text:p>
          </table:table-cell>
          <table:table-cell table:formula="of:=[.K153]/[.$G153]*100" office:value-type="float" office:value="10">
            <text:p>10</text:p>
          </table:table-cell>
          <table:table-cell table:formula="of:=[.L153]/[.$G153]*100" office:value-type="float" office:value="4.33333333333333">
            <text:p>4.3333333333</text:p>
          </table:table-cell>
        </table:table-row>
        <table:table-row table:style-name="ro2">
          <table:table-cell office:value-type="string">
            <text:p><text:s/>0814 - Bureau de vote 0814</text:p>
          </table:table-cell>
          <table:table-cell table:formula="of:=TRIM(LEFT([.A154]; 5))" office:value-type="string" office:string-value="0814">
            <text:p>0814</text:p>
          </table:table-cell>
          <table:table-cell office:value-type="float" office:value="989">
            <text:p>989</text:p>
          </table:table-cell>
          <table:table-cell office:value-type="float" office:value="2">
            <text:p>2</text:p>
          </table:table-cell>
          <table:table-cell office:value-type="float" office:value="541">
            <text:p>541</text:p>
          </table:table-cell>
          <table:table-cell office:value-type="float" office:value="14">
            <text:p>14</text:p>
          </table:table-cell>
          <table:table-cell office:value-type="float" office:value="527">
            <text:p>527</text:p>
          </table:table-cell>
          <table:table-cell office:value-type="float" office:value="315">
            <text:p>315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49">
            <text:p>149</text:p>
          </table:table-cell>
          <table:table-cell office:value-type="float" office:value="19">
            <text:p>19</text:p>
          </table:table-cell>
          <table:table-cell table:formula="of:=[.H154]/[.$G154]*100" office:value-type="float" office:value="59.7722960151803">
            <text:p>59.7722960152</text:p>
          </table:table-cell>
          <table:table-cell table:formula="of:=[.I154]/[.$G154]*100" office:value-type="float" office:value="5.88235294117647">
            <text:p>5.8823529412</text:p>
          </table:table-cell>
          <table:table-cell table:formula="of:=[.J154]/[.$G154]*100" office:value-type="float" office:value="2.46679316888046">
            <text:p>2.4667931689</text:p>
          </table:table-cell>
          <table:table-cell table:formula="of:=[.K154]/[.$G154]*100" office:value-type="float" office:value="28.2732447817837">
            <text:p>28.2732447818</text:p>
          </table:table-cell>
          <table:table-cell table:formula="of:=[.L154]/[.$G154]*100" office:value-type="float" office:value="3.60531309297913">
            <text:p>3.605313093</text:p>
          </table:table-cell>
        </table:table-row>
        <table:table-row table:style-name="ro2">
          <table:table-cell office:value-type="string">
            <text:p><text:s/>0815 - Bureau de vote 0815</text:p>
          </table:table-cell>
          <table:table-cell table:formula="of:=TRIM(LEFT([.A155]; 5))" office:value-type="string" office:string-value="0815">
            <text:p>0815</text:p>
          </table:table-cell>
          <table:table-cell office:value-type="float" office:value="1281">
            <text:p>1281</text:p>
          </table:table-cell>
          <table:table-cell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21">
            <text:p>21</text:p>
          </table:table-cell>
          <table:table-cell office:value-type="float" office:value="653">
            <text:p>653</text:p>
          </table:table-cell>
          <table:table-cell office:value-type="float" office:value="445">
            <text:p>445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31">
            <text:p>131</text:p>
          </table:table-cell>
          <table:table-cell office:value-type="float" office:value="20">
            <text:p>20</text:p>
          </table:table-cell>
          <table:table-cell table:formula="of:=[.H155]/[.$G155]*100" office:value-type="float" office:value="68.1470137825421">
            <text:p>68.1470137825</text:p>
          </table:table-cell>
          <table:table-cell table:formula="of:=[.I155]/[.$G155]*100" office:value-type="float" office:value="6.43185298621746">
            <text:p>6.4318529862</text:p>
          </table:table-cell>
          <table:table-cell table:formula="of:=[.J155]/[.$G155]*100" office:value-type="float" office:value="2.29709035222052">
            <text:p>2.2970903522</text:p>
          </table:table-cell>
          <table:table-cell table:formula="of:=[.K155]/[.$G155]*100" office:value-type="float" office:value="20.0612557427259">
            <text:p>20.0612557427</text:p>
          </table:table-cell>
          <table:table-cell table:formula="of:=[.L155]/[.$G155]*100" office:value-type="float" office:value="3.06278713629403">
            <text:p>3.0627871363</text:p>
          </table:table-cell>
        </table:table-row>
        <table:table-row table:style-name="ro2">
          <table:table-cell office:value-type="string">
            <text:p><text:s/>0816 - Bureau de vote 0816</text:p>
          </table:table-cell>
          <table:table-cell table:formula="of:=TRIM(LEFT([.A156]; 5))" office:value-type="string" office:string-value="0816">
            <text:p>0816</text:p>
          </table:table-cell>
          <table:table-cell office:value-type="float" office:value="993">
            <text:p>993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20">
            <text:p>20</text:p>
          </table:table-cell>
          <table:table-cell office:value-type="float" office:value="555">
            <text:p>555</text:p>
          </table:table-cell>
          <table:table-cell office:value-type="float" office:value="296">
            <text:p>296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table:formula="of:=[.H156]/[.$G156]*100" office:value-type="float" office:value="53.3333333333333">
            <text:p>53.3333333333</text:p>
          </table:table-cell>
          <table:table-cell table:formula="of:=[.I156]/[.$G156]*100" office:value-type="float" office:value="5.94594594594595">
            <text:p>5.9459459459</text:p>
          </table:table-cell>
          <table:table-cell table:formula="of:=[.J156]/[.$G156]*100" office:value-type="float" office:value="3.06306306306306">
            <text:p>3.0630630631</text:p>
          </table:table-cell>
          <table:table-cell table:formula="of:=[.K156]/[.$G156]*100" office:value-type="float" office:value="34.7747747747748">
            <text:p>34.7747747748</text:p>
          </table:table-cell>
          <table:table-cell table:formula="of:=[.L156]/[.$G156]*100" office:value-type="float" office:value="2.88288288288288">
            <text:p>2.8828828829</text:p>
          </table:table-cell>
        </table:table-row>
        <table:table-row table:style-name="ro2">
          <table:table-cell office:value-type="string">
            <text:p><text:s/>0817 - Bureau de vote 0817</text:p>
          </table:table-cell>
          <table:table-cell table:formula="of:=TRIM(LEFT([.A157]; 5))" office:value-type="string" office:string-value="0817">
            <text:p>0817</text:p>
          </table:table-cell>
          <table:table-cell office:value-type="float" office:value="863">
            <text:p>863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7">
            <text:p>7</text:p>
          </table:table-cell>
          <table:table-cell office:value-type="float" office:value="455">
            <text:p>455</text:p>
          </table:table-cell>
          <table:table-cell office:value-type="float" office:value="298">
            <text:p>298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table:formula="of:=[.H157]/[.$G157]*100" office:value-type="float" office:value="65.4945054945055">
            <text:p>65.4945054945</text:p>
          </table:table-cell>
          <table:table-cell table:formula="of:=[.I157]/[.$G157]*100" office:value-type="float" office:value="6.37362637362637">
            <text:p>6.3736263736</text:p>
          </table:table-cell>
          <table:table-cell table:formula="of:=[.J157]/[.$G157]*100" office:value-type="float" office:value="1.0989010989011">
            <text:p>1.0989010989</text:p>
          </table:table-cell>
          <table:table-cell table:formula="of:=[.K157]/[.$G157]*100" office:value-type="float" office:value="24.6153846153846">
            <text:p>24.6153846154</text:p>
          </table:table-cell>
          <table:table-cell table:formula="of:=[.L157]/[.$G157]*100" office:value-type="float" office:value="2.41758241758242">
            <text:p>2.4175824176</text:p>
          </table:table-cell>
        </table:table-row>
        <table:table-row table:style-name="ro2">
          <table:table-cell office:value-type="string">
            <text:p><text:s/>0818 - Bureau de vote 0818</text:p>
          </table:table-cell>
          <table:table-cell table:formula="of:=TRIM(LEFT([.A158]; 5))" office:value-type="string" office:string-value="0818">
            <text:p>0818</text:p>
          </table:table-cell>
          <table:table-cell office:value-type="float" office:value="794">
            <text:p>794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13">
            <text:p>13</text:p>
          </table:table-cell>
          <table:table-cell office:value-type="float" office:value="375">
            <text:p>375</text:p>
          </table:table-cell>
          <table:table-cell office:value-type="float" office:value="242">
            <text:p>24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table:formula="of:=[.H158]/[.$G158]*100" office:value-type="float" office:value="64.5333333333333">
            <text:p>64.5333333333</text:p>
          </table:table-cell>
          <table:table-cell table:formula="of:=[.I158]/[.$G158]*100" office:value-type="float" office:value="6.66666666666667">
            <text:p>6.6666666667</text:p>
          </table:table-cell>
          <table:table-cell table:formula="of:=[.J158]/[.$G158]*100" office:value-type="float" office:value="2.66666666666667">
            <text:p>2.6666666667</text:p>
          </table:table-cell>
          <table:table-cell table:formula="of:=[.K158]/[.$G158]*100" office:value-type="float" office:value="24.5333333333333">
            <text:p>24.5333333333</text:p>
          </table:table-cell>
          <table:table-cell table:formula="of:=[.L158]/[.$G158]*100" office:value-type="float" office:value="1.6">
            <text:p>1.6</text:p>
          </table:table-cell>
        </table:table-row>
        <table:table-row table:style-name="ro2">
          <table:table-cell office:value-type="string">
            <text:p><text:s/>0901 - Bureau de vote 0901</text:p>
          </table:table-cell>
          <table:table-cell table:formula="of:=TRIM(LEFT([.A159]; 5))" office:value-type="string" office:string-value="0901">
            <text:p>0901</text:p>
          </table:table-cell>
          <table:table-cell office:value-type="float" office:value="797">
            <text:p>797</text:p>
          </table:table-cell>
          <table:table-cell office:value-type="float" office:value="2">
            <text:p>2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411">
            <text:p>411</text:p>
          </table:table-cell>
          <table:table-cell office:value-type="float" office:value="226">
            <text:p>22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4">
            <text:p>14</text:p>
          </table:table-cell>
          <table:table-cell table:formula="of:=[.H159]/[.$G159]*100" office:value-type="float" office:value="54.9878345498783">
            <text:p>54.9878345499</text:p>
          </table:table-cell>
          <table:table-cell table:formula="of:=[.I159]/[.$G159]*100" office:value-type="float" office:value="5.10948905109489">
            <text:p>5.1094890511</text:p>
          </table:table-cell>
          <table:table-cell table:formula="of:=[.J159]/[.$G159]*100" office:value-type="float" office:value="2.67639902676399">
            <text:p>2.6763990268</text:p>
          </table:table-cell>
          <table:table-cell table:formula="of:=[.K159]/[.$G159]*100" office:value-type="float" office:value="33.8199513381995">
            <text:p>33.8199513382</text:p>
          </table:table-cell>
          <table:table-cell table:formula="of:=[.L159]/[.$G159]*100" office:value-type="float" office:value="3.40632603406326">
            <text:p>3.4063260341</text:p>
          </table:table-cell>
        </table:table-row>
        <table:table-row table:style-name="ro2">
          <table:table-cell office:value-type="string">
            <text:p><text:s/>0902 - Bureau de vote 0902</text:p>
          </table:table-cell>
          <table:table-cell table:formula="of:=TRIM(LEFT([.A160]; 5))" office:value-type="string" office:string-value="0902">
            <text:p>0902</text:p>
          </table:table-cell>
          <table:table-cell office:value-type="float" office:value="853">
            <text:p>853</text:p>
          </table:table-cell>
          <table:table-cell office:value-type="float" office:value="5">
            <text:p>5</text:p>
          </table:table-cell>
          <table:table-cell office:value-type="float" office:value="479">
            <text:p>479</text:p>
          </table:table-cell>
          <table:table-cell office:value-type="float" office:value="9">
            <text:p>9</text:p>
          </table:table-cell>
          <table:table-cell office:value-type="float" office:value="470">
            <text:p>470</text:p>
          </table:table-cell>
          <table:table-cell office:value-type="float" office:value="233">
            <text:p>23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formula="of:=[.H160]/[.$G160]*100" office:value-type="float" office:value="49.5744680851064">
            <text:p>49.5744680851</text:p>
          </table:table-cell>
          <table:table-cell table:formula="of:=[.I160]/[.$G160]*100" office:value-type="float" office:value="3.82978723404255">
            <text:p>3.829787234</text:p>
          </table:table-cell>
          <table:table-cell table:formula="of:=[.J160]/[.$G160]*100" office:value-type="float" office:value="2.34042553191489">
            <text:p>2.3404255319</text:p>
          </table:table-cell>
          <table:table-cell table:formula="of:=[.K160]/[.$G160]*100" office:value-type="float" office:value="40.8510638297872">
            <text:p>40.8510638298</text:p>
          </table:table-cell>
          <table:table-cell table:formula="of:=[.L160]/[.$G160]*100" office:value-type="float" office:value="3.40425531914894">
            <text:p>3.4042553191</text:p>
          </table:table-cell>
        </table:table-row>
        <table:table-row table:style-name="ro2">
          <table:table-cell office:value-type="string">
            <text:p><text:s/>0903 - Bureau de vote 0903</text:p>
          </table:table-cell>
          <table:table-cell table:formula="of:=TRIM(LEFT([.A161]; 5))" office:value-type="string" office:string-value="0903">
            <text:p>0903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formula="of:=[.H161]/[.$G161]*100" office:value-type="float" office:value="57.5520833333333">
            <text:p>57.5520833333</text:p>
          </table:table-cell>
          <table:table-cell table:formula="of:=[.I161]/[.$G161]*100" office:value-type="float" office:value="5.20833333333333">
            <text:p>5.2083333333</text:p>
          </table:table-cell>
          <table:table-cell table:formula="of:=[.J161]/[.$G161]*100" office:value-type="float" office:value="2.08333333333333">
            <text:p>2.0833333333</text:p>
          </table:table-cell>
          <table:table-cell table:formula="of:=[.K161]/[.$G161]*100" office:value-type="float" office:value="32.03125">
            <text:p>32.03125</text:p>
          </table:table-cell>
          <table:table-cell table:formula="of:=[.L161]/[.$G161]*100" office:value-type="float" office:value="3.125">
            <text:p>3.125</text:p>
          </table:table-cell>
        </table:table-row>
        <table:table-row table:style-name="ro2">
          <table:table-cell office:value-type="string">
            <text:p><text:s/>0904 - Bureau de vote 0904</text:p>
          </table:table-cell>
          <table:table-cell table:formula="of:=TRIM(LEFT([.A162]; 5))" office:value-type="string" office:string-value="0904">
            <text:p>0904</text:p>
          </table:table-cell>
          <table:table-cell office:value-type="float" office:value="845">
            <text:p>845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office:value-type="float" office:value="12">
            <text:p>12</text:p>
          </table:table-cell>
          <table:table-cell office:value-type="float" office:value="484">
            <text:p>484</text:p>
          </table:table-cell>
          <table:table-cell office:value-type="float" office:value="251">
            <text:p>25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float" office:value="10">
            <text:p>10</text:p>
          </table:table-cell>
          <table:table-cell table:formula="of:=[.H162]/[.$G162]*100" office:value-type="float" office:value="51.8595041322314">
            <text:p>51.8595041322</text:p>
          </table:table-cell>
          <table:table-cell table:formula="of:=[.I162]/[.$G162]*100" office:value-type="float" office:value="5.78512396694215">
            <text:p>5.7851239669</text:p>
          </table:table-cell>
          <table:table-cell table:formula="of:=[.J162]/[.$G162]*100" office:value-type="float" office:value="2.27272727272727">
            <text:p>2.2727272727</text:p>
          </table:table-cell>
          <table:table-cell table:formula="of:=[.K162]/[.$G162]*100" office:value-type="float" office:value="38.0165289256198">
            <text:p>38.0165289256</text:p>
          </table:table-cell>
          <table:table-cell table:formula="of:=[.L162]/[.$G162]*100" office:value-type="float" office:value="2.06611570247934">
            <text:p>2.0661157025</text:p>
          </table:table-cell>
        </table:table-row>
        <table:table-row table:style-name="ro2">
          <table:table-cell office:value-type="string">
            <text:p><text:s/>0905 - Bureau de vote 0905</text:p>
          </table:table-cell>
          <table:table-cell table:formula="of:=TRIM(LEFT([.A163]; 5))" office:value-type="string" office:string-value="0905">
            <text:p>0905</text:p>
          </table:table-cell>
          <table:table-cell office:value-type="float" office:value="753">
            <text:p>753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12">
            <text:p>12</text:p>
          </table:table-cell>
          <table:table-cell office:value-type="float" office:value="373">
            <text:p>373</text:p>
          </table:table-cell>
          <table:table-cell office:value-type="float" office:value="235">
            <text:p>23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table:formula="of:=[.H163]/[.$G163]*100" office:value-type="float" office:value="63.0026809651474">
            <text:p>63.0026809651</text:p>
          </table:table-cell>
          <table:table-cell table:formula="of:=[.I163]/[.$G163]*100" office:value-type="float" office:value="5.89812332439678">
            <text:p>5.8981233244</text:p>
          </table:table-cell>
          <table:table-cell table:formula="of:=[.J163]/[.$G163]*100" office:value-type="float" office:value="1.07238605898123">
            <text:p>1.072386059</text:p>
          </table:table-cell>
          <table:table-cell table:formula="of:=[.K163]/[.$G163]*100" office:value-type="float" office:value="28.1501340482574">
            <text:p>28.1501340483</text:p>
          </table:table-cell>
          <table:table-cell table:formula="of:=[.L163]/[.$G163]*100" office:value-type="float" office:value="1.87667560321716">
            <text:p>1.8766756032</text:p>
          </table:table-cell>
        </table:table-row>
        <table:table-row table:style-name="ro2">
          <table:table-cell office:value-type="string">
            <text:p><text:s/>0906 - Bureau de vote 0906</text:p>
          </table:table-cell>
          <table:table-cell table:formula="of:=TRIM(LEFT([.A164]; 5))" office:value-type="string" office:string-value="0906">
            <text:p>0906</text:p>
          </table:table-cell>
          <table:table-cell office:value-type="float" office:value="897">
            <text:p>897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13">
            <text:p>13</text:p>
          </table:table-cell>
          <table:table-cell office:value-type="float" office:value="375">
            <text:p>375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table:formula="of:=[.H164]/[.$G164]*100" office:value-type="float" office:value="63.4666666666667">
            <text:p>63.4666666667</text:p>
          </table:table-cell>
          <table:table-cell table:formula="of:=[.I164]/[.$G164]*100" office:value-type="float" office:value="8.8">
            <text:p>8.8</text:p>
          </table:table-cell>
          <table:table-cell table:formula="of:=[.J164]/[.$G164]*100" office:value-type="float" office:value="2.4">
            <text:p>2.4</text:p>
          </table:table-cell>
          <table:table-cell table:formula="of:=[.K164]/[.$G164]*100" office:value-type="float" office:value="19.2">
            <text:p>19.2</text:p>
          </table:table-cell>
          <table:table-cell table:formula="of:=[.L164]/[.$G164]*100" office:value-type="float" office:value="6.13333333333333">
            <text:p>6.1333333333</text:p>
          </table:table-cell>
        </table:table-row>
        <table:table-row table:style-name="ro2">
          <table:table-cell office:value-type="string">
            <text:p><text:s/>0907 - Bureau de vote 0907</text:p>
          </table:table-cell>
          <table:table-cell table:formula="of:=TRIM(LEFT([.A165]; 5))" office:value-type="string" office:string-value="0907">
            <text:p>0907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office:value-type="float" office:value="235">
            <text:p>23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formula="of:=[.H165]/[.$G165]*100" office:value-type="float" office:value="60.880829015544">
            <text:p>60.8808290155</text:p>
          </table:table-cell>
          <table:table-cell table:formula="of:=[.I165]/[.$G165]*100" office:value-type="float" office:value="4.66321243523316">
            <text:p>4.6632124352</text:p>
          </table:table-cell>
          <table:table-cell table:formula="of:=[.J165]/[.$G165]*100" office:value-type="float" office:value="2.84974093264249">
            <text:p>2.8497409326</text:p>
          </table:table-cell>
          <table:table-cell table:formula="of:=[.K165]/[.$G165]*100" office:value-type="float" office:value="27.4611398963731">
            <text:p>27.4611398964</text:p>
          </table:table-cell>
          <table:table-cell table:formula="of:=[.L165]/[.$G165]*100" office:value-type="float" office:value="4.14507772020725">
            <text:p>4.1450777202</text:p>
          </table:table-cell>
        </table:table-row>
        <table:table-row table:style-name="ro2">
          <table:table-cell office:value-type="string">
            <text:p><text:s/>0908 - Bureau de vote 0908</text:p>
          </table:table-cell>
          <table:table-cell table:formula="of:=TRIM(LEFT([.A166]; 5))" office:value-type="string" office:string-value="0908">
            <text:p>090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12">
            <text:p>12</text:p>
          </table:table-cell>
          <table:table-cell office:value-type="float" office:value="280">
            <text:p>280</text:p>
          </table:table-cell>
          <table:table-cell office:value-type="float" office:value="186">
            <text:p>18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[.H166]/[.$G166]*100" office:value-type="float" office:value="66.4285714285714">
            <text:p>66.4285714286</text:p>
          </table:table-cell>
          <table:table-cell table:formula="of:=[.I166]/[.$G166]*100" office:value-type="float" office:value="9.64285714285714">
            <text:p>9.6428571429</text:p>
          </table:table-cell>
          <table:table-cell table:formula="of:=[.J166]/[.$G166]*100" office:value-type="float" office:value="3.57142857142857">
            <text:p>3.5714285714</text:p>
          </table:table-cell>
          <table:table-cell table:formula="of:=[.K166]/[.$G166]*100" office:value-type="float" office:value="14.6428571428571">
            <text:p>14.6428571429</text:p>
          </table:table-cell>
          <table:table-cell table:formula="of:=[.L166]/[.$G166]*100" office:value-type="float" office:value="5.71428571428571">
            <text:p>5.7142857143</text:p>
          </table:table-cell>
        </table:table-row>
        <table:table-row table:style-name="ro2">
          <table:table-cell office:value-type="string">
            <text:p><text:s/>0909 - Bureau de vote 0909</text:p>
          </table:table-cell>
          <table:table-cell table:formula="of:=TRIM(LEFT([.A167]; 5))" office:value-type="string" office:string-value="0909">
            <text:p>0909</text:p>
          </table:table-cell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float" office:value="215">
            <text:p>2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table:formula="of:=[.H167]/[.$G167]*100" office:value-type="float" office:value="72.1476510067114">
            <text:p>72.1476510067</text:p>
          </table:table-cell>
          <table:table-cell table:formula="of:=[.I167]/[.$G167]*100" office:value-type="float" office:value="6.71140939597315">
            <text:p>6.711409396</text:p>
          </table:table-cell>
          <table:table-cell table:formula="of:=[.J167]/[.$G167]*100" office:value-type="float" office:value="3.35570469798658">
            <text:p>3.355704698</text:p>
          </table:table-cell>
          <table:table-cell table:formula="of:=[.K167]/[.$G167]*100" office:value-type="float" office:value="12.751677852349">
            <text:p>12.7516778523</text:p>
          </table:table-cell>
          <table:table-cell table:formula="of:=[.L167]/[.$G167]*100" office:value-type="float" office:value="5.03355704697987">
            <text:p>5.033557047</text:p>
          </table:table-cell>
        </table:table-row>
        <table:table-row table:style-name="ro2">
          <table:table-cell office:value-type="string">
            <text:p><text:s/>0910 - Bureau de vote 0910</text:p>
          </table:table-cell>
          <table:table-cell table:formula="of:=TRIM(LEFT([.A168]; 5))" office:value-type="string" office:string-value="0910">
            <text:p>0910</text:p>
          </table:table-cell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  <table:table-cell office:value-type="float" office:value="8">
            <text:p>8</text:p>
          </table:table-cell>
          <table:table-cell office:value-type="float" office:value="424">
            <text:p>424</text:p>
          </table:table-cell>
          <table:table-cell office:value-type="float" office:value="266">
            <text:p>26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formula="of:=[.H168]/[.$G168]*100" office:value-type="float" office:value="62.7358490566038">
            <text:p>62.7358490566</text:p>
          </table:table-cell>
          <table:table-cell table:formula="of:=[.I168]/[.$G168]*100" office:value-type="float" office:value="7.31132075471698">
            <text:p>7.3113207547</text:p>
          </table:table-cell>
          <table:table-cell table:formula="of:=[.J168]/[.$G168]*100" office:value-type="float" office:value="3.77358490566038">
            <text:p>3.7735849057</text:p>
          </table:table-cell>
          <table:table-cell table:formula="of:=[.K168]/[.$G168]*100" office:value-type="float" office:value="22.877358490566">
            <text:p>22.8773584906</text:p>
          </table:table-cell>
          <table:table-cell table:formula="of:=[.L168]/[.$G168]*100" office:value-type="float" office:value="3.30188679245283">
            <text:p>3.3018867925</text:p>
          </table:table-cell>
        </table:table-row>
        <table:table-row table:style-name="ro2">
          <table:table-cell office:value-type="string">
            <text:p><text:s/>0911 - Bureau de vote 0911</text:p>
          </table:table-cell>
          <table:table-cell table:formula="of:=TRIM(LEFT([.A169]; 5))" office:value-type="string" office:string-value="0911">
            <text:p>0911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13">
            <text:p>13</text:p>
          </table:table-cell>
          <table:table-cell office:value-type="float" office:value="495">
            <text:p>495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table:formula="of:=[.H169]/[.$G169]*100" office:value-type="float" office:value="60.6060606060606">
            <text:p>60.6060606061</text:p>
          </table:table-cell>
          <table:table-cell table:formula="of:=[.I169]/[.$G169]*100" office:value-type="float" office:value="6.46464646464646">
            <text:p>6.4646464646</text:p>
          </table:table-cell>
          <table:table-cell table:formula="of:=[.J169]/[.$G169]*100" office:value-type="float" office:value="2.82828282828283">
            <text:p>2.8282828283</text:p>
          </table:table-cell>
          <table:table-cell table:formula="of:=[.K169]/[.$G169]*100" office:value-type="float" office:value="27.8787878787879">
            <text:p>27.8787878788</text:p>
          </table:table-cell>
          <table:table-cell table:formula="of:=[.L169]/[.$G169]*100" office:value-type="float" office:value="2.22222222222222">
            <text:p>2.2222222222</text:p>
          </table:table-cell>
        </table:table-row>
        <table:table-row table:style-name="ro2">
          <table:table-cell office:value-type="string">
            <text:p><text:s/>0912 - Bureau de vote 0912</text:p>
          </table:table-cell>
          <table:table-cell table:formula="of:=TRIM(LEFT([.A170]; 5))" office:value-type="string" office:string-value="0912">
            <text:p>0912</text:p>
          </table:table-cell>
          <table:table-cell office:value-type="float" office:value="1196">
            <text:p>1196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office:value-type="float" office:value="21">
            <text:p>21</text:p>
          </table:table-cell>
          <table:table-cell office:value-type="float" office:value="622">
            <text:p>622</text:p>
          </table:table-cell>
          <table:table-cell office:value-type="float" office:value="385">
            <text:p>385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63">
            <text:p>163</text:p>
          </table:table-cell>
          <table:table-cell office:value-type="float" office:value="17">
            <text:p>17</text:p>
          </table:table-cell>
          <table:table-cell table:formula="of:=[.H170]/[.$G170]*100" office:value-type="float" office:value="61.8971061093248">
            <text:p>61.8971061093</text:p>
          </table:table-cell>
          <table:table-cell table:formula="of:=[.I170]/[.$G170]*100" office:value-type="float" office:value="6.27009646302251">
            <text:p>6.270096463</text:p>
          </table:table-cell>
          <table:table-cell table:formula="of:=[.J170]/[.$G170]*100" office:value-type="float" office:value="2.89389067524116">
            <text:p>2.8938906752</text:p>
          </table:table-cell>
          <table:table-cell table:formula="of:=[.K170]/[.$G170]*100" office:value-type="float" office:value="26.2057877813505">
            <text:p>26.2057877814</text:p>
          </table:table-cell>
          <table:table-cell table:formula="of:=[.L170]/[.$G170]*100" office:value-type="float" office:value="2.73311897106109">
            <text:p>2.7331189711</text:p>
          </table:table-cell>
        </table:table-row>
        <table:table-row table:style-name="ro2">
          <table:table-cell office:value-type="string">
            <text:p><text:s/>0913 - Bureau de vote 0913</text:p>
          </table:table-cell>
          <table:table-cell table:formula="of:=TRIM(LEFT([.A171]; 5))" office:value-type="string" office:string-value="0913">
            <text:p>0913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21">
            <text:p>21</text:p>
          </table:table-cell>
          <table:table-cell office:value-type="float" office:value="648">
            <text:p>648</text:p>
          </table:table-cell>
          <table:table-cell office:value-type="float" office:value="420">
            <text:p>42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float" office:value="13">
            <text:p>13</text:p>
          </table:table-cell>
          <table:table-cell table:formula="of:=[.H171]/[.$G171]*100" office:value-type="float" office:value="64.8148148148148">
            <text:p>64.8148148148</text:p>
          </table:table-cell>
          <table:table-cell table:formula="of:=[.I171]/[.$G171]*100" office:value-type="float" office:value="5.70987654320988">
            <text:p>5.7098765432</text:p>
          </table:table-cell>
          <table:table-cell table:formula="of:=[.J171]/[.$G171]*100" office:value-type="float" office:value="2.46913580246914">
            <text:p>2.4691358025</text:p>
          </table:table-cell>
          <table:table-cell table:formula="of:=[.K171]/[.$G171]*100" office:value-type="float" office:value="25">
            <text:p>25</text:p>
          </table:table-cell>
          <table:table-cell table:formula="of:=[.L171]/[.$G171]*100" office:value-type="float" office:value="2.00617283950617">
            <text:p>2.0061728395</text:p>
          </table:table-cell>
        </table:table-row>
        <table:table-row table:style-name="ro2">
          <table:table-cell office:value-type="string">
            <text:p><text:s/>0914 - Bureau de vote 0914</text:p>
          </table:table-cell>
          <table:table-cell table:formula="of:=TRIM(LEFT([.A172]; 5))" office:value-type="string" office:string-value="0914">
            <text:p>0914</text:p>
          </table:table-cell>
          <table:table-cell office:value-type="float" office:value="889">
            <text:p>889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office:value-type="float" office:value="14">
            <text:p>14</text:p>
          </table:table-cell>
          <table:table-cell office:value-type="float" office:value="482">
            <text:p>482</text:p>
          </table:table-cell>
          <table:table-cell office:value-type="float" office:value="310">
            <text:p>31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18">
            <text:p>18</text:p>
          </table:table-cell>
          <table:table-cell table:formula="of:=[.H172]/[.$G172]*100" office:value-type="float" office:value="64.3153526970954">
            <text:p>64.3153526971</text:p>
          </table:table-cell>
          <table:table-cell table:formula="of:=[.I172]/[.$G172]*100" office:value-type="float" office:value="7.26141078838174">
            <text:p>7.2614107884</text:p>
          </table:table-cell>
          <table:table-cell table:formula="of:=[.J172]/[.$G172]*100" office:value-type="float" office:value="1.6597510373444">
            <text:p>1.6597510373</text:p>
          </table:table-cell>
          <table:table-cell table:formula="of:=[.K172]/[.$G172]*100" office:value-type="float" office:value="23.0290456431535">
            <text:p>23.0290456432</text:p>
          </table:table-cell>
          <table:table-cell table:formula="of:=[.L172]/[.$G172]*100" office:value-type="float" office:value="3.7344398340249">
            <text:p>3.734439834</text:p>
          </table:table-cell>
        </table:table-row>
        <table:table-row table:style-name="ro2">
          <table:table-cell office:value-type="string">
            <text:p><text:s/>0915 - Bureau de vote 0915</text:p>
          </table:table-cell>
          <table:table-cell table:formula="of:=TRIM(LEFT([.A173]; 5))" office:value-type="string" office:string-value="0915">
            <text:p>0915</text:p>
          </table:table-cell>
          <table:table-cell office:value-type="float" office:value="818">
            <text:p>818</text:p>
          </table:table-cell>
          <table:table-cell/>
          <table:table-cell office:value-type="float" office:value="427">
            <text:p>427</text:p>
          </table:table-cell>
          <table:table-cell office:value-type="float" office:value="10">
            <text:p>10</text:p>
          </table:table-cell>
          <table:table-cell office:value-type="float" office:value="417">
            <text:p>417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table:formula="of:=[.H173]/[.$G173]*100" office:value-type="float" office:value="69.5443645083933">
            <text:p>69.5443645084</text:p>
          </table:table-cell>
          <table:table-cell table:formula="of:=[.I173]/[.$G173]*100" office:value-type="float" office:value="7.43405275779377">
            <text:p>7.4340527578</text:p>
          </table:table-cell>
          <table:table-cell table:formula="of:=[.J173]/[.$G173]*100" office:value-type="float" office:value="1.91846522781775">
            <text:p>1.9184652278</text:p>
          </table:table-cell>
          <table:table-cell table:formula="of:=[.K173]/[.$G173]*100" office:value-type="float" office:value="17.2661870503597">
            <text:p>17.2661870504</text:p>
          </table:table-cell>
          <table:table-cell table:formula="of:=[.L173]/[.$G173]*100" office:value-type="float" office:value="3.83693045563549">
            <text:p>3.8369304556</text:p>
          </table:table-cell>
        </table:table-row>
        <table:table-row table:style-name="ro2">
          <table:table-cell office:value-type="string">
            <text:p><text:s/>0916 - Bureau de vote 0916</text:p>
          </table:table-cell>
          <table:table-cell table:formula="of:=TRIM(LEFT([.A174]; 5))" office:value-type="string" office:string-value="0916">
            <text:p>0916</text:p>
          </table:table-cell>
          <table:table-cell office:value-type="float" office:value="1020">
            <text:p>1020</text:p>
          </table:table-cell>
          <table:table-cell office:value-type="float" office:value="5">
            <text:p>5</text:p>
          </table:table-cell>
          <table:table-cell office:value-type="float" office:value="629">
            <text:p>629</text:p>
          </table:table-cell>
          <table:table-cell office:value-type="float" office:value="10">
            <text:p>10</text:p>
          </table:table-cell>
          <table:table-cell office:value-type="float" office:value="619">
            <text:p>619</text:p>
          </table:table-cell>
          <table:table-cell office:value-type="float" office:value="366">
            <text:p>36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85">
            <text:p>185</text:p>
          </table:table-cell>
          <table:table-cell office:value-type="float" office:value="18">
            <text:p>18</text:p>
          </table:table-cell>
          <table:table-cell table:formula="of:=[.H174]/[.$G174]*100" office:value-type="float" office:value="59.1276252019386">
            <text:p>59.1276252019</text:p>
          </table:table-cell>
          <table:table-cell table:formula="of:=[.I174]/[.$G174]*100" office:value-type="float" office:value="6.30048465266559">
            <text:p>6.3004846527</text:p>
          </table:table-cell>
          <table:table-cell table:formula="of:=[.J174]/[.$G174]*100" office:value-type="float" office:value="1.77705977382876">
            <text:p>1.7770597738</text:p>
          </table:table-cell>
          <table:table-cell table:formula="of:=[.K174]/[.$G174]*100" office:value-type="float" office:value="29.8869143780291">
            <text:p>29.886914378</text:p>
          </table:table-cell>
          <table:table-cell table:formula="of:=[.L174]/[.$G174]*100" office:value-type="float" office:value="2.90791599353796">
            <text:p>2.9079159935</text:p>
          </table:table-cell>
        </table:table-row>
        <table:table-row table:style-name="ro2">
          <table:table-cell office:value-type="string">
            <text:p><text:s/>0917 - Bureau de vote 0917</text:p>
          </table:table-cell>
          <table:table-cell table:formula="of:=TRIM(LEFT([.A175]; 5))" office:value-type="string" office:string-value="0917">
            <text:p>0917</text:p>
          </table:table-cell>
          <table:table-cell office:value-type="float" office:value="736">
            <text:p>736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  <table:table-cell office:value-type="float" office:value="12">
            <text:p>12</text:p>
          </table:table-cell>
          <table:table-cell office:value-type="float" office:value="444">
            <text:p>444</text:p>
          </table:table-cell>
          <table:table-cell office:value-type="float" office:value="288">
            <text:p>288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table:formula="of:=[.H175]/[.$G175]*100" office:value-type="float" office:value="64.8648648648649">
            <text:p>64.8648648649</text:p>
          </table:table-cell>
          <table:table-cell table:formula="of:=[.I175]/[.$G175]*100" office:value-type="float" office:value="6.30630630630631">
            <text:p>6.3063063063</text:p>
          </table:table-cell>
          <table:table-cell table:formula="of:=[.J175]/[.$G175]*100" office:value-type="float" office:value="1.57657657657658">
            <text:p>1.5765765766</text:p>
          </table:table-cell>
          <table:table-cell table:formula="of:=[.K175]/[.$G175]*100" office:value-type="float" office:value="24.7747747747748">
            <text:p>24.7747747748</text:p>
          </table:table-cell>
          <table:table-cell table:formula="of:=[.L175]/[.$G175]*100" office:value-type="float" office:value="2.47747747747748">
            <text:p>2.4774774775</text:p>
          </table:table-cell>
        </table:table-row>
        <table:table-row table:style-name="ro2">
          <table:table-cell office:value-type="string">
            <text:p><text:s/>0918 - Bureau de vote 0918</text:p>
          </table:table-cell>
          <table:table-cell table:formula="of:=TRIM(LEFT([.A176]; 5))" office:value-type="string" office:string-value="0918">
            <text:p>0918</text:p>
          </table:table-cell>
          <table:table-cell office:value-type="float" office:value="1028">
            <text:p>1028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  <table:table-cell office:value-type="float" office:value="20">
            <text:p>20</text:p>
          </table:table-cell>
          <table:table-cell office:value-type="float" office:value="557">
            <text:p>557</text:p>
          </table:table-cell>
          <table:table-cell office:value-type="float" office:value="322">
            <text:p>32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float" office:value="17">
            <text:p>17</text:p>
          </table:table-cell>
          <table:table-cell table:formula="of:=[.H176]/[.$G176]*100" office:value-type="float" office:value="57.8096947935368">
            <text:p>57.8096947935</text:p>
          </table:table-cell>
          <table:table-cell table:formula="of:=[.I176]/[.$G176]*100" office:value-type="float" office:value="8.43806104129264">
            <text:p>8.4380610413</text:p>
          </table:table-cell>
          <table:table-cell table:formula="of:=[.J176]/[.$G176]*100" office:value-type="float" office:value="1.61579892280072">
            <text:p>1.6157989228</text:p>
          </table:table-cell>
          <table:table-cell table:formula="of:=[.K176]/[.$G176]*100" office:value-type="float" office:value="29.0843806104129">
            <text:p>29.0843806104</text:p>
          </table:table-cell>
          <table:table-cell table:formula="of:=[.L176]/[.$G176]*100" office:value-type="float" office:value="3.05206463195691">
            <text:p>3.052064632</text:p>
          </table:table-cell>
        </table:table-row>
        <table:table-row table:style-name="ro2">
          <table:table-cell office:value-type="string">
            <text:p><text:s/>0919 - Bureau de vote 0919</text:p>
          </table:table-cell>
          <table:table-cell table:formula="of:=TRIM(LEFT([.A177]; 5))" office:value-type="string" office:string-value="0919">
            <text:p>0919</text:p>
          </table:table-cell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12">
            <text:p>12</text:p>
          </table:table-cell>
          <table:table-cell office:value-type="float" office:value="449">
            <text:p>449</text:p>
          </table:table-cell>
          <table:table-cell office:value-type="float" office:value="279">
            <text:p>279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table:formula="of:=[.H177]/[.$G177]*100" office:value-type="float" office:value="62.1380846325167">
            <text:p>62.1380846325</text:p>
          </table:table-cell>
          <table:table-cell table:formula="of:=[.I177]/[.$G177]*100" office:value-type="float" office:value="8.68596881959911">
            <text:p>8.6859688196</text:p>
          </table:table-cell>
          <table:table-cell table:formula="of:=[.J177]/[.$G177]*100" office:value-type="float" office:value="1.33630289532294">
            <text:p>1.3363028953</text:p>
          </table:table-cell>
          <table:table-cell table:formula="of:=[.K177]/[.$G177]*100" office:value-type="float" office:value="25.8351893095768">
            <text:p>25.8351893096</text:p>
          </table:table-cell>
          <table:table-cell table:formula="of:=[.L177]/[.$G177]*100" office:value-type="float" office:value="2.00445434298441">
            <text:p>2.004454343</text:p>
          </table:table-cell>
        </table:table-row>
        <table:table-row table:style-name="ro2">
          <table:table-cell office:value-type="string">
            <text:p><text:s/>0920 - Bureau de vote 0920</text:p>
          </table:table-cell>
          <table:table-cell table:formula="of:=TRIM(LEFT([.A178]; 5))" office:value-type="string" office:string-value="0920">
            <text:p>0920</text:p>
          </table:table-cell>
          <table:table-cell office:value-type="float" office:value="793">
            <text:p>793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12">
            <text:p>12</text:p>
          </table:table-cell>
          <table:table-cell office:value-type="float" office:value="437">
            <text:p>437</text:p>
          </table:table-cell>
          <table:table-cell office:value-type="float" office:value="315">
            <text:p>315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formula="of:=[.H178]/[.$G178]*100" office:value-type="float" office:value="72.0823798627002">
            <text:p>72.0823798627</text:p>
          </table:table-cell>
          <table:table-cell table:formula="of:=[.I178]/[.$G178]*100" office:value-type="float" office:value="8.69565217391304">
            <text:p>8.6956521739</text:p>
          </table:table-cell>
          <table:table-cell table:formula="of:=[.J178]/[.$G178]*100" office:value-type="float" office:value="1.83066361556064">
            <text:p>1.8306636156</text:p>
          </table:table-cell>
          <table:table-cell table:formula="of:=[.K178]/[.$G178]*100" office:value-type="float" office:value="15.1029748283753">
            <text:p>15.1029748284</text:p>
          </table:table-cell>
          <table:table-cell table:formula="of:=[.L178]/[.$G178]*100" office:value-type="float" office:value="2.2883295194508">
            <text:p>2.2883295195</text:p>
          </table:table-cell>
        </table:table-row>
        <table:table-row table:style-name="ro2">
          <table:table-cell office:value-type="string">
            <text:p><text:s/>0921 - Bureau de vote 0921</text:p>
          </table:table-cell>
          <table:table-cell table:formula="of:=TRIM(LEFT([.A179]; 5))" office:value-type="string" office:string-value="0921">
            <text:p>092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  <table:table-cell office:value-type="float" office:value="18">
            <text:p>18</text:p>
          </table:table-cell>
          <table:table-cell office:value-type="float" office:value="445">
            <text:p>445</text:p>
          </table:table-cell>
          <table:table-cell office:value-type="float" office:value="282">
            <text:p>28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table:formula="of:=[.H179]/[.$G179]*100" office:value-type="float" office:value="63.3707865168539">
            <text:p>63.3707865169</text:p>
          </table:table-cell>
          <table:table-cell table:formula="of:=[.I179]/[.$G179]*100" office:value-type="float" office:value="6.29213483146067">
            <text:p>6.2921348315</text:p>
          </table:table-cell>
          <table:table-cell table:formula="of:=[.J179]/[.$G179]*100" office:value-type="float" office:value="2.02247191011236">
            <text:p>2.0224719101</text:p>
          </table:table-cell>
          <table:table-cell table:formula="of:=[.K179]/[.$G179]*100" office:value-type="float" office:value="25.6179775280899">
            <text:p>25.6179775281</text:p>
          </table:table-cell>
          <table:table-cell table:formula="of:=[.L179]/[.$G179]*100" office:value-type="float" office:value="2.69662921348315">
            <text:p>2.6966292135</text:p>
          </table:table-cell>
        </table:table-row>
        <table:table-row table:style-name="ro2">
          <table:table-cell office:value-type="string">
            <text:p><text:s/>0922 - Bureau de vote 0922</text:p>
          </table:table-cell>
          <table:table-cell table:formula="of:=TRIM(LEFT([.A180]; 5))" office:value-type="string" office:string-value="0922">
            <text:p>0922</text:p>
          </table:table-cell>
          <table:table-cell office:value-type="float" office:value="1083">
            <text:p>1083</text:p>
          </table:table-cell>
          <table:table-cell office:value-type="float" office:value="7">
            <text:p>7</text:p>
          </table:table-cell>
          <table:table-cell office:value-type="float" office:value="690">
            <text:p>690</text:p>
          </table:table-cell>
          <table:table-cell office:value-type="float" office:value="23">
            <text:p>23</text:p>
          </table:table-cell>
          <table:table-cell office:value-type="float" office:value="667">
            <text:p>667</text:p>
          </table:table-cell>
          <table:table-cell office:value-type="float" office:value="370">
            <text:p>37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  <table:table-cell table:formula="of:=[.H180]/[.$G180]*100" office:value-type="float" office:value="55.472263868066">
            <text:p>55.4722638681</text:p>
          </table:table-cell>
          <table:table-cell table:formula="of:=[.I180]/[.$G180]*100" office:value-type="float" office:value="6.14692653673163">
            <text:p>6.1469265367</text:p>
          </table:table-cell>
          <table:table-cell table:formula="of:=[.J180]/[.$G180]*100" office:value-type="float" office:value="2.69865067466267">
            <text:p>2.6986506747</text:p>
          </table:table-cell>
          <table:table-cell table:formula="of:=[.K180]/[.$G180]*100" office:value-type="float" office:value="33.1334332833583">
            <text:p>33.1334332834</text:p>
          </table:table-cell>
          <table:table-cell table:formula="of:=[.L180]/[.$G180]*100" office:value-type="float" office:value="2.54872563718141">
            <text:p>2.5487256372</text:p>
          </table:table-cell>
        </table:table-row>
        <table:table-row table:style-name="ro2">
          <table:table-cell office:value-type="string">
            <text:p><text:s/>1001 - Bureau de vote 1001</text:p>
          </table:table-cell>
          <table:table-cell table:formula="of:=TRIM(LEFT([.A181]; 5))" office:value-type="string" office:string-value="1001">
            <text:p>1001</text:p>
          </table:table-cell>
          <table:table-cell office:value-type="float" office:value="870">
            <text:p>87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17">
            <text:p>17</text:p>
          </table:table-cell>
          <table:table-cell office:value-type="float" office:value="384">
            <text:p>384</text:p>
          </table:table-cell>
          <table:table-cell office:value-type="float" office:value="259">
            <text:p>25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formula="of:=[.H181]/[.$G181]*100" office:value-type="float" office:value="67.4479166666667">
            <text:p>67.4479166667</text:p>
          </table:table-cell>
          <table:table-cell table:formula="of:=[.I181]/[.$G181]*100" office:value-type="float" office:value="3.125">
            <text:p>3.125</text:p>
          </table:table-cell>
          <table:table-cell table:formula="of:=[.J181]/[.$G181]*100" office:value-type="float" office:value="1.5625">
            <text:p>1.5625</text:p>
          </table:table-cell>
          <table:table-cell table:formula="of:=[.K181]/[.$G181]*100" office:value-type="float" office:value="24.7395833333333">
            <text:p>24.7395833333</text:p>
          </table:table-cell>
          <table:table-cell table:formula="of:=[.L181]/[.$G181]*100" office:value-type="float" office:value="3.125">
            <text:p>3.125</text:p>
          </table:table-cell>
        </table:table-row>
        <table:table-row table:style-name="ro2">
          <table:table-cell office:value-type="string">
            <text:p><text:s/>1002 - Bureau de vote 1002</text:p>
          </table:table-cell>
          <table:table-cell table:formula="of:=TRIM(LEFT([.A182]; 5))" office:value-type="string" office:string-value="1002">
            <text:p>1002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16">
            <text:p>16</text:p>
          </table:table-cell>
          <table:table-cell office:value-type="float" office:value="346">
            <text:p>346</text:p>
          </table:table-cell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formula="of:=[.H182]/[.$G182]*100" office:value-type="float" office:value="62.1387283236994">
            <text:p>62.1387283237</text:p>
          </table:table-cell>
          <table:table-cell table:formula="of:=[.I182]/[.$G182]*100" office:value-type="float" office:value="3.46820809248555">
            <text:p>3.4682080925</text:p>
          </table:table-cell>
          <table:table-cell table:formula="of:=[.J182]/[.$G182]*100" office:value-type="float" office:value="2.3121387283237">
            <text:p>2.3121387283</text:p>
          </table:table-cell>
          <table:table-cell table:formula="of:=[.K182]/[.$G182]*100" office:value-type="float" office:value="28.9017341040462">
            <text:p>28.901734104</text:p>
          </table:table-cell>
          <table:table-cell table:formula="of:=[.L182]/[.$G182]*100" office:value-type="float" office:value="3.17919075144509">
            <text:p>3.1791907514</text:p>
          </table:table-cell>
        </table:table-row>
        <table:table-row table:style-name="ro2">
          <table:table-cell office:value-type="string">
            <text:p><text:s/>1003 - Bureau de vote 1003</text:p>
          </table:table-cell>
          <table:table-cell table:formula="of:=TRIM(LEFT([.A183]; 5))" office:value-type="string" office:string-value="1003">
            <text:p>1003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table:formula="of:=[.H183]/[.$G183]*100" office:value-type="float" office:value="77.1986970684039">
            <text:p>77.1986970684</text:p>
          </table:table-cell>
          <table:table-cell table:formula="of:=[.I183]/[.$G183]*100" office:value-type="float" office:value="3.58306188925081">
            <text:p>3.5830618893</text:p>
          </table:table-cell>
          <table:table-cell table:formula="of:=[.J183]/[.$G183]*100" office:value-type="float" office:value="2.28013029315961">
            <text:p>2.2801302932</text:p>
          </table:table-cell>
          <table:table-cell table:formula="of:=[.K183]/[.$G183]*100" office:value-type="float" office:value="13.6807817589577">
            <text:p>13.680781759</text:p>
          </table:table-cell>
          <table:table-cell table:formula="of:=[.L183]/[.$G183]*100" office:value-type="float" office:value="3.25732899022801">
            <text:p>3.2573289902</text:p>
          </table:table-cell>
        </table:table-row>
        <table:table-row table:style-name="ro2">
          <table:table-cell office:value-type="string">
            <text:p><text:s/>1004 - Bureau de vote 1004</text:p>
          </table:table-cell>
          <table:table-cell table:formula="of:=TRIM(LEFT([.A184]; 5))" office:value-type="string" office:string-value="1004">
            <text:p>1004</text:p>
          </table:table-cell>
          <table:table-cell office:value-type="float" office:value="822">
            <text:p>822</text:p>
          </table:table-cell>
          <table:table-cell office:value-type="float" office:value="2">
            <text:p>2</text:p>
          </table:table-cell>
          <table:table-cell office:value-type="float" office:value="444">
            <text:p>444</text:p>
          </table:table-cell>
          <table:table-cell office:value-type="float" office:value="16">
            <text:p>16</text:p>
          </table:table-cell>
          <table:table-cell office:value-type="float" office:value="428">
            <text:p>428</text:p>
          </table:table-cell>
          <table:table-cell office:value-type="float" office:value="284">
            <text:p>28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1">
            <text:p>11</text:p>
          </table:table-cell>
          <table:table-cell table:formula="of:=[.H184]/[.$G184]*100" office:value-type="float" office:value="66.3551401869159">
            <text:p>66.3551401869</text:p>
          </table:table-cell>
          <table:table-cell table:formula="of:=[.I184]/[.$G184]*100" office:value-type="float" office:value="5.14018691588785">
            <text:p>5.1401869159</text:p>
          </table:table-cell>
          <table:table-cell table:formula="of:=[.J184]/[.$G184]*100" office:value-type="float" office:value="2.10280373831776">
            <text:p>2.1028037383</text:p>
          </table:table-cell>
          <table:table-cell table:formula="of:=[.K184]/[.$G184]*100" office:value-type="float" office:value="23.8317757009346">
            <text:p>23.8317757009</text:p>
          </table:table-cell>
          <table:table-cell table:formula="of:=[.L184]/[.$G184]*100" office:value-type="float" office:value="2.57009345794392">
            <text:p>2.5700934579</text:p>
          </table:table-cell>
        </table:table-row>
        <table:table-row table:style-name="ro2">
          <table:table-cell office:value-type="string">
            <text:p><text:s/>1005 - Bureau de vote 1005</text:p>
          </table:table-cell>
          <table:table-cell table:formula="of:=TRIM(LEFT([.A185]; 5))" office:value-type="string" office:string-value="1005">
            <text:p>1005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4">
            <text:p>14</text:p>
          </table:table-cell>
          <table:table-cell office:value-type="float" office:value="361">
            <text:p>361</text:p>
          </table:table-cell>
          <table:table-cell office:value-type="float" office:value="222">
            <text:p>22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table:formula="of:=[.H185]/[.$G185]*100" office:value-type="float" office:value="61.4958448753463">
            <text:p>61.4958448753</text:p>
          </table:table-cell>
          <table:table-cell table:formula="of:=[.I185]/[.$G185]*100" office:value-type="float" office:value="6.64819944598338">
            <text:p>6.648199446</text:p>
          </table:table-cell>
          <table:table-cell table:formula="of:=[.J185]/[.$G185]*100" office:value-type="float" office:value="0.554016620498615">
            <text:p>0.5540166205</text:p>
          </table:table-cell>
          <table:table-cell table:formula="of:=[.K185]/[.$G185]*100" office:value-type="float" office:value="28.5318559556787">
            <text:p>28.5318559557</text:p>
          </table:table-cell>
          <table:table-cell table:formula="of:=[.L185]/[.$G185]*100" office:value-type="float" office:value="2.77008310249307">
            <text:p>2.7700831025</text:p>
          </table:table-cell>
        </table:table-row>
        <table:table-row table:style-name="ro2">
          <table:table-cell office:value-type="string">
            <text:p><text:s/>1006 - Bureau de vote 1006</text:p>
          </table:table-cell>
          <table:table-cell table:formula="of:=TRIM(LEFT([.A186]; 5))" office:value-type="string" office:string-value="1006">
            <text:p>1006</text:p>
          </table:table-cell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9">
            <text:p>9</text:p>
          </table:table-cell>
          <table:table-cell office:value-type="float" office:value="336">
            <text:p>336</text:p>
          </table:table-cell>
          <table:table-cell office:value-type="float" office:value="213">
            <text:p>21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formula="of:=[.H186]/[.$G186]*100" office:value-type="float" office:value="63.3928571428571">
            <text:p>63.3928571429</text:p>
          </table:table-cell>
          <table:table-cell table:formula="of:=[.I186]/[.$G186]*100" office:value-type="float" office:value="4.16666666666667">
            <text:p>4.1666666667</text:p>
          </table:table-cell>
          <table:table-cell table:formula="of:=[.J186]/[.$G186]*100" office:value-type="float" office:value="2.08333333333333">
            <text:p>2.0833333333</text:p>
          </table:table-cell>
          <table:table-cell table:formula="of:=[.K186]/[.$G186]*100" office:value-type="float" office:value="27.6785714285714">
            <text:p>27.6785714286</text:p>
          </table:table-cell>
          <table:table-cell table:formula="of:=[.L186]/[.$G186]*100" office:value-type="float" office:value="2.67857142857143">
            <text:p>2.6785714286</text:p>
          </table:table-cell>
        </table:table-row>
        <table:table-row table:style-name="ro2">
          <table:table-cell office:value-type="string">
            <text:p><text:s/>1007 - Bureau de vote 1007</text:p>
          </table:table-cell>
          <table:table-cell table:formula="of:=TRIM(LEFT([.A187]; 5))" office:value-type="string" office:string-value="1007">
            <text:p>1007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29">
            <text:p>29</text:p>
          </table:table-cell>
          <table:table-cell office:value-type="float" office:value="508">
            <text:p>508</text:p>
          </table:table-cell>
          <table:table-cell office:value-type="float" office:value="336">
            <text:p>336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table:formula="of:=[.H187]/[.$G187]*100" office:value-type="float" office:value="66.1417322834646">
            <text:p>66.1417322835</text:p>
          </table:table-cell>
          <table:table-cell table:formula="of:=[.I187]/[.$G187]*100" office:value-type="float" office:value="3.93700787401575">
            <text:p>3.937007874</text:p>
          </table:table-cell>
          <table:table-cell table:formula="of:=[.J187]/[.$G187]*100" office:value-type="float" office:value="3.54330708661417">
            <text:p>3.5433070866</text:p>
          </table:table-cell>
          <table:table-cell table:formula="of:=[.K187]/[.$G187]*100" office:value-type="float" office:value="24.6062992125984">
            <text:p>24.6062992126</text:p>
          </table:table-cell>
          <table:table-cell table:formula="of:=[.L187]/[.$G187]*100" office:value-type="float" office:value="1.77165354330709">
            <text:p>1.7716535433</text:p>
          </table:table-cell>
        </table:table-row>
        <table:table-row table:style-name="ro2">
          <table:table-cell office:value-type="string">
            <text:p><text:s/>1008 - Bureau de vote 1008</text:p>
          </table:table-cell>
          <table:table-cell table:formula="of:=TRIM(LEFT([.A188]; 5))" office:value-type="string" office:string-value="1008">
            <text:p>1008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2">
            <text:p>12</text:p>
          </table:table-cell>
          <table:table-cell office:value-type="float" office:value="316">
            <text:p>316</text:p>
          </table:table-cell>
          <table:table-cell office:value-type="float" office:value="198">
            <text:p>19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formula="of:=[.H188]/[.$G188]*100" office:value-type="float" office:value="62.6582278481013">
            <text:p>62.6582278481</text:p>
          </table:table-cell>
          <table:table-cell table:formula="of:=[.I188]/[.$G188]*100" office:value-type="float" office:value="5.37974683544304">
            <text:p>5.3797468354</text:p>
          </table:table-cell>
          <table:table-cell table:formula="of:=[.J188]/[.$G188]*100" office:value-type="float" office:value="1.58227848101266">
            <text:p>1.582278481</text:p>
          </table:table-cell>
          <table:table-cell table:formula="of:=[.K188]/[.$G188]*100" office:value-type="float" office:value="28.4810126582278">
            <text:p>28.4810126582</text:p>
          </table:table-cell>
          <table:table-cell table:formula="of:=[.L188]/[.$G188]*100" office:value-type="float" office:value="1.89873417721519">
            <text:p>1.8987341772</text:p>
          </table:table-cell>
        </table:table-row>
        <table:table-row table:style-name="ro2">
          <table:table-cell office:value-type="string">
            <text:p><text:s/>1101 - Bureau de vote 1101</text:p>
          </table:table-cell>
          <table:table-cell table:formula="of:=TRIM(LEFT([.A189]; 5))" office:value-type="string" office:string-value="1101">
            <text:p>1101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table:formula="of:=[.H189]/[.$G189]*100" office:value-type="float" office:value="65.2307692307692">
            <text:p>65.2307692308</text:p>
          </table:table-cell>
          <table:table-cell table:formula="of:=[.I189]/[.$G189]*100" office:value-type="float" office:value="8.61538461538462">
            <text:p>8.6153846154</text:p>
          </table:table-cell>
          <table:table-cell table:formula="of:=[.J189]/[.$G189]*100" office:value-type="float" office:value="0.923076923076923">
            <text:p>0.9230769231</text:p>
          </table:table-cell>
          <table:table-cell table:formula="of:=[.K189]/[.$G189]*100" office:value-type="float" office:value="17.8461538461538">
            <text:p>17.8461538462</text:p>
          </table:table-cell>
          <table:table-cell table:formula="of:=[.L189]/[.$G189]*100" office:value-type="float" office:value="7.38461538461539">
            <text:p>7.3846153846</text:p>
          </table:table-cell>
        </table:table-row>
        <table:table-row table:style-name="ro2">
          <table:table-cell office:value-type="string">
            <text:p><text:s/>1102 - Bureau de vote 1102</text:p>
          </table:table-cell>
          <table:table-cell table:formula="of:=TRIM(LEFT([.A190]; 5))" office:value-type="string" office:string-value="1102">
            <text:p>1102</text:p>
          </table:table-cell>
          <table:table-cell office:value-type="float" office:value="888">
            <text:p>888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411">
            <text:p>411</text:p>
          </table:table-cell>
          <table:table-cell office:value-type="float" office:value="257">
            <text:p>257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office:value-type="float" office:value="15">
            <text:p>15</text:p>
          </table:table-cell>
          <table:table-cell table:formula="of:=[.H190]/[.$G190]*100" office:value-type="float" office:value="62.5304136253041">
            <text:p>62.5304136253</text:p>
          </table:table-cell>
          <table:table-cell table:formula="of:=[.I190]/[.$G190]*100" office:value-type="float" office:value="7.78588807785888">
            <text:p>7.7858880779</text:p>
          </table:table-cell>
          <table:table-cell table:formula="of:=[.J190]/[.$G190]*100" office:value-type="float" office:value="3.40632603406326">
            <text:p>3.4063260341</text:p>
          </table:table-cell>
          <table:table-cell table:formula="of:=[.K190]/[.$G190]*100" office:value-type="float" office:value="22.6277372262774">
            <text:p>22.6277372263</text:p>
          </table:table-cell>
          <table:table-cell table:formula="of:=[.L190]/[.$G190]*100" office:value-type="float" office:value="3.64963503649635">
            <text:p>3.6496350365</text:p>
          </table:table-cell>
        </table:table-row>
        <table:table-row table:style-name="ro2">
          <table:table-cell office:value-type="string">
            <text:p><text:s/>1103 - Bureau de vote 1103</text:p>
          </table:table-cell>
          <table:table-cell table:formula="of:=TRIM(LEFT([.A191]; 5))" office:value-type="string" office:string-value="1103">
            <text:p>1103</text:p>
          </table:table-cell>
          <table:table-cell office:value-type="float" office:value="779">
            <text:p>779</text:p>
          </table:table-cell>
          <table:table-cell/>
          <table:table-cell office:value-type="float" office:value="432">
            <text:p>432</text:p>
          </table:table-cell>
          <table:table-cell office:value-type="float" office:value="21">
            <text:p>21</text:p>
          </table:table-cell>
          <table:table-cell office:value-type="float" office:value="411">
            <text:p>411</text:p>
          </table:table-cell>
          <table:table-cell office:value-type="float" office:value="243">
            <text:p>243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table:formula="of:=[.H191]/[.$G191]*100" office:value-type="float" office:value="59.1240875912409">
            <text:p>59.1240875912</text:p>
          </table:table-cell>
          <table:table-cell table:formula="of:=[.I191]/[.$G191]*100" office:value-type="float" office:value="7.54257907542579">
            <text:p>7.5425790754</text:p>
          </table:table-cell>
          <table:table-cell table:formula="of:=[.J191]/[.$G191]*100" office:value-type="float" office:value="2.67639902676399">
            <text:p>2.6763990268</text:p>
          </table:table-cell>
          <table:table-cell table:formula="of:=[.K191]/[.$G191]*100" office:value-type="float" office:value="27.9805352798054">
            <text:p>27.9805352798</text:p>
          </table:table-cell>
          <table:table-cell table:formula="of:=[.L191]/[.$G191]*100" office:value-type="float" office:value="2.67639902676399">
            <text:p>2.6763990268</text:p>
          </table:table-cell>
        </table:table-row>
        <table:table-row table:style-name="ro2">
          <table:table-cell office:value-type="string">
            <text:p><text:s/>1104 - Bureau de vote 1104</text:p>
          </table:table-cell>
          <table:table-cell table:formula="of:=TRIM(LEFT([.A192]; 5))" office:value-type="string" office:string-value="1104">
            <text:p>1104</text:p>
          </table:table-cell>
          <table:table-cell office:value-type="float" office:value="764">
            <text:p>764</text:p>
          </table:table-cell>
          <table:table-cell office:value-type="float" office:value="2">
            <text:p>2</text:p>
          </table:table-cell>
          <table:table-cell office:value-type="float" office:value="438">
            <text:p>438</text:p>
          </table:table-cell>
          <table:table-cell office:value-type="float" office:value="18">
            <text:p>18</text:p>
          </table:table-cell>
          <table:table-cell office:value-type="float" office:value="420">
            <text:p>420</text:p>
          </table:table-cell>
          <table:table-cell office:value-type="float" office:value="237">
            <text:p>23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table:formula="of:=[.H192]/[.$G192]*100" office:value-type="float" office:value="56.4285714285714">
            <text:p>56.4285714286</text:p>
          </table:table-cell>
          <table:table-cell table:formula="of:=[.I192]/[.$G192]*100" office:value-type="float" office:value="6.19047619047619">
            <text:p>6.1904761905</text:p>
          </table:table-cell>
          <table:table-cell table:formula="of:=[.J192]/[.$G192]*100" office:value-type="float" office:value="3.80952380952381">
            <text:p>3.8095238095</text:p>
          </table:table-cell>
          <table:table-cell table:formula="of:=[.K192]/[.$G192]*100" office:value-type="float" office:value="29.0476190476191">
            <text:p>29.0476190476</text:p>
          </table:table-cell>
          <table:table-cell table:formula="of:=[.L192]/[.$G192]*100" office:value-type="float" office:value="4.52380952380952">
            <text:p>4.5238095238</text:p>
          </table:table-cell>
        </table:table-row>
        <table:table-row table:style-name="ro2">
          <table:table-cell office:value-type="string">
            <text:p><text:s/>1105 - Bureau de vote 1105</text:p>
          </table:table-cell>
          <table:table-cell table:formula="of:=TRIM(LEFT([.A193]; 5))" office:value-type="string" office:string-value="1105">
            <text:p>1105</text:p>
          </table:table-cell>
          <table:table-cell office:value-type="float" office:value="683">
            <text:p>683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office:value-type="float" office:value="177">
            <text:p>17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table:formula="of:=[.H193]/[.$G193]*100" office:value-type="float" office:value="49.3036211699164">
            <text:p>49.3036211699</text:p>
          </table:table-cell>
          <table:table-cell table:formula="of:=[.I193]/[.$G193]*100" office:value-type="float" office:value="4.45682451253482">
            <text:p>4.4568245125</text:p>
          </table:table-cell>
          <table:table-cell table:formula="of:=[.J193]/[.$G193]*100" office:value-type="float" office:value="3.89972144846797">
            <text:p>3.8997214485</text:p>
          </table:table-cell>
          <table:table-cell table:formula="of:=[.K193]/[.$G193]*100" office:value-type="float" office:value="40.9470752089136">
            <text:p>40.9470752089</text:p>
          </table:table-cell>
          <table:table-cell table:formula="of:=[.L193]/[.$G193]*100" office:value-type="float" office:value="1.39275766016713">
            <text:p>1.3927576602</text:p>
          </table:table-cell>
        </table:table-row>
        <table:table-row table:style-name="ro2">
          <table:table-cell office:value-type="string">
            <text:p><text:s/>1106 - Bureau de vote 1106</text:p>
          </table:table-cell>
          <table:table-cell table:formula="of:=TRIM(LEFT([.A194]; 5))" office:value-type="string" office:string-value="1106">
            <text:p>1106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13">
            <text:p>13</text:p>
          </table:table-cell>
          <table:table-cell office:value-type="float" office:value="358">
            <text:p>35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formula="of:=[.H194]/[.$G194]*100" office:value-type="float" office:value="54.1899441340782">
            <text:p>54.1899441341</text:p>
          </table:table-cell>
          <table:table-cell table:formula="of:=[.I194]/[.$G194]*100" office:value-type="float" office:value="8.93854748603352">
            <text:p>8.938547486</text:p>
          </table:table-cell>
          <table:table-cell table:formula="of:=[.J194]/[.$G194]*100" office:value-type="float" office:value="1.67597765363129">
            <text:p>1.6759776536</text:p>
          </table:table-cell>
          <table:table-cell table:formula="of:=[.K194]/[.$G194]*100" office:value-type="float" office:value="31.0055865921788">
            <text:p>31.0055865922</text:p>
          </table:table-cell>
          <table:table-cell table:formula="of:=[.L194]/[.$G194]*100" office:value-type="float" office:value="4.18994413407821">
            <text:p>4.1899441341</text:p>
          </table:table-cell>
        </table:table-row>
        <table:table-row table:style-name="ro2">
          <table:table-cell office:value-type="string">
            <text:p><text:s/>1107 - Bureau de vote 1107</text:p>
          </table:table-cell>
          <table:table-cell table:formula="of:=TRIM(LEFT([.A195]; 5))" office:value-type="string" office:string-value="1107">
            <text:p>1107</text:p>
          </table:table-cell>
          <table:table-cell office:value-type="float" office:value="756">
            <text:p>756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256">
            <text:p>25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table:formula="of:=[.H195]/[.$G195]*100" office:value-type="float" office:value="64">
            <text:p>64</text:p>
          </table:table-cell>
          <table:table-cell table:formula="of:=[.I195]/[.$G195]*100" office:value-type="float" office:value="4.5">
            <text:p>4.5</text:p>
          </table:table-cell>
          <table:table-cell table:formula="of:=[.J195]/[.$G195]*100" office:value-type="float" office:value="2.25">
            <text:p>2.25</text:p>
          </table:table-cell>
          <table:table-cell table:formula="of:=[.K195]/[.$G195]*100" office:value-type="float" office:value="24.75">
            <text:p>24.75</text:p>
          </table:table-cell>
          <table:table-cell table:formula="of:=[.L195]/[.$G195]*100" office:value-type="float" office:value="4.5">
            <text:p>4.5</text:p>
          </table:table-cell>
        </table:table-row>
        <table:table-row table:style-name="ro2">
          <table:table-cell office:value-type="string">
            <text:p><text:s/>1108 - Bureau de vote 1108</text:p>
          </table:table-cell>
          <table:table-cell table:formula="of:=TRIM(LEFT([.A196]; 5))" office:value-type="string" office:string-value="1108">
            <text:p>1108</text:p>
          </table:table-cell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[.H196]/[.$G196]*100" office:value-type="float" office:value="79.3522267206478">
            <text:p>79.3522267206</text:p>
          </table:table-cell>
          <table:table-cell table:formula="of:=[.I196]/[.$G196]*100" office:value-type="float" office:value="6.07287449392713">
            <text:p>6.0728744939</text:p>
          </table:table-cell>
          <table:table-cell table:formula="of:=[.J196]/[.$G196]*100" office:value-type="float" office:value="0.404858299595142">
            <text:p>0.4048582996</text:p>
          </table:table-cell>
          <table:table-cell table:formula="of:=[.K196]/[.$G196]*100" office:value-type="float" office:value="8.50202429149798">
            <text:p>8.5020242915</text:p>
          </table:table-cell>
          <table:table-cell table:formula="of:=[.L196]/[.$G196]*100" office:value-type="float" office:value="5.66801619433198">
            <text:p>5.6680161943</text:p>
          </table:table-cell>
        </table:table-row>
        <table:table-row table:style-name="ro2">
          <table:table-cell office:value-type="string">
            <text:p><text:s/>1109 - Bureau de vote 1109</text:p>
          </table:table-cell>
          <table:table-cell table:formula="of:=TRIM(LEFT([.A197]; 5))" office:value-type="string" office:string-value="1109">
            <text:p>1109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table:formula="of:=[.H197]/[.$G197]*100" office:value-type="float" office:value="57.0833333333333">
            <text:p>57.0833333333</text:p>
          </table:table-cell>
          <table:table-cell table:formula="of:=[.I197]/[.$G197]*100" office:value-type="float" office:value="5.83333333333333">
            <text:p>5.8333333333</text:p>
          </table:table-cell>
          <table:table-cell table:formula="of:=[.J197]/[.$G197]*100" office:value-type="float" office:value="8.33333333333333">
            <text:p>8.3333333333</text:p>
          </table:table-cell>
          <table:table-cell table:formula="of:=[.K197]/[.$G197]*100" office:value-type="float" office:value="22.0833333333333">
            <text:p>22.0833333333</text:p>
          </table:table-cell>
          <table:table-cell table:formula="of:=[.L197]/[.$G197]*100" office:value-type="float" office:value="6.66666666666667">
            <text:p>6.6666666667</text:p>
          </table:table-cell>
        </table:table-row>
        <table:table-row table:style-name="ro2">
          <table:table-cell office:value-type="string">
            <text:p><text:s/>1110 - Bureau de vote 1110</text:p>
          </table:table-cell>
          <table:table-cell table:formula="of:=TRIM(LEFT([.A198]; 5))" office:value-type="string" office:string-value="1110">
            <text:p>1110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 office:value-type="float" office:value="412">
            <text:p>412</text:p>
          </table:table-cell>
          <table:table-cell office:value-type="float" office:value="229">
            <text:p>22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table:formula="of:=[.H198]/[.$G198]*100" office:value-type="float" office:value="55.5825242718447">
            <text:p>55.5825242718</text:p>
          </table:table-cell>
          <table:table-cell table:formula="of:=[.I198]/[.$G198]*100" office:value-type="float" office:value="4.36893203883495">
            <text:p>4.3689320388</text:p>
          </table:table-cell>
          <table:table-cell table:formula="of:=[.J198]/[.$G198]*100" office:value-type="float" office:value="3.39805825242718">
            <text:p>3.3980582524</text:p>
          </table:table-cell>
          <table:table-cell table:formula="of:=[.K198]/[.$G198]*100" office:value-type="float" office:value="32.2815533980583">
            <text:p>32.2815533981</text:p>
          </table:table-cell>
          <table:table-cell table:formula="of:=[.L198]/[.$G198]*100" office:value-type="float" office:value="4.36893203883495">
            <text:p>4.3689320388</text:p>
          </table:table-cell>
        </table:table-row>
        <table:table-row table:style-name="ro2">
          <table:table-cell office:value-type="string">
            <text:p><text:s/>1111 - Bureau de vote 1111</text:p>
          </table:table-cell>
          <table:table-cell table:formula="of:=TRIM(LEFT([.A199]; 5))" office:value-type="string" office:string-value="1111">
            <text:p>1111</text:p>
          </table:table-cell>
          <table:table-cell office:value-type="float" office:value="717">
            <text:p>717</text:p>
          </table:table-cell>
          <table:table-cell/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192">
            <text:p>19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[.H199]/[.$G199]*100" office:value-type="float" office:value="73.8461538461539">
            <text:p>73.8461538462</text:p>
          </table:table-cell>
          <table:table-cell table:formula="of:=[.I199]/[.$G199]*100" office:value-type="float" office:value="5">
            <text:p>5</text:p>
          </table:table-cell>
          <table:table-cell table:formula="of:=[.J199]/[.$G199]*100" office:value-type="float" office:value="3.07692307692308">
            <text:p>3.0769230769</text:p>
          </table:table-cell>
          <table:table-cell table:formula="of:=[.K199]/[.$G199]*100" office:value-type="float" office:value="15.3846153846154">
            <text:p>15.3846153846</text:p>
          </table:table-cell>
          <table:table-cell table:formula="of:=[.L199]/[.$G199]*100" office:value-type="float" office:value="2.69230769230769">
            <text:p>2.6923076923</text:p>
          </table:table-cell>
        </table:table-row>
        <table:table-row table:style-name="ro2">
          <table:table-cell office:value-type="string">
            <text:p><text:s/>1112 - Bureau de vote 1112</text:p>
          </table:table-cell>
          <table:table-cell table:formula="of:=TRIM(LEFT([.A200]; 5))" office:value-type="string" office:string-value="1112">
            <text:p>1112</text:p>
          </table:table-cell>
          <table:table-cell office:value-type="float" office:value="824">
            <text:p>824</text:p>
          </table:table-cell>
          <table:table-cell office:value-type="float" office:value="3">
            <text:p>3</text:p>
          </table:table-cell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394">
            <text:p>394</text:p>
          </table:table-cell>
          <table:table-cell office:value-type="float" office:value="208">
            <text:p>208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 table:formula="of:=[.H200]/[.$G200]*100" office:value-type="float" office:value="52.7918781725888">
            <text:p>52.7918781726</text:p>
          </table:table-cell>
          <table:table-cell table:formula="of:=[.I200]/[.$G200]*100" office:value-type="float" office:value="7.36040609137056">
            <text:p>7.3604060914</text:p>
          </table:table-cell>
          <table:table-cell table:formula="of:=[.J200]/[.$G200]*100" office:value-type="float" office:value="3.04568527918782">
            <text:p>3.0456852792</text:p>
          </table:table-cell>
          <table:table-cell table:formula="of:=[.K200]/[.$G200]*100" office:value-type="float" office:value="31.7258883248731">
            <text:p>31.7258883249</text:p>
          </table:table-cell>
          <table:table-cell table:formula="of:=[.L200]/[.$G200]*100" office:value-type="float" office:value="5.0761421319797">
            <text:p>5.076142132</text:p>
          </table:table-cell>
        </table:table-row>
        <table:table-row table:style-name="ro2">
          <table:table-cell office:value-type="string">
            <text:p><text:s/>1113 - Bureau de vote 1113</text:p>
          </table:table-cell>
          <table:table-cell table:formula="of:=TRIM(LEFT([.A201]; 5))" office:value-type="string" office:string-value="1113">
            <text:p>1113</text:p>
          </table:table-cell>
          <table:table-cell office:value-type="float" office:value="965">
            <text:p>965</text:p>
          </table:table-cell>
          <table:table-cell office:value-type="float" office:value="4">
            <text:p>4</text:p>
          </table:table-cell>
          <table:table-cell office:value-type="float" office:value="520">
            <text:p>520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16">
            <text:p>16</text:p>
          </table:table-cell>
          <table:table-cell office:value-type="float" office:value="165">
            <text:p>165</text:p>
          </table:table-cell>
          <table:table-cell office:value-type="float" office:value="15">
            <text:p>15</text:p>
          </table:table-cell>
          <table:table-cell table:formula="of:=[.H201]/[.$G201]*100" office:value-type="float" office:value="57.6">
            <text:p>57.6</text:p>
          </table:table-cell>
          <table:table-cell table:formula="of:=[.I201]/[.$G201]*100" office:value-type="float" office:value="3.2">
            <text:p>3.2</text:p>
          </table:table-cell>
          <table:table-cell table:formula="of:=[.J201]/[.$G201]*100" office:value-type="float" office:value="3.2">
            <text:p>3.2</text:p>
          </table:table-cell>
          <table:table-cell table:formula="of:=[.K201]/[.$G201]*100" office:value-type="float" office:value="33">
            <text:p>33</text:p>
          </table:table-cell>
          <table:table-cell table:formula="of:=[.L201]/[.$G201]*100" office:value-type="float" office:value="3">
            <text:p>3</text:p>
          </table:table-cell>
        </table:table-row>
        <table:table-row table:style-name="ro2">
          <table:table-cell office:value-type="string">
            <text:p><text:s/>1114 - Bureau de vote 1114</text:p>
          </table:table-cell>
          <table:table-cell table:formula="of:=TRIM(LEFT([.A202]; 5))" office:value-type="string" office:string-value="1114">
            <text:p>1114</text:p>
          </table:table-cell>
          <table:table-cell office:value-type="float" office:value="756">
            <text:p>756</text:p>
          </table:table-cell>
          <table:table-cell/>
          <table:table-cell office:value-type="float" office:value="369">
            <text:p>369</text:p>
          </table:table-cell>
          <table:table-cell office:value-type="float" office:value="8">
            <text:p>8</text:p>
          </table:table-cell>
          <table:table-cell office:value-type="float" office:value="361">
            <text:p>361</text:p>
          </table:table-cell>
          <table:table-cell office:value-type="float" office:value="223">
            <text:p>22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table:formula="of:=[.H202]/[.$G202]*100" office:value-type="float" office:value="61.7728531855956">
            <text:p>61.7728531856</text:p>
          </table:table-cell>
          <table:table-cell table:formula="of:=[.I202]/[.$G202]*100" office:value-type="float" office:value="7.202216066482">
            <text:p>7.2022160665</text:p>
          </table:table-cell>
          <table:table-cell table:formula="of:=[.J202]/[.$G202]*100" office:value-type="float" office:value="1.10803324099723">
            <text:p>1.108033241</text:p>
          </table:table-cell>
          <table:table-cell table:formula="of:=[.K202]/[.$G202]*100" office:value-type="float" office:value="27.1468144044321">
            <text:p>27.1468144044</text:p>
          </table:table-cell>
          <table:table-cell table:formula="of:=[.L202]/[.$G202]*100" office:value-type="float" office:value="2.77008310249307">
            <text:p>2.7700831025</text:p>
          </table:table-cell>
        </table:table-row>
        <table:table-row table:style-name="ro2">
          <table:table-cell office:value-type="string">
            <text:p><text:s/>1115 - Bureau de vote 1115</text:p>
          </table:table-cell>
          <table:table-cell table:formula="of:=TRIM(LEFT([.A203]; 5))" office:value-type="string" office:string-value="1115">
            <text:p>1115</text:p>
          </table:table-cell>
          <table:table-cell office:value-type="float" office:value="869">
            <text:p>869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float" office:value="467">
            <text:p>467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table:formula="of:=[.H203]/[.$G203]*100" office:value-type="float" office:value="53.7473233404711">
            <text:p>53.7473233405</text:p>
          </table:table-cell>
          <table:table-cell table:formula="of:=[.I203]/[.$G203]*100" office:value-type="float" office:value="4.28265524625268">
            <text:p>4.2826552463</text:p>
          </table:table-cell>
          <table:table-cell table:formula="of:=[.J203]/[.$G203]*100" office:value-type="float" office:value="2.35546038543897">
            <text:p>2.3554603854</text:p>
          </table:table-cell>
          <table:table-cell table:formula="of:=[.K203]/[.$G203]*100" office:value-type="float" office:value="37.4732334047109">
            <text:p>37.4732334047</text:p>
          </table:table-cell>
          <table:table-cell table:formula="of:=[.L203]/[.$G203]*100" office:value-type="float" office:value="2.14132762312634">
            <text:p>2.1413276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0" number:min-integer-digits="0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3:24:01</dc:date>
    <dc:creator>Thomas Gratier</dc:creator>
    <meta:generator>LibreOffice/4.0.4.2$Linux_X86_64 LibreOffice_project/400m0$Build-2</meta:generator>
    <meta:editing-duration>PT24M36S</meta:editing-duration>
    <meta:editing-cycles>2</meta:editing-cycles>
    <meta:document-statistic meta:table-count="2" meta:cell-count="5855" meta:object-count="0"/>
  </office:meta>
</office:document-meta>
</file>